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>
      <style:table-properties style:width="16.933cm" fo:margin-left="0.018cm" fo:margin-right="0.048cm" table:align="margins"/>
    </style:style>
    <style:style style:name="Tabuľka1.A" style:family="table-column">
      <style:table-column-properties style:column-width="4.565cm" style:rel-column-width="17667*"/>
    </style:style>
    <style:style style:name="Tabuľka1.B" style:family="table-column">
      <style:table-column-properties style:column-width="12.368cm" style:rel-column-width="47868*"/>
    </style:style>
    <style:style style:name="Tabuľk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1.B1" style:family="table-cell">
      <style:table-cell-properties fo:padding="0.097cm" fo:border="0.002cm solid #000000"/>
    </style:style>
    <style:style style:name="Tabuľka1.A2" style:family="table-cell">
      <style:table-cell-properties fo:padding="0.097cm" fo:border-left="0.002cm solid #000000" fo:border-right="none" fo:border-top="none" fo:border-bottom="0.002cm solid #000000"/>
    </style:style>
    <style:style style:name="Tabuľk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007cm" fo:margin-left="0cm" fo:margin-right="-0.009cm" table:align="margins"/>
    </style:style>
    <style:style style:name="Table4.A" style:family="table-column">
      <style:table-column-properties style:column-width="1.02cm" style:rel-column-width="3928*"/>
    </style:style>
    <style:style style:name="Table4.B" style:family="table-column">
      <style:table-column-properties style:column-width="4.293cm" style:rel-column-width="16543*"/>
    </style:style>
    <style:style style:name="Table4.C" style:family="table-column">
      <style:table-column-properties style:column-width="6.899cm" style:rel-column-width="26582*"/>
    </style:style>
    <style:style style:name="Table4.D" style:family="table-column">
      <style:table-column-properties style:column-width="2.397cm" style:rel-column-width="9236*"/>
    </style:style>
    <style:style style:name="Table4.E" style:family="table-column">
      <style:table-column-properties style:column-width="2.399cm" style:rel-column-width="9246*"/>
    </style:style>
    <style:style style:name="Table4.1" style:family="table-row">
      <style:table-row-properties style:min-row-height="1.011cm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style:vertical-align="middle"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fo:margin-left="0cm" fo:margin-right="0cm" table:align="margins"/>
    </style:style>
    <style:style style:name="Table3.A" style:family="table-column">
      <style:table-column-properties style:column-width="0.9cm" style:rel-column-width="3468*"/>
    </style:style>
    <style:style style:name="Table3.B" style:family="table-column">
      <style:table-column-properties style:column-width="3.15cm" style:rel-column-width="12145*"/>
    </style:style>
    <style:style style:name="Table3.C" style:family="table-column">
      <style:table-column-properties style:column-width="4.828cm" style:rel-column-width="18612*"/>
    </style:style>
    <style:style style:name="Table3.D" style:family="table-column">
      <style:table-column-properties style:column-width="2.071cm" style:rel-column-width="7983*"/>
    </style:style>
    <style:style style:name="Table3.E" style:family="table-column">
      <style:table-column-properties style:column-width="1.859cm" style:rel-column-width="7167*"/>
    </style:style>
    <style:style style:name="Table3.F" style:family="table-column">
      <style:table-column-properties style:column-width="2.311cm" style:rel-column-width="8908*"/>
    </style:style>
    <style:style style:name="Table3.G" style:family="table-column">
      <style:table-column-properties style:column-width="1.88cm" style:rel-column-width="7252*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style:vertical-align="middle" fo:padding="0.097cm" fo:border="0.002cm solid #000000"/>
    </style:style>
    <style:style style:name="Table3.2" style:family="table-row">
      <style:table-row-properties style:min-row-height="1.011cm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2" style:family="table">
      <style:table-properties style:width="17.007cm" fo:margin-left="0cm" fo:margin-right="-0.009cm" table:align="margins"/>
    </style:style>
    <style:style style:name="Tabuľka2.A" style:family="table-column">
      <style:table-column-properties style:column-width="1.021cm" style:rel-column-width="3935*"/>
    </style:style>
    <style:style style:name="Tabuľka2.B" style:family="table-column">
      <style:table-column-properties style:column-width="3.119cm" style:rel-column-width="12016*"/>
    </style:style>
    <style:style style:name="Tabuľka2.C" style:family="table-column">
      <style:table-column-properties style:column-width="8.645cm" style:rel-column-width="33311*"/>
    </style:style>
    <style:style style:name="Tabuľka2.D" style:family="table-column">
      <style:table-column-properties style:column-width="2.111cm" style:rel-column-width="8135*"/>
    </style:style>
    <style:style style:name="Tabuľka2.E" style:family="table-column">
      <style:table-column-properties style:column-width="2.111cm" style:rel-column-width="8138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3" style:family="table">
      <style:table-properties style:width="16.933cm" fo:margin-left="0.018cm" fo:margin-right="0.048cm" table:align="margins"/>
    </style:style>
    <style:style style:name="Tabuľka3.A" style:family="table-column">
      <style:table-column-properties style:column-width="4.565cm" style:rel-column-width="17667*"/>
    </style:style>
    <style:style style:name="Tabuľka3.B" style:family="table-column">
      <style:table-column-properties style:column-width="12.368cm" style:rel-column-width="47868*"/>
    </style:style>
    <style:style style:name="Tabuľk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3.B1" style:family="table-cell">
      <style:table-cell-properties fo:padding="0.097cm" fo:border="0.002cm solid #000000"/>
    </style:style>
    <style:style style:name="Tabuľka3.A2" style:family="table-cell">
      <style:table-cell-properties fo:padding="0.097cm" fo:border-left="0.002cm solid #000000" fo:border-right="none" fo:border-top="none" fo:border-bottom="0.002cm solid #000000"/>
    </style:style>
    <style:style style:name="Tabuľk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4" style:family="table">
      <style:table-properties style:width="16.997cm" table:align="left"/>
    </style:style>
    <style:style style:name="Tabuľka4.A" style:family="table-column">
      <style:table-column-properties style:column-width="0.9cm"/>
    </style:style>
    <style:style style:name="Tabuľka4.B" style:family="table-column">
      <style:table-column-properties style:column-width="3.15cm"/>
    </style:style>
    <style:style style:name="Tabuľka4.C" style:family="table-column">
      <style:table-column-properties style:column-width="4.831cm"/>
    </style:style>
    <style:style style:name="Tabuľka4.D" style:family="table-column">
      <style:table-column-properties style:column-width="2.069cm"/>
    </style:style>
    <style:style style:name="Tabuľka4.E" style:family="table-column">
      <style:table-column-properties style:column-width="1.859cm"/>
    </style:style>
    <style:style style:name="Tabuľka4.F" style:family="table-column">
      <style:table-column-properties style:column-width="2.305cm"/>
    </style:style>
    <style:style style:name="Tabuľka4.G" style:family="table-column">
      <style:table-column-properties style:column-width="1.882cm"/>
    </style:style>
    <style:style style:name="Tabuľk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4.G1" style:family="table-cell">
      <style:table-cell-properties style:vertical-align="middle" fo:padding="0.097cm" fo:border="0.002cm solid #000000"/>
    </style:style>
    <style:style style:name="Tabuľka4.2" style:family="table-row">
      <style:table-row-properties style:min-row-height="1.011cm"/>
    </style:style>
    <style:style style:name="Tabuľka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4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5" style:family="table">
      <style:table-properties style:width="16.999cm" fo:margin-left="0cm" fo:margin-right="0cm" table:align="margins"/>
    </style:style>
    <style:style style:name="Tabuľka5.A" style:family="table-column">
      <style:table-column-properties style:column-width="1.021cm" style:rel-column-width="3937*"/>
    </style:style>
    <style:style style:name="Tabuľka5.B" style:family="table-column">
      <style:table-column-properties style:column-width="2.746cm" style:rel-column-width="10588*"/>
    </style:style>
    <style:style style:name="Tabuľka5.C" style:family="table-column">
      <style:table-column-properties style:column-width="9.017cm" style:rel-column-width="34763*"/>
    </style:style>
    <style:style style:name="Tabuľka5.D" style:family="table-column">
      <style:table-column-properties style:column-width="2.099cm" style:rel-column-width="8092*"/>
    </style:style>
    <style:style style:name="Tabuľka5.E" style:family="table-column">
      <style:table-column-properties style:column-width="2.115cm" style:rel-column-width="8155*"/>
    </style:style>
    <style:style style:name="Tabuľk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5.E1" style:family="table-cell">
      <style:table-cell-properties style:vertical-align="middle" fo:padding="0.097cm" fo:border="0.002cm solid #000000"/>
    </style:style>
    <style:style style:name="Tabuľka5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5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6" style:family="table">
      <style:table-properties style:width="16.933cm" fo:margin-left="0.018cm" fo:margin-right="0.048cm" table:align="margins"/>
    </style:style>
    <style:style style:name="Tabuľka6.A" style:family="table-column">
      <style:table-column-properties style:column-width="4.565cm" style:rel-column-width="17667*"/>
    </style:style>
    <style:style style:name="Tabuľka6.B" style:family="table-column">
      <style:table-column-properties style:column-width="12.368cm" style:rel-column-width="47868*"/>
    </style:style>
    <style:style style:name="Tabuľk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6.B1" style:family="table-cell">
      <style:table-cell-properties fo:padding="0.097cm" fo:border="0.002cm solid #000000"/>
    </style:style>
    <style:style style:name="Tabuľka6.A2" style:family="table-cell">
      <style:table-cell-properties fo:padding="0.097cm" fo:border-left="0.002cm solid #000000" fo:border-right="none" fo:border-top="none" fo:border-bottom="0.002cm solid #000000"/>
    </style:style>
    <style:style style:name="Tabuľk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7" style:family="table">
      <style:table-properties style:width="16.999cm" table:align="margins"/>
    </style:style>
    <style:style style:name="Tabuľka7.A" style:family="table-column">
      <style:table-column-properties style:column-width="0.903cm" style:rel-column-width="3481*"/>
    </style:style>
    <style:style style:name="Tabuľka7.B" style:family="table-column">
      <style:table-column-properties style:column-width="3.15cm" style:rel-column-width="12145*"/>
    </style:style>
    <style:style style:name="Tabuľka7.C" style:family="table-column">
      <style:table-column-properties style:column-width="4.83cm" style:rel-column-width="18619*"/>
    </style:style>
    <style:style style:name="Tabuľka7.D" style:family="table-column">
      <style:table-column-properties style:column-width="2.071cm" style:rel-column-width="7983*"/>
    </style:style>
    <style:style style:name="Tabuľka7.E" style:family="table-column">
      <style:table-column-properties style:column-width="1.859cm" style:rel-column-width="7167*"/>
    </style:style>
    <style:style style:name="Tabuľka7.F" style:family="table-column">
      <style:table-column-properties style:column-width="2.311cm" style:rel-column-width="8908*"/>
    </style:style>
    <style:style style:name="Tabuľka7.G" style:family="table-column">
      <style:table-column-properties style:column-width="1.875cm" style:rel-column-width="7232*"/>
    </style:style>
    <style:style style:name="Tabuľk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7.G1" style:family="table-cell">
      <style:table-cell-properties style:vertical-align="middle" fo:padding="0.097cm" fo:border="0.002cm solid #000000"/>
    </style:style>
    <style:style style:name="Tabuľka7.2" style:family="table-row">
      <style:table-row-properties style:min-row-height="1.007cm"/>
    </style:style>
    <style:style style:name="Tabuľka7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7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8" style:family="table">
      <style:table-properties style:width="17.009cm" fo:margin-left="0cm" fo:margin-right="-0.011cm" table:align="margins"/>
    </style:style>
    <style:style style:name="Tabuľka8.A" style:family="table-column">
      <style:table-column-properties style:column-width="0.995cm" style:rel-column-width="3833*"/>
    </style:style>
    <style:style style:name="Tabuľka8.B" style:family="table-column">
      <style:table-column-properties style:column-width="3.327cm" style:rel-column-width="12817*"/>
    </style:style>
    <style:style style:name="Tabuľka8.C" style:family="table-column">
      <style:table-column-properties style:column-width="7.389cm" style:rel-column-width="28468*"/>
    </style:style>
    <style:style style:name="Tabuľka8.D" style:family="table-column">
      <style:table-column-properties style:column-width="2.723cm" style:rel-column-width="10493*"/>
    </style:style>
    <style:style style:name="Tabuľka8.E" style:family="table-column">
      <style:table-column-properties style:column-width="2.575cm" style:rel-column-width="9924*"/>
    </style:style>
    <style:style style:name="Tabuľk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8.E1" style:family="table-cell">
      <style:table-cell-properties style:vertical-align="middle" fo:padding="0.097cm" fo:border="0.002cm solid #000000"/>
    </style:style>
    <style:style style:name="Tabuľka8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8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9" style:family="table">
      <style:table-properties style:width="16.933cm" fo:margin-left="0.018cm" fo:margin-right="0.048cm" table:align="margins"/>
    </style:style>
    <style:style style:name="Tabuľka9.A" style:family="table-column">
      <style:table-column-properties style:column-width="4.565cm" style:rel-column-width="17667*"/>
    </style:style>
    <style:style style:name="Tabuľka9.B" style:family="table-column">
      <style:table-column-properties style:column-width="12.368cm" style:rel-column-width="47868*"/>
    </style:style>
    <style:style style:name="Tabuľk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9.B1" style:family="table-cell">
      <style:table-cell-properties fo:padding="0.097cm" fo:border="0.002cm solid #000000"/>
    </style:style>
    <style:style style:name="Tabuľka9.A2" style:family="table-cell">
      <style:table-cell-properties fo:padding="0.097cm" fo:border-left="0.002cm solid #000000" fo:border-right="none" fo:border-top="none" fo:border-bottom="0.002cm solid #000000"/>
    </style:style>
    <style:style style:name="Tabuľk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0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0.A" style:family="table-column">
      <style:table-column-properties style:column-width="0.903cm" style:rel-column-width="3481*"/>
    </style:style>
    <style:style style:name="Tabuľka10.B" style:family="table-column">
      <style:table-column-properties style:column-width="3.15cm" style:rel-column-width="12145*"/>
    </style:style>
    <style:style style:name="Tabuľka10.C" style:family="table-column">
      <style:table-column-properties style:column-width="4.83cm" style:rel-column-width="18619*"/>
    </style:style>
    <style:style style:name="Tabuľka10.D" style:family="table-column">
      <style:table-column-properties style:column-width="2.071cm" style:rel-column-width="7983*"/>
    </style:style>
    <style:style style:name="Tabuľka10.E" style:family="table-column">
      <style:table-column-properties style:column-width="1.859cm" style:rel-column-width="7167*"/>
    </style:style>
    <style:style style:name="Tabuľka10.F" style:family="table-column">
      <style:table-column-properties style:column-width="2.311cm" style:rel-column-width="8908*"/>
    </style:style>
    <style:style style:name="Tabuľka10.G" style:family="table-column">
      <style:table-column-properties style:column-width="1.875cm" style:rel-column-width="7232*"/>
    </style:style>
    <style:style style:name="Tabuľka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0.G1" style:family="table-cell">
      <style:table-cell-properties style:vertical-align="middle" fo:padding="0.097cm" fo:border="0.002cm solid #000000"/>
    </style:style>
    <style:style style:name="Tabuľka10.2" style:family="table-row">
      <style:table-row-properties style:min-row-height="1.007cm"/>
    </style:style>
    <style:style style:name="Tabuľka10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0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0.6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0.E6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11" style:family="table">
      <style:table-properties style:width="17.007cm" fo:margin-left="0cm" fo:margin-right="-0.009cm" table:align="margins"/>
    </style:style>
    <style:style style:name="Tabuľka11.A" style:family="table-column">
      <style:table-column-properties style:column-width="0.99cm" style:rel-column-width="3813*"/>
    </style:style>
    <style:style style:name="Tabuľka11.B" style:family="table-column">
      <style:table-column-properties style:column-width="3.33cm" style:rel-column-width="12832*"/>
    </style:style>
    <style:style style:name="Tabuľka11.C" style:family="table-column">
      <style:table-column-properties style:column-width="7.601cm" style:rel-column-width="29287*"/>
    </style:style>
    <style:style style:name="Tabuľka11.D" style:family="table-column">
      <style:table-column-properties style:column-width="2.551cm" style:rel-column-width="9828*"/>
    </style:style>
    <style:style style:name="Tabuľka11.E" style:family="table-column">
      <style:table-column-properties style:column-width="2.536cm" style:rel-column-width="9775*"/>
    </style:style>
    <style:style style:name="Tabuľka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1.E1" style:family="table-cell">
      <style:table-cell-properties style:vertical-align="middle" fo:padding="0.097cm" fo:border="0.002cm solid #000000"/>
    </style:style>
    <style:style style:name="Tabuľka1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2" style:family="table">
      <style:table-properties style:width="16.933cm" fo:margin-left="0.018cm" fo:margin-right="0.048cm" table:align="margins"/>
    </style:style>
    <style:style style:name="Tabuľka12.A" style:family="table-column">
      <style:table-column-properties style:column-width="4.565cm" style:rel-column-width="17667*"/>
    </style:style>
    <style:style style:name="Tabuľka12.B" style:family="table-column">
      <style:table-column-properties style:column-width="12.368cm" style:rel-column-width="47868*"/>
    </style:style>
    <style:style style:name="Tabuľk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12.B1" style:family="table-cell">
      <style:table-cell-properties fo:padding="0.097cm" fo:border="0.002cm solid #000000"/>
    </style:style>
    <style:style style:name="Tabuľka12.A2" style:family="table-cell">
      <style:table-cell-properties fo:padding="0.097cm" fo:border-left="0.002cm solid #000000" fo:border-right="none" fo:border-top="none" fo:border-bottom="0.002cm solid #000000"/>
    </style:style>
    <style:style style:name="Tabuľka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3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3.A" style:family="table-column">
      <style:table-column-properties style:column-width="0.901cm" style:rel-column-width="3474*"/>
    </style:style>
    <style:style style:name="Tabuľka13.B" style:family="table-column">
      <style:table-column-properties style:column-width="3.15cm" style:rel-column-width="12145*"/>
    </style:style>
    <style:style style:name="Tabuľka13.C" style:family="table-column">
      <style:table-column-properties style:column-width="4.83cm" style:rel-column-width="18619*"/>
    </style:style>
    <style:style style:name="Tabuľka13.D" style:family="table-column">
      <style:table-column-properties style:column-width="2.071cm" style:rel-column-width="7983*"/>
    </style:style>
    <style:style style:name="Tabuľka13.E" style:family="table-column">
      <style:table-column-properties style:column-width="1.859cm" style:rel-column-width="7167*"/>
    </style:style>
    <style:style style:name="Tabuľka13.F" style:family="table-column">
      <style:table-column-properties style:column-width="2.311cm" style:rel-column-width="8908*"/>
    </style:style>
    <style:style style:name="Tabuľka13.G" style:family="table-column">
      <style:table-column-properties style:column-width="1.879cm" style:rel-column-width="7239*"/>
    </style:style>
    <style:style style:name="Tabuľka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3.G1" style:family="table-cell">
      <style:table-cell-properties style:vertical-align="middle" fo:padding="0.097cm" fo:border="0.002cm solid #000000"/>
    </style:style>
    <style:style style:name="Tabuľka13.2" style:family="table-row">
      <style:table-row-properties style:min-row-height="1.007cm"/>
    </style:style>
    <style:style style:name="Tabuľka1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3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3.5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3.E5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14" style:family="table">
      <style:table-properties style:width="17.007cm" fo:margin-left="0cm" fo:margin-right="-0.009cm" table:align="margins"/>
    </style:style>
    <style:style style:name="Tabuľka14.A" style:family="table-column">
      <style:table-column-properties style:column-width="0.99cm" style:rel-column-width="3813*"/>
    </style:style>
    <style:style style:name="Tabuľka14.B" style:family="table-column">
      <style:table-column-properties style:column-width="3.33cm" style:rel-column-width="12832*"/>
    </style:style>
    <style:style style:name="Tabuľka14.C" style:family="table-column">
      <style:table-column-properties style:column-width="7.601cm" style:rel-column-width="29287*"/>
    </style:style>
    <style:style style:name="Tabuľka14.D" style:family="table-column">
      <style:table-column-properties style:column-width="2.551cm" style:rel-column-width="9828*"/>
    </style:style>
    <style:style style:name="Tabuľka14.E" style:family="table-column">
      <style:table-column-properties style:column-width="2.536cm" style:rel-column-width="9775*"/>
    </style:style>
    <style:style style:name="Tabuľka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4.E1" style:family="table-cell">
      <style:table-cell-properties style:vertical-align="middle" fo:padding="0.097cm" fo:border="0.002cm solid #000000"/>
    </style:style>
    <style:style style:name="Tabuľka1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5" style:family="table">
      <style:table-properties style:width="16.933cm" fo:margin-left="0.018cm" fo:margin-right="0.048cm" table:align="margins"/>
    </style:style>
    <style:style style:name="Tabuľka15.A" style:family="table-column">
      <style:table-column-properties style:column-width="4.565cm" style:rel-column-width="17667*"/>
    </style:style>
    <style:style style:name="Tabuľka15.B" style:family="table-column">
      <style:table-column-properties style:column-width="12.368cm" style:rel-column-width="47868*"/>
    </style:style>
    <style:style style:name="Tabuľka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15.B1" style:family="table-cell">
      <style:table-cell-properties fo:padding="0.097cm" fo:border="0.002cm solid #000000"/>
    </style:style>
    <style:style style:name="Tabuľka15.A2" style:family="table-cell">
      <style:table-cell-properties fo:padding="0.097cm" fo:border-left="0.002cm solid #000000" fo:border-right="none" fo:border-top="none" fo:border-bottom="0.002cm solid #000000"/>
    </style:style>
    <style:style style:name="Tabuľka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6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6.A" style:family="table-column">
      <style:table-column-properties style:column-width="0.9cm" style:rel-column-width="3468*"/>
    </style:style>
    <style:style style:name="Tabuľka16.B" style:family="table-column">
      <style:table-column-properties style:column-width="3.15cm" style:rel-column-width="12145*"/>
    </style:style>
    <style:style style:name="Tabuľka16.C" style:family="table-column">
      <style:table-column-properties style:column-width="4.83cm" style:rel-column-width="18619*"/>
    </style:style>
    <style:style style:name="Tabuľka16.D" style:family="table-column">
      <style:table-column-properties style:column-width="2.071cm" style:rel-column-width="7983*"/>
    </style:style>
    <style:style style:name="Tabuľka16.E" style:family="table-column">
      <style:table-column-properties style:column-width="1.935cm" style:rel-column-width="7459*"/>
    </style:style>
    <style:style style:name="Tabuľka16.F" style:family="table-column">
      <style:table-column-properties style:column-width="2.355cm" style:rel-column-width="9078*"/>
    </style:style>
    <style:style style:name="Tabuľka16.G" style:family="table-column">
      <style:table-column-properties style:column-width="1.759cm" style:rel-column-width="6783*"/>
    </style:style>
    <style:style style:name="Tabuľka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6.G1" style:family="table-cell">
      <style:table-cell-properties style:vertical-align="middle" fo:padding="0.097cm" fo:border="0.002cm solid #000000"/>
    </style:style>
    <style:style style:name="Tabuľka16.2" style:family="table-row">
      <style:table-row-properties style:min-row-height="1.007cm"/>
    </style:style>
    <style:style style:name="Tabuľka16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6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6.3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6.E3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16.G6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uľka17" style:family="table" style:master-page-name="">
      <style:table-properties style:width="16.96cm" fo:margin-left="0cm" fo:margin-right="0.03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7.A" style:family="table-column">
      <style:table-column-properties style:column-width="0.988cm" style:rel-column-width="3816*"/>
    </style:style>
    <style:style style:name="Tabuľka17.B" style:family="table-column">
      <style:table-column-properties style:column-width="3.33cm" style:rel-column-width="12868*"/>
    </style:style>
    <style:style style:name="Tabuľka17.C" style:family="table-column">
      <style:table-column-properties style:column-width="7.601cm" style:rel-column-width="29369*"/>
    </style:style>
    <style:style style:name="Tabuľka17.D" style:family="table-column">
      <style:table-column-properties style:column-width="2.551cm" style:rel-column-width="9855*"/>
    </style:style>
    <style:style style:name="Tabuľka17.E" style:family="table-column">
      <style:table-column-properties style:column-width="2.491cm" style:rel-column-width="9627*"/>
    </style:style>
    <style:style style:name="Tabuľka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7.E1" style:family="table-cell">
      <style:table-cell-properties style:vertical-align="middle" fo:padding="0.097cm" fo:border="0.002cm solid #000000"/>
    </style:style>
    <style:style style:name="Tabuľka17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7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7.6" style:family="table-row">
      <style:table-row-properties fo:background-color="transparent" style:keep-together="true" fo:keep-together="auto">
        <style:background-image/>
      </style:table-row-properties>
    </style:style>
    <style:style style:name="Tabuľka17.A6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18" style:family="table">
      <style:table-properties style:width="16.933cm" fo:margin-left="0.018cm" fo:margin-right="0.048cm" table:align="margins"/>
    </style:style>
    <style:style style:name="Tabuľka18.A" style:family="table-column">
      <style:table-column-properties style:column-width="4.565cm" style:rel-column-width="17667*"/>
    </style:style>
    <style:style style:name="Tabuľka18.B" style:family="table-column">
      <style:table-column-properties style:column-width="12.368cm" style:rel-column-width="47868*"/>
    </style:style>
    <style:style style:name="Tabuľka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18.B1" style:family="table-cell">
      <style:table-cell-properties fo:padding="0.097cm" fo:border="0.002cm solid #000000"/>
    </style:style>
    <style:style style:name="Tabuľka18.A2" style:family="table-cell">
      <style:table-cell-properties fo:padding="0.097cm" fo:border-left="0.002cm solid #000000" fo:border-right="none" fo:border-top="none" fo:border-bottom="0.002cm solid #000000"/>
    </style:style>
    <style:style style:name="Tabuľka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9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9.A" style:family="table-column">
      <style:table-column-properties style:column-width="0.903cm" style:rel-column-width="3481*"/>
    </style:style>
    <style:style style:name="Tabuľka19.B" style:family="table-column">
      <style:table-column-properties style:column-width="3.15cm" style:rel-column-width="12145*"/>
    </style:style>
    <style:style style:name="Tabuľka19.C" style:family="table-column">
      <style:table-column-properties style:column-width="4.83cm" style:rel-column-width="18619*"/>
    </style:style>
    <style:style style:name="Tabuľka19.D" style:family="table-column">
      <style:table-column-properties style:column-width="2.071cm" style:rel-column-width="7983*"/>
    </style:style>
    <style:style style:name="Tabuľka19.E" style:family="table-column">
      <style:table-column-properties style:column-width="1.859cm" style:rel-column-width="7167*"/>
    </style:style>
    <style:style style:name="Tabuľka19.F" style:family="table-column">
      <style:table-column-properties style:column-width="2.311cm" style:rel-column-width="8908*"/>
    </style:style>
    <style:style style:name="Tabuľka19.G" style:family="table-column">
      <style:table-column-properties style:column-width="1.875cm" style:rel-column-width="7232*"/>
    </style:style>
    <style:style style:name="Tabuľka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9.G1" style:family="table-cell">
      <style:table-cell-properties style:vertical-align="middle" fo:padding="0.097cm" fo:border="0.002cm solid #000000"/>
    </style:style>
    <style:style style:name="Tabuľka19.2" style:family="table-row">
      <style:table-row-properties style:min-row-height="1.007cm"/>
    </style:style>
    <style:style style:name="Tabuľka19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9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9.3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9.E3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19.G4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uľka20" style:family="table">
      <style:table-properties style:width="17.009cm" fo:margin-left="0cm" fo:margin-right="-0.011cm" table:align="margins"/>
    </style:style>
    <style:style style:name="Tabuľka20.A" style:family="table-column">
      <style:table-column-properties style:column-width="0.995cm" style:rel-column-width="3833*"/>
    </style:style>
    <style:style style:name="Tabuľka20.B" style:family="table-column">
      <style:table-column-properties style:column-width="3.327cm" style:rel-column-width="12817*"/>
    </style:style>
    <style:style style:name="Tabuľka20.C" style:family="table-column">
      <style:table-column-properties style:column-width="7.389cm" style:rel-column-width="28468*"/>
    </style:style>
    <style:style style:name="Tabuľka20.D" style:family="table-column">
      <style:table-column-properties style:column-width="2.723cm" style:rel-column-width="10493*"/>
    </style:style>
    <style:style style:name="Tabuľka20.E" style:family="table-column">
      <style:table-column-properties style:column-width="2.575cm" style:rel-column-width="9924*"/>
    </style:style>
    <style:style style:name="Tabuľka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0.E1" style:family="table-cell">
      <style:table-cell-properties style:vertical-align="middle" fo:padding="0.097cm" fo:border="0.002cm solid #000000"/>
    </style:style>
    <style:style style:name="Tabuľka20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0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21" style:family="table">
      <style:table-properties style:width="16.933cm" fo:margin-left="0.018cm" fo:margin-right="0.048cm" table:align="margins"/>
    </style:style>
    <style:style style:name="Tabuľka21.A" style:family="table-column">
      <style:table-column-properties style:column-width="4.565cm" style:rel-column-width="17667*"/>
    </style:style>
    <style:style style:name="Tabuľka21.B" style:family="table-column">
      <style:table-column-properties style:column-width="12.368cm" style:rel-column-width="47868*"/>
    </style:style>
    <style:style style:name="Tabuľka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21.B1" style:family="table-cell">
      <style:table-cell-properties fo:padding="0.097cm" fo:border="0.002cm solid #000000"/>
    </style:style>
    <style:style style:name="Tabuľka21.A2" style:family="table-cell">
      <style:table-cell-properties fo:padding="0.097cm" fo:border-left="0.002cm solid #000000" fo:border-right="none" fo:border-top="none" fo:border-bottom="0.002cm solid #000000"/>
    </style:style>
    <style:style style:name="Tabuľka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22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22.A" style:family="table-column">
      <style:table-column-properties style:column-width="0.901cm" style:rel-column-width="3474*"/>
    </style:style>
    <style:style style:name="Tabuľka22.B" style:family="table-column">
      <style:table-column-properties style:column-width="2.455cm" style:rel-column-width="9466*"/>
    </style:style>
    <style:style style:name="Tabuľka22.C" style:family="table-column">
      <style:table-column-properties style:column-width="5.526cm" style:rel-column-width="21305*"/>
    </style:style>
    <style:style style:name="Tabuľka22.D" style:family="table-column">
      <style:table-column-properties style:column-width="2.073cm" style:rel-column-width="7990*"/>
    </style:style>
    <style:style style:name="Tabuľka22.E" style:family="table-column">
      <style:table-column-properties style:column-width="2.358cm" style:rel-column-width="9092*"/>
    </style:style>
    <style:style style:name="Tabuľka22.F" style:family="table-column">
      <style:table-column-properties style:column-width="1.933cm" style:rel-column-width="7453*"/>
    </style:style>
    <style:style style:name="Tabuľka22.G" style:family="table-column">
      <style:table-column-properties style:column-width="1.752cm" style:rel-column-width="6755*"/>
    </style:style>
    <style:style style:name="Tabuľka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2.G1" style:family="table-cell">
      <style:table-cell-properties style:vertical-align="middle" fo:padding="0.097cm" fo:border="0.002cm solid #000000"/>
    </style:style>
    <style:style style:name="Tabuľka22.2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2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2.E2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22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23" style:family="table">
      <style:table-properties style:width="16.933cm" fo:margin-left="0.018cm" fo:margin-right="0.048cm" table:align="margins"/>
    </style:style>
    <style:style style:name="Tabuľka23.A" style:family="table-column">
      <style:table-column-properties style:column-width="4.565cm" style:rel-column-width="17667*"/>
    </style:style>
    <style:style style:name="Tabuľka23.B" style:family="table-column">
      <style:table-column-properties style:column-width="12.368cm" style:rel-column-width="47868*"/>
    </style:style>
    <style:style style:name="Tabuľka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23.B1" style:family="table-cell">
      <style:table-cell-properties fo:padding="0.097cm" fo:border="0.002cm solid #000000"/>
    </style:style>
    <style:style style:name="Tabuľka23.A2" style:family="table-cell">
      <style:table-cell-properties fo:padding="0.097cm" fo:border-left="0.002cm solid #000000" fo:border-right="none" fo:border-top="none" fo:border-bottom="0.002cm solid #000000"/>
    </style:style>
    <style:style style:name="Tabuľka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24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24.A" style:family="table-column">
      <style:table-column-properties style:column-width="0.901cm" style:rel-column-width="3474*"/>
    </style:style>
    <style:style style:name="Tabuľka24.B" style:family="table-column">
      <style:table-column-properties style:column-width="2.455cm" style:rel-column-width="9466*"/>
    </style:style>
    <style:style style:name="Tabuľka24.C" style:family="table-column">
      <style:table-column-properties style:column-width="5.526cm" style:rel-column-width="21305*"/>
    </style:style>
    <style:style style:name="Tabuľka24.D" style:family="table-column">
      <style:table-column-properties style:column-width="2.073cm" style:rel-column-width="7990*"/>
    </style:style>
    <style:style style:name="Tabuľka24.E" style:family="table-column">
      <style:table-column-properties style:column-width="2.358cm" style:rel-column-width="9092*"/>
    </style:style>
    <style:style style:name="Tabuľka24.F" style:family="table-column">
      <style:table-column-properties style:column-width="1.933cm" style:rel-column-width="7453*"/>
    </style:style>
    <style:style style:name="Tabuľka24.G" style:family="table-column">
      <style:table-column-properties style:column-width="1.752cm" style:rel-column-width="6755*"/>
    </style:style>
    <style:style style:name="Tabuľka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4.G1" style:family="table-cell">
      <style:table-cell-properties style:vertical-align="middle" fo:padding="0.097cm" fo:border="0.002cm solid #000000"/>
    </style:style>
    <style:style style:name="Tabuľka24.2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2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4.E2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24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25" style:family="table" style:master-page-name="">
      <style:table-properties style:width="16.96cm" fo:margin-left="0cm" fo:margin-right="0.03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25.A" style:family="table-column">
      <style:table-column-properties style:column-width="1.15cm" style:rel-column-width="4445*"/>
    </style:style>
    <style:style style:name="Tabuľka25.B" style:family="table-column">
      <style:table-column-properties style:column-width="3.166cm" style:rel-column-width="12232*"/>
    </style:style>
    <style:style style:name="Tabuľka25.C" style:family="table-column">
      <style:table-column-properties style:column-width="7.604cm" style:rel-column-width="29381*"/>
    </style:style>
    <style:style style:name="Tabuľka25.D" style:family="table-column">
      <style:table-column-properties style:column-width="2.551cm" style:rel-column-width="9859*"/>
    </style:style>
    <style:style style:name="Tabuľka25.E" style:family="table-column">
      <style:table-column-properties style:column-width="2.489cm" style:rel-column-width="9618*"/>
    </style:style>
    <style:style style:name="Tabuľka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5.E1" style:family="table-cell">
      <style:table-cell-properties style:vertical-align="middle" fo:padding="0.097cm" fo:border="0.002cm solid #000000"/>
    </style:style>
    <style:style style:name="Tabuľka25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5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25.6" style:family="table-row">
      <style:table-row-properties fo:background-color="transparent" style:keep-together="true" fo:keep-together="auto">
        <style:background-image/>
      </style:table-row-properties>
    </style:style>
    <style:style style:name="Tabuľka25.A6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26" style:family="table">
      <style:table-properties style:width="16.933cm" fo:margin-left="0.018cm" fo:margin-right="0.048cm" table:align="margins"/>
    </style:style>
    <style:style style:name="Tabuľka26.A" style:family="table-column">
      <style:table-column-properties style:column-width="4.565cm" style:rel-column-width="17667*"/>
    </style:style>
    <style:style style:name="Tabuľka26.B" style:family="table-column">
      <style:table-column-properties style:column-width="12.368cm" style:rel-column-width="47868*"/>
    </style:style>
    <style:style style:name="Tabuľka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26.B1" style:family="table-cell">
      <style:table-cell-properties fo:padding="0.097cm" fo:border="0.002cm solid #000000"/>
    </style:style>
    <style:style style:name="Tabuľka26.A2" style:family="table-cell">
      <style:table-cell-properties fo:padding="0.097cm" fo:border-left="0.002cm solid #000000" fo:border-right="none" fo:border-top="none" fo:border-bottom="0.002cm solid #000000"/>
    </style:style>
    <style:style style:name="Tabuľka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27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27.A" style:family="table-column">
      <style:table-column-properties style:column-width="1.101cm" style:rel-column-width="4243*"/>
    </style:style>
    <style:style style:name="Tabuľka27.B" style:family="table-column">
      <style:table-column-properties style:column-width="2.951cm" style:rel-column-width="11376*"/>
    </style:style>
    <style:style style:name="Tabuľka27.C" style:family="table-column">
      <style:table-column-properties style:column-width="4.83cm" style:rel-column-width="18619*"/>
    </style:style>
    <style:style style:name="Tabuľka27.D" style:family="table-column">
      <style:table-column-properties style:column-width="2.071cm" style:rel-column-width="7983*"/>
    </style:style>
    <style:style style:name="Tabuľka27.E" style:family="table-column">
      <style:table-column-properties style:column-width="1.859cm" style:rel-column-width="7167*"/>
    </style:style>
    <style:style style:name="Tabuľka27.F" style:family="table-column">
      <style:table-column-properties style:column-width="2.311cm" style:rel-column-width="8908*"/>
    </style:style>
    <style:style style:name="Tabuľka27.G" style:family="table-column">
      <style:table-column-properties style:column-width="1.879cm" style:rel-column-width="7239*"/>
    </style:style>
    <style:style style:name="Tabuľka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7.G1" style:family="table-cell">
      <style:table-cell-properties style:vertical-align="middle" fo:padding="0.097cm" fo:border="0.002cm solid #000000"/>
    </style:style>
    <style:style style:name="Tabuľka27.2" style:family="table-row">
      <style:table-row-properties style:min-row-height="1.007cm"/>
    </style:style>
    <style:style style:name="Tabuľka27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7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27.6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27.E6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28" style:family="table">
      <style:table-properties style:width="17.009cm" fo:margin-left="0cm" fo:margin-right="-0.011cm" table:align="margins"/>
    </style:style>
    <style:style style:name="Tabuľka28.A" style:family="table-column">
      <style:table-column-properties style:column-width="0.995cm" style:rel-column-width="3833*"/>
    </style:style>
    <style:style style:name="Tabuľka28.B" style:family="table-column">
      <style:table-column-properties style:column-width="3.327cm" style:rel-column-width="12817*"/>
    </style:style>
    <style:style style:name="Tabuľka28.C" style:family="table-column">
      <style:table-column-properties style:column-width="7.389cm" style:rel-column-width="28468*"/>
    </style:style>
    <style:style style:name="Tabuľka28.D" style:family="table-column">
      <style:table-column-properties style:column-width="2.723cm" style:rel-column-width="10493*"/>
    </style:style>
    <style:style style:name="Tabuľka28.E" style:family="table-column">
      <style:table-column-properties style:column-width="2.575cm" style:rel-column-width="9924*"/>
    </style:style>
    <style:style style:name="Tabuľka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8.E1" style:family="table-cell">
      <style:table-cell-properties style:vertical-align="middle" fo:padding="0.097cm" fo:border="0.002cm solid #000000"/>
    </style:style>
    <style:style style:name="Tabuľka28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8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29" style:family="table">
      <style:table-properties style:width="16.933cm" fo:margin-left="0.018cm" fo:margin-right="0.048cm" table:align="margins"/>
    </style:style>
    <style:style style:name="Tabuľka29.A" style:family="table-column">
      <style:table-column-properties style:column-width="4.565cm" style:rel-column-width="17667*"/>
    </style:style>
    <style:style style:name="Tabuľka29.B" style:family="table-column">
      <style:table-column-properties style:column-width="12.368cm" style:rel-column-width="47868*"/>
    </style:style>
    <style:style style:name="Tabuľka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29.B1" style:family="table-cell">
      <style:table-cell-properties fo:padding="0.097cm" fo:border="0.002cm solid #000000"/>
    </style:style>
    <style:style style:name="Tabuľka29.A2" style:family="table-cell">
      <style:table-cell-properties fo:padding="0.097cm" fo:border-left="0.002cm solid #000000" fo:border-right="none" fo:border-top="none" fo:border-bottom="0.002cm solid #000000"/>
    </style:style>
    <style:style style:name="Tabuľka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30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30.A" style:family="table-column">
      <style:table-column-properties style:column-width="1.021cm" style:rel-column-width="3937*"/>
    </style:style>
    <style:style style:name="Tabuľka30.B" style:family="table-column">
      <style:table-column-properties style:column-width="3.03cm" style:rel-column-width="11683*"/>
    </style:style>
    <style:style style:name="Tabuľka30.C" style:family="table-column">
      <style:table-column-properties style:column-width="4.83cm" style:rel-column-width="18619*"/>
    </style:style>
    <style:style style:name="Tabuľka30.D" style:family="table-column">
      <style:table-column-properties style:column-width="2.071cm" style:rel-column-width="7983*"/>
    </style:style>
    <style:style style:name="Tabuľka30.E" style:family="table-column">
      <style:table-column-properties style:column-width="1.859cm" style:rel-column-width="7167*"/>
    </style:style>
    <style:style style:name="Tabuľka30.F" style:family="table-column">
      <style:table-column-properties style:column-width="2.311cm" style:rel-column-width="8908*"/>
    </style:style>
    <style:style style:name="Tabuľka30.G" style:family="table-column">
      <style:table-column-properties style:column-width="1.877cm" style:rel-column-width="7238*"/>
    </style:style>
    <style:style style:name="Tabuľka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30.G1" style:family="table-cell">
      <style:table-cell-properties style:vertical-align="middle" fo:padding="0.097cm" fo:border="0.002cm solid #000000"/>
    </style:style>
    <style:style style:name="Tabuľka30.2" style:family="table-row">
      <style:table-row-properties style:min-row-height="1.007cm"/>
    </style:style>
    <style:style style:name="Tabuľka30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30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30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30.E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31" style:family="table">
      <style:table-properties style:width="17.009cm" fo:margin-left="0cm" fo:margin-right="-0.011cm" table:align="margins"/>
    </style:style>
    <style:style style:name="Tabuľka31.A" style:family="table-column">
      <style:table-column-properties style:column-width="1.021cm" style:rel-column-width="3934*"/>
    </style:style>
    <style:style style:name="Tabuľka31.B" style:family="table-column">
      <style:table-column-properties style:column-width="3.298cm" style:rel-column-width="12708*"/>
    </style:style>
    <style:style style:name="Tabuľka31.C" style:family="table-column">
      <style:table-column-properties style:column-width="7.389cm" style:rel-column-width="28468*"/>
    </style:style>
    <style:style style:name="Tabuľka31.D" style:family="table-column">
      <style:table-column-properties style:column-width="2.723cm" style:rel-column-width="10493*"/>
    </style:style>
    <style:style style:name="Tabuľka31.E" style:family="table-column">
      <style:table-column-properties style:column-width="2.577cm" style:rel-column-width="9932*"/>
    </style:style>
    <style:style style:name="Tabuľka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31.E1" style:family="table-cell">
      <style:table-cell-properties style:vertical-align="middle" fo:padding="0.097cm" fo:border="0.002cm solid #000000"/>
    </style:style>
    <style:style style:name="Tabuľka3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3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32" style:family="table">
      <style:table-properties style:width="16.933cm" fo:margin-left="0.018cm" fo:margin-right="0.048cm" table:align="margins"/>
    </style:style>
    <style:style style:name="Tabuľka32.A" style:family="table-column">
      <style:table-column-properties style:column-width="4.565cm" style:rel-column-width="17667*"/>
    </style:style>
    <style:style style:name="Tabuľka32.B" style:family="table-column">
      <style:table-column-properties style:column-width="12.368cm" style:rel-column-width="47868*"/>
    </style:style>
    <style:style style:name="Tabuľka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32.B1" style:family="table-cell">
      <style:table-cell-properties fo:padding="0.097cm" fo:border="0.002cm solid #000000"/>
    </style:style>
    <style:style style:name="Tabuľka32.A2" style:family="table-cell">
      <style:table-cell-properties fo:padding="0.097cm" fo:border-left="0.002cm solid #000000" fo:border-right="none" fo:border-top="none" fo:border-bottom="0.002cm solid #000000"/>
    </style:style>
    <style:style style:name="Tabuľka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33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33.A" style:family="table-column">
      <style:table-column-properties style:column-width="1.021cm" style:rel-column-width="3937*"/>
    </style:style>
    <style:style style:name="Tabuľka33.B" style:family="table-column">
      <style:table-column-properties style:column-width="3.03cm" style:rel-column-width="11683*"/>
    </style:style>
    <style:style style:name="Tabuľka33.C" style:family="table-column">
      <style:table-column-properties style:column-width="4.83cm" style:rel-column-width="18619*"/>
    </style:style>
    <style:style style:name="Tabuľka33.D" style:family="table-column">
      <style:table-column-properties style:column-width="2.071cm" style:rel-column-width="7983*"/>
    </style:style>
    <style:style style:name="Tabuľka33.E" style:family="table-column">
      <style:table-column-properties style:column-width="1.859cm" style:rel-column-width="7167*"/>
    </style:style>
    <style:style style:name="Tabuľka33.F" style:family="table-column">
      <style:table-column-properties style:column-width="2.311cm" style:rel-column-width="8908*"/>
    </style:style>
    <style:style style:name="Tabuľka33.G" style:family="table-column">
      <style:table-column-properties style:column-width="1.877cm" style:rel-column-width="7238*"/>
    </style:style>
    <style:style style:name="Tabuľka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33.G1" style:family="table-cell">
      <style:table-cell-properties style:vertical-align="middle" fo:padding="0.097cm" fo:border="0.002cm solid #000000"/>
    </style:style>
    <style:style style:name="Tabuľka33.2" style:family="table-row">
      <style:table-row-properties style:min-row-height="1.007cm"/>
    </style:style>
    <style:style style:name="Tabuľka3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33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33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33.A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34" style:family="table">
      <style:table-properties style:width="17.009cm" fo:margin-left="0cm" fo:margin-right="-0.011cm" table:align="margins"/>
    </style:style>
    <style:style style:name="Tabuľka34.A" style:family="table-column">
      <style:table-column-properties style:column-width="1.021cm" style:rel-column-width="3934*"/>
    </style:style>
    <style:style style:name="Tabuľka34.B" style:family="table-column">
      <style:table-column-properties style:column-width="3.298cm" style:rel-column-width="12708*"/>
    </style:style>
    <style:style style:name="Tabuľka34.C" style:family="table-column">
      <style:table-column-properties style:column-width="7.389cm" style:rel-column-width="28468*"/>
    </style:style>
    <style:style style:name="Tabuľka34.D" style:family="table-column">
      <style:table-column-properties style:column-width="2.723cm" style:rel-column-width="10493*"/>
    </style:style>
    <style:style style:name="Tabuľka34.E" style:family="table-column">
      <style:table-column-properties style:column-width="2.577cm" style:rel-column-width="9932*"/>
    </style:style>
    <style:style style:name="Tabuľka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34.E1" style:family="table-cell">
      <style:table-cell-properties style:vertical-align="middle" fo:padding="0.097cm" fo:border="0.002cm solid #000000"/>
    </style:style>
    <style:style style:name="Tabuľka3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3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35" style:family="table">
      <style:table-properties style:width="16.933cm" fo:margin-left="0.018cm" fo:margin-right="0.048cm" table:align="margins"/>
    </style:style>
    <style:style style:name="Tabuľka35.A" style:family="table-column">
      <style:table-column-properties style:column-width="4.565cm" style:rel-column-width="17667*"/>
    </style:style>
    <style:style style:name="Tabuľka35.B" style:family="table-column">
      <style:table-column-properties style:column-width="12.368cm" style:rel-column-width="47868*"/>
    </style:style>
    <style:style style:name="Tabuľka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35.B1" style:family="table-cell">
      <style:table-cell-properties fo:padding="0.097cm" fo:border="0.002cm solid #000000"/>
    </style:style>
    <style:style style:name="Tabuľka35.A2" style:family="table-cell">
      <style:table-cell-properties fo:padding="0.097cm" fo:border-left="0.002cm solid #000000" fo:border-right="none" fo:border-top="none" fo:border-bottom="0.002cm solid #000000"/>
    </style:style>
    <style:style style:name="Tabuľka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36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36.A" style:family="table-column">
      <style:table-column-properties style:column-width="1.021cm" style:rel-column-width="3937*"/>
    </style:style>
    <style:style style:name="Tabuľka36.B" style:family="table-column">
      <style:table-column-properties style:column-width="3.03cm" style:rel-column-width="11683*"/>
    </style:style>
    <style:style style:name="Tabuľka36.C" style:family="table-column">
      <style:table-column-properties style:column-width="4.83cm" style:rel-column-width="18619*"/>
    </style:style>
    <style:style style:name="Tabuľka36.D" style:family="table-column">
      <style:table-column-properties style:column-width="2.071cm" style:rel-column-width="7983*"/>
    </style:style>
    <style:style style:name="Tabuľka36.E" style:family="table-column">
      <style:table-column-properties style:column-width="1.859cm" style:rel-column-width="7167*"/>
    </style:style>
    <style:style style:name="Tabuľka36.F" style:family="table-column">
      <style:table-column-properties style:column-width="2.311cm" style:rel-column-width="8908*"/>
    </style:style>
    <style:style style:name="Tabuľka36.G" style:family="table-column">
      <style:table-column-properties style:column-width="1.877cm" style:rel-column-width="7238*"/>
    </style:style>
    <style:style style:name="Tabuľka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36.G1" style:family="table-cell">
      <style:table-cell-properties style:vertical-align="middle" fo:padding="0.097cm" fo:border="0.002cm solid #000000"/>
    </style:style>
    <style:style style:name="Tabuľka36.2" style:family="table-row">
      <style:table-row-properties style:min-row-height="1.007cm"/>
    </style:style>
    <style:style style:name="Tabuľka36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36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36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36.A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37" style:family="table">
      <style:table-properties style:width="17.009cm" fo:margin-left="0cm" fo:margin-right="-0.011cm" table:align="margins"/>
    </style:style>
    <style:style style:name="Tabuľka37.A" style:family="table-column">
      <style:table-column-properties style:column-width="1.021cm" style:rel-column-width="3934*"/>
    </style:style>
    <style:style style:name="Tabuľka37.B" style:family="table-column">
      <style:table-column-properties style:column-width="3.298cm" style:rel-column-width="12708*"/>
    </style:style>
    <style:style style:name="Tabuľka37.C" style:family="table-column">
      <style:table-column-properties style:column-width="7.389cm" style:rel-column-width="28468*"/>
    </style:style>
    <style:style style:name="Tabuľka37.D" style:family="table-column">
      <style:table-column-properties style:column-width="2.723cm" style:rel-column-width="10493*"/>
    </style:style>
    <style:style style:name="Tabuľka37.E" style:family="table-column">
      <style:table-column-properties style:column-width="2.577cm" style:rel-column-width="9932*"/>
    </style:style>
    <style:style style:name="Tabuľka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37.E1" style:family="table-cell">
      <style:table-cell-properties style:vertical-align="middle" fo:padding="0.097cm" fo:border="0.002cm solid #000000"/>
    </style:style>
    <style:style style:name="Tabuľka37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37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38" style:family="table">
      <style:table-properties style:width="16.933cm" fo:margin-left="0.018cm" fo:margin-right="0.048cm" table:align="margins"/>
    </style:style>
    <style:style style:name="Tabuľka38.A" style:family="table-column">
      <style:table-column-properties style:column-width="4.565cm" style:rel-column-width="17667*"/>
    </style:style>
    <style:style style:name="Tabuľka38.B" style:family="table-column">
      <style:table-column-properties style:column-width="12.368cm" style:rel-column-width="47868*"/>
    </style:style>
    <style:style style:name="Tabuľka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38.B1" style:family="table-cell">
      <style:table-cell-properties fo:padding="0.097cm" fo:border="0.002cm solid #000000"/>
    </style:style>
    <style:style style:name="Tabuľka38.A2" style:family="table-cell">
      <style:table-cell-properties fo:padding="0.097cm" fo:border-left="0.002cm solid #000000" fo:border-right="none" fo:border-top="none" fo:border-bottom="0.002cm solid #000000"/>
    </style:style>
    <style:style style:name="Tabuľka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39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39.A" style:family="table-column">
      <style:table-column-properties style:column-width="1.021cm" style:rel-column-width="3937*"/>
    </style:style>
    <style:style style:name="Tabuľka39.B" style:family="table-column">
      <style:table-column-properties style:column-width="3.03cm" style:rel-column-width="11683*"/>
    </style:style>
    <style:style style:name="Tabuľka39.C" style:family="table-column">
      <style:table-column-properties style:column-width="4.83cm" style:rel-column-width="18619*"/>
    </style:style>
    <style:style style:name="Tabuľka39.D" style:family="table-column">
      <style:table-column-properties style:column-width="2.071cm" style:rel-column-width="7983*"/>
    </style:style>
    <style:style style:name="Tabuľka39.E" style:family="table-column">
      <style:table-column-properties style:column-width="1.859cm" style:rel-column-width="7167*"/>
    </style:style>
    <style:style style:name="Tabuľka39.F" style:family="table-column">
      <style:table-column-properties style:column-width="2.311cm" style:rel-column-width="8908*"/>
    </style:style>
    <style:style style:name="Tabuľka39.G" style:family="table-column">
      <style:table-column-properties style:column-width="1.877cm" style:rel-column-width="7238*"/>
    </style:style>
    <style:style style:name="Tabuľka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39.G1" style:family="table-cell">
      <style:table-cell-properties style:vertical-align="middle" fo:padding="0.097cm" fo:border="0.002cm solid #000000"/>
    </style:style>
    <style:style style:name="Tabuľka39.2" style:family="table-row">
      <style:table-row-properties style:min-row-height="1.007cm"/>
    </style:style>
    <style:style style:name="Tabuľka39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39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39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39.A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40" style:family="table">
      <style:table-properties style:width="17.009cm" fo:margin-left="0cm" fo:margin-right="-0.011cm" table:align="margins"/>
    </style:style>
    <style:style style:name="Tabuľka40.A" style:family="table-column">
      <style:table-column-properties style:column-width="1.021cm" style:rel-column-width="3934*"/>
    </style:style>
    <style:style style:name="Tabuľka40.B" style:family="table-column">
      <style:table-column-properties style:column-width="3.298cm" style:rel-column-width="12708*"/>
    </style:style>
    <style:style style:name="Tabuľka40.C" style:family="table-column">
      <style:table-column-properties style:column-width="7.389cm" style:rel-column-width="28468*"/>
    </style:style>
    <style:style style:name="Tabuľka40.D" style:family="table-column">
      <style:table-column-properties style:column-width="2.723cm" style:rel-column-width="10493*"/>
    </style:style>
    <style:style style:name="Tabuľka40.E" style:family="table-column">
      <style:table-column-properties style:column-width="2.577cm" style:rel-column-width="9932*"/>
    </style:style>
    <style:style style:name="Tabuľka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40.E1" style:family="table-cell">
      <style:table-cell-properties style:vertical-align="middle" fo:padding="0.097cm" fo:border="0.002cm solid #000000"/>
    </style:style>
    <style:style style:name="Tabuľka40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40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41" style:family="table">
      <style:table-properties style:width="16.933cm" fo:margin-left="0.018cm" fo:margin-right="0.048cm" table:align="margins"/>
    </style:style>
    <style:style style:name="Tabuľka41.A" style:family="table-column">
      <style:table-column-properties style:column-width="4.565cm" style:rel-column-width="17667*"/>
    </style:style>
    <style:style style:name="Tabuľka41.B" style:family="table-column">
      <style:table-column-properties style:column-width="12.368cm" style:rel-column-width="47868*"/>
    </style:style>
    <style:style style:name="Tabuľka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41.B1" style:family="table-cell">
      <style:table-cell-properties fo:padding="0.097cm" fo:border="0.002cm solid #000000"/>
    </style:style>
    <style:style style:name="Tabuľka41.A2" style:family="table-cell">
      <style:table-cell-properties fo:padding="0.097cm" fo:border-left="0.002cm solid #000000" fo:border-right="none" fo:border-top="none" fo:border-bottom="0.002cm solid #000000"/>
    </style:style>
    <style:style style:name="Tabuľka4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42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42.A" style:family="table-column">
      <style:table-column-properties style:column-width="1.021cm" style:rel-column-width="3937*"/>
    </style:style>
    <style:style style:name="Tabuľka42.B" style:family="table-column">
      <style:table-column-properties style:column-width="3.03cm" style:rel-column-width="11683*"/>
    </style:style>
    <style:style style:name="Tabuľka42.C" style:family="table-column">
      <style:table-column-properties style:column-width="4.83cm" style:rel-column-width="18619*"/>
    </style:style>
    <style:style style:name="Tabuľka42.D" style:family="table-column">
      <style:table-column-properties style:column-width="2.071cm" style:rel-column-width="7983*"/>
    </style:style>
    <style:style style:name="Tabuľka42.E" style:family="table-column">
      <style:table-column-properties style:column-width="1.859cm" style:rel-column-width="7167*"/>
    </style:style>
    <style:style style:name="Tabuľka42.F" style:family="table-column">
      <style:table-column-properties style:column-width="2.311cm" style:rel-column-width="8908*"/>
    </style:style>
    <style:style style:name="Tabuľka42.G" style:family="table-column">
      <style:table-column-properties style:column-width="1.877cm" style:rel-column-width="7238*"/>
    </style:style>
    <style:style style:name="Tabuľk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42.G1" style:family="table-cell">
      <style:table-cell-properties style:vertical-align="middle" fo:padding="0.097cm" fo:border="0.002cm solid #000000"/>
    </style:style>
    <style:style style:name="Tabuľka42.2" style:family="table-row">
      <style:table-row-properties style:min-row-height="1.007cm"/>
    </style:style>
    <style:style style:name="Tabuľka4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42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42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42.A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43" style:family="table">
      <style:table-properties style:width="17.009cm" fo:margin-left="0cm" fo:margin-right="-0.011cm" table:align="margins"/>
    </style:style>
    <style:style style:name="Tabuľka43.A" style:family="table-column">
      <style:table-column-properties style:column-width="1.021cm" style:rel-column-width="3934*"/>
    </style:style>
    <style:style style:name="Tabuľka43.B" style:family="table-column">
      <style:table-column-properties style:column-width="3.298cm" style:rel-column-width="12708*"/>
    </style:style>
    <style:style style:name="Tabuľka43.C" style:family="table-column">
      <style:table-column-properties style:column-width="7.389cm" style:rel-column-width="28468*"/>
    </style:style>
    <style:style style:name="Tabuľka43.D" style:family="table-column">
      <style:table-column-properties style:column-width="2.723cm" style:rel-column-width="10493*"/>
    </style:style>
    <style:style style:name="Tabuľka43.E" style:family="table-column">
      <style:table-column-properties style:column-width="2.577cm" style:rel-column-width="9932*"/>
    </style:style>
    <style:style style:name="Tabuľka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43.E1" style:family="table-cell">
      <style:table-cell-properties style:vertical-align="middle" fo:padding="0.097cm" fo:border="0.002cm solid #000000"/>
    </style:style>
    <style:style style:name="Tabuľka4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43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33cm" fo:margin-left="0.018cm" fo:margin-right="0.048cm" table:align="margins"/>
    </style:style>
    <style:style style:name="Table1.A" style:family="table-column">
      <style:table-column-properties style:column-width="4.565cm" style:rel-column-width="17667*"/>
    </style:style>
    <style:style style:name="Table1.B" style:family="table-column">
      <style:table-column-properties style:column-width="12.368cm" style:rel-column-width="478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44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44.A" style:family="table-column">
      <style:table-column-properties style:column-width="1.021cm" style:rel-column-width="3937*"/>
    </style:style>
    <style:style style:name="Tabuľka44.B" style:family="table-column">
      <style:table-column-properties style:column-width="3.03cm" style:rel-column-width="11683*"/>
    </style:style>
    <style:style style:name="Tabuľka44.C" style:family="table-column">
      <style:table-column-properties style:column-width="4.83cm" style:rel-column-width="18619*"/>
    </style:style>
    <style:style style:name="Tabuľka44.D" style:family="table-column">
      <style:table-column-properties style:column-width="2.071cm" style:rel-column-width="7983*"/>
    </style:style>
    <style:style style:name="Tabuľka44.E" style:family="table-column">
      <style:table-column-properties style:column-width="1.859cm" style:rel-column-width="7167*"/>
    </style:style>
    <style:style style:name="Tabuľka44.F" style:family="table-column">
      <style:table-column-properties style:column-width="2.311cm" style:rel-column-width="8908*"/>
    </style:style>
    <style:style style:name="Tabuľka44.G" style:family="table-column">
      <style:table-column-properties style:column-width="1.877cm" style:rel-column-width="7238*"/>
    </style:style>
    <style:style style:name="Tabuľka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44.G1" style:family="table-cell">
      <style:table-cell-properties style:vertical-align="middle" fo:padding="0.097cm" fo:border="0.002cm solid #000000"/>
    </style:style>
    <style:style style:name="Tabuľka44.2" style:family="table-row">
      <style:table-row-properties style:min-row-height="1.007cm"/>
    </style:style>
    <style:style style:name="Tabuľka4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44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44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44.A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45" style:family="table">
      <style:table-properties style:width="17.009cm" fo:margin-left="0cm" fo:margin-right="-0.011cm" table:align="margins"/>
    </style:style>
    <style:style style:name="Tabuľka45.A" style:family="table-column">
      <style:table-column-properties style:column-width="1.021cm" style:rel-column-width="3934*"/>
    </style:style>
    <style:style style:name="Tabuľka45.B" style:family="table-column">
      <style:table-column-properties style:column-width="3.298cm" style:rel-column-width="12708*"/>
    </style:style>
    <style:style style:name="Tabuľka45.C" style:family="table-column">
      <style:table-column-properties style:column-width="7.389cm" style:rel-column-width="28468*"/>
    </style:style>
    <style:style style:name="Tabuľka45.D" style:family="table-column">
      <style:table-column-properties style:column-width="2.723cm" style:rel-column-width="10493*"/>
    </style:style>
    <style:style style:name="Tabuľka45.E" style:family="table-column">
      <style:table-column-properties style:column-width="2.577cm" style:rel-column-width="9932*"/>
    </style:style>
    <style:style style:name="Tabuľka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45.E1" style:family="table-cell">
      <style:table-cell-properties style:vertical-align="middle" fo:padding="0.097cm" fo:border="0.002cm solid #000000"/>
    </style:style>
    <style:style style:name="Tabuľka45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45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46" style:family="table">
      <style:table-properties style:width="16.933cm" fo:margin-left="0.018cm" fo:margin-right="0.048cm" table:align="margins"/>
    </style:style>
    <style:style style:name="Tabuľka46.A" style:family="table-column">
      <style:table-column-properties style:column-width="4.565cm" style:rel-column-width="17667*"/>
    </style:style>
    <style:style style:name="Tabuľka46.B" style:family="table-column">
      <style:table-column-properties style:column-width="12.368cm" style:rel-column-width="47868*"/>
    </style:style>
    <style:style style:name="Tabuľka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46.B1" style:family="table-cell">
      <style:table-cell-properties fo:padding="0.097cm" fo:border="0.002cm solid #000000"/>
    </style:style>
    <style:style style:name="Tabuľka46.A2" style:family="table-cell">
      <style:table-cell-properties fo:padding="0.097cm" fo:border-left="0.002cm solid #000000" fo:border-right="none" fo:border-top="none" fo:border-bottom="0.002cm solid #000000"/>
    </style:style>
    <style:style style:name="Tabuľka4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47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47.A" style:family="table-column">
      <style:table-column-properties style:column-width="1.021cm" style:rel-column-width="3937*"/>
    </style:style>
    <style:style style:name="Tabuľka47.B" style:family="table-column">
      <style:table-column-properties style:column-width="3.03cm" style:rel-column-width="11683*"/>
    </style:style>
    <style:style style:name="Tabuľka47.C" style:family="table-column">
      <style:table-column-properties style:column-width="4.83cm" style:rel-column-width="18619*"/>
    </style:style>
    <style:style style:name="Tabuľka47.D" style:family="table-column">
      <style:table-column-properties style:column-width="2.071cm" style:rel-column-width="7983*"/>
    </style:style>
    <style:style style:name="Tabuľka47.E" style:family="table-column">
      <style:table-column-properties style:column-width="1.859cm" style:rel-column-width="7167*"/>
    </style:style>
    <style:style style:name="Tabuľka47.F" style:family="table-column">
      <style:table-column-properties style:column-width="2.311cm" style:rel-column-width="8908*"/>
    </style:style>
    <style:style style:name="Tabuľka47.G" style:family="table-column">
      <style:table-column-properties style:column-width="1.877cm" style:rel-column-width="7238*"/>
    </style:style>
    <style:style style:name="Tabuľka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47.G1" style:family="table-cell">
      <style:table-cell-properties style:vertical-align="middle" fo:padding="0.097cm" fo:border="0.002cm solid #000000"/>
    </style:style>
    <style:style style:name="Tabuľka47.2" style:family="table-row">
      <style:table-row-properties style:min-row-height="1.007cm"/>
    </style:style>
    <style:style style:name="Tabuľka47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47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47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47.A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48" style:family="table">
      <style:table-properties style:width="17.009cm" fo:margin-left="0cm" fo:margin-right="-0.011cm" table:align="margins"/>
    </style:style>
    <style:style style:name="Tabuľka48.A" style:family="table-column">
      <style:table-column-properties style:column-width="1.021cm" style:rel-column-width="3934*"/>
    </style:style>
    <style:style style:name="Tabuľka48.B" style:family="table-column">
      <style:table-column-properties style:column-width="3.298cm" style:rel-column-width="12708*"/>
    </style:style>
    <style:style style:name="Tabuľka48.C" style:family="table-column">
      <style:table-column-properties style:column-width="7.389cm" style:rel-column-width="28468*"/>
    </style:style>
    <style:style style:name="Tabuľka48.D" style:family="table-column">
      <style:table-column-properties style:column-width="2.723cm" style:rel-column-width="10493*"/>
    </style:style>
    <style:style style:name="Tabuľka48.E" style:family="table-column">
      <style:table-column-properties style:column-width="2.577cm" style:rel-column-width="9932*"/>
    </style:style>
    <style:style style:name="Tabuľka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48.E1" style:family="table-cell">
      <style:table-cell-properties style:vertical-align="middle" fo:padding="0.097cm" fo:border="0.002cm solid #000000"/>
    </style:style>
    <style:style style:name="Tabuľka48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48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49" style:family="table">
      <style:table-properties style:width="16.933cm" fo:margin-left="0.018cm" fo:margin-right="0.048cm" table:align="margins"/>
    </style:style>
    <style:style style:name="Tabuľka49.A" style:family="table-column">
      <style:table-column-properties style:column-width="4.565cm" style:rel-column-width="17667*"/>
    </style:style>
    <style:style style:name="Tabuľka49.B" style:family="table-column">
      <style:table-column-properties style:column-width="12.368cm" style:rel-column-width="47868*"/>
    </style:style>
    <style:style style:name="Tabuľka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49.B1" style:family="table-cell">
      <style:table-cell-properties fo:padding="0.097cm" fo:border="0.002cm solid #000000"/>
    </style:style>
    <style:style style:name="Tabuľka49.A2" style:family="table-cell">
      <style:table-cell-properties fo:padding="0.097cm" fo:border-left="0.002cm solid #000000" fo:border-right="none" fo:border-top="none" fo:border-bottom="0.002cm solid #000000"/>
    </style:style>
    <style:style style:name="Tabuľka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50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50.A" style:family="table-column">
      <style:table-column-properties style:column-width="1.021cm" style:rel-column-width="3937*"/>
    </style:style>
    <style:style style:name="Tabuľka50.B" style:family="table-column">
      <style:table-column-properties style:column-width="3.03cm" style:rel-column-width="11683*"/>
    </style:style>
    <style:style style:name="Tabuľka50.C" style:family="table-column">
      <style:table-column-properties style:column-width="4.83cm" style:rel-column-width="18619*"/>
    </style:style>
    <style:style style:name="Tabuľka50.D" style:family="table-column">
      <style:table-column-properties style:column-width="2.071cm" style:rel-column-width="7983*"/>
    </style:style>
    <style:style style:name="Tabuľka50.E" style:family="table-column">
      <style:table-column-properties style:column-width="1.859cm" style:rel-column-width="7167*"/>
    </style:style>
    <style:style style:name="Tabuľka50.F" style:family="table-column">
      <style:table-column-properties style:column-width="2.311cm" style:rel-column-width="8908*"/>
    </style:style>
    <style:style style:name="Tabuľka50.G" style:family="table-column">
      <style:table-column-properties style:column-width="1.877cm" style:rel-column-width="7238*"/>
    </style:style>
    <style:style style:name="Tabuľka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50.G1" style:family="table-cell">
      <style:table-cell-properties style:vertical-align="middle" fo:padding="0.097cm" fo:border="0.002cm solid #000000"/>
    </style:style>
    <style:style style:name="Tabuľka50.2" style:family="table-row">
      <style:table-row-properties style:min-row-height="1.007cm"/>
    </style:style>
    <style:style style:name="Tabuľka50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50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50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50.A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51" style:family="table">
      <style:table-properties style:width="17.009cm" fo:margin-left="0cm" fo:margin-right="-0.011cm" table:align="margins"/>
    </style:style>
    <style:style style:name="Tabuľka51.A" style:family="table-column">
      <style:table-column-properties style:column-width="1.021cm" style:rel-column-width="3934*"/>
    </style:style>
    <style:style style:name="Tabuľka51.B" style:family="table-column">
      <style:table-column-properties style:column-width="3.298cm" style:rel-column-width="12708*"/>
    </style:style>
    <style:style style:name="Tabuľka51.C" style:family="table-column">
      <style:table-column-properties style:column-width="7.389cm" style:rel-column-width="28468*"/>
    </style:style>
    <style:style style:name="Tabuľka51.D" style:family="table-column">
      <style:table-column-properties style:column-width="2.723cm" style:rel-column-width="10493*"/>
    </style:style>
    <style:style style:name="Tabuľka51.E" style:family="table-column">
      <style:table-column-properties style:column-width="2.577cm" style:rel-column-width="9932*"/>
    </style:style>
    <style:style style:name="Tabuľka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51.E1" style:family="table-cell">
      <style:table-cell-properties style:vertical-align="middle" fo:padding="0.097cm" fo:border="0.002cm solid #000000"/>
    </style:style>
    <style:style style:name="Tabuľka5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5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52" style:family="table">
      <style:table-properties style:width="16.933cm" fo:margin-left="0.018cm" fo:margin-right="0.048cm" table:align="margins"/>
    </style:style>
    <style:style style:name="Tabuľka52.A" style:family="table-column">
      <style:table-column-properties style:column-width="4.565cm" style:rel-column-width="17667*"/>
    </style:style>
    <style:style style:name="Tabuľka52.B" style:family="table-column">
      <style:table-column-properties style:column-width="12.368cm" style:rel-column-width="47868*"/>
    </style:style>
    <style:style style:name="Tabuľka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52.B1" style:family="table-cell">
      <style:table-cell-properties fo:padding="0.097cm" fo:border="0.002cm solid #000000"/>
    </style:style>
    <style:style style:name="Tabuľka52.A2" style:family="table-cell">
      <style:table-cell-properties fo:padding="0.097cm" fo:border-left="0.002cm solid #000000" fo:border-right="none" fo:border-top="none" fo:border-bottom="0.002cm solid #000000"/>
    </style:style>
    <style:style style:name="Tabuľka5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53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53.A" style:family="table-column">
      <style:table-column-properties style:column-width="1.021cm" style:rel-column-width="3937*"/>
    </style:style>
    <style:style style:name="Tabuľka53.B" style:family="table-column">
      <style:table-column-properties style:column-width="3.03cm" style:rel-column-width="11683*"/>
    </style:style>
    <style:style style:name="Tabuľka53.C" style:family="table-column">
      <style:table-column-properties style:column-width="4.83cm" style:rel-column-width="18619*"/>
    </style:style>
    <style:style style:name="Tabuľka53.D" style:family="table-column">
      <style:table-column-properties style:column-width="2.071cm" style:rel-column-width="7983*"/>
    </style:style>
    <style:style style:name="Tabuľka53.E" style:family="table-column">
      <style:table-column-properties style:column-width="1.859cm" style:rel-column-width="7167*"/>
    </style:style>
    <style:style style:name="Tabuľka53.F" style:family="table-column">
      <style:table-column-properties style:column-width="2.311cm" style:rel-column-width="8908*"/>
    </style:style>
    <style:style style:name="Tabuľka53.G" style:family="table-column">
      <style:table-column-properties style:column-width="1.877cm" style:rel-column-width="7238*"/>
    </style:style>
    <style:style style:name="Tabuľka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53.G1" style:family="table-cell">
      <style:table-cell-properties style:vertical-align="middle" fo:padding="0.097cm" fo:border="0.002cm solid #000000"/>
    </style:style>
    <style:style style:name="Tabuľka53.2" style:family="table-row">
      <style:table-row-properties style:min-row-height="1.007cm"/>
    </style:style>
    <style:style style:name="Tabuľka5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53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53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53.A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54" style:family="table">
      <style:table-properties style:width="17.009cm" fo:margin-left="0cm" fo:margin-right="-0.011cm" table:align="margins"/>
    </style:style>
    <style:style style:name="Tabuľka54.A" style:family="table-column">
      <style:table-column-properties style:column-width="1.021cm" style:rel-column-width="3934*"/>
    </style:style>
    <style:style style:name="Tabuľka54.B" style:family="table-column">
      <style:table-column-properties style:column-width="3.298cm" style:rel-column-width="12708*"/>
    </style:style>
    <style:style style:name="Tabuľka54.C" style:family="table-column">
      <style:table-column-properties style:column-width="7.389cm" style:rel-column-width="28468*"/>
    </style:style>
    <style:style style:name="Tabuľka54.D" style:family="table-column">
      <style:table-column-properties style:column-width="2.723cm" style:rel-column-width="10493*"/>
    </style:style>
    <style:style style:name="Tabuľka54.E" style:family="table-column">
      <style:table-column-properties style:column-width="2.577cm" style:rel-column-width="9932*"/>
    </style:style>
    <style:style style:name="Tabuľka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54.E1" style:family="table-cell">
      <style:table-cell-properties style:vertical-align="middle" fo:padding="0.097cm" fo:border="0.002cm solid #000000"/>
    </style:style>
    <style:style style:name="Tabuľka5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5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55" style:family="table">
      <style:table-properties style:width="16.933cm" fo:margin-left="0.018cm" fo:margin-right="0.048cm" table:align="margins"/>
    </style:style>
    <style:style style:name="Tabuľka55.A" style:family="table-column">
      <style:table-column-properties style:column-width="4.565cm" style:rel-column-width="17667*"/>
    </style:style>
    <style:style style:name="Tabuľka55.B" style:family="table-column">
      <style:table-column-properties style:column-width="12.368cm" style:rel-column-width="47868*"/>
    </style:style>
    <style:style style:name="Tabuľka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55.B1" style:family="table-cell">
      <style:table-cell-properties fo:padding="0.097cm" fo:border="0.002cm solid #000000"/>
    </style:style>
    <style:style style:name="Tabuľka55.A2" style:family="table-cell">
      <style:table-cell-properties fo:padding="0.097cm" fo:border-left="0.002cm solid #000000" fo:border-right="none" fo:border-top="none" fo:border-bottom="0.002cm solid #000000"/>
    </style:style>
    <style:style style:name="Tabuľka5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56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56.A" style:family="table-column">
      <style:table-column-properties style:column-width="1.021cm" style:rel-column-width="3937*"/>
    </style:style>
    <style:style style:name="Tabuľka56.B" style:family="table-column">
      <style:table-column-properties style:column-width="3.03cm" style:rel-column-width="11683*"/>
    </style:style>
    <style:style style:name="Tabuľka56.C" style:family="table-column">
      <style:table-column-properties style:column-width="4.83cm" style:rel-column-width="18619*"/>
    </style:style>
    <style:style style:name="Tabuľka56.D" style:family="table-column">
      <style:table-column-properties style:column-width="2.071cm" style:rel-column-width="7983*"/>
    </style:style>
    <style:style style:name="Tabuľka56.E" style:family="table-column">
      <style:table-column-properties style:column-width="1.859cm" style:rel-column-width="7167*"/>
    </style:style>
    <style:style style:name="Tabuľka56.F" style:family="table-column">
      <style:table-column-properties style:column-width="2.311cm" style:rel-column-width="8908*"/>
    </style:style>
    <style:style style:name="Tabuľka56.G" style:family="table-column">
      <style:table-column-properties style:column-width="1.877cm" style:rel-column-width="7238*"/>
    </style:style>
    <style:style style:name="Tabuľka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56.G1" style:family="table-cell">
      <style:table-cell-properties style:vertical-align="middle" fo:padding="0.097cm" fo:border="0.002cm solid #000000"/>
    </style:style>
    <style:style style:name="Tabuľka56.2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56.A2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56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56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57" style:family="table">
      <style:table-properties style:width="17.009cm" fo:margin-left="0cm" fo:margin-right="-0.011cm" table:align="margins"/>
    </style:style>
    <style:style style:name="Tabuľka57.A" style:family="table-column">
      <style:table-column-properties style:column-width="1.021cm" style:rel-column-width="3934*"/>
    </style:style>
    <style:style style:name="Tabuľka57.B" style:family="table-column">
      <style:table-column-properties style:column-width="3.298cm" style:rel-column-width="12708*"/>
    </style:style>
    <style:style style:name="Tabuľka57.C" style:family="table-column">
      <style:table-column-properties style:column-width="7.389cm" style:rel-column-width="28468*"/>
    </style:style>
    <style:style style:name="Tabuľka57.D" style:family="table-column">
      <style:table-column-properties style:column-width="2.723cm" style:rel-column-width="10493*"/>
    </style:style>
    <style:style style:name="Tabuľka57.E" style:family="table-column">
      <style:table-column-properties style:column-width="2.577cm" style:rel-column-width="9932*"/>
    </style:style>
    <style:style style:name="Tabuľka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57.E1" style:family="table-cell">
      <style:table-cell-properties style:vertical-align="middle" fo:padding="0.097cm" fo:border="0.002cm solid #000000"/>
    </style:style>
    <style:style style:name="Tabuľka57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57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58" style:family="table">
      <style:table-properties style:width="16.933cm" fo:margin-left="0.018cm" fo:margin-right="0.048cm" table:align="margins"/>
    </style:style>
    <style:style style:name="Tabuľka58.A" style:family="table-column">
      <style:table-column-properties style:column-width="4.565cm" style:rel-column-width="17667*"/>
    </style:style>
    <style:style style:name="Tabuľka58.B" style:family="table-column">
      <style:table-column-properties style:column-width="12.368cm" style:rel-column-width="47868*"/>
    </style:style>
    <style:style style:name="Tabuľka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58.B1" style:family="table-cell">
      <style:table-cell-properties fo:padding="0.097cm" fo:border="0.002cm solid #000000"/>
    </style:style>
    <style:style style:name="Tabuľka58.A2" style:family="table-cell">
      <style:table-cell-properties fo:padding="0.097cm" fo:border-left="0.002cm solid #000000" fo:border-right="none" fo:border-top="none" fo:border-bottom="0.002cm solid #000000"/>
    </style:style>
    <style:style style:name="Tabuľka5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59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59.A" style:family="table-column">
      <style:table-column-properties style:column-width="1.021cm" style:rel-column-width="3937*"/>
    </style:style>
    <style:style style:name="Tabuľka59.B" style:family="table-column">
      <style:table-column-properties style:column-width="3.03cm" style:rel-column-width="11683*"/>
    </style:style>
    <style:style style:name="Tabuľka59.C" style:family="table-column">
      <style:table-column-properties style:column-width="4.83cm" style:rel-column-width="18619*"/>
    </style:style>
    <style:style style:name="Tabuľka59.D" style:family="table-column">
      <style:table-column-properties style:column-width="2.071cm" style:rel-column-width="7983*"/>
    </style:style>
    <style:style style:name="Tabuľka59.E" style:family="table-column">
      <style:table-column-properties style:column-width="1.859cm" style:rel-column-width="7167*"/>
    </style:style>
    <style:style style:name="Tabuľka59.F" style:family="table-column">
      <style:table-column-properties style:column-width="2.311cm" style:rel-column-width="8908*"/>
    </style:style>
    <style:style style:name="Tabuľka59.G" style:family="table-column">
      <style:table-column-properties style:column-width="1.877cm" style:rel-column-width="7238*"/>
    </style:style>
    <style:style style:name="Tabuľka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59.G1" style:family="table-cell">
      <style:table-cell-properties style:vertical-align="middle" fo:padding="0.097cm" fo:border="0.002cm solid #000000"/>
    </style:style>
    <style:style style:name="Tabuľka59.2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59.A2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59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59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60" style:family="table">
      <style:table-properties style:width="17.009cm" fo:margin-left="0cm" fo:margin-right="-0.011cm" table:align="margins"/>
    </style:style>
    <style:style style:name="Tabuľka60.A" style:family="table-column">
      <style:table-column-properties style:column-width="1.021cm" style:rel-column-width="3934*"/>
    </style:style>
    <style:style style:name="Tabuľka60.B" style:family="table-column">
      <style:table-column-properties style:column-width="3.298cm" style:rel-column-width="12708*"/>
    </style:style>
    <style:style style:name="Tabuľka60.C" style:family="table-column">
      <style:table-column-properties style:column-width="7.389cm" style:rel-column-width="28468*"/>
    </style:style>
    <style:style style:name="Tabuľka60.D" style:family="table-column">
      <style:table-column-properties style:column-width="2.723cm" style:rel-column-width="10493*"/>
    </style:style>
    <style:style style:name="Tabuľka60.E" style:family="table-column">
      <style:table-column-properties style:column-width="2.577cm" style:rel-column-width="9932*"/>
    </style:style>
    <style:style style:name="Tabuľka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60.E1" style:family="table-cell">
      <style:table-cell-properties style:vertical-align="middle" fo:padding="0.097cm" fo:border="0.002cm solid #000000"/>
    </style:style>
    <style:style style:name="Tabuľka60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60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61" style:family="table">
      <style:table-properties style:width="16.933cm" fo:margin-left="0.018cm" fo:margin-right="0.048cm" table:align="margins"/>
    </style:style>
    <style:style style:name="Tabuľka61.A" style:family="table-column">
      <style:table-column-properties style:column-width="4.565cm" style:rel-column-width="17667*"/>
    </style:style>
    <style:style style:name="Tabuľka61.B" style:family="table-column">
      <style:table-column-properties style:column-width="12.368cm" style:rel-column-width="47868*"/>
    </style:style>
    <style:style style:name="Tabuľka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61.B1" style:family="table-cell">
      <style:table-cell-properties fo:padding="0.097cm" fo:border="0.002cm solid #000000"/>
    </style:style>
    <style:style style:name="Tabuľka61.A2" style:family="table-cell">
      <style:table-cell-properties fo:padding="0.097cm" fo:border-left="0.002cm solid #000000" fo:border-right="none" fo:border-top="none" fo:border-bottom="0.002cm solid #000000"/>
    </style:style>
    <style:style style:name="Tabuľka6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62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62.A" style:family="table-column">
      <style:table-column-properties style:column-width="1.021cm" style:rel-column-width="3937*"/>
    </style:style>
    <style:style style:name="Tabuľka62.B" style:family="table-column">
      <style:table-column-properties style:column-width="3.03cm" style:rel-column-width="11683*"/>
    </style:style>
    <style:style style:name="Tabuľka62.C" style:family="table-column">
      <style:table-column-properties style:column-width="4.83cm" style:rel-column-width="18619*"/>
    </style:style>
    <style:style style:name="Tabuľka62.D" style:family="table-column">
      <style:table-column-properties style:column-width="2.071cm" style:rel-column-width="7983*"/>
    </style:style>
    <style:style style:name="Tabuľka62.E" style:family="table-column">
      <style:table-column-properties style:column-width="1.859cm" style:rel-column-width="7167*"/>
    </style:style>
    <style:style style:name="Tabuľka62.F" style:family="table-column">
      <style:table-column-properties style:column-width="2.311cm" style:rel-column-width="8908*"/>
    </style:style>
    <style:style style:name="Tabuľka62.G" style:family="table-column">
      <style:table-column-properties style:column-width="1.877cm" style:rel-column-width="7238*"/>
    </style:style>
    <style:style style:name="Tabuľka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62.G1" style:family="table-cell">
      <style:table-cell-properties style:vertical-align="middle" fo:padding="0.097cm" fo:border="0.002cm solid #000000"/>
    </style:style>
    <style:style style:name="Tabuľka62.2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62.A2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6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62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63" style:family="table">
      <style:table-properties style:width="17.009cm" fo:margin-left="0cm" fo:margin-right="-0.011cm" table:align="margins"/>
    </style:style>
    <style:style style:name="Tabuľka63.A" style:family="table-column">
      <style:table-column-properties style:column-width="1.021cm" style:rel-column-width="3934*"/>
    </style:style>
    <style:style style:name="Tabuľka63.B" style:family="table-column">
      <style:table-column-properties style:column-width="3.298cm" style:rel-column-width="12708*"/>
    </style:style>
    <style:style style:name="Tabuľka63.C" style:family="table-column">
      <style:table-column-properties style:column-width="7.389cm" style:rel-column-width="28468*"/>
    </style:style>
    <style:style style:name="Tabuľka63.D" style:family="table-column">
      <style:table-column-properties style:column-width="2.723cm" style:rel-column-width="10493*"/>
    </style:style>
    <style:style style:name="Tabuľka63.E" style:family="table-column">
      <style:table-column-properties style:column-width="2.577cm" style:rel-column-width="9932*"/>
    </style:style>
    <style:style style:name="Tabuľka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63.E1" style:family="table-cell">
      <style:table-cell-properties style:vertical-align="middle" fo:padding="0.097cm" fo:border="0.002cm solid #000000"/>
    </style:style>
    <style:style style:name="Tabuľka6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63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3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3" style:family="paragraph" style:parent-style-name="Standard">
      <style:paragraph-properties fo:line-height="150%" fo:text-align="center" style:justify-single-word="false">
        <style:tab-stops>
          <style:tab-stop style:position="4.001cm"/>
        </style:tab-stops>
      </style:paragraph-properties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style="italic" style:font-size-asian="12pt" style:font-style-asian="italic" style:font-size-complex="12pt" style:font-style-complex="italic"/>
    </style:style>
    <style:style style:name="P16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2pt" fo:font-style="italic" style:font-size-asian="12pt" style:font-style-asian="italic" style:font-size-complex="12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language="sk" fo:country="SK" fo:font-weight="normal" style:font-name-asian="ArialMT" style:font-size-asian="12pt" style:font-weight-asian="normal" style:font-name-complex="ArialMT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19" style:family="paragraph" style:parent-style-name="Standard">
      <style:paragraph-properties fo:line-height="150%" fo:text-align="center" style:justify-single-word="false">
        <style:tab-stops>
          <style:tab-stop style:position="4.001cm"/>
        </style:tab-stops>
      </style:paragraph-properties>
      <style:text-properties style:font-name="Arial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P20" style:family="paragraph" style:parent-style-name="Standard">
      <style:text-properties style:font-name="Arial" fo:font-size="6pt" fo:font-weight="bold" style:font-size-asian="6pt" style:font-weight-asian="bold" style:font-size-complex="6pt" style:font-weight-complex="bold"/>
    </style:style>
    <style:style style:name="P21" style:family="paragraph" style:parent-style-name="Standard">
      <style:text-properties fo:font-size="6pt" style:font-size-asian="6pt" style:font-size-complex="6pt"/>
    </style:style>
    <style:style style:name="P2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Footer" style:master-page-name="">
      <style:paragraph-properties fo:text-align="end" style:justify-single-word="false" style:page-number="auto" fo:padding="0cm" fo:border-left="none" fo:border-right="none" fo:border-top="0.035cm solid #0066cc" fo:border-bottom="none" style:shadow="none"/>
      <style:text-properties fo:color="#0066cc" style:font-name="Ari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" style:font-name-asian="ArialMT" style:font-name-complex="ArialMT"/>
    </style:style>
    <style:style style:name="P30" style:family="paragraph" style:parent-style-name="Table_20_Contents">
      <style:paragraph-properties fo:text-align="start" style:justify-single-word="false"/>
    </style:style>
    <style:style style:name="P31" style:family="paragraph" style:parent-style-name="Table_20_Contents">
      <style:paragraph-properties fo:text-align="start" style:justify-single-word="false"/>
      <style:text-properties style:font-name="Arial1" fo:font-size="12pt"/>
    </style:style>
    <style:style style:name="P32" style:family="paragraph" style:parent-style-name="Table_20_Contents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33" style:family="paragraph" style:parent-style-name="Text_20_body">
      <style:text-properties style:font-name="Arial"/>
    </style:style>
    <style:style style:name="P34" style:family="paragraph" style:parent-style-name="Text_20_body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Standard">
      <style:paragraph-properties fo:text-align="center" style:justify-single-word="false" fo:break-before="pag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7" style:family="paragraph" style:parent-style-name="Standard">
      <style:paragraph-properties fo:break-before="page"/>
      <style:text-properties style:font-name="Arial" fo:font-size="32pt" fo:font-weight="bold" style:font-size-asian="32pt" style:font-weight-asian="bold" style:font-size-complex="32pt" style:font-weight-complex="bold"/>
    </style:style>
    <style:style style:name="P38" style:family="paragraph" style:parent-style-name="Heading_20_1">
      <style:paragraph-properties fo:line-height="150%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9" style:family="paragraph" style:parent-style-name="Heading_20_1">
      <style:paragraph-properties fo:margin-top="0.423cm" fo:margin-bottom="0.212cm" fo:text-align="justify" style:justify-single-word="false" fo:keep-with-next="always"/>
      <style:text-properties style:font-name="Arial" style:font-name-asian="Lucida Sans Unicode" style:font-name-complex="Tahoma"/>
    </style:style>
    <style:style style:name="P40" style:family="paragraph" style:parent-style-name="Text_20_body">
      <style:paragraph-properties fo:margin-top="0.423cm" fo:margin-bottom="0.212cm" fo:text-align="justify" style:justify-single-word="false"/>
      <style:text-properties style:font-name="Arial" fo:font-weight="bold" style:font-name-asian="ArialMT" style:font-weight-asian="bold" style:font-name-complex="ArialMT" style:font-weight-complex="bold"/>
    </style:style>
    <style:style style:name="P41" style:family="paragraph" style:parent-style-name="Heading_20_1">
      <style:paragraph-properties fo:margin-top="0cm" fo:margin-bottom="0.21cm" fo:text-align="justify" style:justify-single-word="false" fo:break-before="page"/>
      <style:text-properties style:font-name="Arial" style:font-name-asian="Lucida Sans Unicode" style:font-name-complex="Tahoma"/>
    </style:style>
    <style:style style:name="P42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2pt" style:font-name-asian="ArialMT" style:font-size-asian="12pt" style:font-name-complex="ArialMT" style:font-size-complex="12pt"/>
    </style:style>
    <style:style style:name="P43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0pt" style:font-name-asian="ArialMT" style:font-size-asian="10pt" style:font-name-complex="ArialMT" style:font-size-complex="10pt"/>
    </style:style>
    <style:style style:name="P44" style:family="paragraph" style:parent-style-name="Table_20_Contents">
      <style:paragraph-properties fo:text-align="start" style:justify-single-word="false" text:number-lines="false" text:line-number="0"/>
      <style:text-properties style:font-name="Arial" fo:font-size="10pt" style:font-name-asian="ArialMT" style:font-size-asian="10pt" style:font-name-complex="ArialMT" style:font-size-complex="10pt"/>
    </style:style>
    <style:style style:name="P45" style:family="paragraph" style:parent-style-name="Table_20_Contents">
      <style:paragraph-properties fo:text-align="center" style:justify-single-word="false" text:number-lines="false" text:line-number="0"/>
      <style:text-properties style:font-name="Arial" style:font-name-asian="ArialMT" style:font-name-complex="ArialMT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7" style:family="paragraph" style:parent-style-name="Text_20_body" style:list-style-name="L1">
      <style:text-properties style:font-name="Arial"/>
    </style:style>
    <style:style style:name="P48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9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50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51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52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53" style:family="paragraph" style:parent-style-name="Text_20_body" style:list-style-name="L3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54" style:family="paragraph" style:parent-style-name="Text_20_body" style:list-style-name="L14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55" style:family="paragraph" style:parent-style-name="Text_20_body" style:list-style-name="L15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56" style:family="paragraph" style:parent-style-name="Text_20_body" style:list-style-name="L16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57" style:family="paragraph" style:parent-style-name="Text_20_body" style:list-style-name="L16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58" style:family="paragraph" style:parent-style-name="Text_20_body" style:list-style-name="L16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59" style:family="paragraph" style:parent-style-name="Text_20_body" style:list-style-name="L16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60" style:family="paragraph" style:parent-style-name="Text_20_body" style:list-style-name="L16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61" style:family="paragraph" style:parent-style-name="Text_20_body" style:list-style-name="L14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62" style:family="paragraph" style:parent-style-name="Text_20_body" style:list-style-name="L14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63" style:family="paragraph" style:parent-style-name="Text_20_body" style:list-style-name="L14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64" style:family="paragraph" style:parent-style-name="Text_20_body" style:list-style-name="L14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65" style:family="paragraph" style:parent-style-name="Text_20_body" style:list-style-name="L14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66" style:family="paragraph" style:parent-style-name="Text_20_body" style:list-style-name="L14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67" style:family="paragraph" style:parent-style-name="Text_20_body" style:list-style-name="L15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68" style:family="paragraph" style:parent-style-name="Text_20_body" style:list-style-name="L15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69" style:family="paragraph" style:parent-style-name="Text_20_body" style:list-style-name="L15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0" style:family="paragraph" style:parent-style-name="Text_20_body" style:list-style-name="L14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1" style:family="paragraph" style:parent-style-name="Text_20_body" style:list-style-name="L14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2" style:family="paragraph" style:parent-style-name="Text_20_body" style:list-style-name="L14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3" style:family="paragraph" style:parent-style-name="Text_20_body" style:list-style-name="L14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4" style:family="paragraph" style:parent-style-name="Text_20_body" style:list-style-name="L14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5" style:family="paragraph" style:parent-style-name="Text_20_body" style:list-style-name="L14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6" style:family="paragraph" style:parent-style-name="Text_20_body" style:list-style-name="L14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7" style:family="paragraph" style:parent-style-name="Text_20_body" style:list-style-name="L15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8" style:family="paragraph" style:parent-style-name="Text_20_body" style:list-style-name="L15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9" style:family="paragraph" style:parent-style-name="Text_20_body" style:list-style-name="L15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0" style:family="paragraph" style:parent-style-name="Text_20_body" style:list-style-name="L15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1" style:family="paragraph" style:parent-style-name="Text_20_body" style:list-style-name="L15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2" style:family="paragraph" style:parent-style-name="Text_20_body" style:list-style-name="L15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3" style:family="paragraph" style:parent-style-name="Text_20_body" style:list-style-name="L16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4" style:family="paragraph" style:parent-style-name="Standard" style:list-style-name="L2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5" style:family="paragraph" style:parent-style-name="Standard" style:list-style-name="L2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6" style:family="paragraph" style:parent-style-name="Standard" style:list-style-name="L2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7" style:family="paragraph" style:parent-style-name="Standard" style:list-style-name="L2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8" style:family="paragraph" style:parent-style-name="Standard" style:list-style-name="L4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9" style:family="paragraph" style:parent-style-name="Standard" style:list-style-name="L4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90" style:family="paragraph" style:parent-style-name="Standard" style:list-style-name="L4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91" style:family="paragraph" style:parent-style-name="Standard" style:list-style-name="L4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92" style:family="paragraph" style:parent-style-name="Standard" style:list-style-name="L4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93" style:family="paragraph" style:parent-style-name="Standard" style:list-style-name="L5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94" style:family="paragraph" style:parent-style-name="Standard" style:list-style-name="L17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95" style:family="paragraph" style:parent-style-name="Standard" style:list-style-name="L17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96" style:family="paragraph" style:parent-style-name="Standard" style:list-style-name="L17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97" style:family="paragraph" style:parent-style-name="Standard" style:list-style-name="L17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98" style:family="paragraph" style:parent-style-name="Standard" style:list-style-name="L17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99" style:family="paragraph" style:parent-style-name="Standard" style:list-style-name="L17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00" style:family="paragraph" style:parent-style-name="Standard" style:list-style-name="L17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01" style:family="paragraph" style:parent-style-name="Standard" style:list-style-name="L17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02" style:family="paragraph" style:parent-style-name="Standard" style:list-style-name="L17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03" style:family="paragraph" style:parent-style-name="Standard" style:list-style-name="L17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04" style:family="paragraph" style:parent-style-name="Standard" style:list-style-name="L18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05" style:family="paragraph" style:parent-style-name="Standard" style:list-style-name="L18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06" style:family="paragraph" style:parent-style-name="Standard" style:list-style-name="L18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07" style:family="paragraph" style:parent-style-name="Standard" style:list-style-name="L18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08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09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0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1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2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3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4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5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6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7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8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9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0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1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2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3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4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5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6" style:family="paragraph" style:parent-style-name="Standard" style:list-style-name="L20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7" style:family="paragraph" style:parent-style-name="Standard" style:list-style-name="L20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8" style:family="paragraph" style:parent-style-name="Standard" style:list-style-name="L20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9" style:family="paragraph" style:parent-style-name="Standard" style:list-style-name="L20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30" style:family="paragraph" style:parent-style-name="Standard" style:list-style-name="L20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31" style:family="paragraph" style:parent-style-name="Standard" style:list-style-name="L2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32" style:family="paragraph" style:parent-style-name="Standard" style:list-style-name="L2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33" style:family="paragraph" style:parent-style-name="Standard" style:list-style-name="L2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34" style:family="paragraph" style:parent-style-name="Standard" style:list-style-name="L2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35" style:family="paragraph" style:parent-style-name="Standard" style:list-style-name="L2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36" style:family="paragraph" style:parent-style-name="Standard" style:list-style-name="L2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37" style:family="paragraph" style:parent-style-name="Standard" style:list-style-name="L2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38" style:family="paragraph" style:parent-style-name="Standard" style:list-style-name="L2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39" style:family="paragraph" style:parent-style-name="Standard" style:list-style-name="L2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40" style:family="paragraph" style:parent-style-name="Standard" style:list-style-name="L2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41" style:family="paragraph" style:parent-style-name="Standard" style:list-style-name="L2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42" style:family="paragraph" style:parent-style-name="Standard" style:list-style-name="L22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43" style:family="paragraph" style:parent-style-name="Standard" style:list-style-name="L22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44" style:family="paragraph" style:parent-style-name="Standard" style:list-style-name="L22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45" style:family="paragraph" style:parent-style-name="Standard" style:list-style-name="L22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46" style:family="paragraph" style:parent-style-name="Standard" style:list-style-name="L22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47" style:family="paragraph" style:parent-style-name="Standard" style:list-style-name="L23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48" style:family="paragraph" style:parent-style-name="Standard" style:list-style-name="L23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49" style:family="paragraph" style:parent-style-name="Standard" style:list-style-name="L23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50" style:family="paragraph" style:parent-style-name="Standard" style:list-style-name="L23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51" style:family="paragraph" style:parent-style-name="Standard" style:list-style-name="L23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52" style:family="paragraph" style:parent-style-name="Standard" style:list-style-name="L23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53" style:family="paragraph" style:parent-style-name="Standard" style:list-style-name="L23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54" style:family="paragraph" style:parent-style-name="Standard" style:list-style-name="L23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55" style:family="paragraph" style:parent-style-name="Standard" style:list-style-name="L23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56" style:family="paragraph" style:parent-style-name="Standard" style:list-style-name="L24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57" style:family="paragraph" style:parent-style-name="Standard" style:list-style-name="L24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58" style:family="paragraph" style:parent-style-name="Standard" style:list-style-name="L24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59" style:family="paragraph" style:parent-style-name="Standard" style:list-style-name="L24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60" style:family="paragraph" style:parent-style-name="Standard" style:list-style-name="L24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61" style:family="paragraph" style:parent-style-name="Standard" style:list-style-name="L24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62" style:family="paragraph" style:parent-style-name="Standard" style:list-style-name="L24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63" style:family="paragraph" style:parent-style-name="Standard" style:list-style-name="L25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64" style:family="paragraph" style:parent-style-name="Standard" style:list-style-name="L25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65" style:family="paragraph" style:parent-style-name="Standard" style:list-style-name="L25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66" style:family="paragraph" style:parent-style-name="Standard" style:list-style-name="L25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67" style:family="paragraph" style:parent-style-name="Standard" style:list-style-name="L26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68" style:family="paragraph" style:parent-style-name="Standard" style:list-style-name="L26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69" style:family="paragraph" style:parent-style-name="Standard" style:list-style-name="L26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70" style:family="paragraph" style:parent-style-name="Standard" style:list-style-name="L26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71" style:family="paragraph" style:parent-style-name="Standard" style:list-style-name="L26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72" style:family="paragraph" style:parent-style-name="Standard" style:list-style-name="L26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73" style:family="paragraph" style:parent-style-name="Standard" style:list-style-name="L26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74" style:family="paragraph" style:parent-style-name="Standard" style:list-style-name="L26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75" style:family="paragraph" style:parent-style-name="Standard" style:list-style-name="L27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76" style:family="paragraph" style:parent-style-name="Standard" style:list-style-name="L27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77" style:family="paragraph" style:parent-style-name="Standard" style:list-style-name="L27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78" style:family="paragraph" style:parent-style-name="Standard" style:list-style-name="L27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79" style:family="paragraph" style:parent-style-name="Standard" style:list-style-name="L27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80" style:family="paragraph" style:parent-style-name="Standard" style:list-style-name="L28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81" style:family="paragraph" style:parent-style-name="Standard" style:list-style-name="L28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82" style:family="paragraph" style:parent-style-name="Standard" style:list-style-name="L28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83" style:family="paragraph" style:parent-style-name="Standard" style:list-style-name="L28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84" style:family="paragraph" style:parent-style-name="Standard" style:list-style-name="L2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85" style:family="paragraph" style:parent-style-name="Standard" style:list-style-name="L2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86" style:family="paragraph" style:parent-style-name="Standard" style:list-style-name="L2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87" style:family="paragraph" style:parent-style-name="Standard" style:list-style-name="L2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88" style:family="paragraph" style:parent-style-name="Standard" style:list-style-name="L2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89" style:family="paragraph" style:parent-style-name="Standard" style:list-style-name="L2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90" style:family="paragraph" style:parent-style-name="Standard" style:list-style-name="L2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91" style:family="paragraph" style:parent-style-name="Standard" style:list-style-name="L2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92" style:family="paragraph" style:parent-style-name="Standard" style:list-style-name="L2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93" style:family="paragraph" style:parent-style-name="Standard" style:list-style-name="L2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94" style:family="paragraph" style:parent-style-name="Standard" style:list-style-name="L2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95" style:family="paragraph" style:parent-style-name="Standard" style:list-style-name="L30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96" style:family="paragraph" style:parent-style-name="Standard" style:list-style-name="L30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97" style:family="paragraph" style:parent-style-name="Standard" style:list-style-name="L30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98" style:family="paragraph" style:parent-style-name="Standard" style:list-style-name="L30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99" style:family="paragraph" style:parent-style-name="Standard" style:list-style-name="L30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00" style:family="paragraph" style:parent-style-name="Standard" style:list-style-name="L30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01" style:family="paragraph" style:parent-style-name="Standard" style:list-style-name="L30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02" style:family="paragraph" style:parent-style-name="Standard" style:list-style-name="L30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03" style:family="paragraph" style:parent-style-name="Standard" style:list-style-name="L3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04" style:family="paragraph" style:parent-style-name="Standard" style:list-style-name="L3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05" style:family="paragraph" style:parent-style-name="Standard" style:list-style-name="L3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06" style:family="paragraph" style:parent-style-name="Standard" style:list-style-name="L3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07" style:family="paragraph" style:parent-style-name="Standard" style:list-style-name="L3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08" style:family="paragraph" style:parent-style-name="Standard" style:list-style-name="L3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09" style:family="paragraph" style:parent-style-name="Standard" style:list-style-name="L32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10" style:family="paragraph" style:parent-style-name="Standard" style:list-style-name="L32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11" style:family="paragraph" style:parent-style-name="Standard" style:list-style-name="L32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12" style:family="paragraph" style:parent-style-name="Standard" style:list-style-name="L32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13" style:family="paragraph" style:parent-style-name="Standard" style:list-style-name="L32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14" style:family="paragraph" style:parent-style-name="Standard" style:list-style-name="L32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15" style:family="paragraph" style:parent-style-name="Standard" style:list-style-name="L32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16" style:family="paragraph" style:parent-style-name="Standard" style:list-style-name="L32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17" style:family="paragraph" style:parent-style-name="Standard" style:list-style-name="L6">
      <style:paragraph-properties fo:text-align="justify" style:justify-single-word="false">
        <style:tab-stops>
          <style:tab-stop style:position="2.933cm"/>
        </style:tab-stops>
      </style:paragraph-properties>
      <style:text-properties style:font-name="Arial" fo:font-size="12pt" style:font-size-asian="12pt" style:font-size-complex="12pt"/>
    </style:style>
    <style:style style:name="P218" style:family="paragraph" style:parent-style-name="Standard" style:list-style-name="L6">
      <style:paragraph-properties fo:text-align="justify" style:justify-single-word="false">
        <style:tab-stops>
          <style:tab-stop style:position="2.933cm"/>
        </style:tab-stops>
      </style:paragraph-properties>
      <style:text-properties style:font-name="Arial" fo:font-size="12pt" style:font-size-asian="12pt" style:font-size-complex="12pt"/>
    </style:style>
    <style:style style:name="P219" style:family="paragraph" style:parent-style-name="Standard" style:list-style-name="L7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20" style:family="paragraph" style:parent-style-name="Standard" style:list-style-name="L7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21" style:family="paragraph" style:parent-style-name="Standard" style:list-style-name="L8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22" style:family="paragraph" style:parent-style-name="Standard" style:list-style-name="L8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23" style:family="paragraph" style:parent-style-name="Standard" style:list-style-name="L8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24" style:family="paragraph" style:parent-style-name="Standard" style:list-style-name="L8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25" style:family="paragraph" style:parent-style-name="Standard" style:list-style-name="L8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26" style:family="paragraph" style:parent-style-name="Standard" style:list-style-name="L9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27" style:family="paragraph" style:parent-style-name="Standard" style:list-style-name="L10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28" style:family="paragraph" style:parent-style-name="Standard" style:list-style-name="L10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29" style:family="paragraph" style:parent-style-name="Standard" style:list-style-name="L11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30" style:family="paragraph" style:parent-style-name="Standard" style:list-style-name="L11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31" style:family="paragraph" style:parent-style-name="Standard" style:list-style-name="L11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32" style:family="paragraph" style:parent-style-name="Standard" style:list-style-name="L12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33" style:family="paragraph" style:parent-style-name="Standard" style:list-style-name="L12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34" style:family="paragraph" style:parent-style-name="Standard" style:list-style-name="L12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35" style:family="paragraph" style:parent-style-name="Standard" style:list-style-name="L12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36" style:family="paragraph" style:parent-style-name="Standard" style:list-style-name="L13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37" style:family="paragraph" style:parent-style-name="Standard" style:list-style-name="L13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38" style:family="paragraph" style:parent-style-name="Standard" style:master-page-name="First_20_Page">
      <style:paragraph-properties fo:text-align="start" style:justify-single-word="false" style:page-number="auto"/>
      <style:text-properties style:font-name="Arial" fo:font-size="36pt" fo:font-weight="bold" style:font-name-asian="ArialMT" style:font-size-asian="36pt" style:font-weight-asian="bold" style:font-name-complex="ArialMT" style:font-size-complex="36pt" style:font-weight-complex="bold"/>
    </style:style>
    <style:style style:name="P239" style:family="paragraph" style:parent-style-name="Standard" style:list-style-name="L16">
      <style:paragraph-properties fo:margin-left="0cm" fo:margin-right="0cm" fo:text-align="start" style:justify-single-word="false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0" style:family="paragraph" style:parent-style-name="Standard" style:list-style-name="L29">
      <style:paragraph-properties fo:margin-left="1.251cm" fo:margin-right="0cm" fo:text-align="start" style:justify-single-word="false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1" style:family="paragraph" style:parent-style-name="Standard" style:list-style-name="L29">
      <style:paragraph-properties fo:margin-left="1.251cm" fo:margin-right="0cm" fo:text-align="start" style:justify-single-word="false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name-asian="ArialMT" style:font-size-asian="12pt" style:font-weight-asian="normal" style:font-name-complex="ArialMT" style:font-size-complex="12pt" style:font-weight-complex="normal"/>
    </style:style>
    <style:style style:name="T3" style:family="text">
      <style:text-properties fo:font-weight="normal" style:font-name-asian="ArialMT" style:font-weight-asian="normal" style:font-name-complex="ArialM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Arial"/>
    </style:style>
    <style:style style:name="T8" style:family="text">
      <style:text-properties style:font-name="Arial" fo:font-size="12pt" style:font-name-asian="ArialMT" style:font-size-asian="12pt" style:font-name-complex="ArialMT" style:font-size-complex="12pt"/>
    </style:style>
    <style:style style:name="T9" style:family="text">
      <style:text-properties style:font-name="Arial1"/>
    </style:style>
    <style:style style:name="T10" style:family="text">
      <style:text-properties style:font-name="Arial1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8">Príloha C: Zápisnice</text:p>
      <text:p text:style-name="P36">Zápisnica zo stretnutia č. 1</text:p>
      <text:p text:style-name="P2"/>
      <text:p text:style-name="P3">Dátum stretnutia:<text:span text:style-name="T1"><text:tab/>9. 10. 2007</text:span></text:p>
      <text:p text:style-name="P3">Čas stretnutia:<text:span text:style-name="T1"><text:tab/></text:span>od:<text:span text:style-name="T1"> 10:00<text:tab/></text:span>do: <text:span text:style-name="T1">12:00</text:span></text:p>
      <text:p text:style-name="P5"><text:span text:style-name="T4">Miesto stretnutia:<text:tab/></text:span>Softvérové štúdio (D07b)</text:p>
      <text:p text:style-name="P6"/>
      <text:p text:style-name="P7"><text:span text:style-name="T4">Vypracoval: </text:span>Bc. Ľuboš Bartoš<text:tab/><text:span text:style-name="T4">Vypracované dňa:</text:span> 10. 10. 2007</text:p>
      <text:p text:style-name="P4"/>
      <text:h text:style-name="Heading_20_1" text:outline-level="1">Zúčastnení</text:h>
      <text:p text:style-name="P9"/>
      <table:table table:name="Tabuľka1" table:style-name="Tabuľka1">
        <table:table-column table:style-name="Tabuľka1.A"/>
        <table:table-column table:style-name="Tabuľka1.B"/>
        <table:table-row>
          <table:table-cell table:style-name="Tabuľka1.A1" office:value-type="string">
            <text:p text:style-name="P24">Pedagóg:</text:p>
          </table:table-cell>
          <table:table-cell table:style-name="Tabuľka1.B1" office:value-type="string">
            <text:p text:style-name="P24">doc. Ing. Jana Minárová, PhD.</text:p>
          </table:table-cell>
        </table:table-row>
        <table:table-row>
          <table:table-cell table:style-name="Tabuľka1.A2" office:value-type="string">
            <text:p text:style-name="P24">Členovia tímu:</text:p>
          </table:table-cell>
          <table:table-cell table:style-name="Tabuľka1.B2" office:value-type="string">
            <text:p text:style-name="P24">Bc. Ľuboš Bartoš (LB)</text:p>
            <text:p text:style-name="P24">Bc. Peter Cích (PC)</text:p>
            <text:p text:style-name="P24">Bc. Pavol Fábik (PF)</text:p>
            <text:p text:style-name="P24">Bc. Ján Garaj (JG)</text:p>
            <text:p text:style-name="P24">Bc. Jozef Hergott (JHE)</text:p>
            <text:p text:style-name="P24">Bc. Jozef Hopko (JHO)</text:p>
          </table:table-cell>
        </table:table-row>
        <table:table-row>
          <table:table-cell table:style-name="Tabuľka1.A2" office:value-type="string">
            <text:p text:style-name="P24">Hostia:</text:p>
          </table:table-cell>
          <table:table-cell table:style-name="Tabuľka1.B2" office:value-type="string">
            <text:p text:style-name="P24"/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Úvodné stretnutie</text:p>
      <text:p text:style-name="P11"/>
      <text:h text:style-name="Heading_20_1" text:outline-level="1">Priebeh stretnutia</text:h>
      <text:p text:style-name="P33"/>
      <text:list text:style-name="L1">
        <text:list-item>
          <text:p text:style-name="P47">z<text:span text:style-name="T5">hodnotenie ponuky nášho tímu, určenie nedostatkov v ponuke</text:span></text:p>
        </text:list-item>
        <text:list-item>
          <text:p text:style-name="P48">diskusia o minuloročných projektoch</text:p>
        </text:list-item>
        <text:list-item>
          <text:p text:style-name="P48">oboznámenie sa s dôvodom, prečo neboli nasadené systémy vytvorené v minulom roku</text:p>
        </text:list-item>
        <text:list-item>
          <text:p text:style-name="P48">organizačné pokyny ohľadom zápisníc a webovej prezentácie</text:p>
        </text:list-item>
        <text:list-item>
          <text:p text:style-name="P48">diskusia o určení rolí v tíme</text:p>
        </text:list-item>
        <text:list-item>
          <text:p text:style-name="P48">určenie úloh na najbližšie stretnutie</text:p>
        </text:list-item>
      </text:list>
      <text:p text:style-name="P34"/>
      <text:h text:style-name="Heading_20_1" text:outline-level="1"><text:soft-page-break/>Stanovenie nových úloh</text:h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26">ID</text:p>
          </table:table-cell>
          <table:table-cell table:style-name="Table4.A1" office:value-type="string">
            <text:p text:style-name="P26">Člen tímu</text:p>
          </table:table-cell>
          <table:table-cell table:style-name="Table4.A1" office:value-type="string">
            <text:p text:style-name="P26">Úloha</text:p>
          </table:table-cell>
          <table:table-cell table:style-name="Table4.A1" office:value-type="string">
            <text:p text:style-name="P26">Začiatok</text:p>
          </table:table-cell>
          <table:table-cell table:style-name="Table4.E1" office:value-type="string">
            <text:p text:style-name="P26">Koniec</text:p>
          </table:table-cell>
        </table:table-row>
        <table:table-row table:style-name="Table4.1">
          <table:table-cell table:style-name="Table4.A2" office:value-type="string">
            <text:p text:style-name="P25">1.1</text:p>
          </table:table-cell>
          <table:table-cell table:style-name="Table4.A2" office:value-type="string">
            <text:p text:style-name="P25">celý tím</text:p>
          </table:table-cell>
          <table:table-cell table:style-name="Table4.A2" office:value-type="string">
            <text:p text:style-name="P24">analýza pôvodného systému</text:p>
          </table:table-cell>
          <table:table-cell table:style-name="Table4.A2" office:value-type="string">
            <text:p text:style-name="P25">10. 10. 07</text:p>
          </table:table-cell>
          <table:table-cell table:style-name="Table4.E2" office:value-type="string">
            <text:p text:style-name="P25">22. 10. 07</text:p>
          </table:table-cell>
        </table:table-row>
        <table:table-row table:style-name="Table4.1">
          <table:table-cell table:style-name="Table4.A2" office:value-type="string">
            <text:p text:style-name="P25">1.2</text:p>
          </table:table-cell>
          <table:table-cell table:style-name="Table4.A2" office:value-type="string">
            <text:p text:style-name="P25">celý tím</text:p>
          </table:table-cell>
          <table:table-cell table:style-name="Table4.A2" office:value-type="string">
            <text:p text:style-name="P24">naša analýza problému</text:p>
          </table:table-cell>
          <table:table-cell table:style-name="Table4.A2" office:value-type="string">
            <text:p text:style-name="P25">10. 10. 07</text:p>
          </table:table-cell>
          <table:table-cell table:style-name="Table4.E2" office:value-type="string">
            <text:p text:style-name="P25">22. 10. 07</text:p>
          </table:table-cell>
        </table:table-row>
        <table:table-row table:style-name="Table4.1">
          <table:table-cell table:style-name="Table4.A2" office:value-type="string">
            <text:p text:style-name="P25">1.3</text:p>
          </table:table-cell>
          <table:table-cell table:style-name="Table4.A2" office:value-type="string">
            <text:p text:style-name="P25">celý tím</text:p>
          </table:table-cell>
          <table:table-cell table:style-name="Table4.A2" office:value-type="string">
            <text:p text:style-name="P24">definovanie rozsahu našej nadstavby na doterajší systém</text:p>
          </table:table-cell>
          <table:table-cell table:style-name="Table4.A2" office:value-type="string">
            <text:p text:style-name="P25">10. 10. 07</text:p>
          </table:table-cell>
          <table:table-cell table:style-name="Table4.E2" office:value-type="string">
            <text:p text:style-name="P25">22. 10. 07</text:p>
          </table:table-cell>
        </table:table-row>
        <table:table-row table:style-name="Table4.1">
          <table:table-cell table:style-name="Table4.A2" office:value-type="string">
            <text:p text:style-name="P25">1.4</text:p>
          </table:table-cell>
          <table:table-cell table:style-name="Table4.A2" office:value-type="string">
            <text:p text:style-name="P25">LB</text:p>
          </table:table-cell>
          <table:table-cell table:style-name="Table4.A2" office:value-type="string">
            <text:p text:style-name="P24">vytvorenie web prezentácie</text:p>
          </table:table-cell>
          <table:table-cell table:style-name="Table4.A2" office:value-type="string">
            <text:p text:style-name="P25">10. 10. 07</text:p>
          </table:table-cell>
          <table:table-cell table:style-name="Table4.E2" office:value-type="string">
            <text:p text:style-name="P25">15. 10. 07</text:p>
          </table:table-cell>
        </table:table-row>
        <table:table-row table:style-name="Table4.1">
          <table:table-cell table:style-name="Table4.A2" office:value-type="string">
            <text:p text:style-name="P25">1.5</text:p>
          </table:table-cell>
          <table:table-cell table:style-name="Table4.A2" office:value-type="string">
            <text:p text:style-name="P25">PC</text:p>
          </table:table-cell>
          <table:table-cell table:style-name="Table4.A2" office:value-type="string">
            <text:p text:style-name="P24">vytvorenie plánu</text:p>
          </table:table-cell>
          <table:table-cell table:style-name="Table4.A2" office:value-type="string">
            <text:p text:style-name="P25">10. 10. 07</text:p>
          </table:table-cell>
          <table:table-cell table:style-name="Table4.E2" office:value-type="string">
            <text:p text:style-name="P25">15. 10. 07</text:p>
          </table:table-cell>
        </table:table-row>
        <table:table-row table:style-name="Table4.1">
          <table:table-cell table:style-name="Table4.A2" office:value-type="string">
            <text:p text:style-name="P25">1.6</text:p>
          </table:table-cell>
          <table:table-cell table:style-name="Table4.A2" office:value-type="string">
            <text:p text:style-name="P25">doc. Ing. Jana Minárová, PhD.</text:p>
          </table:table-cell>
          <table:table-cell table:style-name="Table4.A2" office:value-type="string">
            <text:p text:style-name="P24">upresnenie podmienok pripojenia k univerzitnej DB <text:s/></text:p>
          </table:table-cell>
          <table:table-cell table:style-name="Table4.A2" office:value-type="string">
            <text:p text:style-name="P25">10. 10. 07</text:p>
          </table:table-cell>
          <table:table-cell table:style-name="Table4.E2" office:value-type="string">
            <text:p text:style-name="P25">22. 10. 07</text:p>
          </table:table-cell>
        </table:table-row>
      </table:table>
      <text:p text:style-name="P11"/>
      <text:p text:style-name="P36">Zápisnica zo stretnutia č. 2</text:p>
      <text:p text:style-name="P2"/>
      <text:p text:style-name="P3">Dátum stretnutia:<text:span text:style-name="T1"><text:tab/>15. 10. 2007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4">Miesto stretnutia:<text:tab/></text:span>Softvérové štúdio (D07b)</text:p>
      <text:p text:style-name="P6"/>
      <text:p text:style-name="P8"><text:span text:style-name="T4">Vypracoval:</text:span> Bc. Peter Cích<text:tab/><text:tab/><text:span text:style-name="T4">Vypracované dňa:</text:span> 15. 10. 2007</text:p>
      <text:p text:style-name="P4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">Pedagóg:</text:p>
          </table:table-cell>
          <table:table-cell table:style-name="Table2.B1" office:value-type="string">
            <text:p text:style-name="P24">doc. Ing. Jana Minárová, PhD.</text:p>
          </table:table-cell>
        </table:table-row>
        <table:table-row>
          <table:table-cell table:style-name="Table2.A2" office:value-type="string">
            <text:p text:style-name="P24">Členovia tímu:</text:p>
          </table:table-cell>
          <table:table-cell table:style-name="Table2.B2" office:value-type="string">
            <text:p text:style-name="P24">Bc. Ľuboš Bartoš (LB)</text:p>
            <text:p text:style-name="P24">Bc. Peter Cích (PC)</text:p>
            <text:p text:style-name="P24">Bc. Pavol Fábik (PF)</text:p>
            <text:p text:style-name="P24">Bc. Ján Garaj (JG)</text:p>
            <text:p text:style-name="P24">Bc. Jozef Hergott (JHE)</text:p>
            <text:p text:style-name="P24">Bc. Jozef Hopko (JHO)</text:p>
          </table:table-cell>
        </table:table-row>
        <table:table-row>
          <table:table-cell table:style-name="Table2.A2" office:value-type="string">
            <text:p text:style-name="P24">Hostia:</text:p>
          </table:table-cell>
          <table:table-cell table:style-name="Table2.B2" office:value-type="string">
            <text:p text:style-name="P24">Bc. František Durajka (vedúci tímu <text:span text:style-name="T1">ABSOLUTE ALUMiNIc</text:span>)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Diskusia s vedúcim minuloročného tímu</text:p>
      <text:p text:style-name="P11"/>
      <text:h text:style-name="Heading_20_1" text:outline-level="1">Priebeh stretnutia</text:h>
      <text:p text:style-name="P12"/>
      <text:list text:style-name="L2">
        <text:list-item>
          <text:p text:style-name="P84">zhodnotenie plnenia úloh z minulého týždňa</text:p>
        </text:list-item>
        <text:list-item>
          <text:p text:style-name="P84">stanovenie nových úloh do ďalšieho stretnutia</text:p>
        </text:list-item>
        <text:list-item>
          <text:p text:style-name="P84">predvedenie tímovej web stránky http://www2.dcs.elf.stuba.sk/TeamProject/2007/team14is-si/</text:p>
        </text:list-item>
        <text:list-item>
          <text:p text:style-name="P84">diskusia s Durajkom a predstavenie ich výsledného produktu</text:p>
        </text:list-item>
      </text:list>
      <text:p text:style-name="P12"/>
      <text:h text:style-name="P38" text:outline-level="1"/>
      <text:h text:style-name="P35" text:outline-level="1">Stav plnenia úloh</text:h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26">ID</text:p>
          </table:table-cell>
          <table:table-cell table:style-name="Table3.A1" office:value-type="string">
            <text:p text:style-name="P26">Člen tímu</text:p>
          </table:table-cell>
          <table:table-cell table:style-name="Table3.A1" office:value-type="string">
            <text:p text:style-name="P26">Úloha</text:p>
          </table:table-cell>
          <table:table-cell table:style-name="Table3.A1" office:value-type="string">
            <text:p text:style-name="P26">Začiatok</text:p>
          </table:table-cell>
          <table:table-cell table:style-name="Table3.A1" office:value-type="string">
            <text:p text:style-name="P26">Koniec</text:p>
          </table:table-cell>
          <table:table-cell table:style-name="Table3.A1" office:value-type="string">
            <text:p text:style-name="P26">Reálne ukončenie</text:p>
          </table:table-cell>
          <table:table-cell table:style-name="Table3.G1" office:value-type="string">
            <text:p text:style-name="P26">Stav</text:p>
          </table:table-cell>
        </table:table-row>
        <table:table-row table:style-name="Table3.2">
          <table:table-cell table:style-name="Table3.A2" office:value-type="string">
            <text:p text:style-name="P25">1.1</text:p>
          </table:table-cell>
          <table:table-cell table:style-name="Table3.A2" office:value-type="string">
            <text:p text:style-name="P27">celý tím</text:p>
          </table:table-cell>
          <table:table-cell table:style-name="Table3.A2" office:value-type="string">
            <text:p text:style-name="P28">analýza pôvodného systému</text:p>
          </table:table-cell>
          <table:table-cell table:style-name="Table3.A2" office:value-type="string">
            <text:p text:style-name="P27">10. 10. 07</text:p>
          </table:table-cell>
          <table:table-cell table:style-name="Table3.A2" office:value-type="string">
            <text:p text:style-name="P27">22. 10. 07</text:p>
          </table:table-cell>
          <table:table-cell table:style-name="Table3.A2" office:value-type="string">
            <text:p text:style-name="P27">-</text:p>
          </table:table-cell>
          <table:table-cell table:style-name="Table3.G2" office:value-type="string">
            <text:p text:style-name="P27">prebieha</text:p>
          </table:table-cell>
        </table:table-row>
        <table:table-row table:style-name="Table3.2">
          <table:table-cell table:style-name="Table3.A2" office:value-type="string">
            <text:p text:style-name="P25">1.2</text:p>
          </table:table-cell>
          <table:table-cell table:style-name="Table3.A2" office:value-type="string">
            <text:p text:style-name="P27">celý tím</text:p>
          </table:table-cell>
          <table:table-cell table:style-name="Table3.A2" office:value-type="string">
            <text:p text:style-name="P28">naša analýza problému</text:p>
          </table:table-cell>
          <table:table-cell table:style-name="Table3.A2" office:value-type="string">
            <text:p text:style-name="P27">10. 10. 07</text:p>
          </table:table-cell>
          <table:table-cell table:style-name="Table3.A2" office:value-type="string">
            <text:p text:style-name="P27">22. 10. 07</text:p>
          </table:table-cell>
          <table:table-cell table:style-name="Table3.A2" office:value-type="string">
            <text:p text:style-name="P27">-</text:p>
          </table:table-cell>
          <table:table-cell table:style-name="Table3.G2" office:value-type="string">
            <text:p text:style-name="P27">prebieha</text:p>
          </table:table-cell>
        </table:table-row>
        <table:table-row table:style-name="Table3.2">
          <table:table-cell table:style-name="Table3.A2" office:value-type="string">
            <text:p text:style-name="P25">1.3</text:p>
          </table:table-cell>
          <table:table-cell table:style-name="Table3.A2" office:value-type="string">
            <text:p text:style-name="P27">celý tím</text:p>
          </table:table-cell>
          <table:table-cell table:style-name="Table3.A2" office:value-type="string">
            <text:p text:style-name="P28">definovanie rozsahu našej nadstavby na doterajší systém</text:p>
          </table:table-cell>
          <table:table-cell table:style-name="Table3.A2" office:value-type="string">
            <text:p text:style-name="P27">10. 10. 07</text:p>
          </table:table-cell>
          <table:table-cell table:style-name="Table3.A2" office:value-type="string">
            <text:p text:style-name="P27">22. 10. 07</text:p>
          </table:table-cell>
          <table:table-cell table:style-name="Table3.A2" office:value-type="string">
            <text:p text:style-name="P27">-</text:p>
          </table:table-cell>
          <table:table-cell table:style-name="Table3.G2" office:value-type="string">
            <text:p text:style-name="P27">prebieha</text:p>
          </table:table-cell>
        </table:table-row>
        <table:table-row table:style-name="Table3.2">
          <table:table-cell table:style-name="Table3.A2" office:value-type="string">
            <text:p text:style-name="P25">1.4</text:p>
          </table:table-cell>
          <table:table-cell table:style-name="Table3.A2" office:value-type="string">
            <text:p text:style-name="P27">LB</text:p>
          </table:table-cell>
          <table:table-cell table:style-name="Table3.A2" office:value-type="string">
            <text:p text:style-name="P28">vytvorenie web prezentácie</text:p>
          </table:table-cell>
          <table:table-cell table:style-name="Table3.A2" office:value-type="string">
            <text:p text:style-name="P27">10. 10. 07</text:p>
          </table:table-cell>
          <table:table-cell table:style-name="Table3.A2" office:value-type="string">
            <text:p text:style-name="P27">15. 10. 07</text:p>
          </table:table-cell>
          <table:table-cell table:style-name="Table3.A2" office:value-type="string">
            <text:p text:style-name="P27">14. 10. 07</text:p>
          </table:table-cell>
          <table:table-cell table:style-name="Table3.G2" office:value-type="string">
            <text:p text:style-name="P27">ukončené</text:p>
          </table:table-cell>
        </table:table-row>
        <table:table-row table:style-name="Table3.2">
          <table:table-cell table:style-name="Table3.A2" office:value-type="string">
            <text:p text:style-name="P25">1.5</text:p>
          </table:table-cell>
          <table:table-cell table:style-name="Table3.A2" office:value-type="string">
            <text:p text:style-name="P27">PC</text:p>
          </table:table-cell>
          <table:table-cell table:style-name="Table3.A2" office:value-type="string">
            <text:p text:style-name="P28">vytvorenie plánu</text:p>
          </table:table-cell>
          <table:table-cell table:style-name="Table3.A2" office:value-type="string">
            <text:p text:style-name="P27">10. 10. 07</text:p>
          </table:table-cell>
          <table:table-cell table:style-name="Table3.A2" office:value-type="string">
            <text:p text:style-name="P27">15. 10. 07</text:p>
          </table:table-cell>
          <table:table-cell table:style-name="Table3.A2" office:value-type="string">
            <text:p text:style-name="P27">12. 10. 07</text:p>
          </table:table-cell>
          <table:table-cell table:style-name="Table3.G2" office:value-type="string">
            <text:p text:style-name="P27">ukončené</text:p>
          </table:table-cell>
        </table:table-row>
        <table:table-row table:style-name="Table3.2">
          <table:table-cell table:style-name="Table3.A2" office:value-type="string">
            <text:p text:style-name="P25">1.6</text:p>
          </table:table-cell>
          <table:table-cell table:style-name="Table3.A2" office:value-type="string">
            <text:p text:style-name="P27">doc. Ing. Jana Minárová, PhD.</text:p>
          </table:table-cell>
          <table:table-cell table:style-name="Table3.A2" office:value-type="string">
            <text:p text:style-name="P28">upresnenie podmienok pripojenia k univerzitnej DB <text:s/></text:p>
          </table:table-cell>
          <table:table-cell table:style-name="Table3.A2" office:value-type="string">
            <text:p text:style-name="P27">10. 10. 07</text:p>
          </table:table-cell>
          <table:table-cell table:style-name="Table3.A2" office:value-type="string">
            <text:p text:style-name="P27">22. 10. 07</text:p>
          </table:table-cell>
          <table:table-cell table:style-name="Table3.A2" office:value-type="string">
            <text:p text:style-name="P27">-</text:p>
          </table:table-cell>
          <table:table-cell table:style-name="Table3.G2" office:value-type="string">
            <text:p text:style-name="P27">prebieha</text:p>
          </table:table-cell>
        </table:table-row>
      </table:table>
      <text:p text:style-name="P11"/>
      <text:h text:style-name="Heading_20_1" text:outline-level="1">Stanovenie nových úloh</text:h>
      <text:p text:style-name="P11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26">ID</text:p>
          </table:table-cell>
          <table:table-cell table:style-name="Tabuľka2.A1" office:value-type="string">
            <text:p text:style-name="P26">Člen tímu</text:p>
          </table:table-cell>
          <table:table-cell table:style-name="Tabuľka2.A1" office:value-type="string">
            <text:p text:style-name="P26">Úloha</text:p>
          </table:table-cell>
          <table:table-cell table:style-name="Tabuľka2.A1" office:value-type="string">
            <text:p text:style-name="P26">Začiatok</text:p>
          </table:table-cell>
          <table:table-cell table:style-name="Tabuľka2.E1" office:value-type="string">
            <text:p text:style-name="P26">Koniec</text:p>
          </table:table-cell>
        </table:table-row>
        <table:table-row>
          <table:table-cell table:style-name="Tabuľka2.A2" office:value-type="string">
            <text:p text:style-name="P25">2.1</text:p>
          </table:table-cell>
          <table:table-cell table:style-name="Tabuľka2.A2" office:value-type="string">
            <text:p text:style-name="P25">PC</text:p>
          </table:table-cell>
          <table:table-cell table:style-name="Tabuľka2.A2" office:value-type="string">
            <text:p text:style-name="P24">poslať p. Minárovej adresu web stránky tímu</text:p>
          </table:table-cell>
          <table:table-cell table:style-name="Tabuľka2.A2" office:value-type="string">
            <text:p text:style-name="P25">15. 10. 07</text:p>
          </table:table-cell>
          <table:table-cell table:style-name="Tabuľka2.E2" office:value-type="string">
            <text:p text:style-name="P25">16. 10. 07</text:p>
          </table:table-cell>
        </table:table-row>
        <table:table-row>
          <table:table-cell table:style-name="Tabuľka2.A2" office:value-type="string">
            <text:p text:style-name="P25">2.2</text:p>
          </table:table-cell>
          <table:table-cell table:style-name="Tabuľka2.A2" office:value-type="string">
            <text:p text:style-name="P25">celý tím</text:p>
          </table:table-cell>
          <table:table-cell table:style-name="Tabuľka2.A2" office:value-type="string">
            <text:p text:style-name="P24">prečítať si CakePHP manuál</text:p>
          </table:table-cell>
          <table:table-cell table:style-name="Tabuľka2.A2" office:value-type="string">
            <text:p text:style-name="P25">15. 10. 07</text:p>
          </table:table-cell>
          <table:table-cell table:style-name="Tabuľka2.E2" office:value-type="string">
            <text:p text:style-name="P25">22. 10. 07</text:p>
          </table:table-cell>
        </table:table-row>
        <table:table-row>
          <table:table-cell table:style-name="Tabuľka2.A2" office:value-type="string">
            <text:p text:style-name="P25">2.3</text:p>
          </table:table-cell>
          <table:table-cell table:style-name="Tabuľka2.A2" office:value-type="string">
            <text:p text:style-name="P25">LB, JHO</text:p>
          </table:table-cell>
          <table:table-cell table:style-name="Tabuľka2.A2" office:value-type="string">
            <text:p text:style-name="P24">prejsť si ešte raz zdrojový kód</text:p>
          </table:table-cell>
          <table:table-cell table:style-name="Tabuľka2.A2" office:value-type="string">
            <text:p text:style-name="P25">15. 10. 07</text:p>
          </table:table-cell>
          <table:table-cell table:style-name="Tabuľka2.E2" office:value-type="string">
            <text:p text:style-name="P25">22. 10. 07</text:p>
          </table:table-cell>
        </table:table-row>
        <table:table-row>
          <table:table-cell table:style-name="Tabuľka2.A2" office:value-type="string">
            <text:p text:style-name="P25">2.4</text:p>
          </table:table-cell>
          <table:table-cell table:style-name="Tabuľka2.A2" office:value-type="string">
            <text:p text:style-name="P25">celý tím</text:p>
          </table:table-cell>
          <table:table-cell table:style-name="Tabuľka2.A2" office:value-type="string">
            <text:p text:style-name="P24">rozdeliť role v tíme</text:p>
          </table:table-cell>
          <table:table-cell table:style-name="Tabuľka2.A2" office:value-type="string">
            <text:p text:style-name="P25">15. 10. 07</text:p>
          </table:table-cell>
          <table:table-cell table:style-name="Tabuľka2.E2" office:value-type="string">
            <text:p text:style-name="P25">22. 10. 07</text:p>
          </table:table-cell>
        </table:table-row>
      </table:table>
      <text:p text:style-name="Standard"/>
      <text:p text:style-name="P36">Zápisnica zo stretnutia č. 3</text:p>
      <text:p text:style-name="P2"/>
      <text:p text:style-name="P3">Dátum stretnutia:<text:span text:style-name="T1"><text:tab/>22. 10. 2007</text:span></text:p>
      <text:p text:style-name="P3">Čas stretnutia:<text:span text:style-name="T1"><text:tab/></text:span><text:span text:style-name="T4">od:</text:span><text:span text:style-name="T1"> 10:00<text:tab/></text:span><text:span text:style-name="T4">do: </text:span><text:span text:style-name="T1">13:00</text:span></text:p>
      <text:p text:style-name="P5"><text:span text:style-name="T4">Miesto stretnutia:<text:tab/></text:span>Softvérové štúdio (D07b)</text:p>
      <text:p text:style-name="P6"/>
      <text:p text:style-name="P8"><text:span text:style-name="T4">Vypracoval:</text:span> Bc. Pavol Fábik<text:tab/><text:tab/><text:span text:style-name="T4">Vypracované dňa:</text:span> 22. 10. 2007</text:p>
      <text:p text:style-name="P4"/>
      <text:h text:style-name="Heading_20_1" text:outline-level="1">Zúčastnení</text:h>
      <text:p text:style-name="P9"/>
      <table:table table:name="Tabuľka3" table:style-name="Tabuľka3">
        <table:table-column table:style-name="Tabuľka3.A"/>
        <table:table-column table:style-name="Tabuľka3.B"/>
        <table:table-row>
          <table:table-cell table:style-name="Tabuľka3.A1" office:value-type="string">
            <text:p text:style-name="P24">Pedagóg:</text:p>
          </table:table-cell>
          <table:table-cell table:style-name="Tabuľka3.B1" office:value-type="string">
            <text:p text:style-name="P24">doc. Ing. Jana Minárová, PhD.</text:p>
          </table:table-cell>
        </table:table-row>
        <table:table-row>
          <table:table-cell table:style-name="Tabuľka3.A2" office:value-type="string">
            <text:p text:style-name="P24">Členovia tímu:</text:p>
          </table:table-cell>
          <table:table-cell table:style-name="Tabuľka3.B2" office:value-type="string">
            <text:p text:style-name="P24">Bc. Ľuboš Bartoš (LB)</text:p>
            <text:p text:style-name="P24">Bc. Peter Cích (PC)</text:p>
            <text:p text:style-name="P24">Bc. Pavol Fábik (PF)</text:p>
            <text:p text:style-name="P24">Bc. Ján Garaj (JG)</text:p>
            <text:p text:style-name="P24">Bc. Jozef Hergott (JHE)</text:p>
            <text:p text:style-name="P24">Bc. Jozef Hopko (JHO)</text:p>
          </table:table-cell>
        </table:table-row>
        <table:table-row>
          <table:table-cell table:style-name="Tabuľka3.A2" office:value-type="string">
            <text:p text:style-name="P24">Hostia:</text:p>
          </table:table-cell>
          <table:table-cell table:style-name="Tabuľka3.B2" office:value-type="string">
            <text:p text:style-name="P24">Bc. Durajka František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Prostriedky na podporu tímového projektu</text:p>
      <text:p text:style-name="P11"/>
      <text:h text:style-name="Heading_20_1" text:outline-level="1">Priebeh stretnutia</text:h>
      <text:p text:style-name="Text_20_body"/>
      <text:list text:style-name="L3">
        <text:list-item>
          <text:p text:style-name="P53">diskusia s vedúcim projektu</text:p>
        </text:list-item>
      </text:list>
      <text:list text:style-name="L4">
        <text:list-item>
          <text:p text:style-name="P88">zhodnotenie plnenia úloh z minulého týždňa</text:p>
        </text:list-item>
        <text:list-item>
          <text:p text:style-name="P88">stanovenie nových úloh do ďalšieho stretnutia</text:p>
        </text:list-item>
        <text:list-item>
          <text:p text:style-name="P88">prezentácia kolaboratívneho softvéru e-Group ware</text:p>
        </text:list-item>
        <text:list-item>
          <text:p text:style-name="P88">upload zdrojových kódov do depozitára</text:p>
        </text:list-item>
        <text:list-item>
          <text:p text:style-name="P88">diskusia o spustení webu</text:p>
        </text:list-item>
      </text:list>
      <text:p text:style-name="P11"/>
      <text:h text:style-name="P35" text:outline-level="1">Stav plnenia úloh</text:h>
      <text:p text:style-name="P11"/>
      <table:table table:name="Tabuľka4" table:style-name="Tabuľka4">
        <table:table-column table:style-name="Tabuľka4.A"/>
        <table:table-column table:style-name="Tabuľka4.B"/>
        <table:table-column table:style-name="Tabuľka4.C"/>
        <table:table-column table:style-name="Tabuľka4.D"/>
        <table:table-column table:style-name="Tabuľka4.E"/>
        <table:table-column table:style-name="Tabuľka4.F"/>
        <table:table-column table:style-name="Tabuľka4.G"/>
        <table:table-row>
          <table:table-cell table:style-name="Tabuľka4.A1" office:value-type="string">
            <text:p text:style-name="P26">ID</text:p>
          </table:table-cell>
          <table:table-cell table:style-name="Tabuľka4.A1" office:value-type="string">
            <text:p text:style-name="P26">Člen tímu</text:p>
          </table:table-cell>
          <table:table-cell table:style-name="Tabuľka4.A1" office:value-type="string">
            <text:p text:style-name="P26">Úloha</text:p>
          </table:table-cell>
          <table:table-cell table:style-name="Tabuľka4.A1" office:value-type="string">
            <text:p text:style-name="P26">Začiatok</text:p>
          </table:table-cell>
          <table:table-cell table:style-name="Tabuľka4.A1" office:value-type="string">
            <text:p text:style-name="P26">Koniec</text:p>
          </table:table-cell>
          <table:table-cell table:style-name="Tabuľka4.A1" office:value-type="string">
            <text:p text:style-name="P26">Reálne ukončenie</text:p>
          </table:table-cell>
          <table:table-cell table:style-name="Tabuľka4.G1" office:value-type="string">
            <text:p text:style-name="P26">Stav</text:p>
          </table:table-cell>
        </table:table-row>
        <table:table-row table:style-name="Tabuľka4.2">
          <table:table-cell table:style-name="Tabuľka4.A2" office:value-type="string">
            <text:p text:style-name="P25">1.1</text:p>
          </table:table-cell>
          <table:table-cell table:style-name="Tabuľka4.A2" office:value-type="string">
            <text:p text:style-name="P27">celý tím</text:p>
          </table:table-cell>
          <table:table-cell table:style-name="Tabuľka4.A2" office:value-type="string">
            <text:p text:style-name="P28">analýza pôvodného systému</text:p>
          </table:table-cell>
          <table:table-cell table:style-name="Tabuľka4.A2" office:value-type="string">
            <text:p text:style-name="P27">10. 10. 07</text:p>
          </table:table-cell>
          <table:table-cell table:style-name="Tabuľka4.A2" office:value-type="string">
            <text:p text:style-name="P27">22. 10. 07</text:p>
          </table:table-cell>
          <table:table-cell table:style-name="Tabuľka4.A2" office:value-type="string">
            <text:p text:style-name="P27">22. 10. 07</text:p>
          </table:table-cell>
          <table:table-cell table:style-name="Tabuľka4.G2" office:value-type="string">
            <text:p text:style-name="P27">ukončené</text:p>
          </table:table-cell>
        </table:table-row>
        <table:table-row table:style-name="Tabuľka4.2">
          <table:table-cell table:style-name="Tabuľka4.A2" office:value-type="string">
            <text:p text:style-name="P25">1.2</text:p>
          </table:table-cell>
          <table:table-cell table:style-name="Tabuľka4.A2" office:value-type="string">
            <text:p text:style-name="P27">celý tím</text:p>
          </table:table-cell>
          <table:table-cell table:style-name="Tabuľka4.A2" office:value-type="string">
            <text:p text:style-name="P28">naša analýza problému</text:p>
          </table:table-cell>
          <table:table-cell table:style-name="Tabuľka4.A2" office:value-type="string">
            <text:p text:style-name="P27">10. 10. 07</text:p>
          </table:table-cell>
          <table:table-cell table:style-name="Tabuľka4.A2" office:value-type="string">
            <text:p text:style-name="P27">22. 10. 07</text:p>
          </table:table-cell>
          <table:table-cell table:style-name="Tabuľka4.A2" office:value-type="string">
            <text:p text:style-name="P27">22. 10. 07</text:p>
          </table:table-cell>
          <table:table-cell table:style-name="Tabuľka4.G2" office:value-type="string">
            <text:p text:style-name="P27">ukončené</text:p>
          </table:table-cell>
        </table:table-row>
        <table:table-row table:style-name="Tabuľka4.2">
          <table:table-cell table:style-name="Tabuľka4.A2" office:value-type="string">
            <text:p text:style-name="P25">1.3</text:p>
          </table:table-cell>
          <table:table-cell table:style-name="Tabuľka4.A2" office:value-type="string">
            <text:p text:style-name="P27">celý tím</text:p>
          </table:table-cell>
          <table:table-cell table:style-name="Tabuľka4.A2" office:value-type="string">
            <text:p text:style-name="P28">definovanie rozsahu našej nadstavby na doterajší systém</text:p>
          </table:table-cell>
          <table:table-cell table:style-name="Tabuľka4.A2" office:value-type="string">
            <text:p text:style-name="P27">10. 10. 07</text:p>
          </table:table-cell>
          <table:table-cell table:style-name="Tabuľka4.A2" office:value-type="string">
            <text:p text:style-name="P27">22. 10. 07</text:p>
          </table:table-cell>
          <table:table-cell table:style-name="Tabuľka4.A2" office:value-type="string">
            <text:p text:style-name="P27">22. 10. 07</text:p>
          </table:table-cell>
          <table:table-cell table:style-name="Tabuľka4.G2" office:value-type="string">
            <text:p text:style-name="P27">ukončené</text:p>
          </table:table-cell>
        </table:table-row>
        <table:table-row table:style-name="Tabuľka4.2">
          <table:table-cell table:style-name="Tabuľka4.A2" office:value-type="string">
            <text:p text:style-name="P25">1.6</text:p>
          </table:table-cell>
          <table:table-cell table:style-name="Tabuľka4.A2" office:value-type="string">
            <text:p text:style-name="P27">doc. Ing. Jana Minárová, PhD.</text:p>
          </table:table-cell>
          <table:table-cell table:style-name="Tabuľka4.A2" office:value-type="string">
            <text:p text:style-name="P28">upresnenie podmienok pripojenia k univerzitnej DB <text:s/></text:p>
          </table:table-cell>
          <table:table-cell table:style-name="Tabuľka4.A2" office:value-type="string">
            <text:p text:style-name="P27">10. 10. 07</text:p>
          </table:table-cell>
          <table:table-cell table:style-name="Tabuľka4.A2" office:value-type="string">
            <text:p text:style-name="P27">22. 10. 07</text:p>
          </table:table-cell>
          <table:table-cell table:style-name="Tabuľka4.A2" office:value-type="string">
            <text:p text:style-name="P27">-</text:p>
          </table:table-cell>
          <table:table-cell table:style-name="Tabuľka4.G2" office:value-type="string">
            <text:p text:style-name="P27">prebieha</text:p>
          </table:table-cell>
        </table:table-row>
        <table:table-row table:style-name="Tabuľka4.2">
          <table:table-cell table:style-name="Tabuľka4.A2" office:value-type="string">
            <text:p text:style-name="P25">2.1</text:p>
          </table:table-cell>
          <table:table-cell table:style-name="Tabuľka4.A2" office:value-type="string">
            <text:p text:style-name="P27">PC</text:p>
          </table:table-cell>
          <table:table-cell table:style-name="Tabuľka4.A2" office:value-type="string">
            <text:p text:style-name="P28">poslať p. Minárovej adresu web stránky tímu</text:p>
          </table:table-cell>
          <table:table-cell table:style-name="Tabuľka4.A2" office:value-type="string">
            <text:p text:style-name="P27">15. 10. 07</text:p>
          </table:table-cell>
          <table:table-cell table:style-name="Tabuľka4.A2" office:value-type="string">
            <text:p text:style-name="P27">22. 10. 07</text:p>
          </table:table-cell>
          <table:table-cell table:style-name="Tabuľka4.A2" office:value-type="string">
            <text:p text:style-name="P27">16. 10. 07</text:p>
          </table:table-cell>
          <table:table-cell table:style-name="Tabuľka4.G2" office:value-type="string">
            <text:p text:style-name="P27">ukončené</text:p>
          </table:table-cell>
        </table:table-row>
        <table:table-row table:style-name="Tabuľka4.2">
          <table:table-cell table:style-name="Tabuľka4.A2" office:value-type="string">
            <text:p text:style-name="P25">2.2</text:p>
          </table:table-cell>
          <table:table-cell table:style-name="Tabuľka4.A2" office:value-type="string">
            <text:p text:style-name="P27">celý tím</text:p>
          </table:table-cell>
          <table:table-cell table:style-name="Tabuľka4.A2" office:value-type="string">
            <text:p text:style-name="P28">prečítať si CakePHP manuál</text:p>
          </table:table-cell>
          <table:table-cell table:style-name="Tabuľka4.A2" office:value-type="string">
            <text:p text:style-name="P27">15. 10. 07</text:p>
          </table:table-cell>
          <table:table-cell table:style-name="Tabuľka4.A2" office:value-type="string">
            <text:p text:style-name="P27">22. 10. 07</text:p>
          </table:table-cell>
          <table:table-cell table:style-name="Tabuľka4.A2" office:value-type="string">
            <text:p text:style-name="P27">-</text:p>
          </table:table-cell>
          <table:table-cell table:style-name="Tabuľka4.G2" office:value-type="string">
            <text:p text:style-name="P27">prebieha</text:p>
          </table:table-cell>
        </table:table-row>
        <table:table-row table:style-name="Tabuľka4.2">
          <table:table-cell table:style-name="Tabuľka4.A2" office:value-type="string">
            <text:p text:style-name="P25">2.3</text:p>
          </table:table-cell>
          <table:table-cell table:style-name="Tabuľka4.A2" office:value-type="string">
            <text:p text:style-name="P27">LB, JHO</text:p>
          </table:table-cell>
          <table:table-cell table:style-name="Tabuľka4.A2" office:value-type="string">
            <text:p text:style-name="P28">prejsť si ešte raz zdrojový kód</text:p>
          </table:table-cell>
          <table:table-cell table:style-name="Tabuľka4.A2" office:value-type="string">
            <text:p text:style-name="P27">15. 10. 07</text:p>
          </table:table-cell>
          <table:table-cell table:style-name="Tabuľka4.A2" office:value-type="string">
            <text:p text:style-name="P27">22. 10. 07</text:p>
          </table:table-cell>
          <table:table-cell table:style-name="Tabuľka4.A2" office:value-type="string">
            <text:p text:style-name="P27">-</text:p>
          </table:table-cell>
          <table:table-cell table:style-name="Tabuľka4.G2" office:value-type="string">
            <text:p text:style-name="P27">prebieha</text:p>
          </table:table-cell>
        </table:table-row>
        <table:table-row table:style-name="Tabuľka4.2">
          <table:table-cell table:style-name="Tabuľka4.A2" office:value-type="string">
            <text:p text:style-name="P25">2.4</text:p>
          </table:table-cell>
          <table:table-cell table:style-name="Tabuľka4.A2" office:value-type="string">
            <text:p text:style-name="P27">celý tím</text:p>
          </table:table-cell>
          <table:table-cell table:style-name="Tabuľka4.A2" office:value-type="string">
            <text:p text:style-name="P28">rozdeliť role v tíme</text:p>
          </table:table-cell>
          <table:table-cell table:style-name="Tabuľka4.A2" office:value-type="string">
            <text:p text:style-name="P27">15. 10. 07</text:p>
          </table:table-cell>
          <table:table-cell table:style-name="Tabuľka4.A2" office:value-type="string">
            <text:p text:style-name="P27">22. 10. 07</text:p>
          </table:table-cell>
          <table:table-cell table:style-name="Tabuľka4.A2" office:value-type="string">
            <text:p text:style-name="P27">22. 10. 07</text:p>
          </table:table-cell>
          <table:table-cell table:style-name="Tabuľka4.G2" office:value-type="string">
            <text:p text:style-name="P27">ukončené</text:p>
          </table:table-cell>
        </table:table-row>
      </table:table>
      <text:p text:style-name="P11"/>
      <text:h text:style-name="Heading_20_1" text:outline-level="1">Stanovenie nových úloh</text:h>
      <text:p text:style-name="P11"/>
      <table:table table:name="Tabuľka5" table:style-name="Tabuľka5">
        <table:table-column table:style-name="Tabuľka5.A"/>
        <table:table-column table:style-name="Tabuľka5.B"/>
        <table:table-column table:style-name="Tabuľka5.C"/>
        <table:table-column table:style-name="Tabuľka5.D"/>
        <table:table-column table:style-name="Tabuľka5.E"/>
        <table:table-row>
          <table:table-cell table:style-name="Tabuľka5.A1" office:value-type="string">
            <text:p text:style-name="P26">ID</text:p>
          </table:table-cell>
          <table:table-cell table:style-name="Tabuľka5.A1" office:value-type="string">
            <text:p text:style-name="P26">Člen tímu</text:p>
          </table:table-cell>
          <table:table-cell table:style-name="Tabuľka5.A1" office:value-type="string">
            <text:p text:style-name="P26">Úloha</text:p>
          </table:table-cell>
          <table:table-cell table:style-name="Tabuľka5.A1" office:value-type="string">
            <text:p text:style-name="P26">Začiatok</text:p>
          </table:table-cell>
          <table:table-cell table:style-name="Tabuľka5.E1" office:value-type="string">
            <text:p text:style-name="P26">Koniec</text:p>
          </table:table-cell>
        </table:table-row>
        <table:table-row>
          <table:table-cell table:style-name="Tabuľka5.A2" office:value-type="string">
            <text:p text:style-name="P25">3.1</text:p>
          </table:table-cell>
          <table:table-cell table:style-name="Tabuľka5.A2" office:value-type="string">
            <text:p text:style-name="P25">LB</text:p>
          </table:table-cell>
          <table:table-cell table:style-name="Tabuľka5.A2" office:value-type="string">
            <text:p text:style-name="P24">Dorobiť web stránku (pridať fotky)</text:p>
          </table:table-cell>
          <table:table-cell table:style-name="Tabuľka5.A2" office:value-type="string">
            <text:p text:style-name="P25">22. 10. 07</text:p>
          </table:table-cell>
          <table:table-cell table:style-name="Tabuľka5.E2" office:value-type="string">
            <text:p text:style-name="P25">29. 10. 07</text:p>
          </table:table-cell>
        </table:table-row>
        <table:table-row>
          <table:table-cell table:style-name="Tabuľka5.A2" office:value-type="string">
            <text:p text:style-name="P25">3.2</text:p>
          </table:table-cell>
          <table:table-cell table:style-name="Tabuľka5.A2" office:value-type="string">
            <text:p text:style-name="P25">LB</text:p>
          </table:table-cell>
          <table:table-cell table:style-name="Tabuľka5.A2" office:value-type="string">
            <text:p text:style-name="P24">Pridať na web stránku Myšlienkovú mapu</text:p>
          </table:table-cell>
          <table:table-cell table:style-name="Tabuľka5.A2" office:value-type="string">
            <text:p text:style-name="P25">22. 10. 07</text:p>
          </table:table-cell>
          <table:table-cell table:style-name="Tabuľka5.E2" office:value-type="string">
            <text:p text:style-name="P25">29. 10. 07</text:p>
          </table:table-cell>
        </table:table-row>
        <table:table-row>
          <table:table-cell table:style-name="Tabuľka5.A2" office:value-type="string">
            <text:p text:style-name="P25">3.3</text:p>
          </table:table-cell>
          <table:table-cell table:style-name="Tabuľka5.A2" office:value-type="string">
            <text:p text:style-name="P25">JHE, PC</text:p>
          </table:table-cell>
          <table:table-cell table:style-name="Tabuľka5.A2" office:value-type="string">
            <text:p text:style-name="P24">Vytvorenie dokumentu analýzy</text:p>
          </table:table-cell>
          <table:table-cell table:style-name="Tabuľka5.A2" office:value-type="string">
            <text:p text:style-name="P25">22. 10. 07</text:p>
          </table:table-cell>
          <table:table-cell table:style-name="Tabuľka5.E2" office:value-type="string">
            <text:p text:style-name="P25">29. 10. 07</text:p>
          </table:table-cell>
        </table:table-row>
      </table:table>
      <text:p text:style-name="Standard"/>
      <text:p text:style-name="P36">Zápisnica zo stretnutia č. 4</text:p>
      <text:p text:style-name="P2"/>
      <text:p text:style-name="P3">Dátum stretnutia:<text:span text:style-name="T1"><text:tab/>29. 10. 2007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4">Miesto stretnutia:<text:tab/></text:span>Softvérové štúdio (D07b)</text:p>
      <text:p text:style-name="P6"/>
      <text:p text:style-name="P8"><text:span text:style-name="T4">Vypracoval:</text:span> Bc. Ján Garaj<text:tab/><text:tab/><text:span text:style-name="T4">Vypracované dňa:</text:span> 30. 10. 2007</text:p>
      <text:p text:style-name="P4"/>
      <text:h text:style-name="Heading_20_1" text:outline-level="1">Zúčastnení</text:h>
      <text:p text:style-name="P9"/>
      <table:table table:name="Tabuľka6" table:style-name="Tabuľka6">
        <table:table-column table:style-name="Tabuľka6.A"/>
        <table:table-column table:style-name="Tabuľka6.B"/>
        <table:table-row>
          <table:table-cell table:style-name="Tabuľka6.A1" office:value-type="string">
            <text:p text:style-name="P24">Pedagóg:</text:p>
          </table:table-cell>
          <table:table-cell table:style-name="Tabuľka6.B1" office:value-type="string">
            <text:p text:style-name="P24">doc. Ing. Jana Minárová, PhD.</text:p>
          </table:table-cell>
        </table:table-row>
        <table:table-row>
          <table:table-cell table:style-name="Tabuľka6.A2" office:value-type="string">
            <text:p text:style-name="P24">Členovia tímu:</text:p>
          </table:table-cell>
          <table:table-cell table:style-name="Tabuľka6.B2" office:value-type="string">
            <text:p text:style-name="P24">Bc. Ľuboš Bartoš (LB),</text:p>
            <text:p text:style-name="P24">Bc. Peter Cích (PC)</text:p>
            <text:p text:style-name="P24">Bc. Pavol Fábik (PF),</text:p>
            <text:p text:style-name="P24">Bc. Ján Garaj (JG)</text:p>
            <text:p text:style-name="P24">Bc. Jozef Hergott (JHE)</text:p>
            <text:p text:style-name="P24">Bc. Jozef Hopko (JHO)</text:p>
          </table:table-cell>
        </table:table-row>
        <table:table-row>
          <table:table-cell table:style-name="Tabuľka6.A2" office:value-type="string">
            <text:p text:style-name="P24">Hostia:</text:p>
          </table:table-cell>
          <table:table-cell table:style-name="Tabuľka6.B2" office:value-type="string">
            <text:p text:style-name="P24">prof. Ing. Mária Bieliková, PhD.,</text:p>
            <text:p text:style-name="P24">Bc. František Durajka,</text:p>
            <text:p text:style-name="P24">prom. mat. Ľubica Hanulová,</text:p>
            <text:p text:style-name="P24">Ľubica Husková,</text:p>
            <text:p text:style-name="P24">Ing. Jozef Pažin,</text:p>
            <text:p text:style-name="P24">členovia tímu číslo 12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Požiadavky, možnosti, predstavy na portál pre absolventov zo strany fakulty.</text:p>
      <text:p text:style-name="P11"/>
      <text:h text:style-name="Heading_20_1" text:outline-level="1">Priebeh stretnutia</text:h>
      <text:p text:style-name="Text_20_body"/>
      <text:list text:style-name="L5">
        <text:list-item>
          <text:p text:style-name="P93">diskusia s prof. Bielikovou (oficiálne zastupovala FIIT STU), s pani Huskovou (študijné oddelenie FIIT STU) a s ďalšími zúčastnenými hosťami o problematike ALUMNI. (viď príloha A)</text:p>
        </text:list-item>
      </text:list>
      <text:h text:style-name="P35" text:outline-level="1">Stav plnenia úloh</text:h>
      <text:p text:style-name="P11"/>
      <table:table table:name="Tabuľka7" table:style-name="Tabuľka7">
        <table:table-column table:style-name="Tabuľka7.A"/>
        <table:table-column table:style-name="Tabuľka7.B"/>
        <table:table-column table:style-name="Tabuľka7.C"/>
        <table:table-column table:style-name="Tabuľka7.D"/>
        <table:table-column table:style-name="Tabuľka7.E"/>
        <table:table-column table:style-name="Tabuľka7.F"/>
        <table:table-column table:style-name="Tabuľka7.G"/>
        <table:table-row>
          <table:table-cell table:style-name="Tabuľka7.A1" office:value-type="string">
            <text:p text:style-name="P26">ID</text:p>
          </table:table-cell>
          <table:table-cell table:style-name="Tabuľka7.A1" office:value-type="string">
            <text:p text:style-name="P26">Člen tímu</text:p>
          </table:table-cell>
          <table:table-cell table:style-name="Tabuľka7.A1" office:value-type="string">
            <text:p text:style-name="P26">Úloha</text:p>
          </table:table-cell>
          <table:table-cell table:style-name="Tabuľka7.A1" office:value-type="string">
            <text:p text:style-name="P26">Začiatok</text:p>
          </table:table-cell>
          <table:table-cell table:style-name="Tabuľka7.A1" office:value-type="string">
            <text:p text:style-name="P26">Koniec</text:p>
          </table:table-cell>
          <table:table-cell table:style-name="Tabuľka7.A1" office:value-type="string">
            <text:p text:style-name="P26">Reálne ukončenie</text:p>
          </table:table-cell>
          <table:table-cell table:style-name="Tabuľka7.G1" office:value-type="string">
            <text:p text:style-name="P26">Stav</text:p>
          </table:table-cell>
        </table:table-row>
        <table:table-row table:style-name="Tabuľka7.2">
          <table:table-cell table:style-name="Tabuľka7.A2" office:value-type="string">
            <text:p text:style-name="P25">1.6</text:p>
          </table:table-cell>
          <table:table-cell table:style-name="Tabuľka7.A2" office:value-type="string">
            <text:p text:style-name="P27">doc. Ing. Jana Minárová, PhD.</text:p>
          </table:table-cell>
          <table:table-cell table:style-name="Tabuľka7.A2" office:value-type="string">
            <text:p text:style-name="P28">upresnenie podmienok pripojenia k univerzitnej DB <text:s/></text:p>
          </table:table-cell>
          <table:table-cell table:style-name="Tabuľka7.A2" office:value-type="string">
            <text:p text:style-name="P27">10. 10. 07</text:p>
          </table:table-cell>
          <table:table-cell table:style-name="Tabuľka7.A2" office:value-type="string">
            <text:p text:style-name="P27">29. 10. 07</text:p>
          </table:table-cell>
          <table:table-cell table:style-name="Tabuľka7.A2" office:value-type="string">
            <text:p text:style-name="P27">29. 10. 07</text:p>
          </table:table-cell>
          <table:table-cell table:style-name="Tabuľka7.G2" office:value-type="string">
            <text:p text:style-name="P27">ukončené</text:p>
          </table:table-cell>
        </table:table-row>
        <table:table-row table:style-name="Tabuľka7.2">
          <table:table-cell table:style-name="Tabuľka7.A2" office:value-type="string">
            <text:p text:style-name="P25">2.2</text:p>
          </table:table-cell>
          <table:table-cell table:style-name="Tabuľka7.A2" office:value-type="string">
            <text:p text:style-name="P27">celý tím</text:p>
          </table:table-cell>
          <table:table-cell table:style-name="Tabuľka7.A2" office:value-type="string">
            <text:p text:style-name="P28">prečítať si CakePHP manuál</text:p>
          </table:table-cell>
          <table:table-cell table:style-name="Tabuľka7.A2" office:value-type="string">
            <text:p text:style-name="P27">15. 10. 07</text:p>
          </table:table-cell>
          <table:table-cell table:style-name="Tabuľka7.A2" office:value-type="string">
            <text:p text:style-name="P27">22. 10. 07</text:p>
          </table:table-cell>
          <table:table-cell table:style-name="Tabuľka7.A2" office:value-type="string">
            <text:p text:style-name="P27">-</text:p>
          </table:table-cell>
          <table:table-cell table:style-name="Tabuľka7.G2" office:value-type="string">
            <text:p text:style-name="P27">prebieha</text:p>
          </table:table-cell>
        </table:table-row>
        <table:table-row table:style-name="Tabuľka7.2">
          <table:table-cell table:style-name="Tabuľka7.A2" office:value-type="string">
            <text:p text:style-name="P25">2.3</text:p>
          </table:table-cell>
          <table:table-cell table:style-name="Tabuľka7.A2" office:value-type="string">
            <text:p text:style-name="P27">LB, JHO</text:p>
          </table:table-cell>
          <table:table-cell table:style-name="Tabuľka7.A2" office:value-type="string">
            <text:p text:style-name="P28">prejsť si ešte raz zdrojový kód</text:p>
          </table:table-cell>
          <table:table-cell table:style-name="Tabuľka7.A2" office:value-type="string">
            <text:p text:style-name="P27">15. 10. 07</text:p>
          </table:table-cell>
          <table:table-cell table:style-name="Tabuľka7.A2" office:value-type="string">
            <text:p text:style-name="P27">22. 10. 07</text:p>
          </table:table-cell>
          <table:table-cell table:style-name="Tabuľka7.A2" office:value-type="string">
            <text:p text:style-name="P27">-</text:p>
          </table:table-cell>
          <table:table-cell table:style-name="Tabuľka7.G2" office:value-type="string">
            <text:p text:style-name="P27">prebieha</text:p>
          </table:table-cell>
        </table:table-row>
        <table:table-row table:style-name="Tabuľka7.2">
          <table:table-cell table:style-name="Tabuľka7.A2" office:value-type="string">
            <text:p text:style-name="P25">3.1</text:p>
          </table:table-cell>
          <table:table-cell table:style-name="Tabuľka7.A2" office:value-type="string">
            <text:p text:style-name="P27">LB</text:p>
          </table:table-cell>
          <table:table-cell table:style-name="Tabuľka7.A2" office:value-type="string">
            <text:p text:style-name="P28">dorobiť web stránku (pridať fotky)</text:p>
          </table:table-cell>
          <table:table-cell table:style-name="Tabuľka7.A2" office:value-type="string">
            <text:p text:style-name="P27">22. 10. 07</text:p>
          </table:table-cell>
          <table:table-cell table:style-name="Tabuľka7.A2" office:value-type="string">
            <text:p text:style-name="P27">29. 10. 07</text:p>
          </table:table-cell>
          <table:table-cell table:style-name="Tabuľka7.A2" office:value-type="string">
            <text:p text:style-name="P27">29. 10. 07</text:p>
          </table:table-cell>
          <table:table-cell table:style-name="Tabuľka7.G2" office:value-type="string">
            <text:p text:style-name="P27">ukončené</text:p>
          </table:table-cell>
        </table:table-row>
        <table:table-row table:style-name="Tabuľka7.2">
          <table:table-cell table:style-name="Tabuľka7.A2" office:value-type="string">
            <text:p text:style-name="P25">3.2</text:p>
          </table:table-cell>
          <table:table-cell table:style-name="Tabuľka7.A2" office:value-type="string">
            <text:p text:style-name="P27">LB</text:p>
          </table:table-cell>
          <table:table-cell table:style-name="Tabuľka7.A2" office:value-type="string">
            <text:p text:style-name="P28">pridať na web stránku Myšlienkovú mapu</text:p>
          </table:table-cell>
          <table:table-cell table:style-name="Tabuľka7.A2" office:value-type="string">
            <text:p text:style-name="P27">22. 10. 07</text:p>
          </table:table-cell>
          <table:table-cell table:style-name="Tabuľka7.A2" office:value-type="string">
            <text:p text:style-name="P27">29. 10. 07</text:p>
          </table:table-cell>
          <table:table-cell table:style-name="Tabuľka7.A2" office:value-type="string">
            <text:p text:style-name="P27">29. 10. 07</text:p>
          </table:table-cell>
          <table:table-cell table:style-name="Tabuľka7.G2" office:value-type="string">
            <text:p text:style-name="P27">ukončené</text:p>
          </table:table-cell>
        </table:table-row>
        <table:table-row table:style-name="Tabuľka7.2">
          <table:table-cell table:style-name="Tabuľka7.A2" office:value-type="string">
            <text:p text:style-name="P25">3.3</text:p>
          </table:table-cell>
          <table:table-cell table:style-name="Tabuľka7.A2" office:value-type="string">
            <text:p text:style-name="P27">JHE, PC</text:p>
          </table:table-cell>
          <table:table-cell table:style-name="Tabuľka7.A2" office:value-type="string">
            <text:p text:style-name="P28">vytvorenie dokumentu analýzy</text:p>
          </table:table-cell>
          <table:table-cell table:style-name="Tabuľka7.A2" office:value-type="string">
            <text:p text:style-name="P27">22. 10. 07</text:p>
          </table:table-cell>
          <table:table-cell table:style-name="Tabuľka7.A2" office:value-type="string">
            <text:p text:style-name="P27">29. 10. 07</text:p>
          </table:table-cell>
          <table:table-cell table:style-name="Tabuľka7.A2" office:value-type="string">
            <text:p text:style-name="P27">-</text:p>
          </table:table-cell>
          <table:table-cell table:style-name="Tabuľka7.G2" office:value-type="string">
            <text:p text:style-name="P27">prebieha</text:p>
          </table:table-cell>
        </table:table-row>
      </table:table>
      <text:p text:style-name="P11"/>
      <text:h text:style-name="Heading_20_1" text:outline-level="1">Stanovenie nových úloh</text:h>
      <text:p text:style-name="P11"/>
      <table:table table:name="Tabuľka8" table:style-name="Tabuľka8">
        <table:table-column table:style-name="Tabuľka8.A"/>
        <table:table-column table:style-name="Tabuľka8.B"/>
        <table:table-column table:style-name="Tabuľka8.C"/>
        <table:table-column table:style-name="Tabuľka8.D"/>
        <table:table-column table:style-name="Tabuľka8.E"/>
        <table:table-row>
          <table:table-cell table:style-name="Tabuľka8.A1" office:value-type="string">
            <text:p text:style-name="P26">ID</text:p>
          </table:table-cell>
          <table:table-cell table:style-name="Tabuľka8.A1" office:value-type="string">
            <text:p text:style-name="P26">Člen tímu</text:p>
          </table:table-cell>
          <table:table-cell table:style-name="Tabuľka8.A1" office:value-type="string">
            <text:p text:style-name="P26">Úloha</text:p>
          </table:table-cell>
          <table:table-cell table:style-name="Tabuľka8.A1" office:value-type="string">
            <text:p text:style-name="P26">Začiatok</text:p>
          </table:table-cell>
          <table:table-cell table:style-name="Tabuľka8.E1" office:value-type="string">
            <text:p text:style-name="P26">Koniec</text:p>
          </table:table-cell>
        </table:table-row>
        <table:table-row>
          <table:table-cell table:style-name="Tabuľka8.A2" office:value-type="string">
            <text:p text:style-name="P25">4.1</text:p>
          </table:table-cell>
          <table:table-cell table:style-name="Tabuľka8.A2" office:value-type="string">
            <text:p text:style-name="P25">JG</text:p>
          </table:table-cell>
          <table:table-cell table:style-name="Tabuľka8.A2" office:value-type="string">
            <text:p text:style-name="P24">dohodnúť sa s paralelným tímom na spoločnom modeli databázy, prípadne iných skutočnostiach</text:p>
          </table:table-cell>
          <table:table-cell table:style-name="Tabuľka8.A2" office:value-type="string">
            <text:p text:style-name="P25">29. 10. 2007</text:p>
          </table:table-cell>
          <table:table-cell table:style-name="Tabuľka8.E2" office:value-type="string">
            <text:p text:style-name="P25">5. 11. 2007</text:p>
          </table:table-cell>
        </table:table-row>
        <table:table-row>
          <table:table-cell table:style-name="Tabuľka8.A2" office:value-type="string">
            <text:p text:style-name="P25">4.2</text:p>
          </table:table-cell>
          <table:table-cell table:style-name="Tabuľka8.A2" office:value-type="string">
            <text:p text:style-name="P25">doc. Ing. Jana Minárová, PhD.</text:p>
          </table:table-cell>
          <table:table-cell table:style-name="Tabuľka8.A2" office:value-type="string">
            <text:p text:style-name="P24">poslať tímu štruktúru databázy z AIS</text:p>
          </table:table-cell>
          <table:table-cell table:style-name="Tabuľka8.A2" office:value-type="string">
            <text:p text:style-name="P25">29. 10. 2007</text:p>
          </table:table-cell>
          <table:table-cell table:style-name="Tabuľka8.E2" office:value-type="string">
            <text:p text:style-name="P25">5. 11. 2007</text:p>
          </table:table-cell>
        </table:table-row>
        <table:table-row>
          <table:table-cell table:style-name="Tabuľka8.A2" office:value-type="string">
            <text:p text:style-name="P25">4.3</text:p>
          </table:table-cell>
          <table:table-cell table:style-name="Tabuľka8.A2" office:value-type="string">
            <text:p text:style-name="P25">PC</text:p>
          </table:table-cell>
          <table:table-cell table:style-name="Tabuľka8.A2" office:value-type="string">
            <text:p text:style-name="P24">poslať <text:s/>link na dokumentáciu (foto/video) zo stretnutia prof. Bielikovej</text:p>
          </table:table-cell>
          <table:table-cell table:style-name="Tabuľka8.A2" office:value-type="string">
            <text:p text:style-name="P25">29. 10. 2007</text:p>
          </table:table-cell>
          <table:table-cell table:style-name="Tabuľka8.E2" office:value-type="string">
            <text:p text:style-name="P25">5. 11. 2007</text:p>
          </table:table-cell>
        </table:table-row>
        <table:table-row>
          <table:table-cell table:style-name="Tabuľka8.A2" office:value-type="string">
            <text:p text:style-name="P25">4.4</text:p>
          </table:table-cell>
          <table:table-cell table:style-name="Tabuľka8.A2" office:value-type="string">
            <text:p text:style-name="P25">JG</text:p>
          </table:table-cell>
          <table:table-cell table:style-name="Tabuľka8.A2" office:value-type="string">
            <text:p text:style-name="P24">zaobstarať od p. Huskovej dotazník pre absolventov</text:p>
          </table:table-cell>
          <table:table-cell table:style-name="Tabuľka8.A2" office:value-type="string">
            <text:p text:style-name="P25">29. 10. 2007</text:p>
          </table:table-cell>
          <table:table-cell table:style-name="Tabuľka8.E2" office:value-type="string">
            <text:p text:style-name="P25">5. 11. 2007</text:p>
          </table:table-cell>
        </table:table-row>
      </table:table>
      <text:h text:style-name="P39" text:outline-level="1"/>
      <text:h text:style-name="P41" text:outline-level="1">Príloha Záznam stretnutia</text:h>
      <text:p text:style-name="P40">Myšlienky, ktoré zazneli na stretnutí:</text:p>
      <text:p text:style-name="P16">Ciele ALUMNI:<text:tab/></text:p>
      <text:list text:style-name="L6">
        <text:list-item>
          <text:p text:style-name="P217">ostať v kontakte s absolventmi</text:p>
        </text:list-item>
        <text:list-item>
          <text:p text:style-name="P217">komunikácia fakulta &lt;=&gt; absolventi (nie je primárnym cieľom komunikácia medzi absolventmi navzájom)</text:p>
        </text:list-item>
      </text:list>
      <text:p text:style-name="P14"/>
      <text:p text:style-name="P14"><text:span text:style-name="T6">Problém:</text:span> </text:p>
      <text:list text:style-name="L7">
        <text:list-item>
          <text:p text:style-name="P219">ako motivovať absolventov k používaniu ALUMNI systému?</text:p>
        </text:list-item>
        <text:list-item>
          <text:p text:style-name="P219">už v priebehu štúdia by mali mať študenti prístup do ALUMNI, najlepšie pod tým istým heslom ako do AIS. V rámci tohto systému si budú môcť vyhľadávať, prípadne aj prezerať študentské práce – podľa tém, kľúčových slov,<text:span text:style-name="T7">…</text:span></text:p>
        </text:list-item>
      </text:list>
      <text:p text:style-name="P14"/>
      <text:p text:style-name="P14"><text:span text:style-name="T6">Integrácia s existujúcimi systémami:</text:span><text:tab/></text:p>
      <text:list text:style-name="L8">
        <text:list-item>
          <text:p text:style-name="P221">fiit.stuba.sk – približne dizajnovo</text:p>
        </text:list-item>
        <text:list-item>
          <text:p text:style-name="P221">Yonban – získanie údajov o projektoch</text:p>
        </text:list-item>
        <text:list-item>
          <text:p text:style-name="P221">AIS – autentifikácia (ako študent), meno, priezvisko, iné študijné údaje, ktoré AIS obsahuje, aby absolvent nemusel vypĺňať veľa dát (hlavne ak ich už raz zadal)</text:p>
        </text:list-item>
        <text:list-item>
          <text:p text:style-name="P221">„excel file“ – obsahujúci zoznam absolventov, ktorí dali súhlas na spracovanie svojich údajov</text:p>
        </text:list-item>
        <text:list-item>
          <text:p text:style-name="P221">„old records“ – záznamy o absolventoch z pred rádovo niekoľkých rokov – tieto dáta nie sú v žiadnom systéme, momentálne sa tento problém rieši na úrovni doktorandského štúdia</text:p>
        </text:list-item>
      </text:list>
      <text:p text:style-name="P14"/>
      <text:p text:style-name="P15">Technické veci:</text:p>
      <text:list text:style-name="L9">
        <text:list-item>
          <text:p text:style-name="P226">je potrebné ich konzultovať s p. Gnippovou, p. Horváthom (AIS) a p. Steinmullerom (server. zdroje)</text:p>
        </text:list-item>
      </text:list>
      <text:p text:style-name="P14"/>
      <text:p text:style-name="P15">Ochrana osobných údajov:</text:p>
      <text:list text:style-name="L10">
        <text:list-item>
          <text:p text:style-name="P227">bez súhlasu je možné zverejniť iba meno, priezvisko a rok ukončenia</text:p>
        </text:list-item>
        <text:list-item>
          <text:p text:style-name="P227">so súhlasom – riešiť citlivo hlavne privátne dáta (mail, zamestnávateľ, tel.)</text:p>
        </text:list-item>
      </text:list>
      <text:p text:style-name="P14"/>
      <text:p text:style-name="P15">Výstupy:</text:p>
      <text:list text:style-name="L11">
        <text:list-item>
          <text:p text:style-name="P229">ideálne do xls formátu</text:p>
        </text:list-item>
        <text:list-item>
          <text:p text:style-name="P229">idea – automatické generovanie ročeniek do pdf (latex) formátu</text:p>
        </text:list-item>
        <text:list-item>
          <text:p text:style-name="P229">verejnosť (neprihlásený) bude mať možnosť iba prezerať základný zoznam absolventov</text:p>
        </text:list-item>
      </text:list>
      <text:p text:style-name="P14"/>
      <text:p text:style-name="P15">Kontaktovanie fakultou:</text:p>
      <text:list text:style-name="L12">
        <text:list-item>
          <text:p text:style-name="P232">možnosť hromadného emailu</text:p>
        </text:list-item>
        <text:list-item>
          <text:p text:style-name="P232">selektívny výber reprezentatívnej vzorky absolventov</text:p>
        </text:list-item>
        <text:list-item>
          <text:p text:style-name="P232">možnosť pre fakultu zadať dotazník (anketu) pre absolventov</text:p>
          <text:p text:style-name="P232"/>
        </text:list-item>
      </text:list>
      <text:p text:style-name="P14"><text:span text:style-name="T6">Číselníky v systéme</text:span> (pre štatistické účely, doplniť podľa dodaného vzorového dotazníka):</text:p>
      <text:list text:style-name="L13">
        <text:list-item>
          <text:p text:style-name="P236">odvetvia zamestnania</text:p>
        </text:list-item>
        <text:list-item>
          <text:p text:style-name="P236"><text:soft-page-break/>role v zamestnaní (naplniť podľa profesia.sk, prípadne podľa ACM klasifikácie pojmov)</text:p>
        </text:list-item>
      </text:list>
      <text:p text:style-name="P14"/>
      <text:p text:style-name="P14">Špeciality typu <text:span text:style-name="T6">mapa spolužiakov vo svete</text:span> a podobne je dobrá myšlienka, ale nie je to prvoradým cieľom systému, takže sa na ne veľmi nezameriavať.</text:p>
      <text:p text:style-name="P14"/>
      <text:p text:style-name="Standard"/>
      <text:p text:style-name="P36">Zápisnica zo stretnutia č. 5</text:p>
      <text:p text:style-name="P2"/>
      <text:p text:style-name="P3">Dátum stretnutia:<text:span text:style-name="T1"><text:tab/>5. 11. 2007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4">Miesto stretnutia:<text:tab/></text:span>Softvérové štúdio (D07b)</text:p>
      <text:p text:style-name="P6"/>
      <text:p text:style-name="P8"><text:span text:style-name="T4">Vypracoval:</text:span> Bc. Jozef Hergott<text:tab/><text:tab/><text:span text:style-name="T4">Vypracované dňa:</text:span> 6. 11. 2007</text:p>
      <text:p text:style-name="P4"/>
      <text:h text:style-name="Heading_20_1" text:outline-level="1">Zúčastnení</text:h>
      <text:p text:style-name="P9"/>
      <table:table table:name="Tabuľka9" table:style-name="Tabuľka9">
        <table:table-column table:style-name="Tabuľka9.A"/>
        <table:table-column table:style-name="Tabuľka9.B"/>
        <table:table-row>
          <table:table-cell table:style-name="Tabuľka9.A1" office:value-type="string">
            <text:p text:style-name="P24">Pedagóg:</text:p>
          </table:table-cell>
          <table:table-cell table:style-name="Tabuľka9.B1" office:value-type="string">
            <text:p text:style-name="P24">doc. Ing. Jana Minárová, PhD.</text:p>
          </table:table-cell>
        </table:table-row>
        <table:table-row>
          <table:table-cell table:style-name="Tabuľka9.A2" office:value-type="string">
            <text:p text:style-name="P24">Členovia tímu:</text:p>
          </table:table-cell>
          <table:table-cell table:style-name="Tabuľka9.B2" office:value-type="string">
            <text:p text:style-name="P24">Bc. Ľuboš Bartoš (LB)</text:p>
            <text:p text:style-name="P24">Bc. Peter Cích (PC)</text:p>
            <text:p text:style-name="P24">Bc. Pavol Fábik (PF)</text:p>
            <text:p text:style-name="P24">Bc. Ján Garaj (JG)</text:p>
            <text:p text:style-name="P24">Bc. Jozef Hergott (JHE)</text:p>
            <text:p text:style-name="P24">Bc. Jozef Hopko (JHO)</text:p>
          </table:table-cell>
        </table:table-row>
        <table:table-row>
          <table:table-cell table:style-name="Tabuľka9.A2" office:value-type="string">
            <text:p text:style-name="P24">Hostia:</text:p>
          </table:table-cell>
          <table:table-cell table:style-name="Tabuľka9.B2" office:value-type="string">
            <text:p text:style-name="P24">Bc. František D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Dokument analýzy, špecifikácie a hrubého návrhu</text:p>
      <text:p text:style-name="P11"/>
      <text:h text:style-name="Heading_20_1" text:outline-level="1">Priebeh stretnutia</text:h>
      <text:p text:style-name="Text_20_body"/>
      <text:list text:style-name="L14">
        <text:list-item>
          <text:p text:style-name="P54">zhodnotenie plnenia úloh v minulom týždni</text:p>
        </text:list-item>
        <text:list-item>
          <text:p text:style-name="P61">získanie obsahu databázy AIS</text:p>
        </text:list-item>
        <text:list-item>
          <text:p text:style-name="P61">získanie aktuálnych číselníkov štatistického úradu (kraje, zamestnania, …)</text:p>
        </text:list-item>
        <text:list-item>
          <text:p text:style-name="P61">neformálna dohoda o spolupráci s tímom č. 12</text:p>
        </text:list-item>
        <text:list-item>
          <text:p text:style-name="P70">diskusia o dostupnosti web stránky</text:p>
        </text:list-item>
        <text:list-item>
          <text:p text:style-name="P70">prezentácia dokumentácie doc. Minárovej a diskusia o obsahu tohto dokumentu – štruktúra dokumentu hodnotená kladne</text:p>
        </text:list-item>
        <text:list-item>
          <text:p text:style-name="P70">diskusia o využití wiki, prezentácia použitia</text:p>
        </text:list-item>
        <text:list-item>
          <text:p text:style-name="P70"><text:soft-page-break/>diskusia o layoute dokumentu – dohodli sme sa na štandardnom layoute</text:p>
        </text:list-item>
        <text:list-item>
          <text:p text:style-name="P70">práca na špecifikácii systému</text:p>
        </text:list-item>
        <text:list-item>
          <text:p text:style-name="P61">určenie používateľov systému (ako v minuloročnom systéme): <text:span text:style-name="T6">anonymný</text:span> <text:span text:style-name="T6">používateľ</text:span>, <text:span text:style-name="T6">alumnus</text:span> (absolvent), <text:span text:style-name="T6">správca obsahu</text:span></text:p>
        </text:list-item>
        <text:list-item>
          <text:p text:style-name="P61">určenie častí systému: profil absolventa, prezentačný modul (s vyhľadávaním), bezpečnostný modul, anketový modul, štatistický modul, novinky, komunikácia, import dát, export dát</text:p>
        </text:list-item>
        <text:list-item>
          <text:p text:style-name="P70">diskusia o používateľskom rozhraní – kam umiestnime nové funkcie (prístup k štatistickému modulu)</text:p>
        </text:list-item>
        <text:list-item>
          <text:p text:style-name="P61">návrh vytvoriť nové menu – Projekty, ktoré by urýchlilo prístup k záverečným prácam a umožnilo by ich vyhľadávanie</text:p>
        </text:list-item>
        <text:list-item>
          <text:p text:style-name="P70">rozdelenie úloh do budúceho týždňa</text:p>
        </text:list-item>
      </text:list>
      <text:h text:style-name="Heading_20_1" text:outline-level="1">Stav plnenia úloh</text:h>
      <text:p text:style-name="P11"/>
      <table:table table:name="Tabuľka10" table:style-name="Tabuľka10">
        <table:table-column table:style-name="Tabuľka10.A"/>
        <table:table-column table:style-name="Tabuľka10.B"/>
        <table:table-column table:style-name="Tabuľka10.C"/>
        <table:table-column table:style-name="Tabuľka10.D"/>
        <table:table-column table:style-name="Tabuľka10.E"/>
        <table:table-column table:style-name="Tabuľka10.F"/>
        <table:table-column table:style-name="Tabuľka10.G"/>
        <table:table-row>
          <table:table-cell table:style-name="Tabuľka10.A1" office:value-type="string">
            <text:p text:style-name="P26">ID</text:p>
          </table:table-cell>
          <table:table-cell table:style-name="Tabuľka10.A1" office:value-type="string">
            <text:p text:style-name="P26">Člen tímu</text:p>
          </table:table-cell>
          <table:table-cell table:style-name="Tabuľka10.A1" office:value-type="string">
            <text:p text:style-name="P26">Úloha</text:p>
          </table:table-cell>
          <table:table-cell table:style-name="Tabuľka10.A1" office:value-type="string">
            <text:p text:style-name="P26">Začiatok</text:p>
          </table:table-cell>
          <table:table-cell table:style-name="Tabuľka10.A1" office:value-type="string">
            <text:p text:style-name="P26">Koniec</text:p>
          </table:table-cell>
          <table:table-cell table:style-name="Tabuľka10.A1" office:value-type="string">
            <text:p text:style-name="P26">Reálne ukončenie</text:p>
          </table:table-cell>
          <table:table-cell table:style-name="Tabuľka10.G1" office:value-type="string">
            <text:p text:style-name="P26">Stav</text:p>
          </table:table-cell>
        </table:table-row>
        <table:table-row table:style-name="Tabuľka10.2">
          <table:table-cell table:style-name="Tabuľka10.A2" office:value-type="string">
            <text:p text:style-name="P25">2.2</text:p>
          </table:table-cell>
          <table:table-cell table:style-name="Tabuľka10.A2" office:value-type="string">
            <text:p text:style-name="P27">celý tím</text:p>
          </table:table-cell>
          <table:table-cell table:style-name="Tabuľka10.A2" office:value-type="string">
            <text:p text:style-name="P28">prečítať si CakePHP manuál</text:p>
          </table:table-cell>
          <table:table-cell table:style-name="Tabuľka10.A2" office:value-type="string">
            <text:p text:style-name="P27">15. 10. 07</text:p>
          </table:table-cell>
          <table:table-cell table:style-name="Tabuľka10.A2" office:value-type="string">
            <text:p text:style-name="P27">22. 10. 07</text:p>
          </table:table-cell>
          <table:table-cell table:style-name="Tabuľka10.A2" office:value-type="string">
            <text:p text:style-name="P27">-</text:p>
          </table:table-cell>
          <table:table-cell table:style-name="Tabuľka10.G2" office:value-type="string">
            <text:p text:style-name="P27">prebieha</text:p>
          </table:table-cell>
        </table:table-row>
        <table:table-row table:style-name="Tabuľka10.2">
          <table:table-cell table:style-name="Tabuľka10.A2" office:value-type="string">
            <text:p text:style-name="P25">2.3</text:p>
          </table:table-cell>
          <table:table-cell table:style-name="Tabuľka10.A2" office:value-type="string">
            <text:p text:style-name="P27">LB, JHO</text:p>
          </table:table-cell>
          <table:table-cell table:style-name="Tabuľka10.A2" office:value-type="string">
            <text:p text:style-name="P28">prejsť si ešte raz zdrojový kód</text:p>
          </table:table-cell>
          <table:table-cell table:style-name="Tabuľka10.A2" office:value-type="string">
            <text:p text:style-name="P27">15. 10. 07</text:p>
          </table:table-cell>
          <table:table-cell table:style-name="Tabuľka10.A2" office:value-type="string">
            <text:p text:style-name="P27">22. 10. 07</text:p>
          </table:table-cell>
          <table:table-cell table:style-name="Tabuľka10.A2" office:value-type="string">
            <text:p text:style-name="P27">-</text:p>
          </table:table-cell>
          <table:table-cell table:style-name="Tabuľka10.G2" office:value-type="string">
            <text:p text:style-name="P27">prebieha</text:p>
          </table:table-cell>
        </table:table-row>
        <table:table-row table:style-name="Tabuľka10.2">
          <table:table-cell table:style-name="Tabuľka10.A2" office:value-type="string">
            <text:p text:style-name="P25">3.3</text:p>
          </table:table-cell>
          <table:table-cell table:style-name="Tabuľka10.A2" office:value-type="string">
            <text:p text:style-name="P27">JHE, PC</text:p>
          </table:table-cell>
          <table:table-cell table:style-name="Tabuľka10.A2" office:value-type="string">
            <text:p text:style-name="P28">vytvorenie dokumentu analýzy</text:p>
          </table:table-cell>
          <table:table-cell table:style-name="Tabuľka10.A2" office:value-type="string">
            <text:p text:style-name="P27">22. 10. 07</text:p>
          </table:table-cell>
          <table:table-cell table:style-name="Tabuľka10.A2" office:value-type="string">
            <text:p text:style-name="P27">29. 10. 07</text:p>
          </table:table-cell>
          <table:table-cell table:style-name="Tabuľka10.A2" office:value-type="string">
            <text:p text:style-name="P27">4. 11. 07</text:p>
          </table:table-cell>
          <table:table-cell table:style-name="Tabuľka10.G2" office:value-type="string">
            <text:p text:style-name="P27">ukončené</text:p>
          </table:table-cell>
        </table:table-row>
        <table:table-row table:style-name="Tabuľka10.2">
          <table:table-cell table:style-name="Tabuľka10.A2" office:value-type="string">
            <text:p text:style-name="P25">4.1</text:p>
          </table:table-cell>
          <table:table-cell table:style-name="Tabuľka10.A2" office:value-type="string">
            <text:p text:style-name="P27">JG</text:p>
          </table:table-cell>
          <table:table-cell table:style-name="Tabuľka10.A2" office:value-type="string">
            <text:p text:style-name="P28">dohodnúť sa s paralelným tímom na spoločnom modeli databázy, prípadne iných skutočnostiach</text:p>
          </table:table-cell>
          <table:table-cell table:style-name="Tabuľka10.A2" office:value-type="string">
            <text:p text:style-name="P27">29. 10. 07</text:p>
          </table:table-cell>
          <table:table-cell table:style-name="Tabuľka10.A2" office:value-type="string">
            <text:p text:style-name="P27">5. 11. 07</text:p>
          </table:table-cell>
          <table:table-cell table:style-name="Tabuľka10.A2" office:value-type="string">
            <text:p text:style-name="P27">-</text:p>
          </table:table-cell>
          <table:table-cell table:style-name="Tabuľka10.G2" office:value-type="string">
            <text:p text:style-name="P27">prebieha</text:p>
          </table:table-cell>
        </table:table-row>
        <table:table-row table:style-name="Tabuľka10.6">
          <table:table-cell table:style-name="Tabuľka10.A2" office:value-type="string">
            <text:p text:style-name="P25">4.2</text:p>
          </table:table-cell>
          <table:table-cell table:style-name="Tabuľka10.A2" office:value-type="string">
            <text:p text:style-name="P27">doc. Ing. Jana Minárová, PhD.</text:p>
          </table:table-cell>
          <table:table-cell table:style-name="Tabuľka10.A2" office:value-type="string">
            <text:p text:style-name="P28">poslať tímu štruktúru databázy z AIS</text:p>
          </table:table-cell>
          <table:table-cell table:style-name="Tabuľka10.A2" office:value-type="string">
            <text:p text:style-name="P27">29. 10. 07</text:p>
          </table:table-cell>
          <table:table-cell table:style-name="Tabuľka10.E6" office:value-type="string">
            <text:p text:style-name="P27">5. 11. 07</text:p>
          </table:table-cell>
          <table:table-cell table:style-name="Tabuľka10.A2" office:value-type="string">
            <text:p text:style-name="P27">30. 10. 07</text:p>
          </table:table-cell>
          <table:table-cell table:style-name="Tabuľka10.G2" office:value-type="string">
            <text:p text:style-name="P27">ukončené</text:p>
          </table:table-cell>
        </table:table-row>
        <table:table-row table:style-name="Tabuľka10.6">
          <table:table-cell table:style-name="Tabuľka10.A2" office:value-type="string">
            <text:p text:style-name="P25">4.3</text:p>
          </table:table-cell>
          <table:table-cell table:style-name="Tabuľka10.A2" office:value-type="string">
            <text:p text:style-name="P27">PC</text:p>
          </table:table-cell>
          <table:table-cell table:style-name="Tabuľka10.A2" office:value-type="string">
            <text:p text:style-name="P28">poslať <text:s/>link na dokumentáciu (foto/video) zo stretnutia prof. Bielikovej</text:p>
          </table:table-cell>
          <table:table-cell table:style-name="Tabuľka10.A2" office:value-type="string">
            <text:p text:style-name="P27">29. 10. 07</text:p>
          </table:table-cell>
          <table:table-cell table:style-name="Tabuľka10.E6" office:value-type="string">
            <text:p text:style-name="P27">5. 11. 07</text:p>
          </table:table-cell>
          <table:table-cell table:style-name="Tabuľka10.A2" office:value-type="string">
            <text:p text:style-name="P27">-</text:p>
          </table:table-cell>
          <table:table-cell table:style-name="Tabuľka10.G2" office:value-type="string">
            <text:p text:style-name="P27">prebieha</text:p>
          </table:table-cell>
        </table:table-row>
        <table:table-row table:style-name="Tabuľka10.6">
          <table:table-cell table:style-name="Tabuľka10.A2" office:value-type="string">
            <text:p text:style-name="P25">4.4</text:p>
          </table:table-cell>
          <table:table-cell table:style-name="Tabuľka10.A2" office:value-type="string">
            <text:p text:style-name="P27">JG</text:p>
          </table:table-cell>
          <table:table-cell table:style-name="Tabuľka10.A2" office:value-type="string">
            <text:p text:style-name="P28">zaobstarať od p. Huskovej dotazník pre absolventov</text:p>
          </table:table-cell>
          <table:table-cell table:style-name="Tabuľka10.A2" office:value-type="string">
            <text:p text:style-name="P27">29. 10. 07</text:p>
          </table:table-cell>
          <table:table-cell table:style-name="Tabuľka10.E6" office:value-type="string">
            <text:p text:style-name="P27">5. 11. 07</text:p>
          </table:table-cell>
          <table:table-cell table:style-name="Tabuľka10.A2" office:value-type="string">
            <text:p text:style-name="P27">2. 11. 07</text:p>
          </table:table-cell>
          <table:table-cell table:style-name="Tabuľka10.G2" office:value-type="string">
            <text:p text:style-name="P27">ukončené</text:p>
          </table:table-cell>
        </table:table-row>
      </table:table>
      <text:h text:style-name="Heading_20_1" text:outline-level="1">Stanovenie nových úloh</text:h>
      <text:p text:style-name="P9"/>
      <table:table table:name="Tabuľka11" table:style-name="Tabuľka11">
        <table:table-column table:style-name="Tabuľka11.A"/>
        <table:table-column table:style-name="Tabuľka11.B"/>
        <table:table-column table:style-name="Tabuľka11.C"/>
        <table:table-column table:style-name="Tabuľka11.D"/>
        <table:table-column table:style-name="Tabuľka11.E"/>
        <table:table-row>
          <table:table-cell table:style-name="Tabuľka11.A1" office:value-type="string">
            <text:p text:style-name="P26">ID</text:p>
          </table:table-cell>
          <table:table-cell table:style-name="Tabuľka11.A1" office:value-type="string">
            <text:p text:style-name="P26">Člen tímu</text:p>
          </table:table-cell>
          <table:table-cell table:style-name="Tabuľka11.A1" office:value-type="string">
            <text:p text:style-name="P26">Úloha</text:p>
          </table:table-cell>
          <table:table-cell table:style-name="Tabuľka11.A1" office:value-type="string">
            <text:p text:style-name="P26">Začiatok</text:p>
          </table:table-cell>
          <table:table-cell table:style-name="Tabuľka11.E1" office:value-type="string">
            <text:p text:style-name="P26">Koniec</text:p>
          </table:table-cell>
        </table:table-row>
        <table:table-row>
          <table:table-cell table:style-name="Tabuľka11.A2" office:value-type="string">
            <text:p text:style-name="P25">5.1</text:p>
          </table:table-cell>
          <table:table-cell table:style-name="Tabuľka11.A2" office:value-type="string">
            <text:p text:style-name="P25">celý tím</text:p>
          </table:table-cell>
          <table:table-cell table:style-name="Tabuľka11.A2" office:value-type="string">
            <text:p text:style-name="P24">naštudovať si obsah databázy AIS</text:p>
          </table:table-cell>
          <table:table-cell table:style-name="Tabuľka11.A2" office:value-type="string">
            <text:p text:style-name="P25">5. 11. 07</text:p>
          </table:table-cell>
          <table:table-cell table:style-name="Tabuľka11.E2" office:value-type="string">
            <text:p text:style-name="P25">12. 11. 07</text:p>
          </table:table-cell>
        </table:table-row>
        <table:table-row>
          <table:table-cell table:style-name="Tabuľka11.A2" office:value-type="string">
            <text:p text:style-name="P25">5.2</text:p>
          </table:table-cell>
          <table:table-cell table:style-name="Tabuľka11.A2" office:value-type="string">
            <text:p text:style-name="P25">celý tím</text:p>
          </table:table-cell>
          <table:table-cell table:style-name="Tabuľka11.A2" office:value-type="string">
            <text:p text:style-name="P24">vypracovanie pridelených častí analýzy</text:p>
          </table:table-cell>
          <table:table-cell table:style-name="Tabuľka11.A2" office:value-type="string">
            <text:p text:style-name="P25">5. 11. 07</text:p>
          </table:table-cell>
          <table:table-cell table:style-name="Tabuľka11.E2" office:value-type="string">
            <text:p text:style-name="P25">9. 11. 07</text:p>
          </table:table-cell>
        </table:table-row>
        <table:table-row>
          <table:table-cell table:style-name="Tabuľka11.A2" office:value-type="string">
            <text:p text:style-name="P25">5.3</text:p>
          </table:table-cell>
          <table:table-cell table:style-name="Tabuľka11.A2" office:value-type="string">
            <text:p text:style-name="P25">JHE, PC</text:p>
          </table:table-cell>
          <table:table-cell table:style-name="Tabuľka11.A2" office:value-type="string">
            <text:p text:style-name="P24">dokončenie dokumentu analýzy</text:p>
          </table:table-cell>
          <table:table-cell table:style-name="Tabuľka11.A2" office:value-type="string">
            <text:p text:style-name="P25">5. 11. 07</text:p>
          </table:table-cell>
          <table:table-cell table:style-name="Tabuľka11.E2" office:value-type="string">
            <text:p text:style-name="P25">12. 11. 07</text:p>
          </table:table-cell>
        </table:table-row>
      </table:table>
      <text:p text:style-name="P18"><text:soft-page-break/>Zápisnica zo stretnutia č. 6</text:p>
      <text:p text:style-name="P2"/>
      <text:p text:style-name="P3">Dátum stretnutia:<text:span text:style-name="T1"><text:tab/>12. 11. 2007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4">Miesto stretnutia:<text:tab/></text:span>Softvérové štúdio (D07b)</text:p>
      <text:p text:style-name="P6"/>
      <text:p text:style-name="P8"><text:span text:style-name="T4">Vypracoval:</text:span> Bc. Jozef Hopko<text:tab/><text:tab/><text:span text:style-name="T4">Vypracované dňa:</text:span> 12. 11. 2007</text:p>
      <text:p text:style-name="P4"/>
      <text:h text:style-name="Heading_20_1" text:outline-level="1">Zúčastnení</text:h>
      <text:p text:style-name="P9"/>
      <table:table table:name="Tabuľka12" table:style-name="Tabuľka12">
        <table:table-column table:style-name="Tabuľka12.A"/>
        <table:table-column table:style-name="Tabuľka12.B"/>
        <table:table-row>
          <table:table-cell table:style-name="Tabuľka12.A1" office:value-type="string">
            <text:p text:style-name="P24">Pedagóg:</text:p>
          </table:table-cell>
          <table:table-cell table:style-name="Tabuľka12.B1" office:value-type="string">
            <text:p text:style-name="P24">doc. Ing. Jana Minárová, PhD.</text:p>
          </table:table-cell>
        </table:table-row>
        <table:table-row>
          <table:table-cell table:style-name="Tabuľka12.A2" office:value-type="string">
            <text:p text:style-name="P24">Členovia tímu:</text:p>
          </table:table-cell>
          <table:table-cell table:style-name="Tabuľka12.B2" office:value-type="string">
            <text:p text:style-name="P24">Bc. Ľuboš Bartoš (LB)</text:p>
            <text:p text:style-name="P24">Bc. Peter Cích (PC)</text:p>
            <text:p text:style-name="P24">Bc. Pavol Fábik (PF)</text:p>
            <text:p text:style-name="P24">Bc. Ján Garaj (JG)</text:p>
            <text:p text:style-name="P24">Bc. Jozef Hergott (JHE)</text:p>
            <text:p text:style-name="P24">Bc. Jozef Hopko (JHO)</text:p>
          </table:table-cell>
        </table:table-row>
        <table:table-row>
          <table:table-cell table:style-name="Tabuľka12.A2" office:value-type="string">
            <text:p text:style-name="P24">Hostia:</text:p>
          </table:table-cell>
          <table:table-cell table:style-name="Tabuľka12.B2" office:value-type="string">
            <text:p text:style-name="P24">Bc. František Durajka</text:p>
            <text:p text:style-name="P24">RNDr. Marta Gnipová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Stav dokumentácie, import údajov, autentifikácia používateľov</text:p>
      <text:p text:style-name="P11"/>
      <text:h text:style-name="Heading_20_1" text:outline-level="1">Priebeh stretnutia</text:h>
      <text:p text:style-name="Text_20_body"/>
      <text:list text:style-name="L15">
        <text:list-item>
          <text:p text:style-name="P55">konzultácia ohľadom odovzdávania dokumentácie</text:p>
        </text:list-item>
        <text:list-item>
          <text:p text:style-name="P67">presný čas odovzdania dokumentácie si dohodneme e-mailom</text:p>
        </text:list-item>
        <text:list-item>
          <text:p text:style-name="P77">diskusia s doc. Minárovou o importe údajov z Yonbanu –&gt; návrh na stretnutie s Ing. Filkornom</text:p>
        </text:list-item>
        <text:list-item>
          <text:p text:style-name="P77">konzultácia s RNDr. Gnipovou o rozsahu importovaných dát z AIS a možnostiach autentifikácie –&gt; dohodnuté cez LDAP</text:p>
        </text:list-item>
        <text:list-item>
          <text:p text:style-name="P77">diskusia o jednotnom CASE nástroji – zvolený Enterprise Architect (EA)</text:p>
        </text:list-item>
        <text:list-item>
          <text:p text:style-name="P77">práca na špecifikácii systému</text:p>
        </text:list-item>
        <text:list-item>
          <text:p text:style-name="P67"><text:soft-page-break/>revízia hotových častí a návrhy na doplnenie </text:p>
        </text:list-item>
        <text:list-item>
          <text:p text:style-name="P67">všetky diagramy je potrebné zjednotiť a prekresliť do EA</text:p>
        </text:list-item>
        <text:list-item>
          <text:p text:style-name="P77">vyhľadávanie informácií o prepojení LDAP a CakePHP</text:p>
        </text:list-item>
        <text:list-item>
          <text:p text:style-name="P77">rozdelenie úloh do budúceho týždňa</text:p>
        </text:list-item>
      </text:list>
      <text:h text:style-name="Heading_20_1" text:outline-level="1">Stav plnenia úloh</text:h>
      <text:p text:style-name="P11"/>
      <table:table table:name="Tabuľka13" table:style-name="Tabuľka13">
        <table:table-column table:style-name="Tabuľka13.A"/>
        <table:table-column table:style-name="Tabuľka13.B"/>
        <table:table-column table:style-name="Tabuľka13.C"/>
        <table:table-column table:style-name="Tabuľka13.D"/>
        <table:table-column table:style-name="Tabuľka13.E"/>
        <table:table-column table:style-name="Tabuľka13.F"/>
        <table:table-column table:style-name="Tabuľka13.G"/>
        <table:table-row>
          <table:table-cell table:style-name="Tabuľka13.A1" office:value-type="string">
            <text:p text:style-name="P26">ID</text:p>
          </table:table-cell>
          <table:table-cell table:style-name="Tabuľka13.A1" office:value-type="string">
            <text:p text:style-name="P26">Člen tímu</text:p>
          </table:table-cell>
          <table:table-cell table:style-name="Tabuľka13.A1" office:value-type="string">
            <text:p text:style-name="P26">Úloha</text:p>
          </table:table-cell>
          <table:table-cell table:style-name="Tabuľka13.A1" office:value-type="string">
            <text:p text:style-name="P26">Začiatok</text:p>
          </table:table-cell>
          <table:table-cell table:style-name="Tabuľka13.A1" office:value-type="string">
            <text:p text:style-name="P26">Koniec</text:p>
          </table:table-cell>
          <table:table-cell table:style-name="Tabuľka13.A1" office:value-type="string">
            <text:p text:style-name="P26">Reálne ukončenie</text:p>
          </table:table-cell>
          <table:table-cell table:style-name="Tabuľka13.G1" office:value-type="string">
            <text:p text:style-name="P26">Stav</text:p>
          </table:table-cell>
        </table:table-row>
        <table:table-row table:style-name="Tabuľka13.2">
          <table:table-cell table:style-name="Tabuľka13.A2" office:value-type="string">
            <text:p text:style-name="P25">2.2</text:p>
          </table:table-cell>
          <table:table-cell table:style-name="Tabuľka13.A2" office:value-type="string">
            <text:p text:style-name="P27">celý tím</text:p>
          </table:table-cell>
          <table:table-cell table:style-name="Tabuľka13.A2" office:value-type="string">
            <text:p text:style-name="P28">prečítať si CakePHP manuál</text:p>
          </table:table-cell>
          <table:table-cell table:style-name="Tabuľka13.A2" office:value-type="string">
            <text:p text:style-name="P27">15. 10. 07</text:p>
          </table:table-cell>
          <table:table-cell table:style-name="Tabuľka13.A2" office:value-type="string">
            <text:p text:style-name="P27">22. 10. 07</text:p>
          </table:table-cell>
          <table:table-cell table:style-name="Tabuľka13.A2" office:value-type="string">
            <text:p text:style-name="P27">12. 11. 07</text:p>
          </table:table-cell>
          <table:table-cell table:style-name="Tabuľka13.G2" office:value-type="string">
            <text:p text:style-name="P27">ukončené</text:p>
          </table:table-cell>
        </table:table-row>
        <table:table-row table:style-name="Tabuľka13.2">
          <table:table-cell table:style-name="Tabuľka13.A2" office:value-type="string">
            <text:p text:style-name="P25">2.3</text:p>
          </table:table-cell>
          <table:table-cell table:style-name="Tabuľka13.A2" office:value-type="string">
            <text:p text:style-name="P27">LB, JHO</text:p>
          </table:table-cell>
          <table:table-cell table:style-name="Tabuľka13.A2" office:value-type="string">
            <text:p text:style-name="P28">prejsť si ešte raz zdrojový kód</text:p>
          </table:table-cell>
          <table:table-cell table:style-name="Tabuľka13.A2" office:value-type="string">
            <text:p text:style-name="P27">15. 10. 07</text:p>
          </table:table-cell>
          <table:table-cell table:style-name="Tabuľka13.A2" office:value-type="string">
            <text:p text:style-name="P27">22. 10. 07</text:p>
          </table:table-cell>
          <table:table-cell table:style-name="Tabuľka13.A2" office:value-type="string">
            <text:p text:style-name="P27">12. 11. 07</text:p>
          </table:table-cell>
          <table:table-cell table:style-name="Tabuľka13.G2" office:value-type="string">
            <text:p text:style-name="P27">ukončené</text:p>
          </table:table-cell>
        </table:table-row>
        <table:table-row table:style-name="Tabuľka13.2">
          <table:table-cell table:style-name="Tabuľka13.A2" office:value-type="string">
            <text:p text:style-name="P25">4.1</text:p>
          </table:table-cell>
          <table:table-cell table:style-name="Tabuľka13.A2" office:value-type="string">
            <text:p text:style-name="P27">JG</text:p>
          </table:table-cell>
          <table:table-cell table:style-name="Tabuľka13.A2" office:value-type="string">
            <text:p text:style-name="P28">dohodnúť sa s paralelným tímom na spoločnom modeli databázy, prípadne iných skutočnostiach</text:p>
          </table:table-cell>
          <table:table-cell table:style-name="Tabuľka13.A2" office:value-type="string">
            <text:p text:style-name="P27">29. 10. 07</text:p>
          </table:table-cell>
          <table:table-cell table:style-name="Tabuľka13.A2" office:value-type="string">
            <text:p text:style-name="P27">5. 11. 07</text:p>
          </table:table-cell>
          <table:table-cell table:style-name="Tabuľka13.A2" office:value-type="string">
            <text:p text:style-name="P27">-</text:p>
          </table:table-cell>
          <table:table-cell table:style-name="Tabuľka13.G2" office:value-type="string">
            <text:p text:style-name="P27">prebieha</text:p>
          </table:table-cell>
        </table:table-row>
        <table:table-row table:style-name="Tabuľka13.5">
          <table:table-cell table:style-name="Tabuľka13.A2" office:value-type="string">
            <text:p text:style-name="P25">4.3</text:p>
          </table:table-cell>
          <table:table-cell table:style-name="Tabuľka13.A2" office:value-type="string">
            <text:p text:style-name="P27">PC</text:p>
          </table:table-cell>
          <table:table-cell table:style-name="Tabuľka13.A2" office:value-type="string">
            <text:p text:style-name="P28">poslať <text:s/>link na dokumentáciu (foto/video) zo stretnutia prof. Bielikovej</text:p>
          </table:table-cell>
          <table:table-cell table:style-name="Tabuľka13.A2" office:value-type="string">
            <text:p text:style-name="P27">29. 10. 07</text:p>
          </table:table-cell>
          <table:table-cell table:style-name="Tabuľka13.E5" office:value-type="string">
            <text:p text:style-name="P27">5. 11. 07</text:p>
          </table:table-cell>
          <table:table-cell table:style-name="Tabuľka13.A2" office:value-type="string">
            <text:p text:style-name="P27">-</text:p>
          </table:table-cell>
          <table:table-cell table:style-name="Tabuľka13.G2" office:value-type="string">
            <text:p text:style-name="P27">prebieha</text:p>
          </table:table-cell>
        </table:table-row>
        <table:table-row table:style-name="Tabuľka13.5">
          <table:table-cell table:style-name="Tabuľka13.A2" office:value-type="string">
            <text:p text:style-name="P25">5.1</text:p>
          </table:table-cell>
          <table:table-cell table:style-name="Tabuľka13.A2" office:value-type="string">
            <text:p text:style-name="P27">celý tím</text:p>
          </table:table-cell>
          <table:table-cell table:style-name="Tabuľka13.A2" office:value-type="string">
            <text:p text:style-name="P28">naštudovať si obsah databázy AIS</text:p>
          </table:table-cell>
          <table:table-cell table:style-name="Tabuľka13.A2" office:value-type="string">
            <text:p text:style-name="P27">5. 11. 07</text:p>
          </table:table-cell>
          <table:table-cell table:style-name="Tabuľka13.E5" office:value-type="string">
            <text:p text:style-name="P27">12. 11. 07</text:p>
          </table:table-cell>
          <table:table-cell table:style-name="Tabuľka13.A2" office:value-type="string">
            <text:p text:style-name="P27">-</text:p>
          </table:table-cell>
          <table:table-cell table:style-name="Tabuľka13.G2" office:value-type="string">
            <text:p text:style-name="P27">prebieha</text:p>
          </table:table-cell>
        </table:table-row>
        <table:table-row table:style-name="Tabuľka13.5">
          <table:table-cell table:style-name="Tabuľka13.A2" office:value-type="string">
            <text:p text:style-name="P25">5.2</text:p>
          </table:table-cell>
          <table:table-cell table:style-name="Tabuľka13.A2" office:value-type="string">
            <text:p text:style-name="P27">celý tím</text:p>
          </table:table-cell>
          <table:table-cell table:style-name="Tabuľka13.A2" office:value-type="string">
            <text:p text:style-name="P28">vypracovanie pridelených častí analýzy</text:p>
          </table:table-cell>
          <table:table-cell table:style-name="Tabuľka13.A2" office:value-type="string">
            <text:p text:style-name="P27">5. 11. 07</text:p>
          </table:table-cell>
          <table:table-cell table:style-name="Tabuľka13.E5" office:value-type="string">
            <text:p text:style-name="P27">9. 11. 07</text:p>
          </table:table-cell>
          <table:table-cell table:style-name="Tabuľka13.A2" office:value-type="string">
            <text:p text:style-name="P27">12. 11. 07</text:p>
          </table:table-cell>
          <table:table-cell table:style-name="Tabuľka13.G2" office:value-type="string">
            <text:p text:style-name="P27">ukončené</text:p>
          </table:table-cell>
        </table:table-row>
        <table:table-row table:style-name="Tabuľka13.5">
          <table:table-cell table:style-name="Tabuľka13.A2" office:value-type="string">
            <text:p text:style-name="P25">5.3</text:p>
          </table:table-cell>
          <table:table-cell table:style-name="Tabuľka13.A2" office:value-type="string">
            <text:p text:style-name="P27">JHE, PC</text:p>
          </table:table-cell>
          <table:table-cell table:style-name="Tabuľka13.A2" office:value-type="string">
            <text:p text:style-name="P28">dokončenie dokumentu analýzy</text:p>
          </table:table-cell>
          <table:table-cell table:style-name="Tabuľka13.A2" office:value-type="string">
            <text:p text:style-name="P27">5. 11. 07</text:p>
          </table:table-cell>
          <table:table-cell table:style-name="Tabuľka13.E5" office:value-type="string">
            <text:p text:style-name="P27">12. 11. 07</text:p>
          </table:table-cell>
          <table:table-cell table:style-name="Tabuľka13.A2" office:value-type="string">
            <text:p text:style-name="P27">-</text:p>
          </table:table-cell>
          <table:table-cell table:style-name="Tabuľka13.G2" office:value-type="string">
            <text:p text:style-name="P27">prebieha</text:p>
          </table:table-cell>
        </table:table-row>
      </table:table>
      <text:h text:style-name="Heading_20_1" text:outline-level="1">Stanovenie nových úloh</text:h>
      <text:p text:style-name="P9"/>
      <table:table table:name="Tabuľka14" table:style-name="Tabuľka14">
        <table:table-column table:style-name="Tabuľka14.A"/>
        <table:table-column table:style-name="Tabuľka14.B"/>
        <table:table-column table:style-name="Tabuľka14.C"/>
        <table:table-column table:style-name="Tabuľka14.D"/>
        <table:table-column table:style-name="Tabuľka14.E"/>
        <table:table-row>
          <table:table-cell table:style-name="Tabuľka14.A1" office:value-type="string">
            <text:p text:style-name="P26">ID</text:p>
          </table:table-cell>
          <table:table-cell table:style-name="Tabuľka14.A1" office:value-type="string">
            <text:p text:style-name="P26">Člen tímu</text:p>
          </table:table-cell>
          <table:table-cell table:style-name="Tabuľka14.A1" office:value-type="string">
            <text:p text:style-name="P26">Úloha</text:p>
          </table:table-cell>
          <table:table-cell table:style-name="Tabuľka14.A1" office:value-type="string">
            <text:p text:style-name="P26">Začiatok</text:p>
          </table:table-cell>
          <table:table-cell table:style-name="Tabuľka14.E1" office:value-type="string">
            <text:p text:style-name="P26">Koniec</text:p>
          </table:table-cell>
        </table:table-row>
        <table:table-row>
          <table:table-cell table:style-name="Tabuľka14.A2" office:value-type="string">
            <text:p text:style-name="P25">6.1</text:p>
          </table:table-cell>
          <table:table-cell table:style-name="Tabuľka14.A2" office:value-type="string">
            <text:p text:style-name="P25">PC</text:p>
          </table:table-cell>
          <table:table-cell table:style-name="Tabuľka14.A2" office:value-type="string">
            <text:p text:style-name="P24">poslať e-mail RNDr. Gnipovej ohľadom importu databázy AIS</text:p>
          </table:table-cell>
          <table:table-cell table:style-name="Tabuľka14.A2" office:value-type="string">
            <text:p text:style-name="P25">12. 11. 07</text:p>
          </table:table-cell>
          <table:table-cell table:style-name="Tabuľka14.E2" office:value-type="string">
            <text:p text:style-name="P25">12. 11. 07</text:p>
          </table:table-cell>
        </table:table-row>
        <table:table-row>
          <table:table-cell table:style-name="Tabuľka14.A2" office:value-type="string">
            <text:p text:style-name="P25">6.2</text:p>
          </table:table-cell>
          <table:table-cell table:style-name="Tabuľka14.A2" office:value-type="string">
            <text:p text:style-name="P25">JHE, LB</text:p>
          </table:table-cell>
          <table:table-cell table:style-name="Tabuľka14.A2" office:value-type="string">
            <text:p text:style-name="P24">pripraviť si stretnutie s Ing. Filkornom</text:p>
          </table:table-cell>
          <table:table-cell table:style-name="Tabuľka14.A2" office:value-type="string">
            <text:p text:style-name="P25">12. 11. 07</text:p>
          </table:table-cell>
          <table:table-cell table:style-name="Tabuľka14.E2" office:value-type="string">
            <text:p text:style-name="P25">19. 11. 07</text:p>
          </table:table-cell>
        </table:table-row>
        <table:table-row>
          <table:table-cell table:style-name="Tabuľka14.A2" office:value-type="string">
            <text:p text:style-name="P25">6.3</text:p>
          </table:table-cell>
          <table:table-cell table:style-name="Tabuľka14.A2" office:value-type="string">
            <text:p text:style-name="P25">JG, PC</text:p>
          </table:table-cell>
          <table:table-cell table:style-name="Tabuľka14.A2" office:value-type="string">
            <text:p text:style-name="P24">dohodnúť sa na dátume odovzdania a fyzicky odovzdať dokumentáciu</text:p>
          </table:table-cell>
          <table:table-cell table:style-name="Tabuľka14.A2" office:value-type="string">
            <text:p text:style-name="P25">12. 11. 07</text:p>
          </table:table-cell>
          <table:table-cell table:style-name="Tabuľka14.E2" office:value-type="string">
            <text:p text:style-name="P25">15. 11. 07</text:p>
          </table:table-cell>
        </table:table-row>
        <table:table-row>
          <table:table-cell table:style-name="Tabuľka14.A2" office:value-type="string">
            <text:p text:style-name="P25">6.4</text:p>
          </table:table-cell>
          <table:table-cell table:style-name="Tabuľka14.A2" office:value-type="string">
            <text:p text:style-name="P25">JHO, PF</text:p>
          </table:table-cell>
          <table:table-cell table:style-name="Tabuľka14.A2" office:value-type="string">
            <text:p text:style-name="P24">aktualizovať a doplniť modely do EA</text:p>
          </table:table-cell>
          <table:table-cell table:style-name="Tabuľka14.A2" office:value-type="string">
            <text:p text:style-name="P25">12. 11. 07</text:p>
          </table:table-cell>
          <table:table-cell table:style-name="Tabuľka14.E2" office:value-type="string">
            <text:p text:style-name="P25">14. 11. 07</text:p>
          </table:table-cell>
        </table:table-row>
        <table:table-row>
          <table:table-cell table:style-name="Tabuľka14.A2" office:value-type="string">
            <text:p text:style-name="P25">6.5</text:p>
          </table:table-cell>
          <table:table-cell table:style-name="Tabuľka14.A2" office:value-type="string">
            <text:p text:style-name="P25">PF</text:p>
          </table:table-cell>
          <table:table-cell table:style-name="Tabuľka14.A2" office:value-type="string">
            <text:p text:style-name="P24">vypracovať používateľské rozhranie <text:s/>systému – pripraviť „obrazovky“  (screenshot-y)</text:p>
          </table:table-cell>
          <table:table-cell table:style-name="Tabuľka14.A2" office:value-type="string">
            <text:p text:style-name="P25">12. 11. 07</text:p>
          </table:table-cell>
          <table:table-cell table:style-name="Tabuľka14.E2" office:value-type="string">
            <text:p text:style-name="P25">15. 11. 07</text:p>
          </table:table-cell>
        </table:table-row>
        <table:table-row>
          <table:table-cell table:style-name="Tabuľka14.A2" office:value-type="string">
            <text:p text:style-name="P25">6.6</text:p>
          </table:table-cell>
          <table:table-cell table:style-name="Tabuľka14.A2" office:value-type="string">
            <text:p text:style-name="P25">JG</text:p>
          </table:table-cell>
          <table:table-cell table:style-name="Tabuľka14.A2" office:value-type="string">
            <text:p text:style-name="P24">konzultácia s Ing. Steinmüllerom o LDAP</text:p>
          </table:table-cell>
          <table:table-cell table:style-name="Tabuľka14.A2" office:value-type="string">
            <text:p text:style-name="P25">12. 11. 07</text:p>
          </table:table-cell>
          <table:table-cell table:style-name="Tabuľka14.E2" office:value-type="string">
            <text:p text:style-name="P25">19. 11. 07</text:p>
          </table:table-cell>
        </table:table-row>
      </table:table>
      <text:p text:style-name="P21"/>
      <text:p text:style-name="P18"><text:soft-page-break/>Zápisnica zo stretnutia č. 7</text:p>
      <text:p text:style-name="P2"/>
      <text:p text:style-name="P3">Dátum stretnutia:<text:span text:style-name="T1"><text:tab/>19. 11. 2007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4">Miesto stretnutia:<text:tab/></text:span>Softvérové štúdio (D07b)</text:p>
      <text:p text:style-name="P6"/>
      <text:p text:style-name="P8"><text:span text:style-name="T4">Vypracoval:</text:span> Bc. Ľuboš Bartoš<text:tab/><text:tab/><text:span text:style-name="T4">Vypracované dňa:</text:span> 19. 11. 2007</text:p>
      <text:p text:style-name="P4"/>
      <text:h text:style-name="Heading_20_1" text:outline-level="1">Zúčastnení</text:h>
      <text:p text:style-name="P9"/>
      <table:table table:name="Tabuľka15" table:style-name="Tabuľka15">
        <table:table-column table:style-name="Tabuľka15.A"/>
        <table:table-column table:style-name="Tabuľka15.B"/>
        <table:table-row>
          <table:table-cell table:style-name="Tabuľka15.A1" office:value-type="string">
            <text:p text:style-name="P24">Pedagóg:</text:p>
          </table:table-cell>
          <table:table-cell table:style-name="Tabuľka15.B1" office:value-type="string">
            <text:p text:style-name="P24">doc. Ing. Jana Minárová, PhD.</text:p>
          </table:table-cell>
        </table:table-row>
        <table:table-row>
          <table:table-cell table:style-name="Tabuľka15.A2" office:value-type="string">
            <text:p text:style-name="P24">Členovia tímu:</text:p>
          </table:table-cell>
          <table:table-cell table:style-name="Tabuľka15.B2" office:value-type="string">
            <text:p text:style-name="P24">Bc. Ľuboš Bartoš (LB)</text:p>
            <text:p text:style-name="P24">Bc. Peter Cích (PC)</text:p>
            <text:p text:style-name="P24">Bc. Pavol Fábik (PF)</text:p>
            <text:p text:style-name="P24">Bc. Ján Garaj (JG)</text:p>
            <text:p text:style-name="P24">Bc. Jozef Hergott (JHE)</text:p>
            <text:p text:style-name="P24">Bc. Jozef Hopko (JHO)</text:p>
          </table:table-cell>
        </table:table-row>
        <table:table-row>
          <table:table-cell table:style-name="Tabuľka15.A2" office:value-type="string">
            <text:p text:style-name="P24">Hostia:</text:p>
          </table:table-cell>
          <table:table-cell table:style-name="Tabuľka15.B2" office:value-type="string">
            <text:p text:style-name="P24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Tvorba posudku tímu č. 12</text:p>
      <text:p text:style-name="P11"/>
      <text:h text:style-name="Heading_20_1" text:outline-level="1">Priebeh stretnutia</text:h>
      <text:p text:style-name="Text_20_body"/>
      <text:list text:style-name="L16">
        <text:list-item>
          <text:p text:style-name="P56">konzultácia ohľadom odovzdanej dokumentácie</text:p>
        </text:list-item>
        <text:list-item>
          <text:p text:style-name="P56">riešenie prístupu prostredníctvom LDAP</text:p>
        </text:list-item>
        <text:list-item>
          <text:p text:style-name="P56">vyhľadávanie informácií o prepojení LDAP a CakePHP</text:p>
        </text:list-item>
        <text:list-item>
          <text:p text:style-name="P56">plánované stretnutie s Ing. Branislavom Steinmüllerom</text:p>
        </text:list-item>
        <text:list-item>
          <text:p text:style-name="P56">diskusia o prijatej dokumentácii tímu č. 12 a následná tvorba posudku</text:p>
        </text:list-item>
        <text:list-item>
          <text:p text:style-name="P83">rozdelenie úloh do budúceho týždňa</text:p>
          <text:p text:style-name="P239"/>
        </text:list-item>
      </text:list>
      <text:h text:style-name="Heading_20_1" text:outline-level="1"><text:soft-page-break/></text:h>
      <text:h text:style-name="Heading_20_1" text:outline-level="1">Stav plnenia úloh</text:h>
      <text:p text:style-name="P11"/>
      <table:table table:name="Tabuľka16" table:style-name="Tabuľka16">
        <table:table-column table:style-name="Tabuľka16.A"/>
        <table:table-column table:style-name="Tabuľka16.B"/>
        <table:table-column table:style-name="Tabuľka16.C"/>
        <table:table-column table:style-name="Tabuľka16.D"/>
        <table:table-column table:style-name="Tabuľka16.E"/>
        <table:table-column table:style-name="Tabuľka16.F"/>
        <table:table-column table:style-name="Tabuľka16.G"/>
        <table:table-row>
          <table:table-cell table:style-name="Tabuľka16.A1" office:value-type="string">
            <text:p text:style-name="P26">ID</text:p>
          </table:table-cell>
          <table:table-cell table:style-name="Tabuľka16.A1" office:value-type="string">
            <text:p text:style-name="P26">Člen tímu</text:p>
          </table:table-cell>
          <table:table-cell table:style-name="Tabuľka16.A1" office:value-type="string">
            <text:p text:style-name="P26">Úloha</text:p>
          </table:table-cell>
          <table:table-cell table:style-name="Tabuľka16.A1" office:value-type="string">
            <text:p text:style-name="P26">Začiatok</text:p>
          </table:table-cell>
          <table:table-cell table:style-name="Tabuľka16.A1" office:value-type="string">
            <text:p text:style-name="P26">Koniec</text:p>
          </table:table-cell>
          <table:table-cell table:style-name="Tabuľka16.A1" office:value-type="string">
            <text:p text:style-name="P26">Reálne ukončenie</text:p>
          </table:table-cell>
          <table:table-cell table:style-name="Tabuľka16.G1" office:value-type="string">
            <text:p text:style-name="P26">Stav</text:p>
          </table:table-cell>
        </table:table-row>
        <table:table-row table:style-name="Tabuľka16.2">
          <table:table-cell table:style-name="Tabuľka16.A2" office:value-type="string">
            <text:p text:style-name="P25">4.1</text:p>
          </table:table-cell>
          <table:table-cell table:style-name="Tabuľka16.A2" office:value-type="string">
            <text:p text:style-name="P27">JG</text:p>
          </table:table-cell>
          <table:table-cell table:style-name="Tabuľka16.A2" office:value-type="string">
            <text:p text:style-name="P28">dohodnúť sa s paralelným tímom na spoločnom modeli databázy, prípadne iných skutočnostiach</text:p>
          </table:table-cell>
          <table:table-cell table:style-name="Tabuľka16.A2" office:value-type="string">
            <text:p text:style-name="P27">29. 10. 07</text:p>
          </table:table-cell>
          <table:table-cell table:style-name="Tabuľka16.A2" office:value-type="string">
            <text:p text:style-name="P27">5. 11. 07</text:p>
          </table:table-cell>
          <table:table-cell table:style-name="Tabuľka16.A2" office:value-type="string">
            <text:p text:style-name="P27">-</text:p>
          </table:table-cell>
          <table:table-cell table:style-name="Tabuľka16.G2" office:value-type="string">
            <text:p text:style-name="P27">prebieha</text:p>
          </table:table-cell>
        </table:table-row>
        <table:table-row table:style-name="Tabuľka16.3">
          <table:table-cell table:style-name="Tabuľka16.A2" office:value-type="string">
            <text:p text:style-name="P25">4.3</text:p>
          </table:table-cell>
          <table:table-cell table:style-name="Tabuľka16.A2" office:value-type="string">
            <text:p text:style-name="P27">PC</text:p>
          </table:table-cell>
          <table:table-cell table:style-name="Tabuľka16.A2" office:value-type="string">
            <text:p text:style-name="P28">poslať link na dokumentáciu (foto/video) zo stretnutia prof. Bielikovej</text:p>
          </table:table-cell>
          <table:table-cell table:style-name="Tabuľka16.A2" office:value-type="string">
            <text:p text:style-name="P27">29. 10. 07</text:p>
          </table:table-cell>
          <table:table-cell table:style-name="Tabuľka16.E3" office:value-type="string">
            <text:p text:style-name="P27">5. 11. 07</text:p>
          </table:table-cell>
          <table:table-cell table:style-name="Tabuľka16.A2" office:value-type="string">
            <text:p text:style-name="P27">5. 11. 07</text:p>
          </table:table-cell>
          <table:table-cell table:style-name="Tabuľka16.G2" office:value-type="string">
            <text:p text:style-name="P27">ukončené</text:p>
          </table:table-cell>
        </table:table-row>
        <table:table-row table:style-name="Tabuľka16.3">
          <table:table-cell table:style-name="Tabuľka16.A2" office:value-type="string">
            <text:p text:style-name="P42">5.1</text:p>
          </table:table-cell>
          <table:table-cell table:style-name="Tabuľka16.A2" office:value-type="string">
            <text:p text:style-name="P27">celý tím</text:p>
          </table:table-cell>
          <table:table-cell table:style-name="Tabuľka16.A2" office:value-type="string">
            <text:p text:style-name="P28">naštudovať si obsah databázy AIS</text:p>
          </table:table-cell>
          <table:table-cell table:style-name="Tabuľka16.A2" office:value-type="string">
            <text:p text:style-name="P27">5. 11. 07</text:p>
          </table:table-cell>
          <table:table-cell table:style-name="Tabuľka16.E3" office:value-type="string">
            <text:p text:style-name="P27">12. 11. 07</text:p>
          </table:table-cell>
          <table:table-cell table:style-name="Tabuľka16.A2" office:value-type="string">
            <text:p text:style-name="P27">12. 11. 07</text:p>
          </table:table-cell>
          <table:table-cell table:style-name="Tabuľka16.G2" office:value-type="string">
            <text:p text:style-name="P27">ukončené</text:p>
          </table:table-cell>
        </table:table-row>
        <table:table-row table:style-name="Tabuľka16.3">
          <table:table-cell table:style-name="Tabuľka16.A2" office:value-type="string">
            <text:p text:style-name="P42">5.3</text:p>
          </table:table-cell>
          <table:table-cell table:style-name="Tabuľka16.A2" office:value-type="string">
            <text:p text:style-name="P43">JHE, PC</text:p>
          </table:table-cell>
          <table:table-cell table:style-name="Tabuľka16.A2" office:value-type="string">
            <text:p text:style-name="P44">dokončenie dokumentu analýzy</text:p>
          </table:table-cell>
          <table:table-cell table:style-name="Tabuľka16.A2" office:value-type="string">
            <text:p text:style-name="P27">5. 11. 07</text:p>
          </table:table-cell>
          <table:table-cell table:style-name="Tabuľka16.E3" office:value-type="string">
            <text:p text:style-name="P27">12. 11. 07</text:p>
          </table:table-cell>
          <table:table-cell table:style-name="Tabuľka16.A2" office:value-type="string">
            <text:p text:style-name="P27">12. 11. 07</text:p>
          </table:table-cell>
          <table:table-cell table:style-name="Tabuľka16.G2" office:value-type="string">
            <text:p text:style-name="P27">ukončené</text:p>
          </table:table-cell>
        </table:table-row>
        <table:table-row table:style-name="Tabuľka16.3">
          <table:table-cell table:style-name="Tabuľka16.A2" office:value-type="string">
            <text:p text:style-name="P42">6.1</text:p>
          </table:table-cell>
          <table:table-cell table:style-name="Tabuľka16.A2" office:value-type="string">
            <text:p text:style-name="P43">PC</text:p>
          </table:table-cell>
          <table:table-cell table:style-name="Tabuľka16.A2" office:value-type="string">
            <text:p text:style-name="P44">poslať e-mail RNDr. Gnipovej ohľadom importu databázy AIS</text:p>
          </table:table-cell>
          <table:table-cell table:style-name="Tabuľka16.E3" office:value-type="string">
            <text:p text:style-name="P43">12. 11. 07</text:p>
          </table:table-cell>
          <table:table-cell table:style-name="Tabuľka16.E3" office:value-type="string">
            <text:p text:style-name="P43">12. 11.07</text:p>
          </table:table-cell>
          <table:table-cell table:style-name="Tabuľka16.E3" office:value-type="string">
            <text:p text:style-name="P43">12. 11. 07</text:p>
          </table:table-cell>
          <table:table-cell table:style-name="Tabuľka16.G6" office:value-type="string">
            <text:p text:style-name="P43">ukončené</text:p>
          </table:table-cell>
        </table:table-row>
        <table:table-row table:style-name="Tabuľka16.3">
          <table:table-cell table:style-name="Tabuľka16.A2" office:value-type="string">
            <text:p text:style-name="P42">6.2</text:p>
          </table:table-cell>
          <table:table-cell table:style-name="Tabuľka16.A2" office:value-type="string">
            <text:p text:style-name="P43">doc. Ing. Jana Minárová, PhD.</text:p>
          </table:table-cell>
          <table:table-cell table:style-name="Tabuľka16.A2" office:value-type="string">
            <text:p text:style-name="P44">pripraviť si stretnutie s Ing. Filkornom</text:p>
          </table:table-cell>
          <table:table-cell table:style-name="Tabuľka16.E3" office:value-type="string">
            <text:p text:style-name="P43">12. 11. 07</text:p>
          </table:table-cell>
          <table:table-cell table:style-name="Tabuľka16.E3" office:value-type="string">
            <text:p text:style-name="P43">19. 11. 07</text:p>
          </table:table-cell>
          <table:table-cell table:style-name="Tabuľka16.E3" office:value-type="string">
            <text:p text:style-name="P43">-</text:p>
          </table:table-cell>
          <table:table-cell table:style-name="Tabuľka16.G6" office:value-type="string">
            <text:p text:style-name="P43">prebieha</text:p>
          </table:table-cell>
        </table:table-row>
        <table:table-row table:style-name="Tabuľka16.3">
          <table:table-cell table:style-name="Tabuľka16.A2" office:value-type="string">
            <text:p text:style-name="P42">6.3</text:p>
          </table:table-cell>
          <table:table-cell table:style-name="Tabuľka16.A2" office:value-type="string">
            <text:p text:style-name="P43">JG, PC</text:p>
          </table:table-cell>
          <table:table-cell table:style-name="Tabuľka16.A2" office:value-type="string">
            <text:p text:style-name="P44">dohodnúť sa na dátume odovzdania a fyzicky odovzdať dokumentáciu</text:p>
          </table:table-cell>
          <table:table-cell table:style-name="Tabuľka16.E3" office:value-type="string">
            <text:p text:style-name="P43">12. 11. 07</text:p>
          </table:table-cell>
          <table:table-cell table:style-name="Tabuľka16.E3" office:value-type="string">
            <text:p text:style-name="P43">15. 11. 07</text:p>
          </table:table-cell>
          <table:table-cell table:style-name="Tabuľka16.E3" office:value-type="string">
            <text:p text:style-name="P43">15. 11. 07</text:p>
          </table:table-cell>
          <table:table-cell table:style-name="Tabuľka16.G6" office:value-type="string">
            <text:p text:style-name="P43">ukončené</text:p>
          </table:table-cell>
        </table:table-row>
        <table:table-row table:style-name="Tabuľka16.3">
          <table:table-cell table:style-name="Tabuľka16.A2" office:value-type="string">
            <text:p text:style-name="P42">6.4</text:p>
          </table:table-cell>
          <table:table-cell table:style-name="Tabuľka16.A2" office:value-type="string">
            <text:p text:style-name="P43">JHO, PF</text:p>
          </table:table-cell>
          <table:table-cell table:style-name="Tabuľka16.A2" office:value-type="string">
            <text:p text:style-name="P44">aktualizovať a doplniť modely do EA</text:p>
          </table:table-cell>
          <table:table-cell table:style-name="Tabuľka16.E3" office:value-type="string">
            <text:p text:style-name="P43">12. 11. 07</text:p>
          </table:table-cell>
          <table:table-cell table:style-name="Tabuľka16.E3" office:value-type="string">
            <text:p text:style-name="P43">14. 11. 07</text:p>
          </table:table-cell>
          <table:table-cell table:style-name="Tabuľka16.E3" office:value-type="string">
            <text:p text:style-name="P43">15. 11. 07</text:p>
          </table:table-cell>
          <table:table-cell table:style-name="Tabuľka16.G6" office:value-type="string">
            <text:p text:style-name="P43">ukončené</text:p>
          </table:table-cell>
        </table:table-row>
        <table:table-row table:style-name="Tabuľka16.3">
          <table:table-cell table:style-name="Tabuľka16.A2" office:value-type="string">
            <text:p text:style-name="P42">6.5</text:p>
          </table:table-cell>
          <table:table-cell table:style-name="Tabuľka16.A2" office:value-type="string">
            <text:p text:style-name="P43">PF</text:p>
          </table:table-cell>
          <table:table-cell table:style-name="Tabuľka16.A2" office:value-type="string">
            <text:p text:style-name="P44">vypracovať používateľské rozhranie <text:s/>systému – pripraviť „obrazovky“  (screenshot-y)</text:p>
          </table:table-cell>
          <table:table-cell table:style-name="Tabuľka16.E3" office:value-type="string">
            <text:p text:style-name="P43">12. 11. 07</text:p>
          </table:table-cell>
          <table:table-cell table:style-name="Tabuľka16.E3" office:value-type="string">
            <text:p text:style-name="P43">15. 11. 07</text:p>
          </table:table-cell>
          <table:table-cell table:style-name="Tabuľka16.E3" office:value-type="string">
            <text:p text:style-name="P43">15. 11. 07</text:p>
          </table:table-cell>
          <table:table-cell table:style-name="Tabuľka16.G6" office:value-type="string">
            <text:p text:style-name="P43">ukončené</text:p>
          </table:table-cell>
        </table:table-row>
      </table:table>
      <text:p text:style-name="Text_20_body"/>
      <text:h text:style-name="Heading_20_1" text:outline-level="1">Stanovenie nových úloh</text:h>
      <text:p text:style-name="P9"/>
      <table:table table:name="Tabuľka17" table:style-name="Tabuľka17">
        <table:table-column table:style-name="Tabuľka17.A"/>
        <table:table-column table:style-name="Tabuľka17.B"/>
        <table:table-column table:style-name="Tabuľka17.C"/>
        <table:table-column table:style-name="Tabuľka17.D"/>
        <table:table-column table:style-name="Tabuľka17.E"/>
        <table:table-row>
          <table:table-cell table:style-name="Tabuľka17.A1" office:value-type="string">
            <text:p text:style-name="P26">ID</text:p>
          </table:table-cell>
          <table:table-cell table:style-name="Tabuľka17.A1" office:value-type="string">
            <text:p text:style-name="P26">Člen tímu</text:p>
          </table:table-cell>
          <table:table-cell table:style-name="Tabuľka17.A1" office:value-type="string">
            <text:p text:style-name="P26">Úloha</text:p>
          </table:table-cell>
          <table:table-cell table:style-name="Tabuľka17.A1" office:value-type="string">
            <text:p text:style-name="P26">Začiatok</text:p>
          </table:table-cell>
          <table:table-cell table:style-name="Tabuľka17.E1" office:value-type="string">
            <text:p text:style-name="P26">Koniec</text:p>
          </table:table-cell>
        </table:table-row>
        <table:table-row>
          <table:table-cell table:style-name="Tabuľka17.A2" office:value-type="string">
            <text:p text:style-name="P25">7.1</text:p>
          </table:table-cell>
          <table:table-cell table:style-name="Tabuľka17.A2" office:value-type="string">
            <text:p text:style-name="P25">JG</text:p>
          </table:table-cell>
          <table:table-cell table:style-name="Tabuľka17.A2" office:value-type="string">
            <text:p text:style-name="P24">vyriešiť spojenie s LDAP serverom</text:p>
          </table:table-cell>
          <table:table-cell table:style-name="Tabuľka17.A2" office:value-type="string">
            <text:p text:style-name="P13">19. 11. 07</text:p>
          </table:table-cell>
          <table:table-cell table:style-name="Tabuľka17.E2" office:value-type="string">
            <text:p text:style-name="P25">26. 11. 07</text:p>
          </table:table-cell>
        </table:table-row>
        <table:table-row>
          <table:table-cell table:style-name="Tabuľka17.A2" office:value-type="string">
            <text:p text:style-name="P25">7.2</text:p>
          </table:table-cell>
          <table:table-cell table:style-name="Tabuľka17.A2" office:value-type="string">
            <text:p text:style-name="P25">JHO</text:p>
          </table:table-cell>
          <table:table-cell table:style-name="Tabuľka17.A2" office:value-type="string">
            <text:p text:style-name="P24">implementovať modul noviniek</text:p>
          </table:table-cell>
          <table:table-cell table:style-name="Tabuľka17.A2" office:value-type="string">
            <text:p text:style-name="P13">19. 11. 07</text:p>
          </table:table-cell>
          <table:table-cell table:style-name="Tabuľka17.E2" office:value-type="string">
            <text:p text:style-name="P25">3. 12. 07</text:p>
          </table:table-cell>
        </table:table-row>
        <table:table-row>
          <table:table-cell table:style-name="Tabuľka17.A2" office:value-type="string">
            <text:p text:style-name="P25">7.3</text:p>
          </table:table-cell>
          <table:table-cell table:style-name="Tabuľka17.A2" office:value-type="string">
            <text:p text:style-name="P25">ĽB</text:p>
          </table:table-cell>
          <table:table-cell table:style-name="Tabuľka17.A2" office:value-type="string">
            <text:p text:style-name="P24">doplniť modul profilov</text:p>
          </table:table-cell>
          <table:table-cell table:style-name="Tabuľka17.A2" office:value-type="string">
            <text:p text:style-name="P13">19. 11. 07</text:p>
          </table:table-cell>
          <table:table-cell table:style-name="Tabuľka17.E2" office:value-type="string">
            <text:p text:style-name="P25">3. 12. 07</text:p>
          </table:table-cell>
        </table:table-row>
        <table:table-row>
          <table:table-cell table:style-name="Tabuľka17.A2" office:value-type="string">
            <text:p text:style-name="P25">7.4</text:p>
          </table:table-cell>
          <table:table-cell table:style-name="Tabuľka17.A2" office:value-type="string">
            <text:p text:style-name="P25">JG</text:p>
          </table:table-cell>
          <table:table-cell table:style-name="Tabuľka17.A2" office:value-type="string">
            <text:p text:style-name="P24">požiadať o prístup k stroju na prevádzku a tvorbu nášho systému</text:p>
          </table:table-cell>
          <table:table-cell table:style-name="Tabuľka17.A2" office:value-type="string">
            <text:p text:style-name="P13">19. 11. 07</text:p>
          </table:table-cell>
          <table:table-cell table:style-name="Tabuľka17.E2" office:value-type="string">
            <text:p text:style-name="P25">26. 11. 07</text:p>
          </table:table-cell>
        </table:table-row>
        <table:table-row table:style-name="Tabuľka17.6">
          <table:table-cell table:style-name="Tabuľka17.A6" office:value-type="string">
            <text:p text:style-name="P25">7.5</text:p>
          </table:table-cell>
          <table:table-cell table:style-name="Tabuľka17.A6" office:value-type="string">
            <text:p text:style-name="P25">JHE, PC</text:p>
          </table:table-cell>
          <table:table-cell table:style-name="Tabuľka17.A2" office:value-type="string">
            <text:p text:style-name="P24">vypracovanie posudku </text:p>
          </table:table-cell>
          <table:table-cell table:style-name="Tabuľka17.A2" office:value-type="string">
            <text:p text:style-name="P13">19. 11. 07</text:p>
          </table:table-cell>
          <table:table-cell table:style-name="Tabuľka17.E2" office:value-type="string">
            <text:p text:style-name="P25">23. 11. 07</text:p>
          </table:table-cell>
        </table:table-row>
      </table:table>
      <text:p text:style-name="P18"><text:soft-page-break/>Zápisnica zo stretnutia č. 8</text:p>
      <text:p text:style-name="P2"/>
      <text:p text:style-name="P3">Dátum stretnutia:<text:span text:style-name="T1"><text:tab/>26. 11. 2007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4">Miesto stretnutia:<text:tab/></text:span>Softvérové štúdio (D07b)</text:p>
      <text:p text:style-name="P6"/>
      <text:p text:style-name="P8"><text:span text:style-name="T4">Vypracoval:</text:span> Bc. Peter Cích<text:tab/><text:tab/><text:span text:style-name="T4">Vypracované dňa:</text:span> 26. 11. 2007</text:p>
      <text:p text:style-name="P4"/>
      <text:h text:style-name="Heading_20_1" text:outline-level="1">Zúčastnení</text:h>
      <text:p text:style-name="P9"/>
      <table:table table:name="Tabuľka18" table:style-name="Tabuľka18">
        <table:table-column table:style-name="Tabuľka18.A"/>
        <table:table-column table:style-name="Tabuľka18.B"/>
        <table:table-row>
          <table:table-cell table:style-name="Tabuľka18.A1" office:value-type="string">
            <text:p text:style-name="P24">Pedagóg:</text:p>
          </table:table-cell>
          <table:table-cell table:style-name="Tabuľka18.B1" office:value-type="string">
            <text:p text:style-name="P24">doc. Ing. Jana Minárová, PhD.</text:p>
          </table:table-cell>
        </table:table-row>
        <table:table-row>
          <table:table-cell table:style-name="Tabuľka18.A2" office:value-type="string">
            <text:p text:style-name="P24">Členovia tímu:</text:p>
          </table:table-cell>
          <table:table-cell table:style-name="Tabuľka18.B2" office:value-type="string">
            <text:p text:style-name="P24">Bc. Peter Cích (PC)</text:p>
            <text:p text:style-name="P24">Bc. Pavol Fábik (PF)</text:p>
            <text:p text:style-name="P24">Bc. Ján Garaj (JG)</text:p>
            <text:p text:style-name="P24">Bc. Jozef Hergott (JHE)</text:p>
            <text:p text:style-name="P24">Bc. Jozef Hopko (JHO)</text:p>
          </table:table-cell>
        </table:table-row>
        <table:table-row>
          <table:table-cell table:style-name="Tabuľka18.A2" office:value-type="string">
            <text:p text:style-name="P24">Hostia:</text:p>
          </table:table-cell>
          <table:table-cell table:style-name="Tabuľka18.B2" office:value-type="string">
            <text:p text:style-name="P24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Diskusia o posudku tímu č. 12 a prototype</text:p>
      <text:p text:style-name="P11"/>
      <text:h text:style-name="Heading_20_1" text:outline-level="1">Priebeh stretnutia</text:h>
      <text:p text:style-name="Text_20_body"/>
      <text:list text:style-name="L17">
        <text:list-item>
          <text:p text:style-name="P94">diskusia o obsahu a štruktúre nášho posudku – v budúcom posudku je vhodnejšie uviesť posudok obsahu pred posudkom formálnej stránky</text:p>
        </text:list-item>
        <text:list-item>
          <text:p text:style-name="P94">rozobratie posudku tímu č. 12 na náš projekt</text:p>
        </text:list-item>
        <text:list-item>
          <text:p text:style-name="P94">doc. Minárová navrhla vypracovať reakciu na posudok – bude obsahovať vyjadrenie k pripomienkam z posudku</text:p>
        </text:list-item>
        <text:list-item>
          <text:p text:style-name="P94">diskusia s doc. Minárovou o termínoch a spôsobe odovzdávania prototypu</text:p>
          <text:list>
            <text:list-item>
              <text:p text:style-name="P94">návrh spojiť prezentáciu prototypu s jeho odovzdávaním</text:p>
            </text:list-item>
            <text:list-item>
              <text:p text:style-name="P94">odporúčanie vypracovať posudok prototypu čo najskôr po prezentácii</text:p>
            </text:list-item>
          </text:list>
        </text:list-item>
        <text:list-item>
          <text:p text:style-name="P94">doc. Minárová navrhla dohodnúť sa čo najskôr s konkurenčným tímom na spolupráci</text:p>
        </text:list-item>
        <text:list-item>
          <text:p text:style-name="P94">diskusia v rámci tímu o možnostiach spolupráce – prevláda názor riešiť projekt samostatne</text:p>
        </text:list-item>
        <text:list-item>
          <text:p text:style-name="P94"><text:soft-page-break/>študovanie posudku na náš projekt</text:p>
        </text:list-item>
        <text:list-item>
          <text:p text:style-name="P94">práca na implementácii - LDAP autentifikácia v CakePHP</text:p>
        </text:list-item>
      </text:list>
      <text:p text:style-name="P11"/>
      <text:h text:style-name="Heading_20_1" text:outline-level="1">Stav plnenia úloh</text:h>
      <text:p text:style-name="P11"/>
      <table:table table:name="Tabuľka19" table:style-name="Tabuľka19">
        <table:table-column table:style-name="Tabuľka19.A"/>
        <table:table-column table:style-name="Tabuľka19.B"/>
        <table:table-column table:style-name="Tabuľka19.C"/>
        <table:table-column table:style-name="Tabuľka19.D"/>
        <table:table-column table:style-name="Tabuľka19.E"/>
        <table:table-column table:style-name="Tabuľka19.F"/>
        <table:table-column table:style-name="Tabuľka19.G"/>
        <table:table-row>
          <table:table-cell table:style-name="Tabuľka19.A1" office:value-type="string">
            <text:p text:style-name="P26">ID</text:p>
          </table:table-cell>
          <table:table-cell table:style-name="Tabuľka19.A1" office:value-type="string">
            <text:p text:style-name="P26">Člen tímu</text:p>
          </table:table-cell>
          <table:table-cell table:style-name="Tabuľka19.A1" office:value-type="string">
            <text:p text:style-name="P26">Úloha</text:p>
          </table:table-cell>
          <table:table-cell table:style-name="Tabuľka19.A1" office:value-type="string">
            <text:p text:style-name="P26">Začiatok</text:p>
          </table:table-cell>
          <table:table-cell table:style-name="Tabuľka19.A1" office:value-type="string">
            <text:p text:style-name="P26">Koniec</text:p>
          </table:table-cell>
          <table:table-cell table:style-name="Tabuľka19.A1" office:value-type="string">
            <text:p text:style-name="P26">Reálne ukončenie</text:p>
          </table:table-cell>
          <table:table-cell table:style-name="Tabuľka19.G1" office:value-type="string">
            <text:p text:style-name="P26">Stav</text:p>
          </table:table-cell>
        </table:table-row>
        <table:table-row table:style-name="Tabuľka19.2">
          <table:table-cell table:style-name="Tabuľka19.A2" office:value-type="string">
            <text:p text:style-name="P25">4.1</text:p>
          </table:table-cell>
          <table:table-cell table:style-name="Tabuľka19.A2" office:value-type="string">
            <text:p text:style-name="P27">JG</text:p>
          </table:table-cell>
          <table:table-cell table:style-name="Tabuľka19.A2" office:value-type="string">
            <text:p text:style-name="P28">dohodnúť sa s paralelným tímom na spoločnom modeli databázy, prípadne iných skutočnostiach</text:p>
          </table:table-cell>
          <table:table-cell table:style-name="Tabuľka19.A2" office:value-type="string">
            <text:p text:style-name="P27">29. 10. 07</text:p>
          </table:table-cell>
          <table:table-cell table:style-name="Tabuľka19.A2" office:value-type="string">
            <text:p text:style-name="P27">5. 11. 07</text:p>
          </table:table-cell>
          <table:table-cell table:style-name="Tabuľka19.A2" office:value-type="string">
            <text:p text:style-name="P27">-</text:p>
          </table:table-cell>
          <table:table-cell table:style-name="Tabuľka19.G2" office:value-type="string">
            <text:p text:style-name="P27">prebieha</text:p>
          </table:table-cell>
        </table:table-row>
        <table:table-row table:style-name="Tabuľka19.3">
          <table:table-cell table:style-name="Tabuľka19.A2" office:value-type="string">
            <text:p text:style-name="P42">6.2</text:p>
          </table:table-cell>
          <table:table-cell table:style-name="Tabuľka19.A2" office:value-type="string">
            <text:p text:style-name="P43">doc. Ing. Jana Minárová, PhD.</text:p>
          </table:table-cell>
          <table:table-cell table:style-name="Tabuľka19.A2" office:value-type="string">
            <text:p text:style-name="P44">pripraviť si stretnutie s Ing. Filkornom</text:p>
          </table:table-cell>
          <table:table-cell table:style-name="Tabuľka19.A2" office:value-type="string">
            <text:p text:style-name="P43">12. 11. 07</text:p>
          </table:table-cell>
          <table:table-cell table:style-name="Tabuľka19.E3" office:value-type="string">
            <text:p text:style-name="P43">19. 11. 07</text:p>
          </table:table-cell>
          <table:table-cell table:style-name="Tabuľka19.A2" office:value-type="string">
            <text:p text:style-name="P43">-</text:p>
          </table:table-cell>
          <table:table-cell table:style-name="Tabuľka19.G2" office:value-type="string">
            <text:p text:style-name="P43">prebieha</text:p>
          </table:table-cell>
        </table:table-row>
        <table:table-row table:style-name="Tabuľka19.3">
          <table:table-cell table:style-name="Tabuľka19.A2" office:value-type="string">
            <text:p text:style-name="P25">7.1</text:p>
          </table:table-cell>
          <table:table-cell table:style-name="Tabuľka19.E3" office:value-type="string">
            <text:p text:style-name="P43">JG</text:p>
          </table:table-cell>
          <table:table-cell table:style-name="Tabuľka19.E3" office:value-type="string">
            <text:p text:style-name="P44">vyriešiť spojenie s LDAP serverom</text:p>
          </table:table-cell>
          <table:table-cell table:style-name="Tabuľka19.E3" office:value-type="string">
            <text:p text:style-name="P43">19. 11. 07</text:p>
          </table:table-cell>
          <table:table-cell table:style-name="Tabuľka19.E3" office:value-type="string">
            <text:p text:style-name="P43">26. 11. 07</text:p>
          </table:table-cell>
          <table:table-cell table:style-name="Tabuľka19.E3" office:value-type="string">
            <text:p text:style-name="P43">-</text:p>
          </table:table-cell>
          <table:table-cell table:style-name="Tabuľka19.G4" office:value-type="string">
            <text:p text:style-name="P43">prebieha</text:p>
          </table:table-cell>
        </table:table-row>
        <table:table-row table:style-name="Tabuľka19.3">
          <table:table-cell table:style-name="Tabuľka19.A2" office:value-type="string">
            <text:p text:style-name="P25">7.2</text:p>
          </table:table-cell>
          <table:table-cell table:style-name="Tabuľka19.E3" office:value-type="string">
            <text:p text:style-name="P43">JHO</text:p>
          </table:table-cell>
          <table:table-cell table:style-name="Tabuľka19.E3" office:value-type="string">
            <text:p text:style-name="P44">implementovať modul noviniek</text:p>
          </table:table-cell>
          <table:table-cell table:style-name="Tabuľka19.E3" office:value-type="string">
            <text:p text:style-name="P43">19. 11. 07</text:p>
          </table:table-cell>
          <table:table-cell table:style-name="Tabuľka19.E3" office:value-type="string">
            <text:p text:style-name="P43">3. 12. 07</text:p>
          </table:table-cell>
          <table:table-cell table:style-name="Tabuľka19.E3" office:value-type="string">
            <text:p text:style-name="P43">-</text:p>
          </table:table-cell>
          <table:table-cell table:style-name="Tabuľka19.G4" office:value-type="string">
            <text:p text:style-name="P43">prebieha</text:p>
          </table:table-cell>
        </table:table-row>
        <table:table-row table:style-name="Tabuľka19.3">
          <table:table-cell table:style-name="Tabuľka19.A2" office:value-type="string">
            <text:p text:style-name="P25">7.3</text:p>
          </table:table-cell>
          <table:table-cell table:style-name="Tabuľka19.E3" office:value-type="string">
            <text:p text:style-name="P43">ĽB</text:p>
          </table:table-cell>
          <table:table-cell table:style-name="Tabuľka19.E3" office:value-type="string">
            <text:p text:style-name="P44">doplniť modul profilov</text:p>
          </table:table-cell>
          <table:table-cell table:style-name="Tabuľka19.E3" office:value-type="string">
            <text:p text:style-name="P43">19. 11. 07</text:p>
          </table:table-cell>
          <table:table-cell table:style-name="Tabuľka19.E3" office:value-type="string">
            <text:p text:style-name="P43">3. 12. 07</text:p>
          </table:table-cell>
          <table:table-cell table:style-name="Tabuľka19.E3" office:value-type="string">
            <text:p text:style-name="P43">-</text:p>
          </table:table-cell>
          <table:table-cell table:style-name="Tabuľka19.G4" office:value-type="string">
            <text:p text:style-name="P43">prebieha</text:p>
          </table:table-cell>
        </table:table-row>
        <table:table-row table:style-name="Tabuľka19.3">
          <table:table-cell table:style-name="Tabuľka19.A2" office:value-type="string">
            <text:p text:style-name="P25">7.4</text:p>
          </table:table-cell>
          <table:table-cell table:style-name="Tabuľka19.E3" office:value-type="string">
            <text:p text:style-name="P43">JG</text:p>
          </table:table-cell>
          <table:table-cell table:style-name="Tabuľka19.E3" office:value-type="string">
            <text:p text:style-name="P44">požiadať o prístup k stroju na prevádzku a tvorbu nášho systému</text:p>
          </table:table-cell>
          <table:table-cell table:style-name="Tabuľka19.E3" office:value-type="string">
            <text:p text:style-name="P43">19. 11. 07</text:p>
          </table:table-cell>
          <table:table-cell table:style-name="Tabuľka19.E3" office:value-type="string">
            <text:p text:style-name="P43">26. 11. 07</text:p>
          </table:table-cell>
          <table:table-cell table:style-name="Tabuľka19.E3" office:value-type="string">
            <text:p text:style-name="P43">21. 11. 07</text:p>
          </table:table-cell>
          <table:table-cell table:style-name="Tabuľka19.G4" office:value-type="string">
            <text:p text:style-name="P43">ukončené</text:p>
          </table:table-cell>
        </table:table-row>
        <table:table-row table:style-name="Tabuľka19.3">
          <table:table-cell table:style-name="Tabuľka19.A2" office:value-type="string">
            <text:p text:style-name="P25">7.5</text:p>
          </table:table-cell>
          <table:table-cell table:style-name="Tabuľka19.E3" office:value-type="string">
            <text:p text:style-name="P43">JHE, PC</text:p>
          </table:table-cell>
          <table:table-cell table:style-name="Tabuľka19.E3" office:value-type="string">
            <text:p text:style-name="P44">vypracovanie posudku </text:p>
          </table:table-cell>
          <table:table-cell table:style-name="Tabuľka19.E3" office:value-type="string">
            <text:p text:style-name="P43">19. 11. 07</text:p>
          </table:table-cell>
          <table:table-cell table:style-name="Tabuľka19.E3" office:value-type="string">
            <text:p text:style-name="P43">23. 11. 07</text:p>
          </table:table-cell>
          <table:table-cell table:style-name="Tabuľka19.E3" office:value-type="string">
            <text:p text:style-name="P43">23. 11. 07</text:p>
          </table:table-cell>
          <table:table-cell table:style-name="Tabuľka19.G4" office:value-type="string">
            <text:p text:style-name="P43">ukončené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20" table:style-name="Tabuľka20">
        <table:table-column table:style-name="Tabuľka20.A"/>
        <table:table-column table:style-name="Tabuľka20.B"/>
        <table:table-column table:style-name="Tabuľka20.C"/>
        <table:table-column table:style-name="Tabuľka20.D"/>
        <table:table-column table:style-name="Tabuľka20.E"/>
        <table:table-row>
          <table:table-cell table:style-name="Tabuľka20.A1" office:value-type="string">
            <text:p text:style-name="P26">ID</text:p>
          </table:table-cell>
          <table:table-cell table:style-name="Tabuľka20.A1" office:value-type="string">
            <text:p text:style-name="P26">Člen tímu</text:p>
          </table:table-cell>
          <table:table-cell table:style-name="Tabuľka20.A1" office:value-type="string">
            <text:p text:style-name="P26">Úloha</text:p>
          </table:table-cell>
          <table:table-cell table:style-name="Tabuľka20.A1" office:value-type="string">
            <text:p text:style-name="P26">Začiatok</text:p>
          </table:table-cell>
          <table:table-cell table:style-name="Tabuľka20.E1" office:value-type="string">
            <text:p text:style-name="P26">Koniec</text:p>
          </table:table-cell>
        </table:table-row>
        <table:table-row>
          <table:table-cell table:style-name="Tabuľka20.A2" office:value-type="string">
            <text:p text:style-name="P25">8.1</text:p>
          </table:table-cell>
          <table:table-cell table:style-name="Tabuľka20.A2" office:value-type="string">
            <text:p text:style-name="P25">PC</text:p>
          </table:table-cell>
          <table:table-cell table:style-name="Tabuľka20.A2" office:value-type="string">
            <text:p text:style-name="P24">vypracovanie plánu implementácie prototypu</text:p>
          </table:table-cell>
          <table:table-cell table:style-name="Tabuľka20.A2" office:value-type="string">
            <text:p text:style-name="P25">26. 11. 07</text:p>
          </table:table-cell>
          <table:table-cell table:style-name="Tabuľka20.E2" office:value-type="string">
            <text:p text:style-name="P25">3. 12. 07</text:p>
          </table:table-cell>
        </table:table-row>
        <table:table-row>
          <table:table-cell table:style-name="Tabuľka20.A2" office:value-type="string">
            <text:p text:style-name="P25">8.2</text:p>
          </table:table-cell>
          <table:table-cell table:style-name="Tabuľka20.A2" office:value-type="string">
            <text:p text:style-name="P25">JHE, PC</text:p>
          </table:table-cell>
          <table:table-cell table:style-name="Tabuľka20.A2" office:value-type="string">
            <text:p text:style-name="P24">vypracovať reakciu na posudok</text:p>
          </table:table-cell>
          <table:table-cell table:style-name="Tabuľka20.A2" office:value-type="string">
            <text:p text:style-name="P25">26. 11. 07</text:p>
          </table:table-cell>
          <table:table-cell table:style-name="Tabuľka20.E2" office:value-type="string">
            <text:p text:style-name="P25">3. 12. 07</text:p>
          </table:table-cell>
        </table:table-row>
        <table:table-row>
          <table:table-cell table:style-name="Tabuľka20.A2" office:value-type="string">
            <text:p text:style-name="P25">8.3</text:p>
          </table:table-cell>
          <table:table-cell table:style-name="Tabuľka20.A2" office:value-type="string">
            <text:p text:style-name="P25">JHE</text:p>
          </table:table-cell>
          <table:table-cell table:style-name="Tabuľka20.A2" office:value-type="string">
            <text:p text:style-name="P24">dohodnúť sa na stretnutí s tímom č. 12 ohľadom spolupráce</text:p>
          </table:table-cell>
          <table:table-cell table:style-name="Tabuľka20.A2" office:value-type="string">
            <text:p text:style-name="P25">26. 11. 07</text:p>
          </table:table-cell>
          <table:table-cell table:style-name="Tabuľka20.E2" office:value-type="string">
            <text:p text:style-name="P25">3. 12. 07</text:p>
          </table:table-cell>
        </table:table-row>
        <table:table-row>
          <table:table-cell table:style-name="Tabuľka20.A2" office:value-type="string">
            <text:p text:style-name="P25">8.4</text:p>
          </table:table-cell>
          <table:table-cell table:style-name="Tabuľka20.A2" office:value-type="string">
            <text:p text:style-name="P25">PF</text:p>
          </table:table-cell>
          <table:table-cell table:style-name="Tabuľka20.A2" office:value-type="string">
            <text:p text:style-name="P24">implementovať modul štatistiky</text:p>
          </table:table-cell>
          <table:table-cell table:style-name="Tabuľka20.A2" office:value-type="string">
            <text:p text:style-name="P25">26. 11. 07</text:p>
          </table:table-cell>
          <table:table-cell table:style-name="Tabuľka20.E2" office:value-type="string">
            <text:p text:style-name="P25">10. 12. 07</text:p>
          </table:table-cell>
        </table:table-row>
      </table:table>
      <text:p text:style-name="P21"/>
      <text:p text:style-name="P36">Zápisnica zo stretnutia č. 9</text:p>
      <text:p text:style-name="P2"/>
      <text:p text:style-name="P3">Dátum stretnutia:<text:span text:style-name="T1"><text:tab/>3. 12. 2007 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4">Miesto stretnutia:<text:tab/></text:span>Softvérové štúdio (D07b)</text:p>
      <text:p text:style-name="P6"/>
      <text:p text:style-name="P8"><text:span text:style-name="T4">Vypracoval: </text:span>Bc. Pavol Fábik<text:tab/><text:tab/><text:span text:style-name="T4">Vypracované dňa:</text:span> 3. 12. 2007</text:p>
      <text:p text:style-name="P4"/>
      <text:h text:style-name="Heading_20_1" text:outline-level="1">Zúčastnení</text:h>
      <text:p text:style-name="P9"/>
      <table:table table:name="Tabuľka21" table:style-name="Tabuľka21">
        <table:table-column table:style-name="Tabuľka21.A"/>
        <table:table-column table:style-name="Tabuľka21.B"/>
        <table:table-row>
          <table:table-cell table:style-name="Tabuľka21.A1" office:value-type="string">
            <text:p text:style-name="P24">Pedagóg:</text:p>
          </table:table-cell>
          <table:table-cell table:style-name="Tabuľka21.B1" office:value-type="string">
            <text:p text:style-name="P24">doc. Ing. Jana Minárová, PhD.</text:p>
          </table:table-cell>
        </table:table-row>
        <table:table-row>
          <table:table-cell table:style-name="Tabuľka21.A2" office:value-type="string">
            <text:p text:style-name="P24">Členovia tímu:</text:p>
          </table:table-cell>
          <table:table-cell table:style-name="Tabuľka21.B2" office:value-type="string">
            <text:p text:style-name="P24">Bc. Peter Cích (PC)</text:p>
            <text:p text:style-name="P24">Bc. Pavol Fábik (PF)</text:p>
            <text:p text:style-name="P24">Bc. Ján Garaj (JG)</text:p>
            <text:p text:style-name="P24">Bc. Jozef Hergott (JHE)</text:p>
            <text:p text:style-name="P24">Bc. Jozef Hopko (JHO)</text:p>
          </table:table-cell>
        </table:table-row>
        <table:table-row>
          <table:table-cell table:style-name="Tabuľka21.A2" office:value-type="string">
            <text:p text:style-name="P24">Hostia:</text:p>
          </table:table-cell>
          <table:table-cell table:style-name="Tabuľka21.B2" office:value-type="string">
            <text:p text:style-name="P24">prom. mat. Ľubica Hanulová</text:p>
            <text:p text:style-name="P24">členovia tímu číslo 12</text:p>
          </table:table-cell>
        </table:table-row>
      </table:table>
      <text:p text:style-name="P11"/>
      <text:h text:style-name="Heading_20_1" text:outline-level="1">Téma stretnutia</text:h>
      <text:p text:style-name="P11"><text:tab/></text:p>
      <text:p text:style-name="P11"><text:tab/>Diskusia s tímom číslo 12 o možnej spolupráci</text:p>
      <text:p text:style-name="P11"><text:tab/></text:p>
      <text:h text:style-name="Heading_20_1" text:outline-level="1">Priebeh stretnutia</text:h>
      <text:p text:style-name="Text_20_body"/>
      <text:list text:style-name="L18">
        <text:list-item>
          <text:p text:style-name="P104">diskusia s tímom číslo 12 o spolupráci – spolupráca s tímom č. 12 bola zamietnutá na základe rozdielnych používaných technológií</text:p>
        </text:list-item>
        <text:list-item>
          <text:p text:style-name="P104">dohodnutie termínu prezentácie prototypu na 17. 12. 2007 o 9.00 v softvérovom štúdiu</text:p>
        </text:list-item>
        <text:list-item>
          <text:p text:style-name="P104">diskusia o pripomienkach z posudku na našu dokumentáciu</text:p>
        </text:list-item>
        <text:list-item>
          <text:p text:style-name="P104">diskusia o dátovom modeli</text:p>
        </text:list-item>
      </text:list>
      <text:p text:style-name="P11"/>
      <text:p text:style-name="P11"/>
      <text:h text:style-name="P35" text:outline-level="1">Stav plnenia úloh</text:h>
      <text:p text:style-name="P11"/>
      <table:table table:name="Tabuľka22" table:style-name="Tabuľka22">
        <table:table-column table:style-name="Tabuľka22.A"/>
        <table:table-column table:style-name="Tabuľka22.B"/>
        <table:table-column table:style-name="Tabuľka22.C"/>
        <table:table-column table:style-name="Tabuľka22.D"/>
        <table:table-column table:style-name="Tabuľka22.E"/>
        <table:table-column table:style-name="Tabuľka22.F"/>
        <table:table-column table:style-name="Tabuľka22.G"/>
        <table:table-row>
          <table:table-cell table:style-name="Tabuľka22.A1" office:value-type="string">
            <text:p text:style-name="P26">ID</text:p>
          </table:table-cell>
          <table:table-cell table:style-name="Tabuľka22.A1" office:value-type="string">
            <text:p text:style-name="P26">Člen tímu</text:p>
          </table:table-cell>
          <table:table-cell table:style-name="Tabuľka22.A1" office:value-type="string">
            <text:p text:style-name="P26">Úloha</text:p>
          </table:table-cell>
          <table:table-cell table:style-name="Tabuľka22.A1" office:value-type="string">
            <text:p text:style-name="P26">Začiatok</text:p>
          </table:table-cell>
          <table:table-cell table:style-name="Tabuľka22.A1" office:value-type="string">
            <text:p text:style-name="P26">Koniec</text:p>
          </table:table-cell>
          <table:table-cell table:style-name="Tabuľka22.A1" office:value-type="string">
            <text:p text:style-name="P26">Reálne ukončenie</text:p>
          </table:table-cell>
          <table:table-cell table:style-name="Tabuľka22.G1" office:value-type="string">
            <text:p text:style-name="P26">Stav</text:p>
          </table:table-cell>
        </table:table-row>
        <table:table-row table:style-name="Tabuľka22.2">
          <table:table-cell table:style-name="Tabuľka22.A2" office:value-type="string">
            <text:p text:style-name="P25">4.1</text:p>
          </table:table-cell>
          <table:table-cell table:style-name="Tabuľka22.A2" office:value-type="string">
            <text:p text:style-name="P27">JG</text:p>
          </table:table-cell>
          <table:table-cell table:style-name="Tabuľka22.A2" office:value-type="string">
            <text:p text:style-name="P28">dohodnúť sa s paralelným tímom na spoločnom modeli databázy, prípadne iných skutočnostiach</text:p>
          </table:table-cell>
          <table:table-cell table:style-name="Tabuľka22.A2" office:value-type="string">
            <text:p text:style-name="P27">29. 10. 07</text:p>
          </table:table-cell>
          <table:table-cell table:style-name="Tabuľka22.E2" office:value-type="string">
            <text:p text:style-name="P27">5. 11. 07</text:p>
          </table:table-cell>
          <table:table-cell table:style-name="Tabuľka22.A2" office:value-type="string">
            <text:p text:style-name="P27">3. 12. 07</text:p>
          </table:table-cell>
          <table:table-cell table:style-name="Tabuľka22.G2" office:value-type="string">
            <text:p text:style-name="P27">ukončené</text:p>
          </table:table-cell>
        </table:table-row>
        <table:table-row table:style-name="Tabuľka22.2">
          <table:table-cell table:style-name="Tabuľka22.A2" office:value-type="string">
            <text:p text:style-name="P42">6.2</text:p>
          </table:table-cell>
          <table:table-cell table:style-name="Tabuľka22.A2" office:value-type="string">
            <text:p text:style-name="P43">doc. Ing. Jana Minárová, PhD.</text:p>
          </table:table-cell>
          <table:table-cell table:style-name="Tabuľka22.A2" office:value-type="string">
            <text:p text:style-name="P44">pripraviť si stretnutie s Ing. Filkornom</text:p>
          </table:table-cell>
          <table:table-cell table:style-name="Tabuľka22.A2" office:value-type="string">
            <text:p text:style-name="P43">12. 11. 07</text:p>
          </table:table-cell>
          <table:table-cell table:style-name="Tabuľka22.E2" office:value-type="string">
            <text:p text:style-name="P43">19. 11. 07</text:p>
          </table:table-cell>
          <table:table-cell table:style-name="Tabuľka22.A2" office:value-type="string">
            <text:p text:style-name="P43">3. 12. 07</text:p>
          </table:table-cell>
          <table:table-cell table:style-name="Tabuľka22.G2" office:value-type="string">
            <text:p text:style-name="P43">ukončené</text:p>
          </table:table-cell>
        </table:table-row>
        <table:table-row table:style-name="Tabuľka22.2">
          <table:table-cell table:style-name="Tabuľka22.A2" office:value-type="string">
            <text:p text:style-name="P25">7.1</text:p>
          </table:table-cell>
          <table:table-cell table:style-name="Tabuľka22.A2" office:value-type="string">
            <text:p text:style-name="P43">JG</text:p>
          </table:table-cell>
          <table:table-cell table:style-name="Tabuľka22.A2" office:value-type="string">
            <text:p text:style-name="P44">vyriešiť spojenie s LDAP serverom</text:p>
          </table:table-cell>
          <table:table-cell table:style-name="Tabuľka22.A2" office:value-type="string">
            <text:p text:style-name="P43">19. 11. 07</text:p>
          </table:table-cell>
          <table:table-cell table:style-name="Tabuľka22.E2" office:value-type="string">
            <text:p text:style-name="P43">26. 11. 07</text:p>
          </table:table-cell>
          <table:table-cell table:style-name="Tabuľka22.A2" office:value-type="string">
            <text:p text:style-name="P43">3. 12. 07</text:p>
          </table:table-cell>
          <table:table-cell table:style-name="Tabuľka22.G2" office:value-type="string">
            <text:p text:style-name="P43">ukončené</text:p>
          </table:table-cell>
        </table:table-row>
        <table:table-row table:style-name="Tabuľka22.2">
          <table:table-cell table:style-name="Tabuľka22.A2" office:value-type="string">
            <text:p text:style-name="P25">7.2</text:p>
          </table:table-cell>
          <table:table-cell table:style-name="Tabuľka22.A2" office:value-type="string">
            <text:p text:style-name="P43">JHO</text:p>
          </table:table-cell>
          <table:table-cell table:style-name="Tabuľka22.A2" office:value-type="string">
            <text:p text:style-name="P44">implementovať modul noviniek</text:p>
          </table:table-cell>
          <table:table-cell table:style-name="Tabuľka22.A2" office:value-type="string">
            <text:p text:style-name="P43">19. 11. 07</text:p>
          </table:table-cell>
          <table:table-cell table:style-name="Tabuľka22.E2" office:value-type="string">
            <text:p text:style-name="P43">3. 12. 07</text:p>
          </table:table-cell>
          <table:table-cell table:style-name="Tabuľka22.A2" office:value-type="string">
            <text:p text:style-name="P43">-</text:p>
          </table:table-cell>
          <table:table-cell table:style-name="Tabuľka22.G2" office:value-type="string">
            <text:p text:style-name="P43">prebieha</text:p>
          </table:table-cell>
        </table:table-row>
        <table:table-row table:style-name="Tabuľka22.2">
          <table:table-cell table:style-name="Tabuľka22.A2" office:value-type="string">
            <text:p text:style-name="P25">7.3</text:p>
          </table:table-cell>
          <table:table-cell table:style-name="Tabuľka22.A2" office:value-type="string">
            <text:p text:style-name="P43">ĽB</text:p>
          </table:table-cell>
          <table:table-cell table:style-name="Tabuľka22.A2" office:value-type="string">
            <text:p text:style-name="P44">doplniť modul profilov</text:p>
          </table:table-cell>
          <table:table-cell table:style-name="Tabuľka22.A2" office:value-type="string">
            <text:p text:style-name="P43">19. 11. 07</text:p>
          </table:table-cell>
          <table:table-cell table:style-name="Tabuľka22.E2" office:value-type="string">
            <text:p text:style-name="P43">3. 12. 07</text:p>
          </table:table-cell>
          <table:table-cell table:style-name="Tabuľka22.A2" office:value-type="string">
            <text:p text:style-name="P43">-</text:p>
          </table:table-cell>
          <table:table-cell table:style-name="Tabuľka22.G2" office:value-type="string">
            <text:p text:style-name="P43">prebieha</text:p>
          </table:table-cell>
        </table:table-row>
        <table:table-row table:style-name="Tabuľka22.2">
          <table:table-cell table:style-name="Tabuľka22.A2" office:value-type="string">
            <text:p text:style-name="P25">8.1</text:p>
          </table:table-cell>
          <table:table-cell table:style-name="Tabuľka22.A2" office:value-type="string">
            <text:p text:style-name="P27">PC</text:p>
          </table:table-cell>
          <table:table-cell table:style-name="Tabuľka22.A2" office:value-type="string">
            <text:p text:style-name="P28">vypracovanie plánu implementácie prototypu</text:p>
          </table:table-cell>
          <table:table-cell table:style-name="Tabuľka22.A2" office:value-type="string">
            <text:p text:style-name="P27">26. 11. 07</text:p>
          </table:table-cell>
          <table:table-cell table:style-name="Tabuľka22.E2" office:value-type="string">
            <text:p text:style-name="P27">3. 12. 07</text:p>
          </table:table-cell>
          <table:table-cell table:style-name="Tabuľka22.A2" office:value-type="string">
            <text:p text:style-name="P27">-</text:p>
          </table:table-cell>
          <table:table-cell table:style-name="Tabuľka22.G2" office:value-type="string">
            <text:p text:style-name="P27">prebieha</text:p>
          </table:table-cell>
        </table:table-row>
        <table:table-row table:style-name="Tabuľka22.2">
          <table:table-cell table:style-name="Tabuľka22.A2" office:value-type="string">
            <text:p text:style-name="P25">8.2</text:p>
          </table:table-cell>
          <table:table-cell table:style-name="Tabuľka22.A2" office:value-type="string">
            <text:p text:style-name="P27">JHE, PC</text:p>
          </table:table-cell>
          <table:table-cell table:style-name="Tabuľka22.A2" office:value-type="string">
            <text:p text:style-name="P28">vypracovať reakciu na posudok</text:p>
          </table:table-cell>
          <table:table-cell table:style-name="Tabuľka22.A2" office:value-type="string">
            <text:p text:style-name="P27">26. 11. 07</text:p>
          </table:table-cell>
          <table:table-cell table:style-name="Tabuľka22.E2" office:value-type="string">
            <text:p text:style-name="P27">3. 12. 07</text:p>
          </table:table-cell>
          <table:table-cell table:style-name="Tabuľka22.A2" office:value-type="string">
            <text:p text:style-name="P27">3. 12. 07</text:p>
          </table:table-cell>
          <table:table-cell table:style-name="Tabuľka22.G2" office:value-type="string">
            <text:p text:style-name="P27">ukončené</text:p>
          </table:table-cell>
        </table:table-row>
        <table:table-row table:style-name="Tabuľka22.2">
          <table:table-cell table:style-name="Tabuľka22.A2" office:value-type="string">
            <text:p text:style-name="P25">8.3</text:p>
          </table:table-cell>
          <table:table-cell table:style-name="Tabuľka22.A2" office:value-type="string">
            <text:p text:style-name="P27">JHE</text:p>
          </table:table-cell>
          <table:table-cell table:style-name="Tabuľka22.A2" office:value-type="string">
            <text:p text:style-name="P28">dohodnúť sa na stretnutí s tímom č. 12 ohľadom spolupráce</text:p>
          </table:table-cell>
          <table:table-cell table:style-name="Tabuľka22.A2" office:value-type="string">
            <text:p text:style-name="P27">26. 11. 07</text:p>
          </table:table-cell>
          <table:table-cell table:style-name="Tabuľka22.E2" office:value-type="string">
            <text:p text:style-name="P27">3. 12. 07</text:p>
          </table:table-cell>
          <table:table-cell table:style-name="Tabuľka22.A2" office:value-type="string">
            <text:p text:style-name="P27">3. 12. 07</text:p>
          </table:table-cell>
          <table:table-cell table:style-name="Tabuľka22.G2" office:value-type="string">
            <text:p text:style-name="P27">ukončené</text:p>
          </table:table-cell>
        </table:table-row>
        <table:table-row table:style-name="Tabuľka22.2">
          <table:table-cell table:style-name="Tabuľka22.A2" office:value-type="string">
            <text:p text:style-name="P25">8.4</text:p>
          </table:table-cell>
          <table:table-cell table:style-name="Tabuľka22.A2" office:value-type="string">
            <text:p text:style-name="P27">PF</text:p>
          </table:table-cell>
          <table:table-cell table:style-name="Tabuľka22.A2" office:value-type="string">
            <text:p text:style-name="P28">implementovať modul štatistiky</text:p>
          </table:table-cell>
          <table:table-cell table:style-name="Tabuľka22.A2" office:value-type="string">
            <text:p text:style-name="P27">26. 11. 07</text:p>
          </table:table-cell>
          <table:table-cell table:style-name="Tabuľka22.E2" office:value-type="string">
            <text:p text:style-name="P27">10. 12. 07</text:p>
          </table:table-cell>
          <table:table-cell table:style-name="Tabuľka22.A2" office:value-type="string">
            <text:p text:style-name="P27">-</text:p>
          </table:table-cell>
          <table:table-cell table:style-name="Tabuľka22.G2" office:value-type="string">
            <text:p text:style-name="P27">prebieha</text:p>
          </table:table-cell>
        </table:table-row>
      </table:table>
      <text:p text:style-name="P21"/>
      <text:p text:style-name="P36">Zápisnica zo stretnutia č. 10</text:p>
      <text:p text:style-name="P2"/>
      <text:p text:style-name="P3">Dátum stretnutia:<text:span text:style-name="T1"><text:tab/>10. 12. 2007 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4">Miesto stretnutia:<text:tab/></text:span>Softvérové štúdio (D07b)</text:p>
      <text:p text:style-name="P6"/>
      <text:p text:style-name="P8"><text:span text:style-name="T4">Vypracoval: </text:span>Bc. Ján Garaj<text:tab/><text:tab/><text:span text:style-name="T4">Vypracované dňa:</text:span> 10. 12. 2007</text:p>
      <text:p text:style-name="P4"/>
      <text:h text:style-name="Heading_20_1" text:outline-level="1">Zúčastnení</text:h>
      <text:p text:style-name="P9"/>
      <table:table table:name="Tabuľka23" table:style-name="Tabuľka23">
        <table:table-column table:style-name="Tabuľka23.A"/>
        <table:table-column table:style-name="Tabuľka23.B"/>
        <table:table-row>
          <table:table-cell table:style-name="Tabuľka23.A1" office:value-type="string">
            <text:p text:style-name="P24">Pedagóg:</text:p>
          </table:table-cell>
          <table:table-cell table:style-name="Tabuľka23.B1" office:value-type="string">
            <text:p text:style-name="P24">doc. Ing. Jana Minárová, PhD.</text:p>
          </table:table-cell>
        </table:table-row>
        <table:table-row>
          <table:table-cell table:style-name="Tabuľka23.A2" office:value-type="string">
            <text:p text:style-name="P24">Členovia tímu:</text:p>
          </table:table-cell>
          <table:table-cell table:style-name="Tabuľka23.B2" office:value-type="string">
            <text:p text:style-name="P24">Bc. Peter Cích (PC)</text:p>
            <text:p text:style-name="P24">Bc. Pavol Fábik (PF)</text:p>
            <text:p text:style-name="P24">Bc. Ján Garaj (JG)</text:p>
            <text:p text:style-name="P24">Bc. Jozef Hergott (JHE)</text:p>
            <text:p text:style-name="P24">Bc. Jozef Hopko (JHO)</text:p>
          </table:table-cell>
        </table:table-row>
        <table:table-row>
          <table:table-cell table:style-name="Tabuľka23.A2" office:value-type="string">
            <text:p text:style-name="P24">Hostia:</text:p>
          </table:table-cell>
          <table:table-cell table:style-name="Tabuľka23.B2" office:value-type="string">
            <text:p text:style-name="P24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><text:tab/></text:p>
      <text:p text:style-name="P11"><text:tab/>Prototyp a dokumentácia k prototypu</text:p>
      <text:p text:style-name="P11"><text:tab/></text:p>
      <text:h text:style-name="Heading_20_1" text:outline-level="1">Priebeh stretnutia</text:h>
      <text:p text:style-name="Text_20_body"/>
      <text:list text:style-name="L19">
        <text:list-item>
          <text:p text:style-name="P108">diskusia ohľadom formálnej úprave zápisnice</text:p>
        </text:list-item>
        <text:list-item>
          <text:p text:style-name="P108">diskusia o obsahu dokumentácie v ďalšom kontrolnom bode – doplniť dokumentáciu o:</text:p>
          <text:list>
            <text:list-item>
              <text:p text:style-name="P108">posudok od tímu č. 12</text:p>
            </text:list-item>
            <text:list-item>
              <text:p text:style-name="P108">reakciu na posudok</text:p>
            </text:list-item>
            <text:list-item>
              <text:p text:style-name="P108">náš posudok na dokumentáciu tímu č. 12</text:p>
            </text:list-item>
            <text:list-item>
              <text:p text:style-name="P108">nové zápisnice</text:p>
            </text:list-item>
            <text:list-item>
              <text:p text:style-name="P108">preberacie protokoly</text:p>
            </text:list-item>
          </text:list>
        </text:list-item>
        <text:list-item>
          <text:p text:style-name="P108">diskusia o prototype a odovzdávaní prototypu</text:p>
          <text:list>
            <text:list-item>
              <text:p text:style-name="P108">diskusia s Františkom Ďurajkom o obsahu minuloročnej dokumentácie k prototypu</text:p>
              <text:p text:style-name="P108"/>
            </text:list-item>
            <text:list-item>
              <text:p text:style-name="P108"><text:soft-page-break/>rozobratie štruktúry dokumentácie prototypu - návrh na zloženie z častí:</text:p>
              <text:list>
                <text:list-item>
                  <text:p text:style-name="P108">zhrnutie zmien oproti minulému roku</text:p>
                </text:list-item>
                <text:list-item>
                  <text:p text:style-name="P108">inštalačná príručka</text:p>
                </text:list-item>
                <text:list-item>
                  <text:p text:style-name="P108">používateľská príručka</text:p>
                </text:list-item>
              </text:list>
            </text:list-item>
            <text:list-item>
              <text:p text:style-name="P108">vytvorenie odovzdávacieho protokolu</text:p>
            </text:list-item>
            <text:list-item>
              <text:p text:style-name="P108">umiestnenie prototypu na web a na CD</text:p>
            </text:list-item>
            <text:list-item>
              <text:p text:style-name="P108">odovzdanie a prezentácia prototypu sa bude konať v pondelok 17. 12. 2007 o 9.00<text:line-break/></text:p>
            </text:list-item>
          </text:list>
        </text:list-item>
        <text:list-item>
          <text:p text:style-name="P108">práca na implementácii prototypu</text:p>
        </text:list-item>
      </text:list>
      <text:p text:style-name="P11"/>
      <text:h text:style-name="Heading_20_1" text:outline-level="1">Stav plnenia úloh</text:h>
      <text:p text:style-name="P11"/>
      <table:table table:name="Tabuľka24" table:style-name="Tabuľka24">
        <table:table-column table:style-name="Tabuľka24.A"/>
        <table:table-column table:style-name="Tabuľka24.B"/>
        <table:table-column table:style-name="Tabuľka24.C"/>
        <table:table-column table:style-name="Tabuľka24.D"/>
        <table:table-column table:style-name="Tabuľka24.E"/>
        <table:table-column table:style-name="Tabuľka24.F"/>
        <table:table-column table:style-name="Tabuľka24.G"/>
        <table:table-row>
          <table:table-cell table:style-name="Tabuľka24.A1" office:value-type="string">
            <text:p text:style-name="P26">ID</text:p>
          </table:table-cell>
          <table:table-cell table:style-name="Tabuľka24.A1" office:value-type="string">
            <text:p text:style-name="P26">Člen tímu</text:p>
          </table:table-cell>
          <table:table-cell table:style-name="Tabuľka24.A1" office:value-type="string">
            <text:p text:style-name="P26">Úloha</text:p>
          </table:table-cell>
          <table:table-cell table:style-name="Tabuľka24.A1" office:value-type="string">
            <text:p text:style-name="P26">Začiatok</text:p>
          </table:table-cell>
          <table:table-cell table:style-name="Tabuľka24.A1" office:value-type="string">
            <text:p text:style-name="P26">Koniec</text:p>
          </table:table-cell>
          <table:table-cell table:style-name="Tabuľka24.A1" office:value-type="string">
            <text:p text:style-name="P26">Reálne ukončenie</text:p>
          </table:table-cell>
          <table:table-cell table:style-name="Tabuľka24.G1" office:value-type="string">
            <text:p text:style-name="P26">Stav</text:p>
          </table:table-cell>
        </table:table-row>
        <table:table-row table:style-name="Tabuľka24.2">
          <table:table-cell table:style-name="Tabuľka24.A2" office:value-type="string">
            <text:p text:style-name="P25">7.2</text:p>
          </table:table-cell>
          <table:table-cell table:style-name="Tabuľka24.A2" office:value-type="string">
            <text:p text:style-name="P43">JHO</text:p>
          </table:table-cell>
          <table:table-cell table:style-name="Tabuľka24.A2" office:value-type="string">
            <text:p text:style-name="P44">implementovať modul noviniek</text:p>
          </table:table-cell>
          <table:table-cell table:style-name="Tabuľka24.A2" office:value-type="string">
            <text:p text:style-name="P43">19. 11. 07</text:p>
          </table:table-cell>
          <table:table-cell table:style-name="Tabuľka24.E2" office:value-type="string">
            <text:p text:style-name="P43">3. 12. 07</text:p>
          </table:table-cell>
          <table:table-cell table:style-name="Tabuľka24.A2" office:value-type="string">
            <text:p text:style-name="P43">-</text:p>
          </table:table-cell>
          <table:table-cell table:style-name="Tabuľka24.G2" office:value-type="string">
            <text:p text:style-name="P43">prebieha</text:p>
          </table:table-cell>
        </table:table-row>
        <table:table-row table:style-name="Tabuľka24.2">
          <table:table-cell table:style-name="Tabuľka24.A2" office:value-type="string">
            <text:p text:style-name="P25">7.3</text:p>
          </table:table-cell>
          <table:table-cell table:style-name="Tabuľka24.A2" office:value-type="string">
            <text:p text:style-name="P43">ĽB</text:p>
          </table:table-cell>
          <table:table-cell table:style-name="Tabuľka24.A2" office:value-type="string">
            <text:p text:style-name="P44">doplniť modul profilov</text:p>
          </table:table-cell>
          <table:table-cell table:style-name="Tabuľka24.A2" office:value-type="string">
            <text:p text:style-name="P43">19. 11. 07</text:p>
          </table:table-cell>
          <table:table-cell table:style-name="Tabuľka24.E2" office:value-type="string">
            <text:p text:style-name="P43">3. 12. 07</text:p>
          </table:table-cell>
          <table:table-cell table:style-name="Tabuľka24.A2" office:value-type="string">
            <text:p text:style-name="P43">-</text:p>
          </table:table-cell>
          <table:table-cell table:style-name="Tabuľka24.G2" office:value-type="string">
            <text:p text:style-name="P43">prebieha</text:p>
          </table:table-cell>
        </table:table-row>
        <table:table-row table:style-name="Tabuľka24.2">
          <table:table-cell table:style-name="Tabuľka24.A2" office:value-type="string">
            <text:p text:style-name="P25">8.1</text:p>
          </table:table-cell>
          <table:table-cell table:style-name="Tabuľka24.A2" office:value-type="string">
            <text:p text:style-name="P27">PC</text:p>
          </table:table-cell>
          <table:table-cell table:style-name="Tabuľka24.A2" office:value-type="string">
            <text:p text:style-name="P28">vypracovanie plánu implementácie prototypu</text:p>
          </table:table-cell>
          <table:table-cell table:style-name="Tabuľka24.A2" office:value-type="string">
            <text:p text:style-name="P27">26. 11. 07</text:p>
          </table:table-cell>
          <table:table-cell table:style-name="Tabuľka24.E2" office:value-type="string">
            <text:p text:style-name="P27">3. 12. 07</text:p>
          </table:table-cell>
          <table:table-cell table:style-name="Tabuľka24.A2" office:value-type="string">
            <text:p text:style-name="P27">-</text:p>
          </table:table-cell>
          <table:table-cell table:style-name="Tabuľka24.G2" office:value-type="string">
            <text:p text:style-name="P27">prebieha</text:p>
          </table:table-cell>
        </table:table-row>
        <table:table-row table:style-name="Tabuľka24.2">
          <table:table-cell table:style-name="Tabuľka24.A2" office:value-type="string">
            <text:p text:style-name="P25">8.4</text:p>
          </table:table-cell>
          <table:table-cell table:style-name="Tabuľka24.A2" office:value-type="string">
            <text:p text:style-name="P27">PF</text:p>
          </table:table-cell>
          <table:table-cell table:style-name="Tabuľka24.A2" office:value-type="string">
            <text:p text:style-name="P28">implementovať modul štatistiky</text:p>
          </table:table-cell>
          <table:table-cell table:style-name="Tabuľka24.A2" office:value-type="string">
            <text:p text:style-name="P27">26. 11. 07</text:p>
          </table:table-cell>
          <table:table-cell table:style-name="Tabuľka24.E2" office:value-type="string">
            <text:p text:style-name="P27">10. 12. 07</text:p>
          </table:table-cell>
          <table:table-cell table:style-name="Tabuľka24.A2" office:value-type="string">
            <text:p text:style-name="P27">-</text:p>
          </table:table-cell>
          <table:table-cell table:style-name="Tabuľka24.G2" office:value-type="string">
            <text:p text:style-name="P27">prebieha</text:p>
          </table:table-cell>
        </table:table-row>
      </table:table>
      <text:p text:style-name="Text_20_body"/>
      <text:h text:style-name="Heading_20_1" text:outline-level="1">Stanovenie nových úloh</text:h>
      <text:p text:style-name="P9"/>
      <table:table table:name="Tabuľka25" table:style-name="Tabuľka25">
        <table:table-column table:style-name="Tabuľka25.A"/>
        <table:table-column table:style-name="Tabuľka25.B"/>
        <table:table-column table:style-name="Tabuľka25.C"/>
        <table:table-column table:style-name="Tabuľka25.D"/>
        <table:table-column table:style-name="Tabuľka25.E"/>
        <table:table-row>
          <table:table-cell table:style-name="Tabuľka25.A1" office:value-type="string">
            <text:p text:style-name="P26">ID</text:p>
          </table:table-cell>
          <table:table-cell table:style-name="Tabuľka25.A1" office:value-type="string">
            <text:p text:style-name="P26">Člen tímu</text:p>
          </table:table-cell>
          <table:table-cell table:style-name="Tabuľka25.A1" office:value-type="string">
            <text:p text:style-name="P26">Úloha</text:p>
          </table:table-cell>
          <table:table-cell table:style-name="Tabuľka25.A1" office:value-type="string">
            <text:p text:style-name="P26">Začiatok</text:p>
          </table:table-cell>
          <table:table-cell table:style-name="Tabuľka25.E1" office:value-type="string">
            <text:p text:style-name="P26">Koniec</text:p>
          </table:table-cell>
        </table:table-row>
        <table:table-row>
          <table:table-cell table:style-name="Tabuľka25.A2" office:value-type="string">
            <text:p text:style-name="P25">10.1</text:p>
          </table:table-cell>
          <table:table-cell table:style-name="Tabuľka25.A2" office:value-type="string">
            <text:p text:style-name="P25">JHE</text:p>
          </table:table-cell>
          <table:table-cell table:style-name="Tabuľka25.A2" office:value-type="string">
            <text:p text:style-name="P24">napáliť prototyp na CD</text:p>
          </table:table-cell>
          <table:table-cell table:style-name="Tabuľka25.A2" office:value-type="string">
            <text:p text:style-name="P13">10. 12. 07</text:p>
          </table:table-cell>
          <table:table-cell table:style-name="Tabuľka25.E2" office:value-type="string">
            <text:p text:style-name="P25">17. 12. 07</text:p>
          </table:table-cell>
        </table:table-row>
        <table:table-row>
          <table:table-cell table:style-name="Tabuľka25.A2" office:value-type="string">
            <text:p text:style-name="P25">10.2</text:p>
          </table:table-cell>
          <table:table-cell table:style-name="Tabuľka25.A2" office:value-type="string">
            <text:p text:style-name="P25">JG</text:p>
          </table:table-cell>
          <table:table-cell table:style-name="Tabuľka25.A2" office:value-type="string">
            <text:p text:style-name="P24">doplniť web</text:p>
          </table:table-cell>
          <table:table-cell table:style-name="Tabuľka25.A2" office:value-type="string">
            <text:p text:style-name="P13">10. 12. 07</text:p>
          </table:table-cell>
          <table:table-cell table:style-name="Tabuľka25.E2" office:value-type="string">
            <text:p text:style-name="P25">17. 12. 07</text:p>
          </table:table-cell>
        </table:table-row>
        <table:table-row>
          <table:table-cell table:style-name="Tabuľka25.A2" office:value-type="string">
            <text:p text:style-name="P25">10.3</text:p>
          </table:table-cell>
          <table:table-cell table:style-name="Tabuľka25.A2" office:value-type="string">
            <text:p text:style-name="P25">PC, JHE</text:p>
          </table:table-cell>
          <table:table-cell table:style-name="Tabuľka25.A2" office:value-type="string">
            <text:p text:style-name="P24">dokumentácia k prototypu</text:p>
          </table:table-cell>
          <table:table-cell table:style-name="Tabuľka25.A2" office:value-type="string">
            <text:p text:style-name="P13">10. 12. 07</text:p>
          </table:table-cell>
          <table:table-cell table:style-name="Tabuľka25.E2" office:value-type="string">
            <text:p text:style-name="P25">17. 12. 07</text:p>
          </table:table-cell>
        </table:table-row>
        <table:table-row>
          <table:table-cell table:style-name="Tabuľka25.A2" office:value-type="string">
            <text:p text:style-name="P25">10.4</text:p>
          </table:table-cell>
          <table:table-cell table:style-name="Tabuľka25.A2" office:value-type="string">
            <text:p text:style-name="P25">celý tím</text:p>
          </table:table-cell>
          <table:table-cell table:style-name="Tabuľka25.A2" office:value-type="string">
            <text:p text:style-name="P24">pripraviť sa na prezentáciu</text:p>
          </table:table-cell>
          <table:table-cell table:style-name="Tabuľka25.A2" office:value-type="string">
            <text:p text:style-name="P13">10. 12. 07</text:p>
          </table:table-cell>
          <table:table-cell table:style-name="Tabuľka25.E2" office:value-type="string">
            <text:p text:style-name="P25">17. 12. 07</text:p>
          </table:table-cell>
        </table:table-row>
        <table:table-row table:style-name="Tabuľka25.6">
          <table:table-cell table:style-name="Tabuľka25.A6" office:value-type="string">
            <text:p text:style-name="P25">10.5</text:p>
          </table:table-cell>
          <table:table-cell table:style-name="Tabuľka25.A6" office:value-type="string">
            <text:p text:style-name="P25">JG</text:p>
          </table:table-cell>
          <table:table-cell table:style-name="Tabuľka25.A2" office:value-type="string">
            <text:p text:style-name="P24">implementovať možnosť zmeny veľkosti písma</text:p>
          </table:table-cell>
          <table:table-cell table:style-name="Tabuľka25.A2" office:value-type="string">
            <text:p text:style-name="P13">10. 12. 07</text:p>
          </table:table-cell>
          <table:table-cell table:style-name="Tabuľka25.E2" office:value-type="string">
            <text:p text:style-name="P25">17. 12. 07</text:p>
          </table:table-cell>
        </table:table-row>
      </table:table>
      <text:p text:style-name="P21"/>
      <text:p text:style-name="P37">Letný semester</text:p>
      <text:p text:style-name="P36">Zápisnica zo stretnutia č. 11</text:p>
      <text:p text:style-name="P2"/>
      <text:p text:style-name="P3">Dátum stretnutia:<text:span text:style-name="T1"><text:tab/>17. 12. 2007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4">Miesto stretnutia:<text:tab/></text:span>Softvérové štúdio (D07b)</text:p>
      <text:p text:style-name="P6"/>
      <text:p text:style-name="P8"><text:span text:style-name="T4">Vypracoval:</text:span> Bc. Jozef Hergott<text:tab/><text:tab/><text:span text:style-name="T4">Vypracované dňa:</text:span> 17. 12. 2007</text:p>
      <text:p text:style-name="P4"/>
      <text:h text:style-name="Heading_20_1" text:outline-level="1">Zúčastnení</text:h>
      <text:p text:style-name="P9"/>
      <table:table table:name="Tabuľka26" table:style-name="Tabuľka26">
        <table:table-column table:style-name="Tabuľka26.A"/>
        <table:table-column table:style-name="Tabuľka26.B"/>
        <table:table-row>
          <table:table-cell table:style-name="Tabuľka26.A1" office:value-type="string">
            <text:p text:style-name="P24">Pedagóg:</text:p>
          </table:table-cell>
          <table:table-cell table:style-name="Tabuľka26.B1" office:value-type="string">
            <text:p text:style-name="P24">doc. Ing. Jana Minárová, PhD.</text:p>
          </table:table-cell>
        </table:table-row>
        <table:table-row>
          <table:table-cell table:style-name="Tabuľka26.A2" office:value-type="string">
            <text:p text:style-name="P24">Členovia tímu:</text:p>
          </table:table-cell>
          <table:table-cell table:style-name="Tabuľka26.B2" office:value-type="string">
            <text:p text:style-name="P24">Bc. Peter Cích (PC)</text:p>
            <text:p text:style-name="P24">Bc. Pavol Fábik (PF)</text:p>
            <text:p text:style-name="P24">Bc. Ján Garaj (JG)</text:p>
            <text:p text:style-name="P24">Bc. Jozef Hergott (JHE)</text:p>
            <text:p text:style-name="P24">Bc. Jozef Hopko (JHO)</text:p>
          </table:table-cell>
        </table:table-row>
        <table:table-row>
          <table:table-cell table:style-name="Tabuľka26.A2" office:value-type="string">
            <text:p text:style-name="P24">Hostia:</text:p>
          </table:table-cell>
          <table:table-cell table:style-name="Tabuľka26.B2" office:value-type="string">
            <text:p text:style-name="P24">prom. mat. Ľubica Hanulová</text:p>
            <text:p text:style-name="P24">členovia tímu číslo 12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Prezentácia prototypov</text:p>
      <text:p text:style-name="P11"/>
      <text:h text:style-name="Heading_20_1" text:outline-level="1">Priebeh stretnutia</text:h>
      <text:p text:style-name="Text_20_body"/>
      <text:list text:style-name="L20">
        <text:list-item>
          <text:p text:style-name="P126">prezentácia prototypu tímu č. 12</text:p>
        </text:list-item>
        <text:list-item>
          <text:p text:style-name="P126">prezentácia prototypu nášho tímu</text:p>
        </text:list-item>
        <text:list-item>
          <text:p text:style-name="P126">odovzdanie prototypov a podpísanie preberacích prototkolov</text:p>
        </text:list-item>
        <text:list-item>
          <text:p text:style-name="P126">diskusia o úlohách na skúškové obdobie a pridelenie úloh</text:p>
        </text:list-item>
        <text:list-item>
          <text:p text:style-name="P126">návrh na prihlásenie projektu na študentskú vedeckú konferenciu IIT.SRC – návrh sa stretol s pozitívnym ohlasom</text:p>
        </text:list-item>
      </text:list>
      <text:p text:style-name="P11"/>
      <text:h text:style-name="P35" text:outline-level="1">Stav plnenia úloh</text:h>
      <text:p text:style-name="P11"/>
      <table:table table:name="Tabuľka27" table:style-name="Tabuľka27">
        <table:table-column table:style-name="Tabuľka27.A"/>
        <table:table-column table:style-name="Tabuľka27.B"/>
        <table:table-column table:style-name="Tabuľka27.C"/>
        <table:table-column table:style-name="Tabuľka27.D"/>
        <table:table-column table:style-name="Tabuľka27.E"/>
        <table:table-column table:style-name="Tabuľka27.F"/>
        <table:table-column table:style-name="Tabuľka27.G"/>
        <table:table-row>
          <table:table-cell table:style-name="Tabuľka27.A1" office:value-type="string">
            <text:p text:style-name="P26">ID</text:p>
          </table:table-cell>
          <table:table-cell table:style-name="Tabuľka27.A1" office:value-type="string">
            <text:p text:style-name="P26">Člen tímu</text:p>
          </table:table-cell>
          <table:table-cell table:style-name="Tabuľka27.A1" office:value-type="string">
            <text:p text:style-name="P26">Úloha</text:p>
          </table:table-cell>
          <table:table-cell table:style-name="Tabuľka27.A1" office:value-type="string">
            <text:p text:style-name="P26">Začiatok</text:p>
          </table:table-cell>
          <table:table-cell table:style-name="Tabuľka27.A1" office:value-type="string">
            <text:p text:style-name="P26">Koniec</text:p>
          </table:table-cell>
          <table:table-cell table:style-name="Tabuľka27.A1" office:value-type="string">
            <text:p text:style-name="P26">Reálne ukončenie</text:p>
          </table:table-cell>
          <table:table-cell table:style-name="Tabuľka27.G1" office:value-type="string">
            <text:p text:style-name="P26">Stav</text:p>
          </table:table-cell>
        </table:table-row>
        <table:table-row table:style-name="Tabuľka27.2">
          <table:table-cell table:style-name="Tabuľka27.A2" office:value-type="string">
            <text:p text:style-name="P25">7.2</text:p>
          </table:table-cell>
          <table:table-cell table:style-name="Tabuľka27.A2" office:value-type="string">
            <text:p text:style-name="P43">JHO</text:p>
          </table:table-cell>
          <table:table-cell table:style-name="Tabuľka27.A2" office:value-type="string">
            <text:p text:style-name="P44">implementovať modul noviniek</text:p>
          </table:table-cell>
          <table:table-cell table:style-name="Tabuľka27.A2" office:value-type="string">
            <text:p text:style-name="P43">19. 11. 07</text:p>
          </table:table-cell>
          <table:table-cell table:style-name="Tabuľka27.A2" office:value-type="string">
            <text:p text:style-name="P43">3. 12. 07</text:p>
          </table:table-cell>
          <table:table-cell table:style-name="Tabuľka27.A2" office:value-type="string">
            <text:p text:style-name="P43">16. 12. 07</text:p>
          </table:table-cell>
          <table:table-cell table:style-name="Tabuľka27.G2" office:value-type="string">
            <text:p text:style-name="P43">ukončené</text:p>
          </table:table-cell>
        </table:table-row>
        <table:table-row table:style-name="Tabuľka27.2">
          <table:table-cell table:style-name="Tabuľka27.A2" office:value-type="string">
            <text:p text:style-name="P25">7.3</text:p>
          </table:table-cell>
          <table:table-cell table:style-name="Tabuľka27.A2" office:value-type="string">
            <text:p text:style-name="P43">ĽB</text:p>
          </table:table-cell>
          <table:table-cell table:style-name="Tabuľka27.A2" office:value-type="string">
            <text:p text:style-name="P44">doplniť modul profilov</text:p>
          </table:table-cell>
          <table:table-cell table:style-name="Tabuľka27.A2" office:value-type="string">
            <text:p text:style-name="P43">19. 11. 07</text:p>
          </table:table-cell>
          <table:table-cell table:style-name="Tabuľka27.A2" office:value-type="string">
            <text:p text:style-name="P43">3. 12. 07</text:p>
          </table:table-cell>
          <table:table-cell table:style-name="Tabuľka27.A2" office:value-type="string">
            <text:p text:style-name="P43">-</text:p>
          </table:table-cell>
          <table:table-cell table:style-name="Tabuľka27.G2" office:value-type="string">
            <text:p text:style-name="P43">zrušené</text:p>
          </table:table-cell>
        </table:table-row>
        <table:table-row table:style-name="Tabuľka27.2">
          <table:table-cell table:style-name="Tabuľka27.A2" office:value-type="string">
            <text:p text:style-name="P25">8.1</text:p>
          </table:table-cell>
          <table:table-cell table:style-name="Tabuľka27.A2" office:value-type="string">
            <text:p text:style-name="P27">PC</text:p>
          </table:table-cell>
          <table:table-cell table:style-name="Tabuľka27.A2" office:value-type="string">
            <text:p text:style-name="P28">vypracovanie plánu implementácie prototypu</text:p>
          </table:table-cell>
          <table:table-cell table:style-name="Tabuľka27.A2" office:value-type="string">
            <text:p text:style-name="P27">26. 11. 07</text:p>
          </table:table-cell>
          <table:table-cell table:style-name="Tabuľka27.A2" office:value-type="string">
            <text:p text:style-name="P27">3. 12. 07</text:p>
          </table:table-cell>
          <table:table-cell table:style-name="Tabuľka27.A2" office:value-type="string">
            <text:p text:style-name="P27">-</text:p>
          </table:table-cell>
          <table:table-cell table:style-name="Tabuľka27.G2" office:value-type="string">
            <text:p text:style-name="P27">zrušené</text:p>
          </table:table-cell>
        </table:table-row>
        <table:table-row table:style-name="Tabuľka27.2">
          <table:table-cell table:style-name="Tabuľka27.A2" office:value-type="string">
            <text:p text:style-name="P25">8.4</text:p>
          </table:table-cell>
          <table:table-cell table:style-name="Tabuľka27.A2" office:value-type="string">
            <text:p text:style-name="P27">PF</text:p>
          </table:table-cell>
          <table:table-cell table:style-name="Tabuľka27.A2" office:value-type="string">
            <text:p text:style-name="P28">implementovať modul štatistiky</text:p>
          </table:table-cell>
          <table:table-cell table:style-name="Tabuľka27.A2" office:value-type="string">
            <text:p text:style-name="P27">26. 11. 07</text:p>
          </table:table-cell>
          <table:table-cell table:style-name="Tabuľka27.A2" office:value-type="string">
            <text:p text:style-name="P27">10. 12. 07</text:p>
          </table:table-cell>
          <table:table-cell table:style-name="Tabuľka27.A2" office:value-type="string">
            <text:p text:style-name="P27">-</text:p>
          </table:table-cell>
          <table:table-cell table:style-name="Tabuľka27.G2" office:value-type="string">
            <text:p text:style-name="P27">prebieha</text:p>
          </table:table-cell>
        </table:table-row>
        <table:table-row table:style-name="Tabuľka27.6">
          <table:table-cell table:style-name="Tabuľka27.A2" office:value-type="string">
            <text:p text:style-name="P25">10.1</text:p>
          </table:table-cell>
          <table:table-cell table:style-name="Tabuľka27.A2" office:value-type="string">
            <text:p text:style-name="P27">JHE</text:p>
          </table:table-cell>
          <table:table-cell table:style-name="Tabuľka27.A2" office:value-type="string">
            <text:p text:style-name="P28">napáliť prototyp na CD</text:p>
          </table:table-cell>
          <table:table-cell table:style-name="Tabuľka27.A2" office:value-type="string">
            <text:p text:style-name="P19">10. 12. 07</text:p>
          </table:table-cell>
          <table:table-cell table:style-name="Tabuľka27.E6" office:value-type="string">
            <text:p text:style-name="P27">17. 12. 07</text:p>
          </table:table-cell>
          <table:table-cell table:style-name="Tabuľka27.A2" office:value-type="string">
            <text:p text:style-name="P27">17. 12. 07</text:p>
          </table:table-cell>
          <table:table-cell table:style-name="Tabuľka27.G2" office:value-type="string">
            <text:p text:style-name="P27">ukončené</text:p>
          </table:table-cell>
        </table:table-row>
        <table:table-row table:style-name="Tabuľka27.6">
          <table:table-cell table:style-name="Tabuľka27.A2" office:value-type="string">
            <text:p text:style-name="P25">10.2</text:p>
          </table:table-cell>
          <table:table-cell table:style-name="Tabuľka27.A2" office:value-type="string">
            <text:p text:style-name="P27">JG</text:p>
          </table:table-cell>
          <table:table-cell table:style-name="Tabuľka27.A2" office:value-type="string">
            <text:p text:style-name="P28">doplniť web</text:p>
          </table:table-cell>
          <table:table-cell table:style-name="Tabuľka27.A2" office:value-type="string">
            <text:p text:style-name="P19">10. 12. 07</text:p>
          </table:table-cell>
          <table:table-cell table:style-name="Tabuľka27.E6" office:value-type="string">
            <text:p text:style-name="P27">17. 12. 07</text:p>
          </table:table-cell>
          <table:table-cell table:style-name="Tabuľka27.A2" office:value-type="string">
            <text:p text:style-name="P27">-</text:p>
          </table:table-cell>
          <table:table-cell table:style-name="Tabuľka27.G2" office:value-type="string">
            <text:p text:style-name="P27">prebieha</text:p>
          </table:table-cell>
        </table:table-row>
        <table:table-row table:style-name="Tabuľka27.6">
          <table:table-cell table:style-name="Tabuľka27.A2" office:value-type="string">
            <text:p text:style-name="P25">10.3</text:p>
          </table:table-cell>
          <table:table-cell table:style-name="Tabuľka27.A2" office:value-type="string">
            <text:p text:style-name="P27">PC, JHE</text:p>
          </table:table-cell>
          <table:table-cell table:style-name="Tabuľka27.A2" office:value-type="string">
            <text:p text:style-name="P28">dokumentácia k prototypu</text:p>
          </table:table-cell>
          <table:table-cell table:style-name="Tabuľka27.A2" office:value-type="string">
            <text:p text:style-name="P19">10. 12. 07</text:p>
          </table:table-cell>
          <table:table-cell table:style-name="Tabuľka27.E6" office:value-type="string">
            <text:p text:style-name="P27">17. 12. 07</text:p>
          </table:table-cell>
          <table:table-cell table:style-name="Tabuľka27.A2" office:value-type="string">
            <text:p text:style-name="P27">17. 12. 07</text:p>
          </table:table-cell>
          <table:table-cell table:style-name="Tabuľka27.G2" office:value-type="string">
            <text:p text:style-name="P27">ukončené</text:p>
          </table:table-cell>
        </table:table-row>
        <table:table-row table:style-name="Tabuľka27.6">
          <table:table-cell table:style-name="Tabuľka27.A2" office:value-type="string">
            <text:p text:style-name="P25">10.4</text:p>
          </table:table-cell>
          <table:table-cell table:style-name="Tabuľka27.A2" office:value-type="string">
            <text:p text:style-name="P27">celý tím</text:p>
          </table:table-cell>
          <table:table-cell table:style-name="Tabuľka27.A2" office:value-type="string">
            <text:p text:style-name="P28">pripraviť sa na prezentáciu</text:p>
          </table:table-cell>
          <table:table-cell table:style-name="Tabuľka27.A2" office:value-type="string">
            <text:p text:style-name="P19">10. 12. 07</text:p>
          </table:table-cell>
          <table:table-cell table:style-name="Tabuľka27.E6" office:value-type="string">
            <text:p text:style-name="P27">17. 12. 07</text:p>
          </table:table-cell>
          <table:table-cell table:style-name="Tabuľka27.A2" office:value-type="string">
            <text:p text:style-name="P27">17. 12. 07</text:p>
          </table:table-cell>
          <table:table-cell table:style-name="Tabuľka27.G2" office:value-type="string">
            <text:p text:style-name="P27">ukončené</text:p>
          </table:table-cell>
        </table:table-row>
        <table:table-row table:style-name="Tabuľka27.6">
          <table:table-cell table:style-name="Tabuľka27.A2" office:value-type="string">
            <text:p text:style-name="P25">10.5</text:p>
          </table:table-cell>
          <table:table-cell table:style-name="Tabuľka27.A2" office:value-type="string">
            <text:p text:style-name="P27">JG</text:p>
          </table:table-cell>
          <table:table-cell table:style-name="Tabuľka27.A2" office:value-type="string">
            <text:p text:style-name="P28">implementovať možnosť zmeny veľkosti písma</text:p>
          </table:table-cell>
          <table:table-cell table:style-name="Tabuľka27.A2" office:value-type="string">
            <text:p text:style-name="P19">10. 12. 07</text:p>
          </table:table-cell>
          <table:table-cell table:style-name="Tabuľka27.E6" office:value-type="string">
            <text:p text:style-name="P27">17. 12. 07</text:p>
          </table:table-cell>
          <table:table-cell table:style-name="Tabuľka27.A2" office:value-type="string">
            <text:p text:style-name="P27">17. 12. 07</text:p>
          </table:table-cell>
          <table:table-cell table:style-name="Tabuľka27.G2" office:value-type="string">
            <text:p text:style-name="P27">ukončené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28" table:style-name="Tabuľka28">
        <table:table-column table:style-name="Tabuľka28.A"/>
        <table:table-column table:style-name="Tabuľka28.B"/>
        <table:table-column table:style-name="Tabuľka28.C"/>
        <table:table-column table:style-name="Tabuľka28.D"/>
        <table:table-column table:style-name="Tabuľka28.E"/>
        <table:table-row>
          <table:table-cell table:style-name="Tabuľka28.A1" office:value-type="string">
            <text:p text:style-name="P26">ID</text:p>
          </table:table-cell>
          <table:table-cell table:style-name="Tabuľka28.A1" office:value-type="string">
            <text:p text:style-name="P26">Člen tímu</text:p>
          </table:table-cell>
          <table:table-cell table:style-name="Tabuľka28.A1" office:value-type="string">
            <text:p text:style-name="P26">Úloha</text:p>
          </table:table-cell>
          <table:table-cell table:style-name="Tabuľka28.A1" office:value-type="string">
            <text:p text:style-name="P26">Začiatok</text:p>
          </table:table-cell>
          <table:table-cell table:style-name="Tabuľka28.E1" office:value-type="string">
            <text:p text:style-name="P26">Koniec</text:p>
          </table:table-cell>
        </table:table-row>
        <table:table-row>
          <table:table-cell table:style-name="Tabuľka28.A2" office:value-type="string">
            <text:p text:style-name="P25">11.1</text:p>
          </table:table-cell>
          <table:table-cell table:style-name="Tabuľka28.A2" office:value-type="string">
            <text:p text:style-name="P25">PC, JHE</text:p>
          </table:table-cell>
          <table:table-cell table:style-name="Tabuľka28.A2" office:value-type="string">
            <text:p text:style-name="P24">posudok prototypu tímu č. 12</text:p>
          </table:table-cell>
          <table:table-cell table:style-name="Tabuľka28.A2" office:value-type="string">
            <text:p text:style-name="P25">17. 12. 07</text:p>
          </table:table-cell>
          <table:table-cell table:style-name="Tabuľka28.E2" office:value-type="string">
            <text:p text:style-name="P25">25. 1. 07</text:p>
          </table:table-cell>
        </table:table-row>
        <table:table-row>
          <table:table-cell table:style-name="Tabuľka28.A2" office:value-type="string">
            <text:p text:style-name="P25">11.2</text:p>
          </table:table-cell>
          <table:table-cell table:style-name="Tabuľka28.A2" office:value-type="string">
            <text:p text:style-name="P25">JHE</text:p>
          </table:table-cell>
          <table:table-cell table:style-name="Tabuľka28.A2" office:value-type="string">
            <text:p text:style-name="P24">poslať hodnotenie členov tímu doc. Minárovej</text:p>
          </table:table-cell>
          <table:table-cell table:style-name="Tabuľka28.A2" office:value-type="string">
            <text:p text:style-name="P25">17. 12. 07</text:p>
          </table:table-cell>
          <table:table-cell table:style-name="Tabuľka28.E2" office:value-type="string">
            <text:p text:style-name="P25">25. 1. 07</text:p>
          </table:table-cell>
        </table:table-row>
        <table:table-row>
          <table:table-cell table:style-name="Tabuľka28.A2" office:value-type="string">
            <text:p text:style-name="P25">11.3</text:p>
          </table:table-cell>
          <table:table-cell table:style-name="Tabuľka28.A2" office:value-type="string">
            <text:p text:style-name="P25">JG</text:p>
          </table:table-cell>
          <table:table-cell table:style-name="Tabuľka28.A2" office:value-type="string">
            <text:p text:style-name="P24">doplnenie profilu absolventa</text:p>
          </table:table-cell>
          <table:table-cell table:style-name="Tabuľka28.A2" office:value-type="string">
            <text:p text:style-name="P25">17. 12. 07</text:p>
          </table:table-cell>
          <table:table-cell table:style-name="Tabuľka28.E2" office:value-type="string">
            <text:p text:style-name="P25">11. 2. 07</text:p>
          </table:table-cell>
        </table:table-row>
      </table:table>
      <text:p text:style-name="P20"/>
      <text:p text:style-name="P36">Zápisnica zo stretnutia č. 12</text:p>
      <text:p text:style-name="P2"/>
      <text:p text:style-name="P3">Dátum stretnutia:<text:span text:style-name="T1"><text:tab/>18. 2. 2008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4">Miesto stretnutia:<text:tab/></text:span>Softvérové štúdio (D07b)</text:p>
      <text:p text:style-name="P6"/>
      <text:p text:style-name="P8"><text:span text:style-name="T4">Vypracoval:</text:span> Bc. Jozef Hergott<text:tab/><text:tab/><text:span text:style-name="T4">Vypracované dňa:</text:span> 21. 2. 2008</text:p>
      <text:p text:style-name="P4"/>
      <text:h text:style-name="Heading_20_1" text:outline-level="1">Zúčastnení</text:h>
      <text:p text:style-name="P9"/>
      <table:table table:name="Tabuľka29" table:style-name="Tabuľka29">
        <table:table-column table:style-name="Tabuľka29.A"/>
        <table:table-column table:style-name="Tabuľka29.B"/>
        <table:table-row>
          <table:table-cell table:style-name="Tabuľka29.A1" office:value-type="string">
            <text:p text:style-name="P24">Pedagóg:</text:p>
          </table:table-cell>
          <table:table-cell table:style-name="Tabuľka29.B1" office:value-type="string">
            <text:p text:style-name="P24">doc. Ing. Jana Minárová, PhD.</text:p>
          </table:table-cell>
        </table:table-row>
        <table:table-row>
          <table:table-cell table:style-name="Tabuľka29.A2" office:value-type="string">
            <text:p text:style-name="P24">Členovia tímu:</text:p>
          </table:table-cell>
          <table:table-cell table:style-name="Tabuľka29.B2" office:value-type="string">
            <text:p text:style-name="P24">Bc. Peter Cích (PC)</text:p>
            <text:p text:style-name="P24">Bc. Ján Garaj (JG)</text:p>
            <text:p text:style-name="P24">Bc. Jozef Hergott (JHE)</text:p>
            <text:p text:style-name="P24">Bc. Jozef Hopko (JHO)</text:p>
          </table:table-cell>
        </table:table-row>
        <table:table-row>
          <table:table-cell table:style-name="Tabuľka29.A2" office:value-type="string">
            <text:p text:style-name="P24">Hostia:</text:p>
          </table:table-cell>
          <table:table-cell table:style-name="Tabuľka29.B2" office:value-type="string">
            <text:p text:style-name="P24"/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IIT.SRC 2008 a plán na letný semester</text:p>
      <text:p text:style-name="P11"/>
      <text:h text:style-name="Heading_20_1" text:outline-level="1">Priebeh stretnutia</text:h>
      <text:p text:style-name="Text_20_body"/>
      <text:list text:style-name="L21">
        <text:list-item>
          <text:p text:style-name="P131">určenie a rozdelenie úloh ohľadom študentskej vedeckej konferencie IIT.SRC 2008</text:p>
          <text:list>
            <text:list-item>
              <text:p text:style-name="P131">vypracovanie a zaslanie abstraktu do 20. februára 2008</text:p>
            </text:list-item>
            <text:list-item>
              <text:p text:style-name="P131">vypracovanie a zaslanie príspevku do 27. februára 2008</text:p>
            </text:list-item>
            <text:list-item>
              <text:p text:style-name="P131">príspevok vložiť aj do dokumentácie tímového projektu</text:p>
            </text:list-item>
          </text:list>
        </text:list-item>
        <text:list-item>
          <text:p text:style-name="P131">diskusia ohľadom času stretnutí</text:p>
        </text:list-item>
        <text:list-item>
          <text:p text:style-name="P131">doc. Minárová informovala tím ohľadom prípravy anonymizovanej databázy AIS</text:p>
        </text:list-item>
        <text:list-item>
          <text:p text:style-name="P131">zhodnotenie súčasného stavu riešenia</text:p>
          <text:list>
            <text:list-item>
              <text:p text:style-name="P131">rozpracované moduly novinky, štatistiky a profil používateľa</text:p>
            </text:list-item>
            <text:list-item>
              <text:p text:style-name="P131">riešenie viacjazyčného prostredia – diskusia možností riešenia prekladov textov</text:p>
            </text:list-item>
          </text:list>
        </text:list-item>
        <text:list-item>
          <text:p text:style-name="P131">diskusia nových nápadov ohľadom projektu – OpenID, FOAF</text:p>
        </text:list-item>
        <text:list-item>
          <text:p text:style-name="P131">spísanie návrhu obsahu príspevku do IIT.SRC 2008</text:p>
        </text:list-item>
      </text:list>
      <text:p text:style-name="P11"/>
      <text:h text:style-name="P35" text:outline-level="1">Stav plnenia úloh</text:h>
      <text:p text:style-name="P11"/>
      <table:table table:name="Tabuľka30" table:style-name="Tabuľka30">
        <table:table-column table:style-name="Tabuľka30.A"/>
        <table:table-column table:style-name="Tabuľka30.B"/>
        <table:table-column table:style-name="Tabuľka30.C"/>
        <table:table-column table:style-name="Tabuľka30.D"/>
        <table:table-column table:style-name="Tabuľka30.E"/>
        <table:table-column table:style-name="Tabuľka30.F"/>
        <table:table-column table:style-name="Tabuľka30.G"/>
        <table:table-row>
          <table:table-cell table:style-name="Tabuľka30.A1" office:value-type="string">
            <text:p text:style-name="P26">ID</text:p>
          </table:table-cell>
          <table:table-cell table:style-name="Tabuľka30.A1" office:value-type="string">
            <text:p text:style-name="P26">Člen tímu</text:p>
          </table:table-cell>
          <table:table-cell table:style-name="Tabuľka30.A1" office:value-type="string">
            <text:p text:style-name="P26">Úloha</text:p>
          </table:table-cell>
          <table:table-cell table:style-name="Tabuľka30.A1" office:value-type="string">
            <text:p text:style-name="P26">Začiatok</text:p>
          </table:table-cell>
          <table:table-cell table:style-name="Tabuľka30.A1" office:value-type="string">
            <text:p text:style-name="P26">Koniec</text:p>
          </table:table-cell>
          <table:table-cell table:style-name="Tabuľka30.A1" office:value-type="string">
            <text:p text:style-name="P26">Reálne ukončenie</text:p>
          </table:table-cell>
          <table:table-cell table:style-name="Tabuľka30.G1" office:value-type="string">
            <text:p text:style-name="P26">Stav</text:p>
          </table:table-cell>
        </table:table-row>
        <table:table-row table:style-name="Tabuľka30.2">
          <table:table-cell table:style-name="Tabuľka30.A2" office:value-type="string">
            <text:p text:style-name="P25">8.4</text:p>
          </table:table-cell>
          <table:table-cell table:style-name="Tabuľka30.A2" office:value-type="string">
            <text:p text:style-name="P27">PF</text:p>
          </table:table-cell>
          <table:table-cell table:style-name="Tabuľka30.A2" office:value-type="string">
            <text:p text:style-name="P28">implementovať modul štatistiky</text:p>
          </table:table-cell>
          <table:table-cell table:style-name="Tabuľka30.A2" office:value-type="string">
            <text:p text:style-name="P27">26. 11. 07</text:p>
          </table:table-cell>
          <table:table-cell table:style-name="Tabuľka30.A2" office:value-type="string">
            <text:p text:style-name="P27">10. 12. 07</text:p>
          </table:table-cell>
          <table:table-cell table:style-name="Tabuľka30.A2" office:value-type="string">
            <text:p text:style-name="P27">-</text:p>
          </table:table-cell>
          <table:table-cell table:style-name="Tabuľka30.G2" office:value-type="string">
            <text:p text:style-name="P27">prebieha</text:p>
          </table:table-cell>
        </table:table-row>
        <table:table-row table:style-name="Tabuľka30.2">
          <table:table-cell table:style-name="Tabuľka30.A2" office:value-type="string">
            <text:p text:style-name="P25">10.2</text:p>
          </table:table-cell>
          <table:table-cell table:style-name="Tabuľka30.A2" office:value-type="string">
            <text:p text:style-name="P27">JG</text:p>
          </table:table-cell>
          <table:table-cell table:style-name="Tabuľka30.A2" office:value-type="string">
            <text:p text:style-name="P28">doplniť web</text:p>
          </table:table-cell>
          <table:table-cell table:style-name="Tabuľka30.A2" office:value-type="string">
            <text:p text:style-name="P19">10. 12. 07</text:p>
          </table:table-cell>
          <table:table-cell table:style-name="Tabuľka30.A2" office:value-type="string">
            <text:p text:style-name="P27">17. 12. 07</text:p>
          </table:table-cell>
          <table:table-cell table:style-name="Tabuľka30.A2" office:value-type="string">
            <text:p text:style-name="P27">17. 12. 07</text:p>
          </table:table-cell>
          <table:table-cell table:style-name="Tabuľka30.G2" office:value-type="string">
            <text:p text:style-name="P27">ukončené</text:p>
          </table:table-cell>
        </table:table-row>
        <table:table-row table:style-name="Tabuľka30.4">
          <table:table-cell table:style-name="Tabuľka30.A2" office:value-type="string">
            <text:p text:style-name="P25">11.1</text:p>
          </table:table-cell>
          <table:table-cell table:style-name="Tabuľka30.A2" office:value-type="string">
            <text:p text:style-name="P27">PC, JHE</text:p>
          </table:table-cell>
          <table:table-cell table:style-name="Tabuľka30.A2" office:value-type="string">
            <text:p text:style-name="P28">posudok prototypu tímu č. 12</text:p>
          </table:table-cell>
          <table:table-cell table:style-name="Tabuľka30.A2" office:value-type="string">
            <text:p text:style-name="P27">17. 12. 07</text:p>
          </table:table-cell>
          <table:table-cell table:style-name="Tabuľka30.E4" office:value-type="string">
            <text:p text:style-name="P27">25. 1. 07</text:p>
          </table:table-cell>
          <table:table-cell table:style-name="Tabuľka30.A2" office:value-type="string">
            <text:p text:style-name="P27">19. 1. 08</text:p>
          </table:table-cell>
          <table:table-cell table:style-name="Tabuľka30.G2" office:value-type="string">
            <text:p text:style-name="P27">ukončené</text:p>
          </table:table-cell>
        </table:table-row>
        <table:table-row table:style-name="Tabuľka30.4">
          <table:table-cell table:style-name="Tabuľka30.A2" office:value-type="string">
            <text:p text:style-name="P25">11.2</text:p>
          </table:table-cell>
          <table:table-cell table:style-name="Tabuľka30.A2" office:value-type="string">
            <text:p text:style-name="P27">JHE</text:p>
          </table:table-cell>
          <table:table-cell table:style-name="Tabuľka30.A2" office:value-type="string">
            <text:p text:style-name="P28">poslať hodnotenie členov tímu doc. Minárovej</text:p>
          </table:table-cell>
          <table:table-cell table:style-name="Tabuľka30.A2" office:value-type="string">
            <text:p text:style-name="P27">17. 12. 07</text:p>
          </table:table-cell>
          <table:table-cell table:style-name="Tabuľka30.E4" office:value-type="string">
            <text:p text:style-name="P27">25. 1. 07</text:p>
          </table:table-cell>
          <table:table-cell table:style-name="Tabuľka30.A2" office:value-type="string">
            <text:p text:style-name="P27">19. 1. 08</text:p>
          </table:table-cell>
          <table:table-cell table:style-name="Tabuľka30.G2" office:value-type="string">
            <text:p text:style-name="P27">ukončené</text:p>
          </table:table-cell>
        </table:table-row>
        <table:table-row table:style-name="Tabuľka30.4">
          <table:table-cell table:style-name="Tabuľka30.A2" office:value-type="string">
            <text:p text:style-name="P25">11.3</text:p>
          </table:table-cell>
          <table:table-cell table:style-name="Tabuľka30.A2" office:value-type="string">
            <text:p text:style-name="P27">JG</text:p>
          </table:table-cell>
          <table:table-cell table:style-name="Tabuľka30.A2" office:value-type="string">
            <text:p text:style-name="P28">doplnenie profilu absolventa</text:p>
          </table:table-cell>
          <table:table-cell table:style-name="Tabuľka30.A2" office:value-type="string">
            <text:p text:style-name="P27">17. 12. 07</text:p>
          </table:table-cell>
          <table:table-cell table:style-name="Tabuľka30.E4" office:value-type="string">
            <text:p text:style-name="P27">11. 2. 07</text:p>
          </table:table-cell>
          <table:table-cell table:style-name="Tabuľka30.A2" office:value-type="string">
            <text:p text:style-name="P27">-</text:p>
          </table:table-cell>
          <table:table-cell table:style-name="Tabuľka30.G2" office:value-type="string">
            <text:p text:style-name="P27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31" table:style-name="Tabuľka31">
        <table:table-column table:style-name="Tabuľka31.A"/>
        <table:table-column table:style-name="Tabuľka31.B"/>
        <table:table-column table:style-name="Tabuľka31.C"/>
        <table:table-column table:style-name="Tabuľka31.D"/>
        <table:table-column table:style-name="Tabuľka31.E"/>
        <table:table-row>
          <table:table-cell table:style-name="Tabuľka31.A1" office:value-type="string">
            <text:p text:style-name="P26">ID</text:p>
          </table:table-cell>
          <table:table-cell table:style-name="Tabuľka31.A1" office:value-type="string">
            <text:p text:style-name="P26">Člen tímu</text:p>
          </table:table-cell>
          <table:table-cell table:style-name="Tabuľka31.A1" office:value-type="string">
            <text:p text:style-name="P26">Úloha</text:p>
          </table:table-cell>
          <table:table-cell table:style-name="Tabuľka31.A1" office:value-type="string">
            <text:p text:style-name="P26">Začiatok</text:p>
          </table:table-cell>
          <table:table-cell table:style-name="Tabuľka31.E1" office:value-type="string">
            <text:p text:style-name="P26">Koniec</text:p>
          </table:table-cell>
        </table:table-row>
        <table:table-row>
          <table:table-cell table:style-name="Tabuľka31.A2" office:value-type="string">
            <text:p text:style-name="P25">12.1</text:p>
          </table:table-cell>
          <table:table-cell table:style-name="Tabuľka31.A2" office:value-type="string">
            <text:p text:style-name="P25">JG, JHO</text:p>
          </table:table-cell>
          <table:table-cell table:style-name="Tabuľka31.A2" office:value-type="string">
            <text:p text:style-name="P24">vypracovanie abstraktu na IIT.SRC 2008</text:p>
          </table:table-cell>
          <table:table-cell table:style-name="Tabuľka31.A2" office:value-type="string">
            <text:p text:style-name="P25">18. 2. 08</text:p>
          </table:table-cell>
          <table:table-cell table:style-name="Tabuľka31.E2" office:value-type="string">
            <text:p text:style-name="P25">20. 2. 08</text:p>
          </table:table-cell>
        </table:table-row>
        <table:table-row>
          <table:table-cell table:style-name="Tabuľka31.A2" office:value-type="string">
            <text:p text:style-name="P25">12.2</text:p>
          </table:table-cell>
          <table:table-cell table:style-name="Tabuľka31.A2" office:value-type="string">
            <text:p text:style-name="P25">celý tím</text:p>
          </table:table-cell>
          <table:table-cell table:style-name="Tabuľka31.A2" office:value-type="string">
            <text:p text:style-name="P24">vypracovanie príspevku na IIT.SRC 2008</text:p>
          </table:table-cell>
          <table:table-cell table:style-name="Tabuľka31.A2" office:value-type="string">
            <text:p text:style-name="P25">18. 2. 08</text:p>
          </table:table-cell>
          <table:table-cell table:style-name="Tabuľka31.E2" office:value-type="string">
            <text:p text:style-name="P25">27. 2. 08</text:p>
          </table:table-cell>
        </table:table-row>
        <table:table-row>
          <table:table-cell table:style-name="Tabuľka31.A2" office:value-type="string">
            <text:p text:style-name="P25">12.3</text:p>
          </table:table-cell>
          <table:table-cell table:style-name="Tabuľka31.A2" office:value-type="string">
            <text:p text:style-name="P25">JG, JHE, JHO</text:p>
          </table:table-cell>
          <table:table-cell table:style-name="Tabuľka31.A2" office:value-type="string">
            <text:p text:style-name="P24">zapracovanie pripomienok z posudku do prototypu</text:p>
          </table:table-cell>
          <table:table-cell table:style-name="Tabuľka31.A2" office:value-type="string">
            <text:p text:style-name="P25">18. 2. 08</text:p>
          </table:table-cell>
          <table:table-cell table:style-name="Tabuľka31.E2" office:value-type="string">
            <text:p text:style-name="P25">3. 3. 08</text:p>
          </table:table-cell>
        </table:table-row>
        <table:table-row>
          <table:table-cell table:style-name="Tabuľka31.A2" office:value-type="string">
            <text:p text:style-name="P25">12.4</text:p>
          </table:table-cell>
          <table:table-cell table:style-name="Tabuľka31.A2" office:value-type="string">
            <text:p text:style-name="P25">PC</text:p>
          </table:table-cell>
          <table:table-cell table:style-name="Tabuľka31.A2" office:value-type="string">
            <text:p text:style-name="P24">vypracovanie plánu na letný semester</text:p>
          </table:table-cell>
          <table:table-cell table:style-name="Tabuľka31.A2" office:value-type="string">
            <text:p text:style-name="P25">18. 2. 08</text:p>
          </table:table-cell>
          <table:table-cell table:style-name="Tabuľka31.E2" office:value-type="string">
            <text:p text:style-name="P25">25. 2. 08</text:p>
          </table:table-cell>
        </table:table-row>
      </table:table>
      <text:p text:style-name="P20"/>
      <text:p text:style-name="P36">Zápisnica zo stretnutia č. 13</text:p>
      <text:p text:style-name="P2"/>
      <text:p text:style-name="P3">Dátum stretnutia:<text:span text:style-name="T1"><text:tab/>26. 2. 2008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4">Miesto stretnutia:<text:tab/></text:span>Softvérové štúdio (D07b)</text:p>
      <text:p text:style-name="P6"/>
      <text:p text:style-name="P8"><text:span text:style-name="T4">Vypracoval:</text:span> Bc. Peter Cích<text:tab/><text:tab/><text:span text:style-name="T4">Vypracované dňa:</text:span> 29. 2. 2008</text:p>
      <text:p text:style-name="P4"/>
      <text:h text:style-name="Heading_20_1" text:outline-level="1">Zúčastnení</text:h>
      <text:p text:style-name="P9"/>
      <table:table table:name="Tabuľka32" table:style-name="Tabuľka32">
        <table:table-column table:style-name="Tabuľka32.A"/>
        <table:table-column table:style-name="Tabuľka32.B"/>
        <table:table-row>
          <table:table-cell table:style-name="Tabuľka32.A1" office:value-type="string">
            <text:p text:style-name="P24">Pedagóg:</text:p>
          </table:table-cell>
          <table:table-cell table:style-name="Tabuľka32.B1" office:value-type="string">
            <text:p text:style-name="P24">doc. Ing. Jana Minárová, PhD.</text:p>
          </table:table-cell>
        </table:table-row>
        <table:table-row>
          <table:table-cell table:style-name="Tabuľka32.A2" office:value-type="string">
            <text:p text:style-name="P24">Členovia tímu:</text:p>
          </table:table-cell>
          <table:table-cell table:style-name="Tabuľka32.B2" office:value-type="string">
            <text:p text:style-name="P24">Bc. Peter Cích (PC)</text:p>
            <text:p text:style-name="P24">Bc. Pavol Fábik (PF)</text:p>
            <text:p text:style-name="P24">Bc. Ján Garaj (JG)</text:p>
            <text:p text:style-name="P24">Bc. Jozef Hergott (JHE)</text:p>
            <text:p text:style-name="P24">Bc. Jozef Hopko (JHO)</text:p>
          </table:table-cell>
        </table:table-row>
        <table:table-row>
          <table:table-cell table:style-name="Tabuľka32.A2" office:value-type="string">
            <text:p text:style-name="P24">Hostia:</text:p>
          </table:table-cell>
          <table:table-cell table:style-name="Tabuľka32.B2" office:value-type="string">
            <text:p text:style-name="P24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IIT.SRC 2008</text:p>
      <text:p text:style-name="P11"/>
      <text:h text:style-name="Heading_20_1" text:outline-level="1">Priebeh stretnutia</text:h>
      <text:p text:style-name="Text_20_body"/>
      <text:list text:style-name="L22">
        <text:list-item>
          <text:p text:style-name="P142">zhodnotenie stavu príspevku do študentskej vedeckej konferencie IIT.SRC 2008</text:p>
          <text:list>
            <text:list-item>
              <text:p text:style-name="P142">posun dátumu zaslania príspevku do 1. marca 2008</text:p>
            </text:list-item>
          </text:list>
        </text:list-item>
        <text:list-item>
          <text:p text:style-name="P142">rozšírenie obsahu príspevku o nové preložené kapitoly</text:p>
        </text:list-item>
        <text:list-item>
          <text:p text:style-name="P142">predloženie návrhu zmeny dizajnu tímovej web stránky</text:p>
          <text:p text:style-name="P142"/>
        </text:list-item>
      </text:list>
      <text:p text:style-name="P11"/>
      <text:h text:style-name="P35" text:outline-level="1">Stav plnenia úloh</text:h>
      <text:p text:style-name="P11"/>
      <table:table table:name="Tabuľka33" table:style-name="Tabuľka33">
        <table:table-column table:style-name="Tabuľka33.A"/>
        <table:table-column table:style-name="Tabuľka33.B"/>
        <table:table-column table:style-name="Tabuľka33.C"/>
        <table:table-column table:style-name="Tabuľka33.D"/>
        <table:table-column table:style-name="Tabuľka33.E"/>
        <table:table-column table:style-name="Tabuľka33.F"/>
        <table:table-column table:style-name="Tabuľka33.G"/>
        <table:table-row>
          <table:table-cell table:style-name="Tabuľka33.A1" office:value-type="string">
            <text:p text:style-name="P26">ID</text:p>
          </table:table-cell>
          <table:table-cell table:style-name="Tabuľka33.A1" office:value-type="string">
            <text:p text:style-name="P26">Člen tímu</text:p>
          </table:table-cell>
          <table:table-cell table:style-name="Tabuľka33.A1" office:value-type="string">
            <text:p text:style-name="P26">Úloha</text:p>
          </table:table-cell>
          <table:table-cell table:style-name="Tabuľka33.A1" office:value-type="string">
            <text:p text:style-name="P26">Začiatok</text:p>
          </table:table-cell>
          <table:table-cell table:style-name="Tabuľka33.A1" office:value-type="string">
            <text:p text:style-name="P26">Koniec</text:p>
          </table:table-cell>
          <table:table-cell table:style-name="Tabuľka33.A1" office:value-type="string">
            <text:p text:style-name="P26">Reálne ukončenie</text:p>
          </table:table-cell>
          <table:table-cell table:style-name="Tabuľka33.G1" office:value-type="string">
            <text:p text:style-name="P26">Stav</text:p>
          </table:table-cell>
        </table:table-row>
        <table:table-row table:style-name="Tabuľka33.2">
          <table:table-cell table:style-name="Tabuľka33.A2" office:value-type="string">
            <text:p text:style-name="P25">8.4</text:p>
          </table:table-cell>
          <table:table-cell table:style-name="Tabuľka33.A2" office:value-type="string">
            <text:p text:style-name="P27">PF</text:p>
          </table:table-cell>
          <table:table-cell table:style-name="Tabuľka33.A2" office:value-type="string">
            <text:p text:style-name="P28">implementovať modul štatistiky</text:p>
          </table:table-cell>
          <table:table-cell table:style-name="Tabuľka33.A2" office:value-type="string">
            <text:p text:style-name="P27">26. 11. 07</text:p>
          </table:table-cell>
          <table:table-cell table:style-name="Tabuľka33.A2" office:value-type="string">
            <text:p text:style-name="P27">10. 12. 07</text:p>
          </table:table-cell>
          <table:table-cell table:style-name="Tabuľka33.A2" office:value-type="string">
            <text:p text:style-name="P27">-</text:p>
          </table:table-cell>
          <table:table-cell table:style-name="Tabuľka33.G2" office:value-type="string">
            <text:p text:style-name="P27">prebieha</text:p>
          </table:table-cell>
        </table:table-row>
        <table:table-row table:style-name="Tabuľka33.2">
          <table:table-cell table:style-name="Tabuľka33.A2" office:value-type="string">
            <text:p text:style-name="P25">11.3</text:p>
          </table:table-cell>
          <table:table-cell table:style-name="Tabuľka33.A2" office:value-type="string">
            <text:p text:style-name="P27">JG</text:p>
          </table:table-cell>
          <table:table-cell table:style-name="Tabuľka33.A2" office:value-type="string">
            <text:p text:style-name="P28">doplnenie profilu absolventa</text:p>
          </table:table-cell>
          <table:table-cell table:style-name="Tabuľka33.A2" office:value-type="string">
            <text:p text:style-name="P27">17. 12. 07</text:p>
          </table:table-cell>
          <table:table-cell table:style-name="Tabuľka33.A2" office:value-type="string">
            <text:p text:style-name="P27">11. 2. 07</text:p>
          </table:table-cell>
          <table:table-cell table:style-name="Tabuľka33.A2" office:value-type="string">
            <text:p text:style-name="P27">-</text:p>
          </table:table-cell>
          <table:table-cell table:style-name="Tabuľka33.G2" office:value-type="string">
            <text:p text:style-name="P27">prebieha</text:p>
          </table:table-cell>
        </table:table-row>
        <table:table-row table:style-name="Tabuľka33.4">
          <table:table-cell table:style-name="Tabuľka33.A4" office:value-type="string">
            <text:p text:style-name="P29">12.1</text:p>
          </table:table-cell>
          <table:table-cell table:style-name="Tabuľka33.A4" office:value-type="string">
            <text:p text:style-name="P27">JG, JHO</text:p>
          </table:table-cell>
          <table:table-cell table:style-name="Tabuľka33.A2" office:value-type="string">
            <text:p text:style-name="P28">vypracovanie abstraktu na IIT.SRC 2008</text:p>
          </table:table-cell>
          <table:table-cell table:style-name="Tabuľka33.A2" office:value-type="string">
            <text:p text:style-name="P27">18. 2. 08</text:p>
          </table:table-cell>
          <table:table-cell table:style-name="Tabuľka33.A4" office:value-type="string">
            <text:p text:style-name="P27">20. 2. 08</text:p>
          </table:table-cell>
          <table:table-cell table:style-name="Tabuľka33.A2" office:value-type="string">
            <text:p text:style-name="P27">26. 2. 08</text:p>
          </table:table-cell>
          <table:table-cell table:style-name="Tabuľka33.G2" office:value-type="string">
            <text:p text:style-name="P27">ukončené</text:p>
          </table:table-cell>
        </table:table-row>
        <table:table-row table:style-name="Tabuľka33.4">
          <table:table-cell table:style-name="Tabuľka33.A4" office:value-type="string">
            <text:p text:style-name="P29">12.2</text:p>
          </table:table-cell>
          <table:table-cell table:style-name="Tabuľka33.A4" office:value-type="string">
            <text:p text:style-name="P27">celý tím</text:p>
          </table:table-cell>
          <table:table-cell table:style-name="Tabuľka33.A2" office:value-type="string">
            <text:p text:style-name="P28">vypracovanie príspevku na IIT.SRC 2008</text:p>
          </table:table-cell>
          <table:table-cell table:style-name="Tabuľka33.A2" office:value-type="string">
            <text:p text:style-name="P27">18. 2. 08</text:p>
          </table:table-cell>
          <table:table-cell table:style-name="Tabuľka33.A4" office:value-type="string">
            <text:p text:style-name="P27">27. 2. 08</text:p>
          </table:table-cell>
          <table:table-cell table:style-name="Tabuľka33.A2" office:value-type="string">
            <text:p text:style-name="P27">-</text:p>
          </table:table-cell>
          <table:table-cell table:style-name="Tabuľka33.G2" office:value-type="string">
            <text:p text:style-name="P27">prebieha</text:p>
          </table:table-cell>
        </table:table-row>
        <table:table-row table:style-name="Tabuľka33.4">
          <table:table-cell table:style-name="Tabuľka33.A4" office:value-type="string">
            <text:p text:style-name="P29">12.3</text:p>
          </table:table-cell>
          <table:table-cell table:style-name="Tabuľka33.A4" office:value-type="string">
            <text:p text:style-name="P27">JG, JHE, JHO</text:p>
          </table:table-cell>
          <table:table-cell table:style-name="Tabuľka33.A2" office:value-type="string">
            <text:p text:style-name="P28">zapracovanie pripomienok z posudku do prototypu</text:p>
          </table:table-cell>
          <table:table-cell table:style-name="Tabuľka33.A2" office:value-type="string">
            <text:p text:style-name="P27">18. 2. 08.</text:p>
          </table:table-cell>
          <table:table-cell table:style-name="Tabuľka33.A4" office:value-type="string">
            <text:p text:style-name="P27">3. 3. 08</text:p>
          </table:table-cell>
          <table:table-cell table:style-name="Tabuľka33.A2" office:value-type="string">
            <text:p text:style-name="P27">-</text:p>
          </table:table-cell>
          <table:table-cell table:style-name="Tabuľka33.G2" office:value-type="string">
            <text:p text:style-name="P27">prebieha</text:p>
          </table:table-cell>
        </table:table-row>
        <table:table-row table:style-name="Tabuľka33.4">
          <table:table-cell table:style-name="Tabuľka33.A4" office:value-type="string">
            <text:p text:style-name="P25">12.4</text:p>
          </table:table-cell>
          <table:table-cell table:style-name="Tabuľka33.A2" office:value-type="string">
            <text:p text:style-name="P27">PC</text:p>
          </table:table-cell>
          <table:table-cell table:style-name="Tabuľka33.A2" office:value-type="string">
            <text:p text:style-name="P28">vypracovanie plánu na letný semester</text:p>
          </table:table-cell>
          <table:table-cell table:style-name="Tabuľka33.A2" office:value-type="string">
            <text:p text:style-name="P27">18. 2. 08</text:p>
          </table:table-cell>
          <table:table-cell table:style-name="Tabuľka33.A4" office:value-type="string">
            <text:p text:style-name="P27">25. 2. 08</text:p>
          </table:table-cell>
          <table:table-cell table:style-name="Tabuľka33.A2" office:value-type="string">
            <text:p text:style-name="P27">-</text:p>
          </table:table-cell>
          <table:table-cell table:style-name="Tabuľka33.G2" office:value-type="string">
            <text:p text:style-name="P27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34" table:style-name="Tabuľka34">
        <table:table-column table:style-name="Tabuľka34.A"/>
        <table:table-column table:style-name="Tabuľka34.B"/>
        <table:table-column table:style-name="Tabuľka34.C"/>
        <table:table-column table:style-name="Tabuľka34.D"/>
        <table:table-column table:style-name="Tabuľka34.E"/>
        <table:table-row>
          <table:table-cell table:style-name="Tabuľka34.A1" office:value-type="string">
            <text:p text:style-name="P26">ID</text:p>
          </table:table-cell>
          <table:table-cell table:style-name="Tabuľka34.A1" office:value-type="string">
            <text:p text:style-name="P26">Člen tímu</text:p>
          </table:table-cell>
          <table:table-cell table:style-name="Tabuľka34.A1" office:value-type="string">
            <text:p text:style-name="P26">Úloha</text:p>
          </table:table-cell>
          <table:table-cell table:style-name="Tabuľka34.A1" office:value-type="string">
            <text:p text:style-name="P26">Začiatok</text:p>
          </table:table-cell>
          <table:table-cell table:style-name="Tabuľka34.E1" office:value-type="string">
            <text:p text:style-name="P26">Koniec</text:p>
          </table:table-cell>
        </table:table-row>
        <table:table-row>
          <table:table-cell table:style-name="Tabuľka34.A2" office:value-type="string">
            <text:p text:style-name="P25">13.1</text:p>
          </table:table-cell>
          <table:table-cell table:style-name="Tabuľka34.A2" office:value-type="string">
            <text:p text:style-name="P25">PC, JHE</text:p>
          </table:table-cell>
          <table:table-cell table:style-name="Tabuľka34.A2" office:value-type="string">
            <text:p text:style-name="P24">revízia príspevku na IIT.SRC 2008</text:p>
          </table:table-cell>
          <table:table-cell table:style-name="Tabuľka34.A2" office:value-type="string">
            <text:p text:style-name="P25">18. 2. 08</text:p>
          </table:table-cell>
          <table:table-cell table:style-name="Tabuľka34.E2" office:value-type="string">
            <text:p text:style-name="P25">1. 3. 08</text:p>
          </table:table-cell>
        </table:table-row>
        <table:table-row>
          <table:table-cell table:style-name="Tabuľka34.A2" office:value-type="string">
            <text:p text:style-name="P25">13.2</text:p>
          </table:table-cell>
          <table:table-cell table:style-name="Tabuľka34.A2" office:value-type="string">
            <text:p text:style-name="P25">JG, JHO, PF</text:p>
          </table:table-cell>
          <table:table-cell table:style-name="Tabuľka34.A2" office:value-type="string">
            <text:p text:style-name="P24">odovzdať vypracovaný príspevok na IIT.SRC 2008</text:p>
          </table:table-cell>
          <table:table-cell table:style-name="Tabuľka34.A2" office:value-type="string">
            <text:p text:style-name="P25">18. 2. 08</text:p>
          </table:table-cell>
          <table:table-cell table:style-name="Tabuľka34.E2" office:value-type="string">
            <text:p text:style-name="P25">1. 3. 08</text:p>
          </table:table-cell>
        </table:table-row>
        <table:table-row>
          <table:table-cell table:style-name="Tabuľka34.A2" office:value-type="string">
            <text:p text:style-name="P25">13.3</text:p>
          </table:table-cell>
          <table:table-cell table:style-name="Tabuľka34.A2" office:value-type="string">
            <text:p text:style-name="P25">PC</text:p>
          </table:table-cell>
          <table:table-cell table:style-name="Tabuľka34.A2" office:value-type="string">
            <text:p text:style-name="P24">informovať doc. Minárovú o odovzdaní príspevku</text:p>
          </table:table-cell>
          <table:table-cell table:style-name="Tabuľka34.A2" office:value-type="string">
            <text:p text:style-name="P25">26. 2. 08</text:p>
          </table:table-cell>
          <table:table-cell table:style-name="Tabuľka34.E2" office:value-type="string">
            <text:p text:style-name="P25">4. 3. 08</text:p>
          </table:table-cell>
        </table:table-row>
      </table:table>
      <text:p text:style-name="P20"/>
      <text:p text:style-name="P36">Zápisnica zo stretnutia č. 14</text:p>
      <text:p text:style-name="P2"/>
      <text:p text:style-name="P3">Dátum stretnutia:<text:span text:style-name="T1"><text:tab/>4. 3. 2008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4">Miesto stretnutia:<text:tab/></text:span>Softvérové štúdio (D07b)</text:p>
      <text:p text:style-name="P6"/>
      <text:p text:style-name="P8"><text:span text:style-name="T4">Vypracoval:</text:span> Bc. Peter Cích<text:tab/><text:tab/><text:span text:style-name="T4">Vypracované dňa:</text:span> 6. 3. 2008</text:p>
      <text:p text:style-name="P4"/>
      <text:h text:style-name="Heading_20_1" text:outline-level="1">Zúčastnení</text:h>
      <text:p text:style-name="P9"/>
      <table:table table:name="Tabuľka35" table:style-name="Tabuľka35">
        <table:table-column table:style-name="Tabuľka35.A"/>
        <table:table-column table:style-name="Tabuľka35.B"/>
        <table:table-row>
          <table:table-cell table:style-name="Tabuľka35.A1" office:value-type="string">
            <text:p text:style-name="P24">Pedagóg:</text:p>
          </table:table-cell>
          <table:table-cell table:style-name="Tabuľka35.B1" office:value-type="string">
            <text:p text:style-name="P24">doc. Ing. Jana Minárová, PhD.</text:p>
          </table:table-cell>
        </table:table-row>
        <table:table-row>
          <table:table-cell table:style-name="Tabuľka35.A2" office:value-type="string">
            <text:p text:style-name="P24">Členovia tímu:</text:p>
          </table:table-cell>
          <table:table-cell table:style-name="Tabuľka35.B2" office:value-type="string">
            <text:p text:style-name="P24">Bc. Peter Cích (PC)</text:p>
            <text:p text:style-name="P24">Bc. Pavol Fábik (PF)</text:p>
            <text:p text:style-name="P24">Bc. Ján Garaj (JG)</text:p>
            <text:p text:style-name="P24">Bc. Jozef Hergott (JHE)</text:p>
            <text:p text:style-name="P24">Bc. Jozef Hopko (JHO)</text:p>
          </table:table-cell>
        </table:table-row>
        <table:table-row>
          <table:table-cell table:style-name="Tabuľka35.A2" office:value-type="string">
            <text:p text:style-name="P24">Hostia:</text:p>
          </table:table-cell>
          <table:table-cell table:style-name="Tabuľka35.B2" office:value-type="string">
            <text:p text:style-name="P24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Práca na projekte a dostupnosť technických prostriedkov</text:p>
      <text:p text:style-name="P11"/>
      <text:h text:style-name="Heading_20_1" text:outline-level="1">Priebeh stretnutia</text:h>
      <text:p text:style-name="Text_20_body"/>
      <text:list text:style-name="L23">
        <text:list-item>
          <text:p text:style-name="P147">zhodnotenie stavu projektu</text:p>
        </text:list-item>
        <text:list-item>
          <text:p text:style-name="P147">naším cieľom je nasadiť systém do skúšobnej prevádzky do konca marca</text:p>
        </text:list-item>
        <text:list-item>
          <text:p text:style-name="P147">z tohto dôvodu treba:</text:p>
          <text:list>
            <text:list-item>
              <text:p text:style-name="P147">získať školský server na skúšobnú prevádzku systému – úloha: kontaktovať p. Lacka</text:p>
            </text:list-item>
            <text:list-item>
              <text:p text:style-name="P147">previazať systém s databázou AIS – úloha: kontaktovať p. Steinmüllera ohľadom poskytnutia dumpu databázy AIS</text:p>
            </text:list-item>
          </text:list>
        </text:list-item>
        <text:list-item>
          <text:p text:style-name="P147">doc. Minárová navrhla otestovať systém v rámci skúšobnej prevádzky absolventmi, napr. členmi minuloročného tímu a doktorandmi</text:p>
        </text:list-item>
        <text:list-item>
          <text:p text:style-name="P147">konzultácia ohľadom ankiet a štatistík s Ďurajkom</text:p>
        </text:list-item>
        <text:list-item>
          <text:p text:style-name="P147">konzultácia ohľadom postupu pri zabezpečovaní technických prostriedkov na testovanie systému</text:p>
        </text:list-item>
        <text:list-item>
          <text:p text:style-name="P147"><text:soft-page-break/>práca na implementácii vybraných častí systému</text:p>
        </text:list-item>
      </text:list>
      <text:p text:style-name="P11"/>
      <text:h text:style-name="Heading_20_1" text:outline-level="1">Stav plnenia úloh</text:h>
      <text:p text:style-name="P11"/>
      <table:table table:name="Tabuľka36" table:style-name="Tabuľka36">
        <table:table-column table:style-name="Tabuľka36.A"/>
        <table:table-column table:style-name="Tabuľka36.B"/>
        <table:table-column table:style-name="Tabuľka36.C"/>
        <table:table-column table:style-name="Tabuľka36.D"/>
        <table:table-column table:style-name="Tabuľka36.E"/>
        <table:table-column table:style-name="Tabuľka36.F"/>
        <table:table-column table:style-name="Tabuľka36.G"/>
        <table:table-row>
          <table:table-cell table:style-name="Tabuľka36.A1" office:value-type="string">
            <text:p text:style-name="P26">ID</text:p>
          </table:table-cell>
          <table:table-cell table:style-name="Tabuľka36.A1" office:value-type="string">
            <text:p text:style-name="P26">Člen tímu</text:p>
          </table:table-cell>
          <table:table-cell table:style-name="Tabuľka36.A1" office:value-type="string">
            <text:p text:style-name="P26">Úloha</text:p>
          </table:table-cell>
          <table:table-cell table:style-name="Tabuľka36.A1" office:value-type="string">
            <text:p text:style-name="P26">Začiatok</text:p>
          </table:table-cell>
          <table:table-cell table:style-name="Tabuľka36.A1" office:value-type="string">
            <text:p text:style-name="P26">Koniec</text:p>
          </table:table-cell>
          <table:table-cell table:style-name="Tabuľka36.A1" office:value-type="string">
            <text:p text:style-name="P26">Reálne ukončenie</text:p>
          </table:table-cell>
          <table:table-cell table:style-name="Tabuľka36.G1" office:value-type="string">
            <text:p text:style-name="P26">Stav</text:p>
          </table:table-cell>
        </table:table-row>
        <table:table-row table:style-name="Tabuľka36.2">
          <table:table-cell table:style-name="Tabuľka36.A2" office:value-type="string">
            <text:p text:style-name="P25">8.4</text:p>
          </table:table-cell>
          <table:table-cell table:style-name="Tabuľka36.A2" office:value-type="string">
            <text:p text:style-name="P27">PF</text:p>
          </table:table-cell>
          <table:table-cell table:style-name="Tabuľka36.A2" office:value-type="string">
            <text:p text:style-name="P28">implementovať modul štatistiky</text:p>
          </table:table-cell>
          <table:table-cell table:style-name="Tabuľka36.A2" office:value-type="string">
            <text:p text:style-name="P27">26. 11. 07</text:p>
          </table:table-cell>
          <table:table-cell table:style-name="Tabuľka36.A2" office:value-type="string">
            <text:p text:style-name="P27">10. 12. 07</text:p>
          </table:table-cell>
          <table:table-cell table:style-name="Tabuľka36.A2" office:value-type="string">
            <text:p text:style-name="P27">-</text:p>
          </table:table-cell>
          <table:table-cell table:style-name="Tabuľka36.G2" office:value-type="string">
            <text:p text:style-name="P27">prebieha</text:p>
          </table:table-cell>
        </table:table-row>
        <table:table-row table:style-name="Tabuľka36.2">
          <table:table-cell table:style-name="Tabuľka36.A2" office:value-type="string">
            <text:p text:style-name="P25">11.3</text:p>
          </table:table-cell>
          <table:table-cell table:style-name="Tabuľka36.A2" office:value-type="string">
            <text:p text:style-name="P27">JG</text:p>
          </table:table-cell>
          <table:table-cell table:style-name="Tabuľka36.A2" office:value-type="string">
            <text:p text:style-name="P28">doplnenie profilu absolventa</text:p>
          </table:table-cell>
          <table:table-cell table:style-name="Tabuľka36.A2" office:value-type="string">
            <text:p text:style-name="P27">17. 12. 07</text:p>
          </table:table-cell>
          <table:table-cell table:style-name="Tabuľka36.A2" office:value-type="string">
            <text:p text:style-name="P27">11. 2. 07</text:p>
          </table:table-cell>
          <table:table-cell table:style-name="Tabuľka36.A2" office:value-type="string">
            <text:p text:style-name="P27">-</text:p>
          </table:table-cell>
          <table:table-cell table:style-name="Tabuľka36.G2" office:value-type="string">
            <text:p text:style-name="P27">prebieha</text:p>
          </table:table-cell>
        </table:table-row>
        <table:table-row table:style-name="Tabuľka36.4">
          <table:table-cell table:style-name="Tabuľka36.A4" office:value-type="string">
            <text:p text:style-name="P29">12.2</text:p>
          </table:table-cell>
          <table:table-cell table:style-name="Tabuľka36.A4" office:value-type="string">
            <text:p text:style-name="P27">celý tím</text:p>
          </table:table-cell>
          <table:table-cell table:style-name="Tabuľka36.A2" office:value-type="string">
            <text:p text:style-name="P28">vypracovanie príspevku na IIT.SRC 2008</text:p>
          </table:table-cell>
          <table:table-cell table:style-name="Tabuľka36.A2" office:value-type="string">
            <text:p text:style-name="P27">18. 2. 08</text:p>
          </table:table-cell>
          <table:table-cell table:style-name="Tabuľka36.A4" office:value-type="string">
            <text:p text:style-name="P27">27. 2. 08</text:p>
          </table:table-cell>
          <table:table-cell table:style-name="Tabuľka36.A2" office:value-type="string">
            <text:p text:style-name="P27">1. 3. 08</text:p>
          </table:table-cell>
          <table:table-cell table:style-name="Tabuľka36.G2" office:value-type="string">
            <text:p text:style-name="P27">ukončené</text:p>
          </table:table-cell>
        </table:table-row>
        <table:table-row table:style-name="Tabuľka36.4">
          <table:table-cell table:style-name="Tabuľka36.A4" office:value-type="string">
            <text:p text:style-name="P29">12.3</text:p>
          </table:table-cell>
          <table:table-cell table:style-name="Tabuľka36.A4" office:value-type="string">
            <text:p text:style-name="P27">JG, JHE, JHO</text:p>
          </table:table-cell>
          <table:table-cell table:style-name="Tabuľka36.A2" office:value-type="string">
            <text:p text:style-name="P28">zapracovanie pripomienok z posudku do prototypu</text:p>
          </table:table-cell>
          <table:table-cell table:style-name="Tabuľka36.A2" office:value-type="string">
            <text:p text:style-name="P27">18. 2. 08.</text:p>
          </table:table-cell>
          <table:table-cell table:style-name="Tabuľka36.A4" office:value-type="string">
            <text:p text:style-name="P27">3. 3. 08</text:p>
          </table:table-cell>
          <table:table-cell table:style-name="Tabuľka36.A2" office:value-type="string">
            <text:p text:style-name="P27">-</text:p>
          </table:table-cell>
          <table:table-cell table:style-name="Tabuľka36.G2" office:value-type="string">
            <text:p text:style-name="P27">prebieha</text:p>
          </table:table-cell>
        </table:table-row>
        <table:table-row table:style-name="Tabuľka36.4">
          <table:table-cell table:style-name="Tabuľka36.A4" office:value-type="string">
            <text:p text:style-name="P25">12.4</text:p>
          </table:table-cell>
          <table:table-cell table:style-name="Tabuľka36.A4" office:value-type="string">
            <text:p text:style-name="P27">PC</text:p>
          </table:table-cell>
          <table:table-cell table:style-name="Tabuľka36.A2" office:value-type="string">
            <text:p text:style-name="P28">vypracovanie plánu na letný semester</text:p>
          </table:table-cell>
          <table:table-cell table:style-name="Tabuľka36.A2" office:value-type="string">
            <text:p text:style-name="P27">18. 2. 08</text:p>
          </table:table-cell>
          <table:table-cell table:style-name="Tabuľka36.A4" office:value-type="string">
            <text:p text:style-name="P27">25. 2. 08</text:p>
          </table:table-cell>
          <table:table-cell table:style-name="Tabuľka36.A2" office:value-type="string">
            <text:p text:style-name="P27">-</text:p>
          </table:table-cell>
          <table:table-cell table:style-name="Tabuľka36.G2" office:value-type="string">
            <text:p text:style-name="P27">prebieha</text:p>
          </table:table-cell>
        </table:table-row>
        <table:table-row table:style-name="Tabuľka36.4">
          <table:table-cell table:style-name="Tabuľka36.A4" office:value-type="string">
            <text:p text:style-name="P42">13.1</text:p>
          </table:table-cell>
          <table:table-cell table:style-name="Tabuľka36.A2" office:value-type="string">
            <text:p text:style-name="P43">PC, JHE</text:p>
          </table:table-cell>
          <table:table-cell table:style-name="Tabuľka36.A2" office:value-type="string">
            <text:p text:style-name="P44">revízia príspevku na IIT.SRC 2008</text:p>
          </table:table-cell>
          <table:table-cell table:style-name="Tabuľka36.A2" office:value-type="string">
            <text:p text:style-name="P43">18. 2. 08</text:p>
          </table:table-cell>
          <table:table-cell table:style-name="Tabuľka36.A4" office:value-type="string">
            <text:p text:style-name="P43">1. 3. 08</text:p>
          </table:table-cell>
          <table:table-cell table:style-name="Tabuľka36.A2" office:value-type="string">
            <text:p text:style-name="P43">1. 3. 08</text:p>
          </table:table-cell>
          <table:table-cell table:style-name="Tabuľka36.G2" office:value-type="string">
            <text:p text:style-name="P43">ukončené</text:p>
          </table:table-cell>
        </table:table-row>
        <table:table-row table:style-name="Tabuľka36.4">
          <table:table-cell table:style-name="Tabuľka36.A4" office:value-type="string">
            <text:p text:style-name="P42">13.2</text:p>
          </table:table-cell>
          <table:table-cell table:style-name="Tabuľka36.A2" office:value-type="string">
            <text:p text:style-name="P43">JG, JHO, PF</text:p>
          </table:table-cell>
          <table:table-cell table:style-name="Tabuľka36.A2" office:value-type="string">
            <text:p text:style-name="P44">odovzdať vypracovaný príspevok na IIT.SRC 2008</text:p>
          </table:table-cell>
          <table:table-cell table:style-name="Tabuľka36.A2" office:value-type="string">
            <text:p text:style-name="P43">18. 2. 08</text:p>
          </table:table-cell>
          <table:table-cell table:style-name="Tabuľka36.A4" office:value-type="string">
            <text:p text:style-name="P43">1. 3. 08</text:p>
          </table:table-cell>
          <table:table-cell table:style-name="Tabuľka36.A2" office:value-type="string">
            <text:p text:style-name="P43">1. 3. 08</text:p>
          </table:table-cell>
          <table:table-cell table:style-name="Tabuľka36.G2" office:value-type="string">
            <text:p text:style-name="P43">ukončené</text:p>
          </table:table-cell>
        </table:table-row>
        <table:table-row table:style-name="Tabuľka36.4">
          <table:table-cell table:style-name="Tabuľka36.A4" office:value-type="string">
            <text:p text:style-name="P42">13.3</text:p>
          </table:table-cell>
          <table:table-cell table:style-name="Tabuľka36.A2" office:value-type="string">
            <text:p text:style-name="P43">PC</text:p>
          </table:table-cell>
          <table:table-cell table:style-name="Tabuľka36.A2" office:value-type="string">
            <text:p text:style-name="P44">informovať doc. Minárovú o odovzdaní príspevku</text:p>
          </table:table-cell>
          <table:table-cell table:style-name="Tabuľka36.A2" office:value-type="string">
            <text:p text:style-name="P43">26. 2. 08</text:p>
          </table:table-cell>
          <table:table-cell table:style-name="Tabuľka36.A4" office:value-type="string">
            <text:p text:style-name="P43">4. 3. 08</text:p>
          </table:table-cell>
          <table:table-cell table:style-name="Tabuľka36.A2" office:value-type="string">
            <text:p text:style-name="P43">2. 3. 08</text:p>
          </table:table-cell>
          <table:table-cell table:style-name="Tabuľka36.G2" office:value-type="string">
            <text:p text:style-name="P43">ukončené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37" table:style-name="Tabuľka37">
        <table:table-column table:style-name="Tabuľka37.A"/>
        <table:table-column table:style-name="Tabuľka37.B"/>
        <table:table-column table:style-name="Tabuľka37.C"/>
        <table:table-column table:style-name="Tabuľka37.D"/>
        <table:table-column table:style-name="Tabuľka37.E"/>
        <table:table-row>
          <table:table-cell table:style-name="Tabuľka37.A1" office:value-type="string">
            <text:p text:style-name="P26">ID</text:p>
          </table:table-cell>
          <table:table-cell table:style-name="Tabuľka37.A1" office:value-type="string">
            <text:p text:style-name="P26">Člen tímu</text:p>
          </table:table-cell>
          <table:table-cell table:style-name="Tabuľka37.A1" office:value-type="string">
            <text:p text:style-name="P26">Úloha</text:p>
          </table:table-cell>
          <table:table-cell table:style-name="Tabuľka37.A1" office:value-type="string">
            <text:p text:style-name="P26">Začiatok</text:p>
          </table:table-cell>
          <table:table-cell table:style-name="Tabuľka37.E1" office:value-type="string">
            <text:p text:style-name="P26">Koniec</text:p>
          </table:table-cell>
        </table:table-row>
        <table:table-row>
          <table:table-cell table:style-name="Tabuľka37.A2" office:value-type="string">
            <text:p text:style-name="P25">14.1</text:p>
          </table:table-cell>
          <table:table-cell table:style-name="Tabuľka37.A2" office:value-type="string">
            <text:p text:style-name="P25">PC</text:p>
          </table:table-cell>
          <table:table-cell table:style-name="Tabuľka37.A2" office:value-type="string">
            <text:p text:style-name="P30"><text:span text:style-name="T8">napísať mail p</text:span><text:span text:style-name="T10">. Steinmüllerovi ohľadom dumpu databázy Yonban</text:span></text:p>
          </table:table-cell>
          <table:table-cell table:style-name="Tabuľka37.A2" office:value-type="string">
            <text:p text:style-name="P25">4. 3. 08</text:p>
          </table:table-cell>
          <table:table-cell table:style-name="Tabuľka37.E2" office:value-type="string">
            <text:p text:style-name="P25">4. 3. 08</text:p>
          </table:table-cell>
        </table:table-row>
        <table:table-row>
          <table:table-cell table:style-name="Tabuľka37.A2" office:value-type="string">
            <text:p text:style-name="P25">14.2</text:p>
          </table:table-cell>
          <table:table-cell table:style-name="Tabuľka37.A2" office:value-type="string">
            <text:p text:style-name="P25">PC</text:p>
          </table:table-cell>
          <table:table-cell table:style-name="Tabuľka37.A2" office:value-type="string">
            <text:p text:style-name="P24">napísať mail <text:span text:style-name="T9">p. Lackovi ohľadom testovacieho servera</text:span></text:p>
          </table:table-cell>
          <table:table-cell table:style-name="Tabuľka37.A2" office:value-type="string">
            <text:p text:style-name="P25">4. 3. 08</text:p>
          </table:table-cell>
          <table:table-cell table:style-name="Tabuľka37.E2" office:value-type="string">
            <text:p text:style-name="P25">4. 3. 08</text:p>
          </table:table-cell>
        </table:table-row>
        <table:table-row>
          <table:table-cell table:style-name="Tabuľka37.A2" office:value-type="string">
            <text:p text:style-name="P25">14.3</text:p>
          </table:table-cell>
          <table:table-cell table:style-name="Tabuľka37.A2" office:value-type="string">
            <text:p text:style-name="P25">JG, JHO</text:p>
          </table:table-cell>
          <table:table-cell table:style-name="Tabuľka37.A2" office:value-type="string">
            <text:p text:style-name="P24">sprevádzkovať testovací server</text:p>
          </table:table-cell>
          <table:table-cell table:style-name="Tabuľka37.A2" office:value-type="string">
            <text:p text:style-name="P25">4. 3. 08</text:p>
          </table:table-cell>
          <table:table-cell table:style-name="Tabuľka37.E2" office:value-type="string">
            <text:p text:style-name="P25">10. 3. 08</text:p>
          </table:table-cell>
        </table:table-row>
      </table:table>
      <text:p text:style-name="P20"/>
      <text:p text:style-name="P36">Zápisnica zo stretnutia č. 15</text:p>
      <text:p text:style-name="P2"/>
      <text:p text:style-name="P3">Dátum stretnutia:<text:span text:style-name="T1"><text:tab/>11. 3. 2008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4">Miesto stretnutia:<text:tab/></text:span>Softvérové štúdio (D07b)</text:p>
      <text:p text:style-name="P6"/>
      <text:p text:style-name="P8"><text:span text:style-name="T4">Vypracoval:</text:span> Bc. Peter Cích<text:tab/><text:tab/><text:span text:style-name="T4">Vypracované dňa:</text:span> 12. 3. 2008</text:p>
      <text:p text:style-name="P4"/>
      <text:h text:style-name="Heading_20_1" text:outline-level="1">Zúčastnení</text:h>
      <text:p text:style-name="P9"/>
      <table:table table:name="Tabuľka38" table:style-name="Tabuľka38">
        <table:table-column table:style-name="Tabuľka38.A"/>
        <table:table-column table:style-name="Tabuľka38.B"/>
        <table:table-row>
          <table:table-cell table:style-name="Tabuľka38.A1" office:value-type="string">
            <text:p text:style-name="P24">Pedagóg:</text:p>
          </table:table-cell>
          <table:table-cell table:style-name="Tabuľka38.B1" office:value-type="string">
            <text:p text:style-name="P24">doc. Ing. Jana Minárová, PhD.</text:p>
          </table:table-cell>
        </table:table-row>
        <table:table-row>
          <table:table-cell table:style-name="Tabuľka38.A2" office:value-type="string">
            <text:p text:style-name="P24">Členovia tímu:</text:p>
          </table:table-cell>
          <table:table-cell table:style-name="Tabuľka38.B2" office:value-type="string">
            <text:p text:style-name="P24">Bc. Peter Cích (PC)</text:p>
            <text:p text:style-name="P24">Bc. Pavol Fábik (PF)</text:p>
            <text:p text:style-name="P24">Bc. Ján Garaj (JG)</text:p>
            <text:p text:style-name="P24">Bc. Jozef Hergott (JHE)</text:p>
            <text:p text:style-name="P24">Bc. Jozef Hopko (JHO)</text:p>
          </table:table-cell>
        </table:table-row>
        <table:table-row>
          <table:table-cell table:style-name="Tabuľka38.A2" office:value-type="string">
            <text:p text:style-name="P24">Hostia:</text:p>
          </table:table-cell>
          <table:table-cell table:style-name="Tabuľka38.B2" office:value-type="string">
            <text:p text:style-name="P24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Sprevádzkovanie testovacieho servera</text:p>
      <text:p text:style-name="P11"/>
      <text:h text:style-name="Heading_20_1" text:outline-level="1">Priebeh stretnutia</text:h>
      <text:p text:style-name="Text_20_body"/>
      <text:list text:style-name="L24">
        <text:list-item>
          <text:p text:style-name="P156">zhodnotenie súčasného stavu riešenia</text:p>
          <text:list>
            <text:list-item>
              <text:p text:style-name="P156">chýba prepojenie na fakultné informačné systémy – potreba získať dump databáz YonBanu a AIS</text:p>
            </text:list-item>
          </text:list>
        </text:list-item>
        <text:list-item>
          <text:p text:style-name="P156">informovanie sa o harmonograme odovzdávania výstupov v letnom semestri</text:p>
          <text:list>
            <text:list-item>
              <text:p text:style-name="P156">prvé odovzdanie projektu 30. 04. 2008</text:p>
            </text:list-item>
          </text:list>
        </text:list-item>
        <text:list-item>
          <text:p text:style-name="P156">nastavovanie testovacieho servera</text:p>
        </text:list-item>
        <text:list-item>
          <text:p text:style-name="P156">inštalácia potrebného softvéru</text:p>
        </text:list-item>
        <text:list-item>
          <text:p text:style-name="P156">práca na implementácii vybraných častí systému</text:p>
        </text:list-item>
      </text:list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h text:style-name="Heading_20_1" text:outline-level="1">Stav plnenia úloh</text:h>
      <text:p text:style-name="P11"/>
      <table:table table:name="Tabuľka39" table:style-name="Tabuľka39">
        <table:table-column table:style-name="Tabuľka39.A"/>
        <table:table-column table:style-name="Tabuľka39.B"/>
        <table:table-column table:style-name="Tabuľka39.C"/>
        <table:table-column table:style-name="Tabuľka39.D"/>
        <table:table-column table:style-name="Tabuľka39.E"/>
        <table:table-column table:style-name="Tabuľka39.F"/>
        <table:table-column table:style-name="Tabuľka39.G"/>
        <table:table-row>
          <table:table-cell table:style-name="Tabuľka39.A1" office:value-type="string">
            <text:p text:style-name="P26">ID</text:p>
          </table:table-cell>
          <table:table-cell table:style-name="Tabuľka39.A1" office:value-type="string">
            <text:p text:style-name="P26">Člen tímu</text:p>
          </table:table-cell>
          <table:table-cell table:style-name="Tabuľka39.A1" office:value-type="string">
            <text:p text:style-name="P26">Úloha</text:p>
          </table:table-cell>
          <table:table-cell table:style-name="Tabuľka39.A1" office:value-type="string">
            <text:p text:style-name="P26">Začiatok</text:p>
          </table:table-cell>
          <table:table-cell table:style-name="Tabuľka39.A1" office:value-type="string">
            <text:p text:style-name="P26">Koniec</text:p>
          </table:table-cell>
          <table:table-cell table:style-name="Tabuľka39.A1" office:value-type="string">
            <text:p text:style-name="P26">Reálne ukončenie</text:p>
          </table:table-cell>
          <table:table-cell table:style-name="Tabuľka39.G1" office:value-type="string">
            <text:p text:style-name="P26">Stav</text:p>
          </table:table-cell>
        </table:table-row>
        <table:table-row table:style-name="Tabuľka39.2">
          <table:table-cell table:style-name="Tabuľka39.A2" office:value-type="string">
            <text:p text:style-name="P25">8.4</text:p>
          </table:table-cell>
          <table:table-cell table:style-name="Tabuľka39.A2" office:value-type="string">
            <text:p text:style-name="P27">PF</text:p>
          </table:table-cell>
          <table:table-cell table:style-name="Tabuľka39.A2" office:value-type="string">
            <text:p text:style-name="P28">implementovať modul štatistiky</text:p>
          </table:table-cell>
          <table:table-cell table:style-name="Tabuľka39.A2" office:value-type="string">
            <text:p text:style-name="P27">26. 11. 07</text:p>
          </table:table-cell>
          <table:table-cell table:style-name="Tabuľka39.A2" office:value-type="string">
            <text:p text:style-name="P27">10. 12. 07</text:p>
          </table:table-cell>
          <table:table-cell table:style-name="Tabuľka39.A2" office:value-type="string">
            <text:p text:style-name="P27">-</text:p>
          </table:table-cell>
          <table:table-cell table:style-name="Tabuľka39.G2" office:value-type="string">
            <text:p text:style-name="P27">prebieha</text:p>
          </table:table-cell>
        </table:table-row>
        <table:table-row table:style-name="Tabuľka39.2">
          <table:table-cell table:style-name="Tabuľka39.A2" office:value-type="string">
            <text:p text:style-name="P25">11.3</text:p>
          </table:table-cell>
          <table:table-cell table:style-name="Tabuľka39.A2" office:value-type="string">
            <text:p text:style-name="P27">JG</text:p>
          </table:table-cell>
          <table:table-cell table:style-name="Tabuľka39.A2" office:value-type="string">
            <text:p text:style-name="P28">doplnenie profilu absolventa</text:p>
          </table:table-cell>
          <table:table-cell table:style-name="Tabuľka39.A2" office:value-type="string">
            <text:p text:style-name="P27">17. 12. 07</text:p>
          </table:table-cell>
          <table:table-cell table:style-name="Tabuľka39.A2" office:value-type="string">
            <text:p text:style-name="P27">11. 2. 07</text:p>
          </table:table-cell>
          <table:table-cell table:style-name="Tabuľka39.A2" office:value-type="string">
            <text:p text:style-name="P27">-</text:p>
          </table:table-cell>
          <table:table-cell table:style-name="Tabuľka39.G2" office:value-type="string">
            <text:p text:style-name="P27">prebieha</text:p>
          </table:table-cell>
        </table:table-row>
        <table:table-row table:style-name="Tabuľka39.4">
          <table:table-cell table:style-name="Tabuľka39.A4" office:value-type="string">
            <text:p text:style-name="P29">12.3</text:p>
          </table:table-cell>
          <table:table-cell table:style-name="Tabuľka39.A4" office:value-type="string">
            <text:p text:style-name="P27">JG, JHE, JHO</text:p>
          </table:table-cell>
          <table:table-cell table:style-name="Tabuľka39.A2" office:value-type="string">
            <text:p text:style-name="P28">zapracovanie pripomienok z posudku do prototypu</text:p>
          </table:table-cell>
          <table:table-cell table:style-name="Tabuľka39.A2" office:value-type="string">
            <text:p text:style-name="P27">18. 2. 08.</text:p>
          </table:table-cell>
          <table:table-cell table:style-name="Tabuľka39.A4" office:value-type="string">
            <text:p text:style-name="P27">3. 3. 08</text:p>
          </table:table-cell>
          <table:table-cell table:style-name="Tabuľka39.A2" office:value-type="string">
            <text:p text:style-name="P27">-</text:p>
          </table:table-cell>
          <table:table-cell table:style-name="Tabuľka39.G2" office:value-type="string">
            <text:p text:style-name="P27">prebieha</text:p>
          </table:table-cell>
        </table:table-row>
        <table:table-row table:style-name="Tabuľka39.4">
          <table:table-cell table:style-name="Tabuľka39.A4" office:value-type="string">
            <text:p text:style-name="P25">12.4</text:p>
          </table:table-cell>
          <table:table-cell table:style-name="Tabuľka39.A4" office:value-type="string">
            <text:p text:style-name="P27">PC</text:p>
          </table:table-cell>
          <table:table-cell table:style-name="Tabuľka39.A2" office:value-type="string">
            <text:p text:style-name="P28">vypracovanie plánu na letný semester</text:p>
          </table:table-cell>
          <table:table-cell table:style-name="Tabuľka39.A2" office:value-type="string">
            <text:p text:style-name="P27">18. 2. 08</text:p>
          </table:table-cell>
          <table:table-cell table:style-name="Tabuľka39.A4" office:value-type="string">
            <text:p text:style-name="P27">25. 2. 08</text:p>
          </table:table-cell>
          <table:table-cell table:style-name="Tabuľka39.A2" office:value-type="string">
            <text:p text:style-name="P27">-</text:p>
          </table:table-cell>
          <table:table-cell table:style-name="Tabuľka39.G2" office:value-type="string">
            <text:p text:style-name="P27">prebieha</text:p>
          </table:table-cell>
        </table:table-row>
        <table:table-row table:style-name="Tabuľka39.4">
          <table:table-cell table:style-name="Tabuľka39.A4" office:value-type="string">
            <text:p text:style-name="P25">14.1</text:p>
          </table:table-cell>
          <table:table-cell table:style-name="Tabuľka39.A4" office:value-type="string">
            <text:p text:style-name="P27">PC</text:p>
          </table:table-cell>
          <table:table-cell table:style-name="Tabuľka39.A2" office:value-type="string">
            <text:p text:style-name="P28">napísať mail p. Steinmüllerovi ohľadom dumpu databázy Yonban</text:p>
          </table:table-cell>
          <table:table-cell table:style-name="Tabuľka39.A2" office:value-type="string">
            <text:p text:style-name="P27">4. 3. 08</text:p>
          </table:table-cell>
          <table:table-cell table:style-name="Tabuľka39.A4" office:value-type="string">
            <text:p text:style-name="P27">4. 3. 08</text:p>
          </table:table-cell>
          <table:table-cell table:style-name="Tabuľka39.A2" office:value-type="string">
            <text:p text:style-name="P27">4. 3. 08</text:p>
          </table:table-cell>
          <table:table-cell table:style-name="Tabuľka39.G2" office:value-type="string">
            <text:p text:style-name="P27">ukončené</text:p>
          </table:table-cell>
        </table:table-row>
        <table:table-row table:style-name="Tabuľka39.4">
          <table:table-cell table:style-name="Tabuľka39.A4" office:value-type="string">
            <text:p text:style-name="P25">14.2</text:p>
          </table:table-cell>
          <table:table-cell table:style-name="Tabuľka39.A4" office:value-type="string">
            <text:p text:style-name="P27">PC</text:p>
          </table:table-cell>
          <table:table-cell table:style-name="Tabuľka39.A2" office:value-type="string">
            <text:p text:style-name="P28">napísať mail p. Lackovi ohľadom testovacieho servera</text:p>
          </table:table-cell>
          <table:table-cell table:style-name="Tabuľka39.A2" office:value-type="string">
            <text:p text:style-name="P27">4. 3. 08</text:p>
          </table:table-cell>
          <table:table-cell table:style-name="Tabuľka39.A4" office:value-type="string">
            <text:p text:style-name="P27">4. 3. 08</text:p>
          </table:table-cell>
          <table:table-cell table:style-name="Tabuľka39.A2" office:value-type="string">
            <text:p text:style-name="P27">4. 3. 08</text:p>
          </table:table-cell>
          <table:table-cell table:style-name="Tabuľka39.G2" office:value-type="string">
            <text:p text:style-name="P27">ukončené</text:p>
          </table:table-cell>
        </table:table-row>
        <table:table-row table:style-name="Tabuľka39.4">
          <table:table-cell table:style-name="Tabuľka39.A4" office:value-type="string">
            <text:p text:style-name="P25">14.3</text:p>
          </table:table-cell>
          <table:table-cell table:style-name="Tabuľka39.A4" office:value-type="string">
            <text:p text:style-name="P27">JG, JHO</text:p>
          </table:table-cell>
          <table:table-cell table:style-name="Tabuľka39.A2" office:value-type="string">
            <text:p text:style-name="P28">sprevádzkovať testovací server</text:p>
          </table:table-cell>
          <table:table-cell table:style-name="Tabuľka39.A2" office:value-type="string">
            <text:p text:style-name="P27">4. 3. 08</text:p>
          </table:table-cell>
          <table:table-cell table:style-name="Tabuľka39.A4" office:value-type="string">
            <text:p text:style-name="P27">10. 3. 08</text:p>
          </table:table-cell>
          <table:table-cell table:style-name="Tabuľka39.A2" office:value-type="string">
            <text:p text:style-name="P27">11. 3. 08</text:p>
          </table:table-cell>
          <table:table-cell table:style-name="Tabuľka39.G2" office:value-type="string">
            <text:p text:style-name="P27">ukončené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40" table:style-name="Tabuľka40">
        <table:table-column table:style-name="Tabuľka40.A"/>
        <table:table-column table:style-name="Tabuľka40.B"/>
        <table:table-column table:style-name="Tabuľka40.C"/>
        <table:table-column table:style-name="Tabuľka40.D"/>
        <table:table-column table:style-name="Tabuľka40.E"/>
        <table:table-row>
          <table:table-cell table:style-name="Tabuľka40.A1" office:value-type="string">
            <text:p text:style-name="P26">ID</text:p>
          </table:table-cell>
          <table:table-cell table:style-name="Tabuľka40.A1" office:value-type="string">
            <text:p text:style-name="P26">Člen tímu</text:p>
          </table:table-cell>
          <table:table-cell table:style-name="Tabuľka40.A1" office:value-type="string">
            <text:p text:style-name="P26">Úloha</text:p>
          </table:table-cell>
          <table:table-cell table:style-name="Tabuľka40.A1" office:value-type="string">
            <text:p text:style-name="P26">Začiatok</text:p>
          </table:table-cell>
          <table:table-cell table:style-name="Tabuľka40.E1" office:value-type="string">
            <text:p text:style-name="P26">Koniec</text:p>
          </table:table-cell>
        </table:table-row>
        <table:table-row>
          <table:table-cell table:style-name="Tabuľka40.A2" office:value-type="string">
            <text:p text:style-name="P25">15.1</text:p>
          </table:table-cell>
          <table:table-cell table:style-name="Tabuľka40.A2" office:value-type="string">
            <text:p text:style-name="P27">JG, JHO, PF</text:p>
          </table:table-cell>
          <table:table-cell table:style-name="Tabuľka40.A2" office:value-type="string">
            <text:p text:style-name="P31">nastavenie testovacieho servera</text:p>
          </table:table-cell>
          <table:table-cell table:style-name="Tabuľka40.A2" office:value-type="string">
            <text:p text:style-name="P25">11. 3. 08</text:p>
          </table:table-cell>
          <table:table-cell table:style-name="Tabuľka40.E2" office:value-type="string">
            <text:p text:style-name="P25">18. 3. 08</text:p>
          </table:table-cell>
        </table:table-row>
        <table:table-row>
          <table:table-cell table:style-name="Tabuľka40.A2" office:value-type="string">
            <text:p text:style-name="P25">15.2</text:p>
          </table:table-cell>
          <table:table-cell table:style-name="Tabuľka40.A2" office:value-type="string">
            <text:p text:style-name="P27">JHE</text:p>
          </table:table-cell>
          <table:table-cell table:style-name="Tabuľka40.A2" office:value-type="string">
            <text:p text:style-name="P31">napísať mail p. Steinmüllerovi na upresnenie požadovanej štruktúry databázy zo systému YonBan</text:p>
          </table:table-cell>
          <table:table-cell table:style-name="Tabuľka40.A2" office:value-type="string">
            <text:p text:style-name="P25">11. 3. 08</text:p>
          </table:table-cell>
          <table:table-cell table:style-name="Tabuľka40.E2" office:value-type="string">
            <text:p text:style-name="P25">18. 3. 08</text:p>
          </table:table-cell>
        </table:table-row>
        <table:table-row>
          <table:table-cell table:style-name="Tabuľka40.A2" office:value-type="string">
            <text:p text:style-name="P25">15.3</text:p>
          </table:table-cell>
          <table:table-cell table:style-name="Tabuľka40.A2" office:value-type="string">
            <text:p text:style-name="P27">JHE, PC</text:p>
          </table:table-cell>
          <table:table-cell table:style-name="Tabuľka40.A2" office:value-type="string">
            <text:p text:style-name="P24">vytvorenie používateľskej dokumentácie k systému</text:p>
          </table:table-cell>
          <table:table-cell table:style-name="Tabuľka40.A2" office:value-type="string">
            <text:p text:style-name="P25">11. 3. 08</text:p>
          </table:table-cell>
          <table:table-cell table:style-name="Tabuľka40.E2" office:value-type="string">
            <text:p text:style-name="P25">25. 3. 08</text:p>
          </table:table-cell>
        </table:table-row>
      </table:table>
      <text:p text:style-name="P20"/>
      <text:p text:style-name="P36">Zápisnica zo stretnutia č. 16</text:p>
      <text:p text:style-name="P2"/>
      <text:p text:style-name="P3">Dátum stretnutia:<text:span text:style-name="T1"><text:tab/>18. 3. 2008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4">Miesto stretnutia:<text:tab/></text:span>Softvérové štúdio (D07b)</text:p>
      <text:p text:style-name="P6"/>
      <text:p text:style-name="P8"><text:span text:style-name="T4">Vypracoval:</text:span> Bc. Peter Cích<text:tab/><text:tab/><text:span text:style-name="T4">Vypracované dňa:</text:span> 18. 3. 2008</text:p>
      <text:p text:style-name="P4"/>
      <text:h text:style-name="Heading_20_1" text:outline-level="1">Zúčastnení</text:h>
      <text:p text:style-name="P9"/>
      <table:table table:name="Tabuľka41" table:style-name="Tabuľka41">
        <table:table-column table:style-name="Tabuľka41.A"/>
        <table:table-column table:style-name="Tabuľka41.B"/>
        <table:table-row>
          <table:table-cell table:style-name="Tabuľka41.A1" office:value-type="string">
            <text:p text:style-name="P24">Pedagóg:</text:p>
          </table:table-cell>
          <table:table-cell table:style-name="Tabuľka41.B1" office:value-type="string">
            <text:p text:style-name="P24">doc. Ing. Jana Minárová, PhD.</text:p>
          </table:table-cell>
        </table:table-row>
        <table:table-row>
          <table:table-cell table:style-name="Tabuľka41.A2" office:value-type="string">
            <text:p text:style-name="P24">Členovia tímu:</text:p>
          </table:table-cell>
          <table:table-cell table:style-name="Tabuľka41.B2" office:value-type="string">
            <text:p text:style-name="P24">Bc. Peter Cích (PC)</text:p>
            <text:p text:style-name="P24">Bc. Pavol Fábik (PF)</text:p>
            <text:p text:style-name="P24">Bc. Ján Garaj (JG)</text:p>
            <text:p text:style-name="P24">Bc. Jozef Hergott (JHE)</text:p>
            <text:p text:style-name="P24">Bc. Jozef Hopko (JHO)</text:p>
          </table:table-cell>
        </table:table-row>
        <table:table-row>
          <table:table-cell table:style-name="Tabuľka41.A2" office:value-type="string">
            <text:p text:style-name="P24">Hostia:</text:p>
          </table:table-cell>
          <table:table-cell table:style-name="Tabuľka41.B2" office:value-type="string">
            <text:p text:style-name="P24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7"><text:tab/>Sprevádzkovanie testovacej stránky</text:p>
      <text:p text:style-name="P11"/>
      <text:h text:style-name="Heading_20_1" text:outline-level="1">Priebeh stretnutia</text:h>
      <text:p text:style-name="Text_20_body"/>
      <text:list text:style-name="L25">
        <text:list-item>
          <text:p text:style-name="P163">sprevádzkovanie testovacej stránky <text:span text:style-name="T6">alumni.fei.sk</text:span></text:p>
          <text:list>
            <text:list-item>
              <text:p text:style-name="P163">oprava chýb pri linkovaní modulu <text:span text:style-name="T6">Posts</text:span></text:p>
            </text:list-item>
          </text:list>
        </text:list-item>
        <text:list-item>
          <text:p text:style-name="P163">riešenie prekladov</text:p>
        </text:list-item>
        <text:list-item>
          <text:p text:style-name="P163">práca na implementácii vybraných častí systému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Heading_20_1" text:outline-level="1"><text:soft-page-break/>Stav plnenia úloh</text:h>
      <text:p text:style-name="P11"/>
      <table:table table:name="Tabuľka42" table:style-name="Tabuľka42">
        <table:table-column table:style-name="Tabuľka42.A"/>
        <table:table-column table:style-name="Tabuľka42.B"/>
        <table:table-column table:style-name="Tabuľka42.C"/>
        <table:table-column table:style-name="Tabuľka42.D"/>
        <table:table-column table:style-name="Tabuľka42.E"/>
        <table:table-column table:style-name="Tabuľka42.F"/>
        <table:table-column table:style-name="Tabuľka42.G"/>
        <table:table-row>
          <table:table-cell table:style-name="Tabuľka42.A1" office:value-type="string">
            <text:p text:style-name="P26">ID</text:p>
          </table:table-cell>
          <table:table-cell table:style-name="Tabuľka42.A1" office:value-type="string">
            <text:p text:style-name="P26">Člen tímu</text:p>
          </table:table-cell>
          <table:table-cell table:style-name="Tabuľka42.A1" office:value-type="string">
            <text:p text:style-name="P26">Úloha</text:p>
          </table:table-cell>
          <table:table-cell table:style-name="Tabuľka42.A1" office:value-type="string">
            <text:p text:style-name="P26">Začiatok</text:p>
          </table:table-cell>
          <table:table-cell table:style-name="Tabuľka42.A1" office:value-type="string">
            <text:p text:style-name="P26">Koniec</text:p>
          </table:table-cell>
          <table:table-cell table:style-name="Tabuľka42.A1" office:value-type="string">
            <text:p text:style-name="P26">Reálne ukončenie</text:p>
          </table:table-cell>
          <table:table-cell table:style-name="Tabuľka42.G1" office:value-type="string">
            <text:p text:style-name="P26">Stav</text:p>
          </table:table-cell>
        </table:table-row>
        <table:table-row table:style-name="Tabuľka42.2">
          <table:table-cell table:style-name="Tabuľka42.A2" office:value-type="string">
            <text:p text:style-name="P25">8.4</text:p>
          </table:table-cell>
          <table:table-cell table:style-name="Tabuľka42.A2" office:value-type="string">
            <text:p text:style-name="P27">PF</text:p>
          </table:table-cell>
          <table:table-cell table:style-name="Tabuľka42.A2" office:value-type="string">
            <text:p text:style-name="P28">implementovať modul štatistiky</text:p>
          </table:table-cell>
          <table:table-cell table:style-name="Tabuľka42.A2" office:value-type="string">
            <text:p text:style-name="P27">26. 11. 07</text:p>
          </table:table-cell>
          <table:table-cell table:style-name="Tabuľka42.A2" office:value-type="string">
            <text:p text:style-name="P27">10. 12. 07</text:p>
          </table:table-cell>
          <table:table-cell table:style-name="Tabuľka42.A2" office:value-type="string">
            <text:p text:style-name="P27">-</text:p>
          </table:table-cell>
          <table:table-cell table:style-name="Tabuľka42.G2" office:value-type="string">
            <text:p text:style-name="P27">prebieha</text:p>
          </table:table-cell>
        </table:table-row>
        <table:table-row table:style-name="Tabuľka42.2">
          <table:table-cell table:style-name="Tabuľka42.A2" office:value-type="string">
            <text:p text:style-name="P25">11.3</text:p>
          </table:table-cell>
          <table:table-cell table:style-name="Tabuľka42.A2" office:value-type="string">
            <text:p text:style-name="P27">JG</text:p>
          </table:table-cell>
          <table:table-cell table:style-name="Tabuľka42.A2" office:value-type="string">
            <text:p text:style-name="P28">doplnenie profilu absolventa</text:p>
          </table:table-cell>
          <table:table-cell table:style-name="Tabuľka42.A2" office:value-type="string">
            <text:p text:style-name="P27">17. 12. 07</text:p>
          </table:table-cell>
          <table:table-cell table:style-name="Tabuľka42.A2" office:value-type="string">
            <text:p text:style-name="P27">11. 2. 07</text:p>
          </table:table-cell>
          <table:table-cell table:style-name="Tabuľka42.A2" office:value-type="string">
            <text:p text:style-name="P27">-</text:p>
          </table:table-cell>
          <table:table-cell table:style-name="Tabuľka42.G2" office:value-type="string">
            <text:p text:style-name="P27">prebieha</text:p>
          </table:table-cell>
        </table:table-row>
        <table:table-row table:style-name="Tabuľka42.4">
          <table:table-cell table:style-name="Tabuľka42.A4" office:value-type="string">
            <text:p text:style-name="P29">12.3</text:p>
          </table:table-cell>
          <table:table-cell table:style-name="Tabuľka42.A4" office:value-type="string">
            <text:p text:style-name="P27">JG, JHE, JHO</text:p>
          </table:table-cell>
          <table:table-cell table:style-name="Tabuľka42.A2" office:value-type="string">
            <text:p text:style-name="P28">zapracovanie pripomienok z posudku do prototypu</text:p>
          </table:table-cell>
          <table:table-cell table:style-name="Tabuľka42.A2" office:value-type="string">
            <text:p text:style-name="P27">18. 2. 08.</text:p>
          </table:table-cell>
          <table:table-cell table:style-name="Tabuľka42.A4" office:value-type="string">
            <text:p text:style-name="P27">3. 3. 08</text:p>
          </table:table-cell>
          <table:table-cell table:style-name="Tabuľka42.A2" office:value-type="string">
            <text:p text:style-name="P27">-</text:p>
          </table:table-cell>
          <table:table-cell table:style-name="Tabuľka42.G2" office:value-type="string">
            <text:p text:style-name="P27">prebieha</text:p>
          </table:table-cell>
        </table:table-row>
        <table:table-row table:style-name="Tabuľka42.4">
          <table:table-cell table:style-name="Tabuľka42.A4" office:value-type="string">
            <text:p text:style-name="P29">12.4</text:p>
          </table:table-cell>
          <table:table-cell table:style-name="Tabuľka42.A4" office:value-type="string">
            <text:p text:style-name="P27">PC</text:p>
          </table:table-cell>
          <table:table-cell table:style-name="Tabuľka42.A2" office:value-type="string">
            <text:p text:style-name="P28">vypracovanie plánu na letný semester</text:p>
          </table:table-cell>
          <table:table-cell table:style-name="Tabuľka42.A2" office:value-type="string">
            <text:p text:style-name="P27">18. 2. 08</text:p>
          </table:table-cell>
          <table:table-cell table:style-name="Tabuľka42.A4" office:value-type="string">
            <text:p text:style-name="P27">25. 2. 08</text:p>
          </table:table-cell>
          <table:table-cell table:style-name="Tabuľka42.A2" office:value-type="string">
            <text:p text:style-name="P27">14. 3. 08</text:p>
          </table:table-cell>
          <table:table-cell table:style-name="Tabuľka42.G2" office:value-type="string">
            <text:p text:style-name="P27">ukončené</text:p>
          </table:table-cell>
        </table:table-row>
        <table:table-row table:style-name="Tabuľka42.4">
          <table:table-cell table:style-name="Tabuľka42.A4" office:value-type="string">
            <text:p text:style-name="P29">15.1</text:p>
          </table:table-cell>
          <table:table-cell table:style-name="Tabuľka42.A4" office:value-type="string">
            <text:p text:style-name="P27">JG, JHO, PF</text:p>
          </table:table-cell>
          <table:table-cell table:style-name="Tabuľka42.A2" office:value-type="string">
            <text:p text:style-name="P28">nastavenie testovacieho servera</text:p>
          </table:table-cell>
          <table:table-cell table:style-name="Tabuľka42.A2" office:value-type="string">
            <text:p text:style-name="P27">11. 3. 08</text:p>
          </table:table-cell>
          <table:table-cell table:style-name="Tabuľka42.A4" office:value-type="string">
            <text:p text:style-name="P27">18. 3. 08</text:p>
          </table:table-cell>
          <table:table-cell table:style-name="Tabuľka42.A2" office:value-type="string">
            <text:p text:style-name="P27">18. 3. 08</text:p>
          </table:table-cell>
          <table:table-cell table:style-name="Tabuľka42.G2" office:value-type="string">
            <text:p text:style-name="P27">ukončené</text:p>
          </table:table-cell>
        </table:table-row>
        <table:table-row table:style-name="Tabuľka42.4">
          <table:table-cell table:style-name="Tabuľka42.A4" office:value-type="string">
            <text:p text:style-name="P29">15.2</text:p>
          </table:table-cell>
          <table:table-cell table:style-name="Tabuľka42.A4" office:value-type="string">
            <text:p text:style-name="P27">JHE</text:p>
          </table:table-cell>
          <table:table-cell table:style-name="Tabuľka42.A2" office:value-type="string">
            <text:p text:style-name="P28">napísať mail p. Steinmüllerovi na upresnenie požadovanej štruktúry databázy zo systému YonBan</text:p>
          </table:table-cell>
          <table:table-cell table:style-name="Tabuľka42.A2" office:value-type="string">
            <text:p text:style-name="P27">11. 3. 08</text:p>
          </table:table-cell>
          <table:table-cell table:style-name="Tabuľka42.A4" office:value-type="string">
            <text:p text:style-name="P27">18. 3. 08</text:p>
          </table:table-cell>
          <table:table-cell table:style-name="Tabuľka42.A2" office:value-type="string">
            <text:p text:style-name="P27">11. 3. 08</text:p>
          </table:table-cell>
          <table:table-cell table:style-name="Tabuľka42.G2" office:value-type="string">
            <text:p text:style-name="P27">ukončené</text:p>
          </table:table-cell>
        </table:table-row>
        <table:table-row table:style-name="Tabuľka42.4">
          <table:table-cell table:style-name="Tabuľka42.A4" office:value-type="string">
            <text:p text:style-name="P29">15.3</text:p>
          </table:table-cell>
          <table:table-cell table:style-name="Tabuľka42.A4" office:value-type="string">
            <text:p text:style-name="P27">JHE, PC</text:p>
          </table:table-cell>
          <table:table-cell table:style-name="Tabuľka42.A2" office:value-type="string">
            <text:p text:style-name="P28">vytvorenie používateľskej dokumentácie k systému</text:p>
          </table:table-cell>
          <table:table-cell table:style-name="Tabuľka42.A2" office:value-type="string">
            <text:p text:style-name="P27">11. 3. 08</text:p>
          </table:table-cell>
          <table:table-cell table:style-name="Tabuľka42.A4" office:value-type="string">
            <text:p text:style-name="P27">25. 3. 08</text:p>
          </table:table-cell>
          <table:table-cell table:style-name="Tabuľka42.A2" office:value-type="string">
            <text:p text:style-name="P27">-</text:p>
          </table:table-cell>
          <table:table-cell table:style-name="Tabuľka42.G2" office:value-type="string">
            <text:p text:style-name="P27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43" table:style-name="Tabuľka43">
        <table:table-column table:style-name="Tabuľka43.A"/>
        <table:table-column table:style-name="Tabuľka43.B"/>
        <table:table-column table:style-name="Tabuľka43.C"/>
        <table:table-column table:style-name="Tabuľka43.D"/>
        <table:table-column table:style-name="Tabuľka43.E"/>
        <table:table-row>
          <table:table-cell table:style-name="Tabuľka43.A1" office:value-type="string">
            <text:p text:style-name="P26">ID</text:p>
          </table:table-cell>
          <table:table-cell table:style-name="Tabuľka43.A1" office:value-type="string">
            <text:p text:style-name="P26">Člen tímu</text:p>
          </table:table-cell>
          <table:table-cell table:style-name="Tabuľka43.A1" office:value-type="string">
            <text:p text:style-name="P26">Úloha</text:p>
          </table:table-cell>
          <table:table-cell table:style-name="Tabuľka43.A1" office:value-type="string">
            <text:p text:style-name="P26">Začiatok</text:p>
          </table:table-cell>
          <table:table-cell table:style-name="Tabuľka43.E1" office:value-type="string">
            <text:p text:style-name="P26">Koniec</text:p>
          </table:table-cell>
        </table:table-row>
        <table:table-row>
          <table:table-cell table:style-name="Tabuľka43.A2" office:value-type="string">
            <text:p text:style-name="P25">16.1</text:p>
          </table:table-cell>
          <table:table-cell table:style-name="Tabuľka43.A2" office:value-type="string">
            <text:p text:style-name="P27">celý tím</text:p>
          </table:table-cell>
          <table:table-cell table:style-name="Tabuľka43.A2" office:value-type="string">
            <text:p text:style-name="P31">vybavenie databázy u p. Steinmüllera</text:p>
          </table:table-cell>
          <table:table-cell table:style-name="Tabuľka43.A2" office:value-type="string">
            <text:p text:style-name="P25">18. 3. 08</text:p>
          </table:table-cell>
          <table:table-cell table:style-name="Tabuľka43.E2" office:value-type="string">
            <text:p text:style-name="P25">25. 3. 08</text:p>
          </table:table-cell>
        </table:table-row>
        <table:table-row>
          <table:table-cell table:style-name="Tabuľka43.A2" office:value-type="string">
            <text:p text:style-name="P25">16.2</text:p>
          </table:table-cell>
          <table:table-cell table:style-name="Tabuľka43.A2" office:value-type="string">
            <text:p text:style-name="P27">PC, JHE</text:p>
          </table:table-cell>
          <table:table-cell table:style-name="Tabuľka43.A2" office:value-type="string">
            <text:p text:style-name="P31">doplnenie prekladových reťazcov</text:p>
          </table:table-cell>
          <table:table-cell table:style-name="Tabuľka43.A2" office:value-type="string">
            <text:p text:style-name="P25">18. 3. 08</text:p>
          </table:table-cell>
          <table:table-cell table:style-name="Tabuľka43.E2" office:value-type="string">
            <text:p text:style-name="P25">25. 3. 08</text:p>
          </table:table-cell>
        </table:table-row>
      </table:table>
      <text:p text:style-name="P20"/>
      <text:p text:style-name="P36">Zápisnica zo stretnutia č. 17</text:p>
      <text:p text:style-name="P2"/>
      <text:p text:style-name="P3">Dátum stretnutia:<text:span text:style-name="T1"><text:tab/>1. 4. 2008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4">Miesto stretnutia:<text:tab/></text:span>Softvérové štúdio (D07b)</text:p>
      <text:p text:style-name="P6"/>
      <text:p text:style-name="P8"><text:span text:style-name="T4">Vypracoval:</text:span> Bc. Jozef Hergott<text:tab/><text:tab/><text:span text:style-name="T4">Vypracované dňa:</text:span> 1. 4. 2008</text:p>
      <text:p text:style-name="P4"/>
      <text:h text:style-name="Heading_20_1" text:outline-level="1">Zúčastnení</text:h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Pedagóg:</text:p>
          </table:table-cell>
          <table:table-cell table:style-name="Table1.B1" office:value-type="string">
            <text:p text:style-name="P24">doc. Ing. Jana Minárová, PhD.</text:p>
          </table:table-cell>
        </table:table-row>
        <table:table-row>
          <table:table-cell table:style-name="Table1.A2" office:value-type="string">
            <text:p text:style-name="P24">Členovia tímu:</text:p>
          </table:table-cell>
          <table:table-cell table:style-name="Table1.B2" office:value-type="string">
            <text:p text:style-name="P24">Bc. Peter Cích (PC)</text:p>
            <text:p text:style-name="P24">Bc. Pavol Fábik (PF)</text:p>
            <text:p text:style-name="P24">Bc. Ján Garaj (JG)</text:p>
            <text:p text:style-name="P24">Bc. Jozef Hergott (JHE)</text:p>
            <text:p text:style-name="P24">Bc. Jozef Hopko (JHO)</text:p>
          </table:table-cell>
        </table:table-row>
        <table:table-row>
          <table:table-cell table:style-name="Table1.A2" office:value-type="string">
            <text:p text:style-name="P24">Hostia:</text:p>
          </table:table-cell>
          <table:table-cell table:style-name="Table1.B2" office:value-type="string">
            <text:p text:style-name="P24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Prepojenie systému s fakultnými databázami</text:p>
      <text:p text:style-name="P11"/>
      <text:h text:style-name="Heading_20_1" text:outline-level="1">Priebeh stretnutia</text:h>
      <text:p text:style-name="Text_20_body"/>
      <text:list text:style-name="L26">
        <text:list-item>
          <text:p text:style-name="P167">doc. Minárová nám poskytla inštrukcie k testovaniu systému</text:p>
          <text:list>
            <text:list-item>
              <text:p text:style-name="P167">testovanie prebieha formálne, z testovania sa vypracúvajú záznamy</text:p>
            </text:list-item>
          </text:list>
        </text:list-item>
        <text:list-item>
          <text:p text:style-name="P167">diskusia ohľadom IIT.SRC 2008</text:p>
          <text:list>
            <text:list-item>
              <text:p text:style-name="P167">úloha zaslať príspevok doc. Minárovej</text:p>
            </text:list-item>
            <text:list-item>
              <text:p text:style-name="P167">pridať príspevok k odovzdávanej dokumentácii</text:p>
            </text:list-item>
          </text:list>
        </text:list-item>
        <text:list-item>
          <text:p text:style-name="P167">zhodnotenie dostupnosti fakultných databáz pre spoluprácu s našim systémom</text:p>
          <text:list>
            <text:list-item>
              <text:p text:style-name="P167">zatiaľ sme nezískali prístup ani k dátam z YonBanu, ani z AIS</text:p>
            </text:list-item>
          </text:list>
        </text:list-item>
        <text:list-item>
          <text:p text:style-name="P167">kontaktovanie p. <text:span text:style-name="T9">Steinmüllera a p. Gnipovej (osobne boli nedostupní, preto sme ich kontakovali mailom)</text:span></text:p>
        </text:list-item>
      </text:list>
      <text:p text:style-name="P11"/>
      <text:h text:style-name="P35" text:outline-level="1">Stav plnenia úloh</text:h>
      <text:p text:style-name="P11"/>
      <table:table table:name="Tabuľka44" table:style-name="Tabuľka44">
        <table:table-column table:style-name="Tabuľka44.A"/>
        <table:table-column table:style-name="Tabuľka44.B"/>
        <table:table-column table:style-name="Tabuľka44.C"/>
        <table:table-column table:style-name="Tabuľka44.D"/>
        <table:table-column table:style-name="Tabuľka44.E"/>
        <table:table-column table:style-name="Tabuľka44.F"/>
        <table:table-column table:style-name="Tabuľka44.G"/>
        <table:table-row>
          <table:table-cell table:style-name="Tabuľka44.A1" office:value-type="string">
            <text:p text:style-name="P26">ID</text:p>
          </table:table-cell>
          <table:table-cell table:style-name="Tabuľka44.A1" office:value-type="string">
            <text:p text:style-name="P26">Člen tímu</text:p>
          </table:table-cell>
          <table:table-cell table:style-name="Tabuľka44.A1" office:value-type="string">
            <text:p text:style-name="P26">Úloha</text:p>
          </table:table-cell>
          <table:table-cell table:style-name="Tabuľka44.A1" office:value-type="string">
            <text:p text:style-name="P26">Začiatok</text:p>
          </table:table-cell>
          <table:table-cell table:style-name="Tabuľka44.A1" office:value-type="string">
            <text:p text:style-name="P26">Koniec</text:p>
          </table:table-cell>
          <table:table-cell table:style-name="Tabuľka44.A1" office:value-type="string">
            <text:p text:style-name="P26">Reálne ukončenie</text:p>
          </table:table-cell>
          <table:table-cell table:style-name="Tabuľka44.G1" office:value-type="string">
            <text:p text:style-name="P26">Stav</text:p>
          </table:table-cell>
        </table:table-row>
        <table:table-row table:style-name="Tabuľka44.2">
          <table:table-cell table:style-name="Tabuľka44.A2" office:value-type="string">
            <text:p text:style-name="P42">8.4</text:p>
          </table:table-cell>
          <table:table-cell table:style-name="Tabuľka44.A2" office:value-type="string">
            <text:p text:style-name="P27">PF</text:p>
          </table:table-cell>
          <table:table-cell table:style-name="Tabuľka44.A2" office:value-type="string">
            <text:p text:style-name="P28">implementovať modul štatistiky</text:p>
          </table:table-cell>
          <table:table-cell table:style-name="Tabuľka44.A2" office:value-type="string">
            <text:p text:style-name="P27">26. 11. 07</text:p>
          </table:table-cell>
          <table:table-cell table:style-name="Tabuľka44.A2" office:value-type="string">
            <text:p text:style-name="P27">10. 12. 07</text:p>
          </table:table-cell>
          <table:table-cell table:style-name="Tabuľka44.A2" office:value-type="string">
            <text:p text:style-name="P27">-</text:p>
          </table:table-cell>
          <table:table-cell table:style-name="Tabuľka44.G2" office:value-type="string">
            <text:p text:style-name="P27">prebieha</text:p>
          </table:table-cell>
        </table:table-row>
        <table:table-row table:style-name="Tabuľka44.2">
          <table:table-cell table:style-name="Tabuľka44.A2" office:value-type="string">
            <text:p text:style-name="P42">11.3</text:p>
          </table:table-cell>
          <table:table-cell table:style-name="Tabuľka44.A2" office:value-type="string">
            <text:p text:style-name="P27">JG</text:p>
          </table:table-cell>
          <table:table-cell table:style-name="Tabuľka44.A2" office:value-type="string">
            <text:p text:style-name="P28">doplnenie profilu absolventa</text:p>
          </table:table-cell>
          <table:table-cell table:style-name="Tabuľka44.A2" office:value-type="string">
            <text:p text:style-name="P27">17. 12. 07</text:p>
          </table:table-cell>
          <table:table-cell table:style-name="Tabuľka44.A2" office:value-type="string">
            <text:p text:style-name="P27">11. 2. 07</text:p>
          </table:table-cell>
          <table:table-cell table:style-name="Tabuľka44.A2" office:value-type="string">
            <text:p text:style-name="P27">-</text:p>
          </table:table-cell>
          <table:table-cell table:style-name="Tabuľka44.G2" office:value-type="string">
            <text:p text:style-name="P27">prebieha</text:p>
          </table:table-cell>
        </table:table-row>
        <table:table-row table:style-name="Tabuľka44.4">
          <table:table-cell table:style-name="Tabuľka44.A4" office:value-type="string">
            <text:p text:style-name="P45">12.3</text:p>
          </table:table-cell>
          <table:table-cell table:style-name="Tabuľka44.A4" office:value-type="string">
            <text:p text:style-name="P27">JG, JHE, JHO</text:p>
          </table:table-cell>
          <table:table-cell table:style-name="Tabuľka44.A2" office:value-type="string">
            <text:p text:style-name="P28">zapracovanie pripomienok z posudku do prototypu</text:p>
          </table:table-cell>
          <table:table-cell table:style-name="Tabuľka44.A2" office:value-type="string">
            <text:p text:style-name="P27">18. 2. 08.</text:p>
          </table:table-cell>
          <table:table-cell table:style-name="Tabuľka44.A4" office:value-type="string">
            <text:p text:style-name="P27">3. 3. 08</text:p>
          </table:table-cell>
          <table:table-cell table:style-name="Tabuľka44.A2" office:value-type="string">
            <text:p text:style-name="P27">25. 3. 08</text:p>
          </table:table-cell>
          <table:table-cell table:style-name="Tabuľka44.G2" office:value-type="string">
            <text:p text:style-name="P27">ukončené</text:p>
          </table:table-cell>
        </table:table-row>
        <table:table-row table:style-name="Tabuľka44.4">
          <table:table-cell table:style-name="Tabuľka44.A4" office:value-type="string">
            <text:p text:style-name="P42">15.3</text:p>
          </table:table-cell>
          <table:table-cell table:style-name="Tabuľka44.A4" office:value-type="string">
            <text:p text:style-name="P27">JHE, PC</text:p>
          </table:table-cell>
          <table:table-cell table:style-name="Tabuľka44.A2" office:value-type="string">
            <text:p text:style-name="P28">vytvorenie používateľskej dokumentácie k systému</text:p>
          </table:table-cell>
          <table:table-cell table:style-name="Tabuľka44.A2" office:value-type="string">
            <text:p text:style-name="P27">11. 3. 08</text:p>
          </table:table-cell>
          <table:table-cell table:style-name="Tabuľka44.A4" office:value-type="string">
            <text:p text:style-name="P27">25. 3. 08</text:p>
          </table:table-cell>
          <table:table-cell table:style-name="Tabuľka44.A2" office:value-type="string">
            <text:p text:style-name="P27">-</text:p>
          </table:table-cell>
          <table:table-cell table:style-name="Tabuľka44.G2" office:value-type="string">
            <text:p text:style-name="P27">prebieha</text:p>
          </table:table-cell>
        </table:table-row>
        <table:table-row table:style-name="Tabuľka44.4">
          <table:table-cell table:style-name="Tabuľka44.A4" office:value-type="string">
            <text:p text:style-name="P42">16.1</text:p>
          </table:table-cell>
          <table:table-cell table:style-name="Tabuľka44.A4" office:value-type="string">
            <text:p text:style-name="P27">celý tím</text:p>
          </table:table-cell>
          <table:table-cell table:style-name="Tabuľka44.A2" office:value-type="string">
            <text:p text:style-name="P32">vybavenie databázy u p. Steinmüllera</text:p>
          </table:table-cell>
          <table:table-cell table:style-name="Tabuľka44.A2" office:value-type="string">
            <text:p text:style-name="P27">18. 3. 08</text:p>
          </table:table-cell>
          <table:table-cell table:style-name="Tabuľka44.A4" office:value-type="string">
            <text:p text:style-name="P27">25. 3. 08</text:p>
          </table:table-cell>
          <table:table-cell table:style-name="Tabuľka44.A2" office:value-type="string">
            <text:p text:style-name="P27">-</text:p>
          </table:table-cell>
          <table:table-cell table:style-name="Tabuľka44.G2" office:value-type="string">
            <text:p text:style-name="P27">prebieha</text:p>
          </table:table-cell>
        </table:table-row>
        <table:table-row table:style-name="Tabuľka44.4">
          <table:table-cell table:style-name="Tabuľka44.A4" office:value-type="string">
            <text:p text:style-name="P42">16.2</text:p>
          </table:table-cell>
          <table:table-cell table:style-name="Tabuľka44.A4" office:value-type="string">
            <text:p text:style-name="P27">PC, JHE</text:p>
          </table:table-cell>
          <table:table-cell table:style-name="Tabuľka44.A2" office:value-type="string">
            <text:p text:style-name="P32">doplnenie prekladových reťazcov</text:p>
          </table:table-cell>
          <table:table-cell table:style-name="Tabuľka44.A2" office:value-type="string">
            <text:p text:style-name="P27">18. 3. 08</text:p>
          </table:table-cell>
          <table:table-cell table:style-name="Tabuľka44.A4" office:value-type="string">
            <text:p text:style-name="P27">25. 3. 08</text:p>
          </table:table-cell>
          <table:table-cell table:style-name="Tabuľka44.A2" office:value-type="string">
            <text:p text:style-name="P27">-</text:p>
          </table:table-cell>
          <table:table-cell table:style-name="Tabuľka44.G2" office:value-type="string">
            <text:p text:style-name="P27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45" table:style-name="Tabuľka45">
        <table:table-column table:style-name="Tabuľka45.A"/>
        <table:table-column table:style-name="Tabuľka45.B"/>
        <table:table-column table:style-name="Tabuľka45.C"/>
        <table:table-column table:style-name="Tabuľka45.D"/>
        <table:table-column table:style-name="Tabuľka45.E"/>
        <table:table-row>
          <table:table-cell table:style-name="Tabuľka45.A1" office:value-type="string">
            <text:p text:style-name="P26">ID</text:p>
          </table:table-cell>
          <table:table-cell table:style-name="Tabuľka45.A1" office:value-type="string">
            <text:p text:style-name="P26">Člen tímu</text:p>
          </table:table-cell>
          <table:table-cell table:style-name="Tabuľka45.A1" office:value-type="string">
            <text:p text:style-name="P26">Úloha</text:p>
          </table:table-cell>
          <table:table-cell table:style-name="Tabuľka45.A1" office:value-type="string">
            <text:p text:style-name="P26">Začiatok</text:p>
          </table:table-cell>
          <table:table-cell table:style-name="Tabuľka45.E1" office:value-type="string">
            <text:p text:style-name="P26">Koniec</text:p>
          </table:table-cell>
        </table:table-row>
        <table:table-row>
          <table:table-cell table:style-name="Tabuľka45.A2" office:value-type="string">
            <text:p text:style-name="P25">17.1</text:p>
          </table:table-cell>
          <table:table-cell table:style-name="Tabuľka45.A2" office:value-type="string">
            <text:p text:style-name="P27">JHE</text:p>
          </table:table-cell>
          <table:table-cell table:style-name="Tabuľka45.A2" office:value-type="string">
            <text:p text:style-name="P31">kontaktovať p. Gnipovú</text:p>
          </table:table-cell>
          <table:table-cell table:style-name="Tabuľka45.A2" office:value-type="string">
            <text:p text:style-name="P25">1. 4. 08</text:p>
          </table:table-cell>
          <table:table-cell table:style-name="Tabuľka45.E2" office:value-type="string">
            <text:p text:style-name="P25">1. 4. 08</text:p>
          </table:table-cell>
        </table:table-row>
        <table:table-row>
          <table:table-cell table:style-name="Tabuľka45.A2" office:value-type="string">
            <text:p text:style-name="P25">17.2</text:p>
          </table:table-cell>
          <table:table-cell table:style-name="Tabuľka45.A2" office:value-type="string">
            <text:p text:style-name="P27">PC</text:p>
          </table:table-cell>
          <table:table-cell table:style-name="Tabuľka45.A2" office:value-type="string">
            <text:p text:style-name="P31">kontaktovať p. <text:span text:style-name="T2">Steinmüllera</text:span></text:p>
          </table:table-cell>
          <table:table-cell table:style-name="Tabuľka45.A2" office:value-type="string">
            <text:p text:style-name="P25">1. 4. 08</text:p>
          </table:table-cell>
          <table:table-cell table:style-name="Tabuľka45.E2" office:value-type="string">
            <text:p text:style-name="P25">1. 4. 08</text:p>
          </table:table-cell>
        </table:table-row>
        <table:table-row>
          <table:table-cell table:style-name="Tabuľka45.A2" office:value-type="string">
            <text:p text:style-name="P25">17.3</text:p>
          </table:table-cell>
          <table:table-cell table:style-name="Tabuľka45.A2" office:value-type="string">
            <text:p text:style-name="P27">celý tím</text:p>
          </table:table-cell>
          <table:table-cell table:style-name="Tabuľka45.A2" office:value-type="string">
            <text:p text:style-name="P31">poslať doc. Minárovej príspevok IIT.SRC 2008</text:p>
          </table:table-cell>
          <table:table-cell table:style-name="Tabuľka45.A2" office:value-type="string">
            <text:p text:style-name="P25">1. 4. 08</text:p>
          </table:table-cell>
          <table:table-cell table:style-name="Tabuľka45.E2" office:value-type="string">
            <text:p text:style-name="P25">1. 4. 08</text:p>
          </table:table-cell>
        </table:table-row>
      </table:table>
      <text:p text:style-name="P20"/>
      <text:p text:style-name="P36">Zápisnica zo stretnutia č. 18</text:p>
      <text:p text:style-name="P2"/>
      <text:p text:style-name="P3">Dátum stretnutia:<text:span text:style-name="T1"><text:tab/>8. 4. 2008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4">Miesto stretnutia:<text:tab/></text:span>Softvérové štúdio (D07b)</text:p>
      <text:p text:style-name="P6"/>
      <text:p text:style-name="P8"><text:span text:style-name="T4">Vypracoval:</text:span> Bc. Peter Cích<text:tab/><text:tab/><text:span text:style-name="T4">Vypracované dňa:</text:span> 8. 4. 2008</text:p>
      <text:p text:style-name="P4"/>
      <text:h text:style-name="Heading_20_1" text:outline-level="1">Zúčastnení</text:h>
      <text:p text:style-name="P9"/>
      <table:table table:name="Tabuľka46" table:style-name="Tabuľka46">
        <table:table-column table:style-name="Tabuľka46.A"/>
        <table:table-column table:style-name="Tabuľka46.B"/>
        <table:table-row>
          <table:table-cell table:style-name="Tabuľka46.A1" office:value-type="string">
            <text:p text:style-name="P24">Pedagóg:</text:p>
          </table:table-cell>
          <table:table-cell table:style-name="Tabuľka46.B1" office:value-type="string">
            <text:p text:style-name="P24">doc. Ing. Jana Minárová, PhD.</text:p>
          </table:table-cell>
        </table:table-row>
        <table:table-row>
          <table:table-cell table:style-name="Tabuľka46.A2" office:value-type="string">
            <text:p text:style-name="P24">Členovia tímu:</text:p>
          </table:table-cell>
          <table:table-cell table:style-name="Tabuľka46.B2" office:value-type="string">
            <text:p text:style-name="P24">Bc. Peter Cích (PC)</text:p>
            <text:p text:style-name="P24">Bc. Pavol Fábik (PF)</text:p>
            <text:p text:style-name="P24">Bc. Ján Garaj (JG)</text:p>
            <text:p text:style-name="P24">Bc. Jozef Hergott (JHE)</text:p>
            <text:p text:style-name="P24">Bc. Jozef Hopko (JHO)</text:p>
          </table:table-cell>
        </table:table-row>
        <table:table-row>
          <table:table-cell table:style-name="Tabuľka46.A2" office:value-type="string">
            <text:p text:style-name="P24">Hostia:</text:p>
          </table:table-cell>
          <table:table-cell table:style-name="Tabuľka46.B2" office:value-type="string">
            <text:p text:style-name="P24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Práca na <text:s/>projekte</text:p>
      <text:p text:style-name="P11"/>
      <text:h text:style-name="Heading_20_1" text:outline-level="1">Priebeh stretnutia</text:h>
      <text:p text:style-name="Text_20_body"/>
      <text:list text:style-name="L27">
        <text:list-item>
          <text:p text:style-name="P175">doc. Minárov<text:span text:style-name="T9">ú sme informovali o stave procesu získavania fakultných databáz</text:span></text:p>
          <text:list>
            <text:list-item>
              <text:p text:style-name="P175">p. Steinmüller nám dodá <text:span text:style-name="T6">view</text:span> databázy YonBan potom ako pripraví právne podklady na prevzatie</text:p>
            </text:list-item>
            <text:list-item>
              <text:p text:style-name="P175">p. Gnipová pre nás zatiaľ nemá <text:span text:style-name="T6">view</text:span> databázy AIS (vedenie sa musí stretnúť a zaslať oficiálny list na rektorát), ale ako pomoc nám ponúkla výstupy z AIS do programu Microsoft Excel</text:p>
            </text:list-item>
          </text:list>
        </text:list-item>
        <text:list-item>
          <text:p text:style-name="P175">tvorba plagátu na IIT.SRC 2008</text:p>
        </text:list-item>
        <text:list-item>
          <text:p text:style-name="P175">práca na prekladových reťazcov</text:p>
        </text:list-item>
      </text:list>
      <text:p text:style-name="P11"/>
      <text:h text:style-name="P35" text:outline-level="1">Stav plnenia úloh</text:h>
      <text:p text:style-name="P11"/>
      <text:p text:style-name="P11"/>
      <table:table table:name="Tabuľka47" table:style-name="Tabuľka47">
        <table:table-column table:style-name="Tabuľka47.A"/>
        <table:table-column table:style-name="Tabuľka47.B"/>
        <table:table-column table:style-name="Tabuľka47.C"/>
        <table:table-column table:style-name="Tabuľka47.D"/>
        <table:table-column table:style-name="Tabuľka47.E"/>
        <table:table-column table:style-name="Tabuľka47.F"/>
        <table:table-column table:style-name="Tabuľka47.G"/>
        <table:table-row>
          <table:table-cell table:style-name="Tabuľka47.A1" office:value-type="string">
            <text:p text:style-name="P26">ID</text:p>
          </table:table-cell>
          <table:table-cell table:style-name="Tabuľka47.A1" office:value-type="string">
            <text:p text:style-name="P26">Člen tímu</text:p>
          </table:table-cell>
          <table:table-cell table:style-name="Tabuľka47.A1" office:value-type="string">
            <text:p text:style-name="P26">Úloha</text:p>
          </table:table-cell>
          <table:table-cell table:style-name="Tabuľka47.A1" office:value-type="string">
            <text:p text:style-name="P26">Začiatok</text:p>
          </table:table-cell>
          <table:table-cell table:style-name="Tabuľka47.A1" office:value-type="string">
            <text:p text:style-name="P26">Koniec</text:p>
          </table:table-cell>
          <table:table-cell table:style-name="Tabuľka47.A1" office:value-type="string">
            <text:p text:style-name="P26">Reálne ukončenie</text:p>
          </table:table-cell>
          <table:table-cell table:style-name="Tabuľka47.G1" office:value-type="string">
            <text:p text:style-name="P26">Stav</text:p>
          </table:table-cell>
        </table:table-row>
        <table:table-row table:style-name="Tabuľka47.2">
          <table:table-cell table:style-name="Tabuľka47.A2" office:value-type="string">
            <text:p text:style-name="P42">8.4</text:p>
          </table:table-cell>
          <table:table-cell table:style-name="Tabuľka47.A2" office:value-type="string">
            <text:p text:style-name="P27">PF</text:p>
          </table:table-cell>
          <table:table-cell table:style-name="Tabuľka47.A2" office:value-type="string">
            <text:p text:style-name="P28">implementovať modul štatistiky</text:p>
          </table:table-cell>
          <table:table-cell table:style-name="Tabuľka47.A2" office:value-type="string">
            <text:p text:style-name="P27">26. 11. 07</text:p>
          </table:table-cell>
          <table:table-cell table:style-name="Tabuľka47.A2" office:value-type="string">
            <text:p text:style-name="P27">10. 12. 07</text:p>
          </table:table-cell>
          <table:table-cell table:style-name="Tabuľka47.A2" office:value-type="string">
            <text:p text:style-name="P27">-</text:p>
          </table:table-cell>
          <table:table-cell table:style-name="Tabuľka47.G2" office:value-type="string">
            <text:p text:style-name="P27">prebieha</text:p>
          </table:table-cell>
        </table:table-row>
        <table:table-row table:style-name="Tabuľka47.2">
          <table:table-cell table:style-name="Tabuľka47.A2" office:value-type="string">
            <text:p text:style-name="P42">11.3</text:p>
          </table:table-cell>
          <table:table-cell table:style-name="Tabuľka47.A2" office:value-type="string">
            <text:p text:style-name="P27">JG</text:p>
          </table:table-cell>
          <table:table-cell table:style-name="Tabuľka47.A2" office:value-type="string">
            <text:p text:style-name="P28">doplnenie profilu absolventa</text:p>
          </table:table-cell>
          <table:table-cell table:style-name="Tabuľka47.A2" office:value-type="string">
            <text:p text:style-name="P27">17. 12. 07</text:p>
          </table:table-cell>
          <table:table-cell table:style-name="Tabuľka47.A2" office:value-type="string">
            <text:p text:style-name="P27">11. 2. 07</text:p>
          </table:table-cell>
          <table:table-cell table:style-name="Tabuľka47.A2" office:value-type="string">
            <text:p text:style-name="P27">-</text:p>
          </table:table-cell>
          <table:table-cell table:style-name="Tabuľka47.G2" office:value-type="string">
            <text:p text:style-name="P27">prebieha</text:p>
          </table:table-cell>
        </table:table-row>
        <table:table-row table:style-name="Tabuľka47.4">
          <table:table-cell table:style-name="Tabuľka47.A4" office:value-type="string">
            <text:p text:style-name="P42">15.3</text:p>
          </table:table-cell>
          <table:table-cell table:style-name="Tabuľka47.A4" office:value-type="string">
            <text:p text:style-name="P27">JHE, PC</text:p>
          </table:table-cell>
          <table:table-cell table:style-name="Tabuľka47.A2" office:value-type="string">
            <text:p text:style-name="P28">vytvorenie používateľskej dokumentácie k systému</text:p>
          </table:table-cell>
          <table:table-cell table:style-name="Tabuľka47.A2" office:value-type="string">
            <text:p text:style-name="P27">11. 3. 08</text:p>
          </table:table-cell>
          <table:table-cell table:style-name="Tabuľka47.A4" office:value-type="string">
            <text:p text:style-name="P27">25. 3. 08</text:p>
          </table:table-cell>
          <table:table-cell table:style-name="Tabuľka47.A2" office:value-type="string">
            <text:p text:style-name="P27">-</text:p>
          </table:table-cell>
          <table:table-cell table:style-name="Tabuľka47.G2" office:value-type="string">
            <text:p text:style-name="P27">prebieha</text:p>
          </table:table-cell>
        </table:table-row>
        <table:table-row table:style-name="Tabuľka47.4">
          <table:table-cell table:style-name="Tabuľka47.A4" office:value-type="string">
            <text:p text:style-name="P42">16.1</text:p>
          </table:table-cell>
          <table:table-cell table:style-name="Tabuľka47.A4" office:value-type="string">
            <text:p text:style-name="P27">celý tím</text:p>
          </table:table-cell>
          <table:table-cell table:style-name="Tabuľka47.A2" office:value-type="string">
            <text:p text:style-name="P32">vybavenie databázy u p. Steinmüllera</text:p>
          </table:table-cell>
          <table:table-cell table:style-name="Tabuľka47.A2" office:value-type="string">
            <text:p text:style-name="P27">18. 3. 08</text:p>
          </table:table-cell>
          <table:table-cell table:style-name="Tabuľka47.A4" office:value-type="string">
            <text:p text:style-name="P27">25. 3. 08</text:p>
          </table:table-cell>
          <table:table-cell table:style-name="Tabuľka47.A2" office:value-type="string">
            <text:p text:style-name="P27">-</text:p>
          </table:table-cell>
          <table:table-cell table:style-name="Tabuľka47.G2" office:value-type="string">
            <text:p text:style-name="P27">prebieha</text:p>
          </table:table-cell>
        </table:table-row>
        <table:table-row table:style-name="Tabuľka47.4">
          <table:table-cell table:style-name="Tabuľka47.A4" office:value-type="string">
            <text:p text:style-name="P42">16.2</text:p>
          </table:table-cell>
          <table:table-cell table:style-name="Tabuľka47.A4" office:value-type="string">
            <text:p text:style-name="P27">PC, JHE</text:p>
          </table:table-cell>
          <table:table-cell table:style-name="Tabuľka47.A2" office:value-type="string">
            <text:p text:style-name="P32">doplnenie prekladových reťazcov</text:p>
          </table:table-cell>
          <table:table-cell table:style-name="Tabuľka47.A2" office:value-type="string">
            <text:p text:style-name="P27">18. 3. 08</text:p>
          </table:table-cell>
          <table:table-cell table:style-name="Tabuľka47.A4" office:value-type="string">
            <text:p text:style-name="P27">25. 3. 08</text:p>
          </table:table-cell>
          <table:table-cell table:style-name="Tabuľka47.A2" office:value-type="string">
            <text:p text:style-name="P27">-</text:p>
          </table:table-cell>
          <table:table-cell table:style-name="Tabuľka47.G2" office:value-type="string">
            <text:p text:style-name="P27">prebieha</text:p>
          </table:table-cell>
        </table:table-row>
        <table:table-row table:style-name="Tabuľka47.4">
          <table:table-cell table:style-name="Tabuľka47.A4" office:value-type="string">
            <text:p text:style-name="P25">17.1</text:p>
          </table:table-cell>
          <table:table-cell table:style-name="Tabuľka47.A4" office:value-type="string">
            <text:p text:style-name="P27">JHE</text:p>
          </table:table-cell>
          <table:table-cell table:style-name="Tabuľka47.A2" office:value-type="string">
            <text:p text:style-name="P32">kontaktovať p. Gnipovú</text:p>
          </table:table-cell>
          <table:table-cell table:style-name="Tabuľka47.A2" office:value-type="string">
            <text:p text:style-name="P27">1. 4. 08</text:p>
          </table:table-cell>
          <table:table-cell table:style-name="Tabuľka47.A4" office:value-type="string">
            <text:p text:style-name="P27">1. 4. 08</text:p>
          </table:table-cell>
          <table:table-cell table:style-name="Tabuľka47.A2" office:value-type="string">
            <text:p text:style-name="P27">1. 4. 08</text:p>
          </table:table-cell>
          <table:table-cell table:style-name="Tabuľka47.G2" office:value-type="string">
            <text:p text:style-name="P27">ukončené</text:p>
          </table:table-cell>
        </table:table-row>
        <table:table-row table:style-name="Tabuľka47.4">
          <table:table-cell table:style-name="Tabuľka47.A4" office:value-type="string">
            <text:p text:style-name="P25">17.2</text:p>
          </table:table-cell>
          <table:table-cell table:style-name="Tabuľka47.A4" office:value-type="string">
            <text:p text:style-name="P27">PC</text:p>
          </table:table-cell>
          <table:table-cell table:style-name="Tabuľka47.A2" office:value-type="string">
            <text:p text:style-name="P32">kontaktovať p. <text:span text:style-name="T3">Steinmüllera</text:span></text:p>
          </table:table-cell>
          <table:table-cell table:style-name="Tabuľka47.A2" office:value-type="string">
            <text:p text:style-name="P27">1. 4. 08</text:p>
          </table:table-cell>
          <table:table-cell table:style-name="Tabuľka47.A4" office:value-type="string">
            <text:p text:style-name="P27">1. 4. 08</text:p>
          </table:table-cell>
          <table:table-cell table:style-name="Tabuľka47.A2" office:value-type="string">
            <text:p text:style-name="P27">1. 4. 08</text:p>
          </table:table-cell>
          <table:table-cell table:style-name="Tabuľka47.G2" office:value-type="string">
            <text:p text:style-name="P27">ukončené</text:p>
          </table:table-cell>
        </table:table-row>
        <table:table-row table:style-name="Tabuľka47.4">
          <table:table-cell table:style-name="Tabuľka47.A4" office:value-type="string">
            <text:p text:style-name="P25">17.3</text:p>
          </table:table-cell>
          <table:table-cell table:style-name="Tabuľka47.A4" office:value-type="string">
            <text:p text:style-name="P27">celý tím</text:p>
          </table:table-cell>
          <table:table-cell table:style-name="Tabuľka47.A2" office:value-type="string">
            <text:p text:style-name="P32">poslať doc. Minárovej príspevok IIT.SRC 2008</text:p>
          </table:table-cell>
          <table:table-cell table:style-name="Tabuľka47.A2" office:value-type="string">
            <text:p text:style-name="P27">1. 4. 08</text:p>
          </table:table-cell>
          <table:table-cell table:style-name="Tabuľka47.A4" office:value-type="string">
            <text:p text:style-name="P27">1. 4. 08</text:p>
          </table:table-cell>
          <table:table-cell table:style-name="Tabuľka47.A2" office:value-type="string">
            <text:p text:style-name="P27">1. 4. 08</text:p>
          </table:table-cell>
          <table:table-cell table:style-name="Tabuľka47.G2" office:value-type="string">
            <text:p text:style-name="P27">ukončené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48" table:style-name="Tabuľka48">
        <table:table-column table:style-name="Tabuľka48.A"/>
        <table:table-column table:style-name="Tabuľka48.B"/>
        <table:table-column table:style-name="Tabuľka48.C"/>
        <table:table-column table:style-name="Tabuľka48.D"/>
        <table:table-column table:style-name="Tabuľka48.E"/>
        <table:table-row>
          <table:table-cell table:style-name="Tabuľka48.A1" office:value-type="string">
            <text:p text:style-name="P26">ID</text:p>
          </table:table-cell>
          <table:table-cell table:style-name="Tabuľka48.A1" office:value-type="string">
            <text:p text:style-name="P26">Člen tímu</text:p>
          </table:table-cell>
          <table:table-cell table:style-name="Tabuľka48.A1" office:value-type="string">
            <text:p text:style-name="P26">Úloha</text:p>
          </table:table-cell>
          <table:table-cell table:style-name="Tabuľka48.A1" office:value-type="string">
            <text:p text:style-name="P26">Začiatok</text:p>
          </table:table-cell>
          <table:table-cell table:style-name="Tabuľka48.E1" office:value-type="string">
            <text:p text:style-name="P26">Koniec</text:p>
          </table:table-cell>
        </table:table-row>
        <table:table-row>
          <table:table-cell table:style-name="Tabuľka48.A2" office:value-type="string">
            <text:p text:style-name="P25">18.1</text:p>
          </table:table-cell>
          <table:table-cell table:style-name="Tabuľka48.A2" office:value-type="string">
            <text:p text:style-name="P27">celý tím</text:p>
          </table:table-cell>
          <table:table-cell table:style-name="Tabuľka48.A2" office:value-type="string">
            <text:p text:style-name="P31">vytvoriť plagát na IIT.SRC 2008</text:p>
          </table:table-cell>
          <table:table-cell table:style-name="Tabuľka48.A2" office:value-type="string">
            <text:p text:style-name="P25">8. 4. 08</text:p>
          </table:table-cell>
          <table:table-cell table:style-name="Tabuľka48.E2" office:value-type="string">
            <text:p text:style-name="P25">15. 4. 08</text:p>
          </table:table-cell>
        </table:table-row>
      </table:table>
      <text:p text:style-name="P20"/>
      <text:p text:style-name="P36">Zápisnica zo stretnutia č. 19</text:p>
      <text:p text:style-name="P2"/>
      <text:p text:style-name="P3">Dátum stretnutia:<text:span text:style-name="T1"><text:tab/>15. 4. 2008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4">Miesto stretnutia:<text:tab/></text:span>Softvérové štúdio (D07b)</text:p>
      <text:p text:style-name="P6"/>
      <text:p text:style-name="P8"><text:span text:style-name="T4">Vypracoval:</text:span> Bc. Peter Cích<text:tab/><text:tab/><text:span text:style-name="T4">Vypracované dňa:</text:span> 16. 4. 2008</text:p>
      <text:p text:style-name="P4"/>
      <text:h text:style-name="Heading_20_1" text:outline-level="1">Zúčastnení</text:h>
      <text:p text:style-name="P9"/>
      <table:table table:name="Tabuľka49" table:style-name="Tabuľka49">
        <table:table-column table:style-name="Tabuľka49.A"/>
        <table:table-column table:style-name="Tabuľka49.B"/>
        <table:table-row>
          <table:table-cell table:style-name="Tabuľka49.A1" office:value-type="string">
            <text:p text:style-name="P24">Pedagóg:</text:p>
          </table:table-cell>
          <table:table-cell table:style-name="Tabuľka49.B1" office:value-type="string">
            <text:p text:style-name="P24">doc. Ing. Jana Minárová, PhD.</text:p>
          </table:table-cell>
        </table:table-row>
        <table:table-row>
          <table:table-cell table:style-name="Tabuľka49.A2" office:value-type="string">
            <text:p text:style-name="P24">Členovia tímu:</text:p>
          </table:table-cell>
          <table:table-cell table:style-name="Tabuľka49.B2" office:value-type="string">
            <text:p text:style-name="P24">Bc. Peter Cích (PC)</text:p>
            <text:p text:style-name="P24">Bc. Pavol Fábik (PF)</text:p>
            <text:p text:style-name="P24">Bc. Ján Garaj (JG)</text:p>
            <text:p text:style-name="P24">Bc. Jozef Hergott (JHE)</text:p>
            <text:p text:style-name="P24">Bc. Jozef Hopko (JHO)</text:p>
          </table:table-cell>
        </table:table-row>
        <table:table-row>
          <table:table-cell table:style-name="Tabuľka49.A2" office:value-type="string">
            <text:p text:style-name="P24">Hostia:</text:p>
          </table:table-cell>
          <table:table-cell table:style-name="Tabuľka49.B2" office:value-type="string">
            <text:p text:style-name="P24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Práca na projekte</text:p>
      <text:p text:style-name="P11"/>
      <text:h text:style-name="Heading_20_1" text:outline-level="1">Priebeh stretnutia</text:h>
      <text:p text:style-name="Text_20_body"/>
      <text:list text:style-name="L28">
        <text:list-item>
          <text:p text:style-name="P180">doc. Minárov<text:span text:style-name="T9">ú sme informovali o obdržaní databázy YonBan</text:span></text:p>
          <text:list>
            <text:list-item>
              <text:p text:style-name="P180">v stredu (9. 4.) všetci členovia tímu podpísali u p. Steinmüllera prehlásenie o mlčanlivosti</text:p>
            </text:list-item>
          </text:list>
        </text:list-item>
        <text:list-item>
          <text:p text:style-name="P180">dopĺňanie chýbajúcich CSS štýlov v niektorých častiach modulov</text:p>
        </text:list-item>
        <text:list-item>
          <text:p text:style-name="P180">práca na nových prekladových reťazcoch</text:p>
        </text:list-item>
      </text:list>
      <text:p text:style-name="P11"/>
      <text:h text:style-name="P35" text:outline-level="1">Stav plnenia úloh</text:h>
      <text:p text:style-name="P11"/>
      <text:p text:style-name="P11"/>
      <table:table table:name="Tabuľka50" table:style-name="Tabuľka50">
        <table:table-column table:style-name="Tabuľka50.A"/>
        <table:table-column table:style-name="Tabuľka50.B"/>
        <table:table-column table:style-name="Tabuľka50.C"/>
        <table:table-column table:style-name="Tabuľka50.D"/>
        <table:table-column table:style-name="Tabuľka50.E"/>
        <table:table-column table:style-name="Tabuľka50.F"/>
        <table:table-column table:style-name="Tabuľka50.G"/>
        <table:table-row>
          <table:table-cell table:style-name="Tabuľka50.A1" office:value-type="string">
            <text:p text:style-name="P26">ID</text:p>
          </table:table-cell>
          <table:table-cell table:style-name="Tabuľka50.A1" office:value-type="string">
            <text:p text:style-name="P26">Člen tímu</text:p>
          </table:table-cell>
          <table:table-cell table:style-name="Tabuľka50.A1" office:value-type="string">
            <text:p text:style-name="P26">Úloha</text:p>
          </table:table-cell>
          <table:table-cell table:style-name="Tabuľka50.A1" office:value-type="string">
            <text:p text:style-name="P26">Začiatok</text:p>
          </table:table-cell>
          <table:table-cell table:style-name="Tabuľka50.A1" office:value-type="string">
            <text:p text:style-name="P26">Koniec</text:p>
          </table:table-cell>
          <table:table-cell table:style-name="Tabuľka50.A1" office:value-type="string">
            <text:p text:style-name="P26">Reálne ukončenie</text:p>
          </table:table-cell>
          <table:table-cell table:style-name="Tabuľka50.G1" office:value-type="string">
            <text:p text:style-name="P26">Stav</text:p>
          </table:table-cell>
        </table:table-row>
        <table:table-row table:style-name="Tabuľka50.2">
          <table:table-cell table:style-name="Tabuľka50.A2" office:value-type="string">
            <text:p text:style-name="P42">8.4</text:p>
          </table:table-cell>
          <table:table-cell table:style-name="Tabuľka50.A2" office:value-type="string">
            <text:p text:style-name="P27">PF</text:p>
          </table:table-cell>
          <table:table-cell table:style-name="Tabuľka50.A2" office:value-type="string">
            <text:p text:style-name="P28">implementovať modul štatistiky</text:p>
          </table:table-cell>
          <table:table-cell table:style-name="Tabuľka50.A2" office:value-type="string">
            <text:p text:style-name="P27">26. 11. 07</text:p>
          </table:table-cell>
          <table:table-cell table:style-name="Tabuľka50.A2" office:value-type="string">
            <text:p text:style-name="P27">10. 12. 07</text:p>
          </table:table-cell>
          <table:table-cell table:style-name="Tabuľka50.A2" office:value-type="string">
            <text:p text:style-name="P27">-</text:p>
          </table:table-cell>
          <table:table-cell table:style-name="Tabuľka50.G2" office:value-type="string">
            <text:p text:style-name="P27">prebieha</text:p>
          </table:table-cell>
        </table:table-row>
        <table:table-row table:style-name="Tabuľka50.2">
          <table:table-cell table:style-name="Tabuľka50.A2" office:value-type="string">
            <text:p text:style-name="P42">11.3</text:p>
          </table:table-cell>
          <table:table-cell table:style-name="Tabuľka50.A2" office:value-type="string">
            <text:p text:style-name="P27">JG</text:p>
          </table:table-cell>
          <table:table-cell table:style-name="Tabuľka50.A2" office:value-type="string">
            <text:p text:style-name="P28">doplnenie profilu absolventa</text:p>
          </table:table-cell>
          <table:table-cell table:style-name="Tabuľka50.A2" office:value-type="string">
            <text:p text:style-name="P27">17. 12. 07</text:p>
          </table:table-cell>
          <table:table-cell table:style-name="Tabuľka50.A2" office:value-type="string">
            <text:p text:style-name="P27">11. 2. 07</text:p>
          </table:table-cell>
          <table:table-cell table:style-name="Tabuľka50.A2" office:value-type="string">
            <text:p text:style-name="P27">-</text:p>
          </table:table-cell>
          <table:table-cell table:style-name="Tabuľka50.G2" office:value-type="string">
            <text:p text:style-name="P27">prebieha</text:p>
          </table:table-cell>
        </table:table-row>
        <table:table-row table:style-name="Tabuľka50.4">
          <table:table-cell table:style-name="Tabuľka50.A4" office:value-type="string">
            <text:p text:style-name="P42">15.3</text:p>
          </table:table-cell>
          <table:table-cell table:style-name="Tabuľka50.A4" office:value-type="string">
            <text:p text:style-name="P27">JHE, PC</text:p>
          </table:table-cell>
          <table:table-cell table:style-name="Tabuľka50.A2" office:value-type="string">
            <text:p text:style-name="P28">vytvorenie používateľskej dokumentácie k systému</text:p>
          </table:table-cell>
          <table:table-cell table:style-name="Tabuľka50.A2" office:value-type="string">
            <text:p text:style-name="P27">11. 3. 08</text:p>
          </table:table-cell>
          <table:table-cell table:style-name="Tabuľka50.A4" office:value-type="string">
            <text:p text:style-name="P27">25. 3. 08</text:p>
          </table:table-cell>
          <table:table-cell table:style-name="Tabuľka50.A2" office:value-type="string">
            <text:p text:style-name="P27">-</text:p>
          </table:table-cell>
          <table:table-cell table:style-name="Tabuľka50.G2" office:value-type="string">
            <text:p text:style-name="P27">prebieha</text:p>
          </table:table-cell>
        </table:table-row>
        <table:table-row table:style-name="Tabuľka50.4">
          <table:table-cell table:style-name="Tabuľka50.A4" office:value-type="string">
            <text:p text:style-name="P42">16.1</text:p>
          </table:table-cell>
          <table:table-cell table:style-name="Tabuľka50.A4" office:value-type="string">
            <text:p text:style-name="P27">celý tím</text:p>
          </table:table-cell>
          <table:table-cell table:style-name="Tabuľka50.A2" office:value-type="string">
            <text:p text:style-name="P32">vybavenie databázy u p. Steinmüllera</text:p>
          </table:table-cell>
          <table:table-cell table:style-name="Tabuľka50.A2" office:value-type="string">
            <text:p text:style-name="P27">18. 3. 08</text:p>
          </table:table-cell>
          <table:table-cell table:style-name="Tabuľka50.A4" office:value-type="string">
            <text:p text:style-name="P27">25. 3. 08</text:p>
          </table:table-cell>
          <table:table-cell table:style-name="Tabuľka50.A2" office:value-type="string">
            <text:p text:style-name="P27">9. 4. 08</text:p>
          </table:table-cell>
          <table:table-cell table:style-name="Tabuľka50.G2" office:value-type="string">
            <text:p text:style-name="P27">ukončené</text:p>
          </table:table-cell>
        </table:table-row>
        <table:table-row table:style-name="Tabuľka50.4">
          <table:table-cell table:style-name="Tabuľka50.A4" office:value-type="string">
            <text:p text:style-name="P42">16.2</text:p>
          </table:table-cell>
          <table:table-cell table:style-name="Tabuľka50.A4" office:value-type="string">
            <text:p text:style-name="P27">PC, JHE</text:p>
          </table:table-cell>
          <table:table-cell table:style-name="Tabuľka50.A2" office:value-type="string">
            <text:p text:style-name="P32">doplnenie prekladových reťazcov</text:p>
          </table:table-cell>
          <table:table-cell table:style-name="Tabuľka50.A2" office:value-type="string">
            <text:p text:style-name="P27">18. 3. 08</text:p>
          </table:table-cell>
          <table:table-cell table:style-name="Tabuľka50.A4" office:value-type="string">
            <text:p text:style-name="P27">25. 3. 08</text:p>
          </table:table-cell>
          <table:table-cell table:style-name="Tabuľka50.A2" office:value-type="string">
            <text:p text:style-name="P27">-</text:p>
          </table:table-cell>
          <table:table-cell table:style-name="Tabuľka50.G2" office:value-type="string">
            <text:p text:style-name="P27">prebieha</text:p>
          </table:table-cell>
        </table:table-row>
        <table:table-row table:style-name="Tabuľka50.4">
          <table:table-cell table:style-name="Tabuľka50.A4" office:value-type="string">
            <text:p text:style-name="P25">18.1</text:p>
          </table:table-cell>
          <table:table-cell table:style-name="Tabuľka50.A4" office:value-type="string">
            <text:p text:style-name="P27">celý tím</text:p>
          </table:table-cell>
          <table:table-cell table:style-name="Tabuľka50.A2" office:value-type="string">
            <text:p text:style-name="P32">vytvoriť plagát na IIT.SRC 2008</text:p>
          </table:table-cell>
          <table:table-cell table:style-name="Tabuľka50.A2" office:value-type="string">
            <text:p text:style-name="P27">8. 4. 08</text:p>
          </table:table-cell>
          <table:table-cell table:style-name="Tabuľka50.A4" office:value-type="string">
            <text:p text:style-name="P27">15. 4. 08</text:p>
          </table:table-cell>
          <table:table-cell table:style-name="Tabuľka50.A2" office:value-type="string">
            <text:p text:style-name="P27">-</text:p>
          </table:table-cell>
          <table:table-cell table:style-name="Tabuľka50.G2" office:value-type="string">
            <text:p text:style-name="P27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51" table:style-name="Tabuľka51">
        <table:table-column table:style-name="Tabuľka51.A"/>
        <table:table-column table:style-name="Tabuľka51.B"/>
        <table:table-column table:style-name="Tabuľka51.C"/>
        <table:table-column table:style-name="Tabuľka51.D"/>
        <table:table-column table:style-name="Tabuľka51.E"/>
        <table:table-row>
          <table:table-cell table:style-name="Tabuľka51.A1" office:value-type="string">
            <text:p text:style-name="P26">ID</text:p>
          </table:table-cell>
          <table:table-cell table:style-name="Tabuľka51.A1" office:value-type="string">
            <text:p text:style-name="P26">Člen tímu</text:p>
          </table:table-cell>
          <table:table-cell table:style-name="Tabuľka51.A1" office:value-type="string">
            <text:p text:style-name="P26">Úloha</text:p>
          </table:table-cell>
          <table:table-cell table:style-name="Tabuľka51.A1" office:value-type="string">
            <text:p text:style-name="P26">Začiatok</text:p>
          </table:table-cell>
          <table:table-cell table:style-name="Tabuľka51.E1" office:value-type="string">
            <text:p text:style-name="P26">Koniec</text:p>
          </table:table-cell>
        </table:table-row>
        <table:table-row>
          <table:table-cell table:style-name="Tabuľka51.A2" office:value-type="string">
            <text:p text:style-name="P25">19.1</text:p>
          </table:table-cell>
          <table:table-cell table:style-name="Tabuľka51.A2" office:value-type="string">
            <text:p text:style-name="P27">PC, JHE</text:p>
          </table:table-cell>
          <table:table-cell table:style-name="Tabuľka51.A2" office:value-type="string">
            <text:p text:style-name="P31">doplnenie CSS štýlov</text:p>
          </table:table-cell>
          <table:table-cell table:style-name="Tabuľka51.A2" office:value-type="string">
            <text:p text:style-name="P25">15. 4. 08</text:p>
          </table:table-cell>
          <table:table-cell table:style-name="Tabuľka51.E2" office:value-type="string">
            <text:p text:style-name="P25">23. 4. 08</text:p>
          </table:table-cell>
        </table:table-row>
        <table:table-row>
          <table:table-cell table:style-name="Tabuľka51.A2" office:value-type="string">
            <text:p text:style-name="P25">19.2</text:p>
          </table:table-cell>
          <table:table-cell table:style-name="Tabuľka51.A2" office:value-type="string">
            <text:p text:style-name="P27">PF</text:p>
          </table:table-cell>
          <table:table-cell table:style-name="Tabuľka51.A2" office:value-type="string">
            <text:p text:style-name="P31">vytlačenie plagátu IIT.SRC 2008</text:p>
          </table:table-cell>
          <table:table-cell table:style-name="Tabuľka51.A2" office:value-type="string">
            <text:p text:style-name="P25">15. 4. 08</text:p>
          </table:table-cell>
          <table:table-cell table:style-name="Tabuľka51.E2" office:value-type="string">
            <text:p text:style-name="P25">23. 4. 08</text:p>
          </table:table-cell>
        </table:table-row>
        <table:table-row>
          <table:table-cell table:style-name="Tabuľka51.A2" office:value-type="string">
            <text:p text:style-name="P25">19.3</text:p>
          </table:table-cell>
          <table:table-cell table:style-name="Tabuľka51.A2" office:value-type="string">
            <text:p text:style-name="P27">JG, JHO</text:p>
          </table:table-cell>
          <table:table-cell table:style-name="Tabuľka51.A2" office:value-type="string">
            <text:p text:style-name="P31">importovanie DB od p. Steinmüllera</text:p>
          </table:table-cell>
          <table:table-cell table:style-name="Tabuľka51.A2" office:value-type="string">
            <text:p text:style-name="P25">15. 4. 08</text:p>
          </table:table-cell>
          <table:table-cell table:style-name="Tabuľka51.E2" office:value-type="string">
            <text:p text:style-name="P25">23. 4. 08</text:p>
          </table:table-cell>
        </table:table-row>
      </table:table>
      <text:p text:style-name="P20"/>
      <text:p text:style-name="P36">Zápisnica zo stretnutia č. 20</text:p>
      <text:p text:style-name="P2"/>
      <text:p text:style-name="P3">Dátum stretnutia:<text:span text:style-name="T1"><text:tab/>22. 4. 2008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4">Miesto stretnutia:<text:tab/></text:span>Softvérové štúdio (D07b)</text:p>
      <text:p text:style-name="P6"/>
      <text:p text:style-name="P8"><text:span text:style-name="T4">Vypracoval:</text:span> Bc. Peter Cích<text:tab/><text:tab/><text:span text:style-name="T4">Vypracované dňa:</text:span> 24. 4. 2008</text:p>
      <text:p text:style-name="P4"/>
      <text:h text:style-name="Heading_20_1" text:outline-level="1">Zúčastnení</text:h>
      <text:p text:style-name="P9"/>
      <table:table table:name="Tabuľka52" table:style-name="Tabuľka52">
        <table:table-column table:style-name="Tabuľka52.A"/>
        <table:table-column table:style-name="Tabuľka52.B"/>
        <table:table-row>
          <table:table-cell table:style-name="Tabuľka52.A1" office:value-type="string">
            <text:p text:style-name="P24">Pedagóg:</text:p>
          </table:table-cell>
          <table:table-cell table:style-name="Tabuľka52.B1" office:value-type="string">
            <text:p text:style-name="P24">doc. Ing. Jana Minárová, PhD.</text:p>
          </table:table-cell>
        </table:table-row>
        <table:table-row>
          <table:table-cell table:style-name="Tabuľka52.A2" office:value-type="string">
            <text:p text:style-name="P24">Členovia tímu:</text:p>
          </table:table-cell>
          <table:table-cell table:style-name="Tabuľka52.B2" office:value-type="string">
            <text:p text:style-name="P24">Bc. Peter Cích (PC)</text:p>
            <text:p text:style-name="P24">Bc. Pavol Fábik (PF)</text:p>
            <text:p text:style-name="P24">Bc. Ján Garaj (JG)</text:p>
            <text:p text:style-name="P24">Bc. Jozef Hergott (JHE)</text:p>
            <text:p text:style-name="P24">Bc. Jozef Hopko (JHO)</text:p>
          </table:table-cell>
        </table:table-row>
        <table:table-row>
          <table:table-cell table:style-name="Tabuľka52.A2" office:value-type="string">
            <text:p text:style-name="P24">Hostia:</text:p>
          </table:table-cell>
          <table:table-cell table:style-name="Tabuľka52.B2" office:value-type="string">
            <text:p text:style-name="P24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Plánovanie odovzdávania a práca na projekte</text:p>
      <text:p text:style-name="P11"/>
      <text:h text:style-name="Heading_20_1" text:outline-level="1">Priebeh stretnutia</text:h>
      <text:p text:style-name="Text_20_body"/>
      <text:list text:style-name="L29">
        <text:list-item>
          <text:p text:style-name="P184">diskusia ohľadom problémov s dumpom databázy systému YonBan</text:p>
          <text:list>
            <text:list-item>
              <text:p text:style-name="P184">v dumpe nie sú zachytené vzťahy medzi tabuľkami, takže z nich nevieme importovať dáta</text:p>
            </text:list-item>
          </text:list>
        </text:list-item>
      </text:list>
      <text:p text:style-name="P11"/>
      <text:list text:style-name="L29">
        <text:list-item text:start-value="1">
          <text:p text:style-name="P184">plánovanie odovzdania projektu:</text:p>
          <text:list>
            <text:list-item>
              <text:p text:style-name="P184">doc. Minárová<text:span text:style-name="T9"> nás informovala o priebehu odovzdávania projektu</text:span></text:p>
            </text:list-item>
            <text:list-item>
              <text:p text:style-name="P184">dohodli sme sa na termíne odovzdania - 29. 4. 2008</text:p>
            </text:list-item>
            <text:list-item>
              <text:p text:style-name="P184">konkurenčnému tímu odovzdáme:</text:p>
            </text:list-item>
          </text:list>
        </text:list-item>
        <text:list-item>
          <text:p text:style-name="P240">výsledný produkt (na CD, prípadne online prístupný na serveri)</text:p>
        </text:list-item>
        <text:list-item>
          <text:p text:style-name="P240">potrebnú dokumentáciu v elektronickej forme (používateľská a inštalačná príručka)</text:p>
        </text:list-item>
      </text:list>
      <text:p text:style-name="P46"/>
      <text:list text:style-name="L29">
        <text:list-item text:start-value="1">
          <text:p text:style-name="P184"><text:soft-page-break/>práca na projekte:</text:p>
          <text:list>
            <text:list-item>
              <text:p text:style-name="P184">úprava exportu životopisu do pdf</text:p>
              <text:list>
                <text:list-item>
                  <text:p text:style-name="P184">zapracovanie nových prekladových reťazcov</text:p>
                </text:list-item>
                <text:list-item>
                  <text:p text:style-name="P184">vytvorenie príslušných prekladových funkcií</text:p>
                </text:list-item>
              </text:list>
            </text:list-item>
            <text:list-item>
              <text:p text:style-name="P184">úprava CSS štýlov v nových častiach systému</text:p>
            </text:list-item>
          </text:list>
        </text:list-item>
      </text:list>
      <text:p text:style-name="P11"/>
      <text:h text:style-name="Heading_20_1" text:outline-level="1">Stav plnenia úloh</text:h>
      <text:p text:style-name="P11"/>
      <table:table table:name="Tabuľka53" table:style-name="Tabuľka53">
        <table:table-column table:style-name="Tabuľka53.A"/>
        <table:table-column table:style-name="Tabuľka53.B"/>
        <table:table-column table:style-name="Tabuľka53.C"/>
        <table:table-column table:style-name="Tabuľka53.D"/>
        <table:table-column table:style-name="Tabuľka53.E"/>
        <table:table-column table:style-name="Tabuľka53.F"/>
        <table:table-column table:style-name="Tabuľka53.G"/>
        <table:table-row>
          <table:table-cell table:style-name="Tabuľka53.A1" office:value-type="string">
            <text:p text:style-name="P26">ID</text:p>
          </table:table-cell>
          <table:table-cell table:style-name="Tabuľka53.A1" office:value-type="string">
            <text:p text:style-name="P26">Člen tímu</text:p>
          </table:table-cell>
          <table:table-cell table:style-name="Tabuľka53.A1" office:value-type="string">
            <text:p text:style-name="P26">Úloha</text:p>
          </table:table-cell>
          <table:table-cell table:style-name="Tabuľka53.A1" office:value-type="string">
            <text:p text:style-name="P26">Začiatok</text:p>
          </table:table-cell>
          <table:table-cell table:style-name="Tabuľka53.A1" office:value-type="string">
            <text:p text:style-name="P26">Koniec</text:p>
          </table:table-cell>
          <table:table-cell table:style-name="Tabuľka53.A1" office:value-type="string">
            <text:p text:style-name="P26">Reálne ukončenie</text:p>
          </table:table-cell>
          <table:table-cell table:style-name="Tabuľka53.G1" office:value-type="string">
            <text:p text:style-name="P26">Stav</text:p>
          </table:table-cell>
        </table:table-row>
        <table:table-row table:style-name="Tabuľka53.2">
          <table:table-cell table:style-name="Tabuľka53.A2" office:value-type="string">
            <text:p text:style-name="P42">8.4</text:p>
          </table:table-cell>
          <table:table-cell table:style-name="Tabuľka53.A2" office:value-type="string">
            <text:p text:style-name="P27">PF</text:p>
          </table:table-cell>
          <table:table-cell table:style-name="Tabuľka53.A2" office:value-type="string">
            <text:p text:style-name="P28">implementovať modul štatistiky</text:p>
          </table:table-cell>
          <table:table-cell table:style-name="Tabuľka53.A2" office:value-type="string">
            <text:p text:style-name="P27">26. 11. 07</text:p>
          </table:table-cell>
          <table:table-cell table:style-name="Tabuľka53.A2" office:value-type="string">
            <text:p text:style-name="P27">10. 12. 07</text:p>
          </table:table-cell>
          <table:table-cell table:style-name="Tabuľka53.A2" office:value-type="string">
            <text:p text:style-name="P27">-</text:p>
          </table:table-cell>
          <table:table-cell table:style-name="Tabuľka53.G2" office:value-type="string">
            <text:p text:style-name="P27">zrušené</text:p>
          </table:table-cell>
        </table:table-row>
        <table:table-row table:style-name="Tabuľka53.2">
          <table:table-cell table:style-name="Tabuľka53.A2" office:value-type="string">
            <text:p text:style-name="P42">11.3</text:p>
          </table:table-cell>
          <table:table-cell table:style-name="Tabuľka53.A2" office:value-type="string">
            <text:p text:style-name="P27">JG</text:p>
          </table:table-cell>
          <table:table-cell table:style-name="Tabuľka53.A2" office:value-type="string">
            <text:p text:style-name="P28">doplnenie profilu absolventa</text:p>
          </table:table-cell>
          <table:table-cell table:style-name="Tabuľka53.A2" office:value-type="string">
            <text:p text:style-name="P27">17. 12. 07</text:p>
          </table:table-cell>
          <table:table-cell table:style-name="Tabuľka53.A2" office:value-type="string">
            <text:p text:style-name="P27">11. 2. 07</text:p>
          </table:table-cell>
          <table:table-cell table:style-name="Tabuľka53.A2" office:value-type="string">
            <text:p text:style-name="P27">20. 4. 08</text:p>
          </table:table-cell>
          <table:table-cell table:style-name="Tabuľka53.G2" office:value-type="string">
            <text:p text:style-name="P27">ukončené</text:p>
          </table:table-cell>
        </table:table-row>
        <table:table-row table:style-name="Tabuľka53.4">
          <table:table-cell table:style-name="Tabuľka53.A4" office:value-type="string">
            <text:p text:style-name="P42">15.3</text:p>
          </table:table-cell>
          <table:table-cell table:style-name="Tabuľka53.A4" office:value-type="string">
            <text:p text:style-name="P27">JHE, PC</text:p>
          </table:table-cell>
          <table:table-cell table:style-name="Tabuľka53.A2" office:value-type="string">
            <text:p text:style-name="P28">vytvorenie používateľskej dokumentácie k systému</text:p>
          </table:table-cell>
          <table:table-cell table:style-name="Tabuľka53.A2" office:value-type="string">
            <text:p text:style-name="P27">11. 3. 08</text:p>
          </table:table-cell>
          <table:table-cell table:style-name="Tabuľka53.A4" office:value-type="string">
            <text:p text:style-name="P27">25. 3. 08</text:p>
          </table:table-cell>
          <table:table-cell table:style-name="Tabuľka53.A2" office:value-type="string">
            <text:p text:style-name="P27">-</text:p>
          </table:table-cell>
          <table:table-cell table:style-name="Tabuľka53.G2" office:value-type="string">
            <text:p text:style-name="P27">prebieha</text:p>
          </table:table-cell>
        </table:table-row>
        <table:table-row table:style-name="Tabuľka53.4">
          <table:table-cell table:style-name="Tabuľka53.A4" office:value-type="string">
            <text:p text:style-name="P42">16.2</text:p>
          </table:table-cell>
          <table:table-cell table:style-name="Tabuľka53.A4" office:value-type="string">
            <text:p text:style-name="P27">PC, JHE</text:p>
          </table:table-cell>
          <table:table-cell table:style-name="Tabuľka53.A2" office:value-type="string">
            <text:p text:style-name="P32">doplnenie prekladových reťazcov</text:p>
          </table:table-cell>
          <table:table-cell table:style-name="Tabuľka53.A2" office:value-type="string">
            <text:p text:style-name="P27">18. 3. 08</text:p>
          </table:table-cell>
          <table:table-cell table:style-name="Tabuľka53.A4" office:value-type="string">
            <text:p text:style-name="P27">25. 3. 08</text:p>
          </table:table-cell>
          <table:table-cell table:style-name="Tabuľka53.A2" office:value-type="string">
            <text:p text:style-name="P27">21. 4. 08</text:p>
          </table:table-cell>
          <table:table-cell table:style-name="Tabuľka53.G2" office:value-type="string">
            <text:p text:style-name="P27">ukončené</text:p>
          </table:table-cell>
        </table:table-row>
        <table:table-row table:style-name="Tabuľka53.4">
          <table:table-cell table:style-name="Tabuľka53.A4" office:value-type="string">
            <text:p text:style-name="P25">18.1</text:p>
          </table:table-cell>
          <table:table-cell table:style-name="Tabuľka53.A4" office:value-type="string">
            <text:p text:style-name="P27">celý tím</text:p>
          </table:table-cell>
          <table:table-cell table:style-name="Tabuľka53.A2" office:value-type="string">
            <text:p text:style-name="P32">vytvoriť plagát na IIT.SRC 2008</text:p>
          </table:table-cell>
          <table:table-cell table:style-name="Tabuľka53.A2" office:value-type="string">
            <text:p text:style-name="P27">8. 4. 08</text:p>
          </table:table-cell>
          <table:table-cell table:style-name="Tabuľka53.A4" office:value-type="string">
            <text:p text:style-name="P27">15. 4. 08</text:p>
          </table:table-cell>
          <table:table-cell table:style-name="Tabuľka53.A2" office:value-type="string">
            <text:p text:style-name="P27">-</text:p>
          </table:table-cell>
          <table:table-cell table:style-name="Tabuľka53.G2" office:value-type="string">
            <text:p text:style-name="P27">prebieha</text:p>
          </table:table-cell>
        </table:table-row>
        <table:table-row table:style-name="Tabuľka53.4">
          <table:table-cell table:style-name="Tabuľka53.A4" office:value-type="string">
            <text:p text:style-name="P25">19.1</text:p>
          </table:table-cell>
          <table:table-cell table:style-name="Tabuľka53.A4" office:value-type="string">
            <text:p text:style-name="P27">PC, JHE</text:p>
          </table:table-cell>
          <table:table-cell table:style-name="Tabuľka53.A2" office:value-type="string">
            <text:p text:style-name="P32">doplnenie CSS štýlov</text:p>
          </table:table-cell>
          <table:table-cell table:style-name="Tabuľka53.A2" office:value-type="string">
            <text:p text:style-name="P27">15. 4. 08</text:p>
          </table:table-cell>
          <table:table-cell table:style-name="Tabuľka53.A4" office:value-type="string">
            <text:p text:style-name="P27">23. 4. 08</text:p>
          </table:table-cell>
          <table:table-cell table:style-name="Tabuľka53.A2" office:value-type="string">
            <text:p text:style-name="P27">23. 4. 08</text:p>
          </table:table-cell>
          <table:table-cell table:style-name="Tabuľka53.G2" office:value-type="string">
            <text:p text:style-name="P27">ukončené</text:p>
          </table:table-cell>
        </table:table-row>
        <table:table-row table:style-name="Tabuľka53.4">
          <table:table-cell table:style-name="Tabuľka53.A4" office:value-type="string">
            <text:p text:style-name="P25">19.2</text:p>
          </table:table-cell>
          <table:table-cell table:style-name="Tabuľka53.A4" office:value-type="string">
            <text:p text:style-name="P27">PF</text:p>
          </table:table-cell>
          <table:table-cell table:style-name="Tabuľka53.A2" office:value-type="string">
            <text:p text:style-name="P32">vytlačenie plagátu IIT.SRC 2008</text:p>
          </table:table-cell>
          <table:table-cell table:style-name="Tabuľka53.A2" office:value-type="string">
            <text:p text:style-name="P27">15. 4. 08</text:p>
          </table:table-cell>
          <table:table-cell table:style-name="Tabuľka53.A4" office:value-type="string">
            <text:p text:style-name="P27">23. 4. 08</text:p>
          </table:table-cell>
          <table:table-cell table:style-name="Tabuľka53.A2" office:value-type="string">
            <text:p text:style-name="P27">-</text:p>
          </table:table-cell>
          <table:table-cell table:style-name="Tabuľka53.G2" office:value-type="string">
            <text:p text:style-name="P27">prebieha</text:p>
          </table:table-cell>
        </table:table-row>
        <table:table-row table:style-name="Tabuľka53.4">
          <table:table-cell table:style-name="Tabuľka53.A4" office:value-type="string">
            <text:p text:style-name="P25">19.3</text:p>
          </table:table-cell>
          <table:table-cell table:style-name="Tabuľka53.A4" office:value-type="string">
            <text:p text:style-name="P27">JG, JHO</text:p>
          </table:table-cell>
          <table:table-cell table:style-name="Tabuľka53.A2" office:value-type="string">
            <text:p text:style-name="P32">importovanie dát z dumpu databázy systému YonBan</text:p>
          </table:table-cell>
          <table:table-cell table:style-name="Tabuľka53.A2" office:value-type="string">
            <text:p text:style-name="P27">15. 4. 08</text:p>
          </table:table-cell>
          <table:table-cell table:style-name="Tabuľka53.A4" office:value-type="string">
            <text:p text:style-name="P27">23. 4. 08</text:p>
          </table:table-cell>
          <table:table-cell table:style-name="Tabuľka53.A2" office:value-type="string">
            <text:p text:style-name="P27">-</text:p>
          </table:table-cell>
          <table:table-cell table:style-name="Tabuľka53.G2" office:value-type="string">
            <text:p text:style-name="P27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54" table:style-name="Tabuľka54">
        <table:table-column table:style-name="Tabuľka54.A"/>
        <table:table-column table:style-name="Tabuľka54.B"/>
        <table:table-column table:style-name="Tabuľka54.C"/>
        <table:table-column table:style-name="Tabuľka54.D"/>
        <table:table-column table:style-name="Tabuľka54.E"/>
        <table:table-row>
          <table:table-cell table:style-name="Tabuľka54.A1" office:value-type="string">
            <text:p text:style-name="P26">ID</text:p>
          </table:table-cell>
          <table:table-cell table:style-name="Tabuľka54.A1" office:value-type="string">
            <text:p text:style-name="P26">Člen tímu</text:p>
          </table:table-cell>
          <table:table-cell table:style-name="Tabuľka54.A1" office:value-type="string">
            <text:p text:style-name="P26">Úloha</text:p>
          </table:table-cell>
          <table:table-cell table:style-name="Tabuľka54.A1" office:value-type="string">
            <text:p text:style-name="P26">Začiatok</text:p>
          </table:table-cell>
          <table:table-cell table:style-name="Tabuľka54.E1" office:value-type="string">
            <text:p text:style-name="P26">Koniec</text:p>
          </table:table-cell>
        </table:table-row>
        <table:table-row>
          <table:table-cell table:style-name="Tabuľka54.A2" office:value-type="string">
            <text:p text:style-name="P25">20.1</text:p>
          </table:table-cell>
          <table:table-cell table:style-name="Tabuľka54.A2" office:value-type="string">
            <text:p text:style-name="P27">PC</text:p>
          </table:table-cell>
          <table:table-cell table:style-name="Tabuľka54.A2" office:value-type="string">
            <text:p text:style-name="P31">dokončiť úpravu exportu životopisu</text:p>
          </table:table-cell>
          <table:table-cell table:style-name="Tabuľka54.A2" office:value-type="string">
            <text:p text:style-name="P25">22. 4. 08</text:p>
          </table:table-cell>
          <table:table-cell table:style-name="Tabuľka54.E2" office:value-type="string">
            <text:p text:style-name="P25">29. 4. 08</text:p>
          </table:table-cell>
        </table:table-row>
        <table:table-row>
          <table:table-cell table:style-name="Tabuľka54.A2" office:value-type="string">
            <text:p text:style-name="P25">20.2</text:p>
          </table:table-cell>
          <table:table-cell table:style-name="Tabuľka54.A2" office:value-type="string">
            <text:p text:style-name="P27">JHE</text:p>
          </table:table-cell>
          <table:table-cell table:style-name="Tabuľka54.A2" office:value-type="string">
            <text:p text:style-name="P31">úprava CSS štýlu nových častí systému</text:p>
          </table:table-cell>
          <table:table-cell table:style-name="Tabuľka54.A2" office:value-type="string">
            <text:p text:style-name="P25">22. 4. 08</text:p>
          </table:table-cell>
          <table:table-cell table:style-name="Tabuľka54.E2" office:value-type="string">
            <text:p text:style-name="P25">29. 4. 08</text:p>
          </table:table-cell>
        </table:table-row>
        <table:table-row>
          <table:table-cell table:style-name="Tabuľka54.A2" office:value-type="string">
            <text:p text:style-name="P25">20.3</text:p>
          </table:table-cell>
          <table:table-cell table:style-name="Tabuľka54.A2" office:value-type="string">
            <text:p text:style-name="P27">PF</text:p>
          </table:table-cell>
          <table:table-cell table:style-name="Tabuľka54.A2" office:value-type="string">
            <text:p text:style-name="P31">vytvoriť zmysluplné dopyty nad DB pre generovanie štatistík</text:p>
          </table:table-cell>
          <table:table-cell table:style-name="Tabuľka54.A2" office:value-type="string">
            <text:p text:style-name="P25">22. 4. 08</text:p>
          </table:table-cell>
          <table:table-cell table:style-name="Tabuľka54.E2" office:value-type="string">
            <text:p text:style-name="P25">29. 4. 08</text:p>
          </table:table-cell>
        </table:table-row>
        <table:table-row>
          <table:table-cell table:style-name="Tabuľka54.A2" office:value-type="string">
            <text:p text:style-name="P25">20.4</text:p>
          </table:table-cell>
          <table:table-cell table:style-name="Tabuľka54.A2" office:value-type="string">
            <text:p text:style-name="P27">JHO</text:p>
          </table:table-cell>
          <table:table-cell table:style-name="Tabuľka54.A2" office:value-type="string">
            <text:p text:style-name="P31">doplniť do nových <text:span text:style-name="T6">controllerov</text:span> <text:span text:style-name="T6">security</text:span> a <text:span text:style-name="T6">logged</text:span> kontroly</text:p>
          </table:table-cell>
          <table:table-cell table:style-name="Tabuľka54.A2" office:value-type="string">
            <text:p text:style-name="P25">22. 4. 08</text:p>
          </table:table-cell>
          <table:table-cell table:style-name="Tabuľka54.E2" office:value-type="string">
            <text:p text:style-name="P25">29. 4. 08</text:p>
          </table:table-cell>
        </table:table-row>
      </table:table>
      <text:p text:style-name="P20"/>
      <text:p text:style-name="P36">Zápisnica zo stretnutia č. 21</text:p>
      <text:p text:style-name="P2"/>
      <text:p text:style-name="P3">Dátum stretnutia:<text:span text:style-name="T1"><text:tab/>29. 4. 2008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4">Miesto stretnutia:<text:tab/></text:span>Softvérové štúdio (D07b)</text:p>
      <text:p text:style-name="P6"/>
      <text:p text:style-name="P8"><text:span text:style-name="T4">Vypracoval:</text:span> Bc. Peter Cích<text:tab/><text:tab/><text:span text:style-name="T4">Vypracované dňa:</text:span> 3. 5. 2008</text:p>
      <text:p text:style-name="P4"/>
      <text:h text:style-name="Heading_20_1" text:outline-level="1">Zúčastnení</text:h>
      <text:p text:style-name="P9"/>
      <table:table table:name="Tabuľka55" table:style-name="Tabuľka55">
        <table:table-column table:style-name="Tabuľka55.A"/>
        <table:table-column table:style-name="Tabuľka55.B"/>
        <table:table-row>
          <table:table-cell table:style-name="Tabuľka55.A1" office:value-type="string">
            <text:p text:style-name="P24">Pedagóg:</text:p>
          </table:table-cell>
          <table:table-cell table:style-name="Tabuľka55.B1" office:value-type="string">
            <text:p text:style-name="P24">doc. Ing. Jana Minárová, PhD.</text:p>
          </table:table-cell>
        </table:table-row>
        <table:table-row>
          <table:table-cell table:style-name="Tabuľka55.A2" office:value-type="string">
            <text:p text:style-name="P24">Členovia tímu:</text:p>
          </table:table-cell>
          <table:table-cell table:style-name="Tabuľka55.B2" office:value-type="string">
            <text:p text:style-name="P24">Bc. Peter Cích (PC)</text:p>
            <text:p text:style-name="P24">Bc. Pavol Fábik (PF)</text:p>
            <text:p text:style-name="P24">Bc. Ján Garaj (JG)</text:p>
            <text:p text:style-name="P24">Bc. Jozef Hergott (JHE)</text:p>
            <text:p text:style-name="P24">Bc. Jozef Hopko (JHO)</text:p>
          </table:table-cell>
        </table:table-row>
        <table:table-row>
          <table:table-cell table:style-name="Tabuľka55.A2" office:value-type="string">
            <text:p text:style-name="P24">Hostia:</text:p>
          </table:table-cell>
          <table:table-cell table:style-name="Tabuľka55.B2" office:value-type="string">
            <text:p text:style-name="P24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Odovzdanie produktu a pokračovanie v práci na projekte</text:p>
      <text:p text:style-name="P11"/>
      <text:h text:style-name="Heading_20_1" text:outline-level="1">Priebeh stretnutia</text:h>
      <text:p text:style-name="Text_20_body"/>
      <text:list text:style-name="L30">
        <text:list-item>
          <text:p text:style-name="P195">prezentácia projektu doc. Minárovej</text:p>
        </text:list-item>
        <text:list-item>
          <text:p text:style-name="P195">vzájomné stretnutie s konkurenčným tímom č. 12, za prítomnosti vedúcich oboch tímov (doc. Minárová a p. Hanulová)</text:p>
          <text:list>
            <text:list-item>
              <text:p text:style-name="P195">dohodli sme sa na spôsobe odovzdania produktu a dokumentácie</text:p>
              <text:list>
                <text:list-item>
                  <text:p text:style-name="P195">produkt odovzdáme ako odkaz na server s nainštalovanou aktuálnou verziou systému</text:p>
                </text:list-item>
                <text:list-item>
                  <text:p text:style-name="P195">dokumentáciu odovzdáme v elektronickej forme</text:p>
                </text:list-item>
              </text:list>
            </text:list-item>
            <text:list-item>
              <text:p text:style-name="P195">dohodli sme sa na vypracovaní správy o testovaní do 9. 5. 2008</text:p>
            </text:list-item>
          </text:list>
        </text:list-item>
      </text:list>
      <text:p text:style-name="P10"/>
      <text:list text:style-name="L30">
        <text:list-item text:start-value="1">
          <text:p text:style-name="P195">práca na projekte</text:p>
          <text:list>
            <text:list-item>
              <text:p text:style-name="P195">odstraňovanie zistených nedostatkov</text:p>
            </text:list-item>
          </text:list>
        </text:list-item>
      </text:list>
      <text:p text:style-name="P11"/>
      <text:h text:style-name="P35" text:outline-level="1">Stav plnenia úloh</text:h>
      <text:p text:style-name="P11"/>
      <text:p text:style-name="P11"/>
      <table:table table:name="Tabuľka56" table:style-name="Tabuľka56">
        <table:table-column table:style-name="Tabuľka56.A"/>
        <table:table-column table:style-name="Tabuľka56.B"/>
        <table:table-column table:style-name="Tabuľka56.C"/>
        <table:table-column table:style-name="Tabuľka56.D"/>
        <table:table-column table:style-name="Tabuľka56.E"/>
        <table:table-column table:style-name="Tabuľka56.F"/>
        <table:table-column table:style-name="Tabuľka56.G"/>
        <table:table-row>
          <table:table-cell table:style-name="Tabuľka56.A1" office:value-type="string">
            <text:p text:style-name="P26">ID</text:p>
          </table:table-cell>
          <table:table-cell table:style-name="Tabuľka56.A1" office:value-type="string">
            <text:p text:style-name="P26">Člen tímu</text:p>
          </table:table-cell>
          <table:table-cell table:style-name="Tabuľka56.A1" office:value-type="string">
            <text:p text:style-name="P26">Úloha</text:p>
          </table:table-cell>
          <table:table-cell table:style-name="Tabuľka56.A1" office:value-type="string">
            <text:p text:style-name="P26">Začiatok</text:p>
          </table:table-cell>
          <table:table-cell table:style-name="Tabuľka56.A1" office:value-type="string">
            <text:p text:style-name="P26">Koniec</text:p>
          </table:table-cell>
          <table:table-cell table:style-name="Tabuľka56.A1" office:value-type="string">
            <text:p text:style-name="P26">Reálne ukončenie</text:p>
          </table:table-cell>
          <table:table-cell table:style-name="Tabuľka56.G1" office:value-type="string">
            <text:p text:style-name="P26">Stav</text:p>
          </table:table-cell>
        </table:table-row>
        <table:table-row table:style-name="Tabuľka56.2">
          <table:table-cell table:style-name="Tabuľka56.A2" office:value-type="string">
            <text:p text:style-name="P42">15.3</text:p>
          </table:table-cell>
          <table:table-cell table:style-name="Tabuľka56.A2" office:value-type="string">
            <text:p text:style-name="P27">JHE, PC</text:p>
          </table:table-cell>
          <table:table-cell table:style-name="Tabuľka56.C2" office:value-type="string">
            <text:p text:style-name="P28">vytvorenie používateľskej dokumentácie k systému</text:p>
          </table:table-cell>
          <table:table-cell table:style-name="Tabuľka56.C2" office:value-type="string">
            <text:p text:style-name="P27">11. 3. 08</text:p>
          </table:table-cell>
          <table:table-cell table:style-name="Tabuľka56.A2" office:value-type="string">
            <text:p text:style-name="P27">25. 3. 08</text:p>
          </table:table-cell>
          <table:table-cell table:style-name="Tabuľka56.C2" office:value-type="string">
            <text:p text:style-name="P27">-</text:p>
          </table:table-cell>
          <table:table-cell table:style-name="Tabuľka56.G2" office:value-type="string">
            <text:p text:style-name="P27">prebieha</text:p>
          </table:table-cell>
        </table:table-row>
        <table:table-row table:style-name="Tabuľka56.2">
          <table:table-cell table:style-name="Tabuľka56.A2" office:value-type="string">
            <text:p text:style-name="P25">18.1</text:p>
          </table:table-cell>
          <table:table-cell table:style-name="Tabuľka56.A2" office:value-type="string">
            <text:p text:style-name="P27">celý tím</text:p>
          </table:table-cell>
          <table:table-cell table:style-name="Tabuľka56.C2" office:value-type="string">
            <text:p text:style-name="P32">vytvoriť plagát na IIT.SRC 2008</text:p>
          </table:table-cell>
          <table:table-cell table:style-name="Tabuľka56.C2" office:value-type="string">
            <text:p text:style-name="P27">8. 4. 08</text:p>
          </table:table-cell>
          <table:table-cell table:style-name="Tabuľka56.A2" office:value-type="string">
            <text:p text:style-name="P27">15. 4. 08</text:p>
          </table:table-cell>
          <table:table-cell table:style-name="Tabuľka56.C2" office:value-type="string">
            <text:p text:style-name="P27">25. 4. 08</text:p>
          </table:table-cell>
          <table:table-cell table:style-name="Tabuľka56.G2" office:value-type="string">
            <text:p text:style-name="P27">ukončené</text:p>
          </table:table-cell>
        </table:table-row>
        <table:table-row table:style-name="Tabuľka56.2">
          <table:table-cell table:style-name="Tabuľka56.A2" office:value-type="string">
            <text:p text:style-name="P25">19.2</text:p>
          </table:table-cell>
          <table:table-cell table:style-name="Tabuľka56.A2" office:value-type="string">
            <text:p text:style-name="P27">PF</text:p>
          </table:table-cell>
          <table:table-cell table:style-name="Tabuľka56.C2" office:value-type="string">
            <text:p text:style-name="P32">vytlačenie plagátu IIT.SRC 2008</text:p>
          </table:table-cell>
          <table:table-cell table:style-name="Tabuľka56.C2" office:value-type="string">
            <text:p text:style-name="P27">15. 4. 08</text:p>
          </table:table-cell>
          <table:table-cell table:style-name="Tabuľka56.A2" office:value-type="string">
            <text:p text:style-name="P27">23. 4. 08</text:p>
          </table:table-cell>
          <table:table-cell table:style-name="Tabuľka56.C2" office:value-type="string">
            <text:p text:style-name="P27">28. 4. 08</text:p>
          </table:table-cell>
          <table:table-cell table:style-name="Tabuľka56.G2" office:value-type="string">
            <text:p text:style-name="P27">ukončené</text:p>
          </table:table-cell>
        </table:table-row>
        <table:table-row table:style-name="Tabuľka56.2">
          <table:table-cell table:style-name="Tabuľka56.A2" office:value-type="string">
            <text:p text:style-name="P25">19.3</text:p>
          </table:table-cell>
          <table:table-cell table:style-name="Tabuľka56.A2" office:value-type="string">
            <text:p text:style-name="P27">JG, JHO</text:p>
          </table:table-cell>
          <table:table-cell table:style-name="Tabuľka56.C2" office:value-type="string">
            <text:p text:style-name="P32">importovanie dát z dumpu databázy systému YonBan</text:p>
          </table:table-cell>
          <table:table-cell table:style-name="Tabuľka56.C2" office:value-type="string">
            <text:p text:style-name="P27">15. 4. 08</text:p>
          </table:table-cell>
          <table:table-cell table:style-name="Tabuľka56.A2" office:value-type="string">
            <text:p text:style-name="P27">23. 4. 08</text:p>
          </table:table-cell>
          <table:table-cell table:style-name="Tabuľka56.C2" office:value-type="string">
            <text:p text:style-name="P27">-</text:p>
          </table:table-cell>
          <table:table-cell table:style-name="Tabuľka56.G2" office:value-type="string">
            <text:p text:style-name="P27">prebieha</text:p>
          </table:table-cell>
        </table:table-row>
        <table:table-row table:style-name="Tabuľka56.2">
          <table:table-cell table:style-name="Tabuľka56.A2" office:value-type="string">
            <text:p text:style-name="P25">20.1</text:p>
          </table:table-cell>
          <table:table-cell table:style-name="Tabuľka56.A2" office:value-type="string">
            <text:p text:style-name="P27">PC</text:p>
          </table:table-cell>
          <table:table-cell table:style-name="Tabuľka56.C2" office:value-type="string">
            <text:p text:style-name="P32">dokončiť úpravu exportu životopisu</text:p>
          </table:table-cell>
          <table:table-cell table:style-name="Tabuľka56.C2" office:value-type="string">
            <text:p text:style-name="P27">22. 4. 08</text:p>
          </table:table-cell>
          <table:table-cell table:style-name="Tabuľka56.A2" office:value-type="string">
            <text:p text:style-name="P27">29. 4. 08</text:p>
          </table:table-cell>
          <table:table-cell table:style-name="Tabuľka56.C2" office:value-type="string">
            <text:p text:style-name="P27">29. 4. 08</text:p>
          </table:table-cell>
          <table:table-cell table:style-name="Tabuľka56.G2" office:value-type="string">
            <text:p text:style-name="P27">ukončené</text:p>
          </table:table-cell>
        </table:table-row>
        <table:table-row table:style-name="Tabuľka56.2">
          <table:table-cell table:style-name="Tabuľka56.A2" office:value-type="string">
            <text:p text:style-name="P25">20.2</text:p>
          </table:table-cell>
          <table:table-cell table:style-name="Tabuľka56.A2" office:value-type="string">
            <text:p text:style-name="P27">JHE</text:p>
          </table:table-cell>
          <table:table-cell table:style-name="Tabuľka56.C2" office:value-type="string">
            <text:p text:style-name="P32">úprava CSS štýlu nových častí systému</text:p>
          </table:table-cell>
          <table:table-cell table:style-name="Tabuľka56.C2" office:value-type="string">
            <text:p text:style-name="P27">22. 4. 08</text:p>
          </table:table-cell>
          <table:table-cell table:style-name="Tabuľka56.A2" office:value-type="string">
            <text:p text:style-name="P27">29. 4. 08</text:p>
          </table:table-cell>
          <table:table-cell table:style-name="Tabuľka56.C2" office:value-type="string">
            <text:p text:style-name="P27">29. 4. 08</text:p>
          </table:table-cell>
          <table:table-cell table:style-name="Tabuľka56.G2" office:value-type="string">
            <text:p text:style-name="P27">ukončené</text:p>
          </table:table-cell>
        </table:table-row>
        <table:table-row table:style-name="Tabuľka56.2">
          <table:table-cell table:style-name="Tabuľka56.A2" office:value-type="string">
            <text:p text:style-name="P25">20.3</text:p>
          </table:table-cell>
          <table:table-cell table:style-name="Tabuľka56.A2" office:value-type="string">
            <text:p text:style-name="P27">PF</text:p>
          </table:table-cell>
          <table:table-cell table:style-name="Tabuľka56.C2" office:value-type="string">
            <text:p text:style-name="P32">vytvoriť zmysluplné dopyty nad DB pre generovanie štatistík</text:p>
          </table:table-cell>
          <table:table-cell table:style-name="Tabuľka56.C2" office:value-type="string">
            <text:p text:style-name="P27">22. 4. 08</text:p>
          </table:table-cell>
          <table:table-cell table:style-name="Tabuľka56.A2" office:value-type="string">
            <text:p text:style-name="P27">29. 4. 08</text:p>
          </table:table-cell>
          <table:table-cell table:style-name="Tabuľka56.C2" office:value-type="string">
            <text:p text:style-name="P27">-</text:p>
          </table:table-cell>
          <table:table-cell table:style-name="Tabuľka56.G2" office:value-type="string">
            <text:p text:style-name="P27">prebieha</text:p>
          </table:table-cell>
        </table:table-row>
        <table:table-row table:style-name="Tabuľka56.2">
          <table:table-cell table:style-name="Tabuľka56.A2" office:value-type="string">
            <text:p text:style-name="P25">20.4</text:p>
          </table:table-cell>
          <table:table-cell table:style-name="Tabuľka56.A2" office:value-type="string">
            <text:p text:style-name="P27">JHO</text:p>
          </table:table-cell>
          <table:table-cell table:style-name="Tabuľka56.C2" office:value-type="string">
            <text:p text:style-name="P32">doplniť do nových <text:span text:style-name="T6">controllerov</text:span> <text:span text:style-name="T6">security</text:span> a <text:span text:style-name="T6">logged</text:span> kontroly</text:p>
          </table:table-cell>
          <table:table-cell table:style-name="Tabuľka56.C2" office:value-type="string">
            <text:p text:style-name="P27">22. 4. 08</text:p>
          </table:table-cell>
          <table:table-cell table:style-name="Tabuľka56.A2" office:value-type="string">
            <text:p text:style-name="P27">29. 4. 08</text:p>
          </table:table-cell>
          <table:table-cell table:style-name="Tabuľka56.C2" office:value-type="string">
            <text:p text:style-name="P27">29. 4. 08</text:p>
          </table:table-cell>
          <table:table-cell table:style-name="Tabuľka56.G2" office:value-type="string">
            <text:p text:style-name="P27">ukončené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57" table:style-name="Tabuľka57">
        <table:table-column table:style-name="Tabuľka57.A"/>
        <table:table-column table:style-name="Tabuľka57.B"/>
        <table:table-column table:style-name="Tabuľka57.C"/>
        <table:table-column table:style-name="Tabuľka57.D"/>
        <table:table-column table:style-name="Tabuľka57.E"/>
        <table:table-row>
          <table:table-cell table:style-name="Tabuľka57.A1" office:value-type="string">
            <text:p text:style-name="P26">ID</text:p>
          </table:table-cell>
          <table:table-cell table:style-name="Tabuľka57.A1" office:value-type="string">
            <text:p text:style-name="P26">Člen tímu</text:p>
          </table:table-cell>
          <table:table-cell table:style-name="Tabuľka57.A1" office:value-type="string">
            <text:p text:style-name="P26">Úloha</text:p>
          </table:table-cell>
          <table:table-cell table:style-name="Tabuľka57.A1" office:value-type="string">
            <text:p text:style-name="P26">Začiatok</text:p>
          </table:table-cell>
          <table:table-cell table:style-name="Tabuľka57.E1" office:value-type="string">
            <text:p text:style-name="P26">Koniec</text:p>
          </table:table-cell>
        </table:table-row>
        <table:table-row>
          <table:table-cell table:style-name="Tabuľka57.A2" office:value-type="string">
            <text:p text:style-name="P25">21.1</text:p>
          </table:table-cell>
          <table:table-cell table:style-name="Tabuľka57.A2" office:value-type="string">
            <text:p text:style-name="P27">JHE, PC</text:p>
          </table:table-cell>
          <table:table-cell table:style-name="Tabuľka57.A2" office:value-type="string">
            <text:p text:style-name="P31">elektronické odovzdanie produktu tímu č. 12</text:p>
          </table:table-cell>
          <table:table-cell table:style-name="Tabuľka57.A2" office:value-type="string">
            <text:p text:style-name="P25">29. 4. 08</text:p>
          </table:table-cell>
          <table:table-cell table:style-name="Tabuľka57.E2" office:value-type="string">
            <text:p text:style-name="P25">29. 4. 08</text:p>
          </table:table-cell>
        </table:table-row>
        <table:table-row>
          <table:table-cell table:style-name="Tabuľka57.A2" office:value-type="string">
            <text:p text:style-name="P25">21.2</text:p>
          </table:table-cell>
          <table:table-cell table:style-name="Tabuľka57.A2" office:value-type="string">
            <text:p text:style-name="P27">celý tím</text:p>
          </table:table-cell>
          <table:table-cell table:style-name="Tabuľka57.A2" office:value-type="string">
            <text:p text:style-name="P31">vypracovať správu o testovaní systému tímu č. 12</text:p>
          </table:table-cell>
          <table:table-cell table:style-name="Tabuľka57.A2" office:value-type="string">
            <text:p text:style-name="P25">29. 4. 08</text:p>
          </table:table-cell>
          <table:table-cell table:style-name="Tabuľka57.E2" office:value-type="string">
            <text:p text:style-name="P25">9. 5. 08</text:p>
          </table:table-cell>
        </table:table-row>
      </table:table>
      <text:p text:style-name="P20"/>
      <text:p text:style-name="P36">Zápisnica zo stretnutia č. 22</text:p>
      <text:p text:style-name="P2"/>
      <text:p text:style-name="P3">Dátum stretnutia:<text:span text:style-name="T1"><text:tab/>6. 5. 2008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4">Miesto stretnutia:<text:tab/></text:span>Softvérové štúdio (D07b)</text:p>
      <text:p text:style-name="P6"/>
      <text:p text:style-name="P8"><text:span text:style-name="T4">Vypracoval:</text:span> Bc. Jozef Hergott<text:tab/><text:tab/><text:span text:style-name="T4">Vypracované dňa:</text:span> 6. 5. 2008</text:p>
      <text:p text:style-name="P4"/>
      <text:h text:style-name="Heading_20_1" text:outline-level="1">Zúčastnení</text:h>
      <text:p text:style-name="P9"/>
      <table:table table:name="Tabuľka58" table:style-name="Tabuľka58">
        <table:table-column table:style-name="Tabuľka58.A"/>
        <table:table-column table:style-name="Tabuľka58.B"/>
        <table:table-row>
          <table:table-cell table:style-name="Tabuľka58.A1" office:value-type="string">
            <text:p text:style-name="P24">Pedagóg:</text:p>
          </table:table-cell>
          <table:table-cell table:style-name="Tabuľka58.B1" office:value-type="string">
            <text:p text:style-name="P24">doc. Ing. Jana Minárová, PhD.</text:p>
          </table:table-cell>
        </table:table-row>
        <table:table-row>
          <table:table-cell table:style-name="Tabuľka58.A2" office:value-type="string">
            <text:p text:style-name="P24">Členovia tímu:</text:p>
          </table:table-cell>
          <table:table-cell table:style-name="Tabuľka58.B2" office:value-type="string">
            <text:p text:style-name="P24">Bc. Peter Cích (PC)</text:p>
            <text:p text:style-name="P24">Bc. Pavol Fábik (PF)</text:p>
            <text:p text:style-name="P24">Bc. Ján Garaj (JG)</text:p>
            <text:p text:style-name="P24">Bc. Jozef Hergott (JHE)</text:p>
            <text:p text:style-name="P24">Bc. Jozef Hopko (JHO)</text:p>
          </table:table-cell>
        </table:table-row>
        <table:table-row>
          <table:table-cell table:style-name="Tabuľka58.A2" office:value-type="string">
            <text:p text:style-name="P24">Hostia:</text:p>
          </table:table-cell>
          <table:table-cell table:style-name="Tabuľka58.B2" office:value-type="string">
            <text:p text:style-name="P24"/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Odovzdanie produktu a pokračovanie v práci na projekte</text:p>
      <text:p text:style-name="P11"/>
      <text:h text:style-name="Heading_20_1" text:outline-level="1">Priebeh stretnutia</text:h>
      <text:p text:style-name="Text_20_body"/>
      <text:list text:style-name="L31">
        <text:list-item>
          <text:p text:style-name="P203">diskusia s doc. Minárovou ohľadom IIT.SRC 2008</text:p>
          <text:list>
            <text:list-item>
              <text:p text:style-name="P203">prezentovanie nápadov a pripomienok získaných na konferencii</text:p>
            </text:list-item>
          </text:list>
        </text:list-item>
      </text:list>
      <text:p text:style-name="P11"/>
      <text:list text:style-name="L31">
        <text:list-item text:start-value="1">
          <text:p text:style-name="P203">diskusia o forme testovania systému</text:p>
          <text:list>
            <text:list-item>
              <text:p text:style-name="P203">návrh testov</text:p>
            </text:list-item>
            <text:list-item>
              <text:p text:style-name="P203">návrh testovacích scenárov</text:p>
            </text:list-item>
            <text:list-item>
              <text:p text:style-name="P203">diskusia o možných realizátoroch testov – testeroch z radov študentov</text:p>
            </text:list-item>
          </text:list>
        </text:list-item>
      </text:list>
      <text:p text:style-name="P11"/>
      <text:h text:style-name="P35" text:outline-level="1">Stav plnenia úloh</text:h>
      <text:p text:style-name="P11"/>
      <text:p text:style-name="P11"/>
      <table:table table:name="Tabuľka59" table:style-name="Tabuľka59">
        <table:table-column table:style-name="Tabuľka59.A"/>
        <table:table-column table:style-name="Tabuľka59.B"/>
        <table:table-column table:style-name="Tabuľka59.C"/>
        <table:table-column table:style-name="Tabuľka59.D"/>
        <table:table-column table:style-name="Tabuľka59.E"/>
        <table:table-column table:style-name="Tabuľka59.F"/>
        <table:table-column table:style-name="Tabuľka59.G"/>
        <table:table-row>
          <table:table-cell table:style-name="Tabuľka59.A1" office:value-type="string">
            <text:p text:style-name="P26">ID</text:p>
          </table:table-cell>
          <table:table-cell table:style-name="Tabuľka59.A1" office:value-type="string">
            <text:p text:style-name="P26">Člen tímu</text:p>
          </table:table-cell>
          <table:table-cell table:style-name="Tabuľka59.A1" office:value-type="string">
            <text:p text:style-name="P26">Úloha</text:p>
          </table:table-cell>
          <table:table-cell table:style-name="Tabuľka59.A1" office:value-type="string">
            <text:p text:style-name="P26">Začiatok</text:p>
          </table:table-cell>
          <table:table-cell table:style-name="Tabuľka59.A1" office:value-type="string">
            <text:p text:style-name="P26">Koniec</text:p>
          </table:table-cell>
          <table:table-cell table:style-name="Tabuľka59.A1" office:value-type="string">
            <text:p text:style-name="P26">Reálne ukončenie</text:p>
          </table:table-cell>
          <table:table-cell table:style-name="Tabuľka59.G1" office:value-type="string">
            <text:p text:style-name="P26">Stav</text:p>
          </table:table-cell>
        </table:table-row>
        <table:table-row table:style-name="Tabuľka59.2">
          <table:table-cell table:style-name="Tabuľka59.A2" office:value-type="string">
            <text:p text:style-name="P42">15.3</text:p>
          </table:table-cell>
          <table:table-cell table:style-name="Tabuľka59.A2" office:value-type="string">
            <text:p text:style-name="P27">JHE, PC</text:p>
          </table:table-cell>
          <table:table-cell table:style-name="Tabuľka59.C2" office:value-type="string">
            <text:p text:style-name="P28">vytvorenie používateľskej dokumentácie k systému</text:p>
          </table:table-cell>
          <table:table-cell table:style-name="Tabuľka59.C2" office:value-type="string">
            <text:p text:style-name="P27">11. 3. 08</text:p>
          </table:table-cell>
          <table:table-cell table:style-name="Tabuľka59.A2" office:value-type="string">
            <text:p text:style-name="P27">25. 3. 08</text:p>
          </table:table-cell>
          <table:table-cell table:style-name="Tabuľka59.C2" office:value-type="string">
            <text:p text:style-name="P27">1. 5. 08</text:p>
          </table:table-cell>
          <table:table-cell table:style-name="Tabuľka59.G2" office:value-type="string">
            <text:p text:style-name="P27">ukončené</text:p>
          </table:table-cell>
        </table:table-row>
        <table:table-row table:style-name="Tabuľka59.2">
          <table:table-cell table:style-name="Tabuľka59.A2" office:value-type="string">
            <text:p text:style-name="P25">19.3</text:p>
          </table:table-cell>
          <table:table-cell table:style-name="Tabuľka59.A2" office:value-type="string">
            <text:p text:style-name="P27">JG, JHO</text:p>
          </table:table-cell>
          <table:table-cell table:style-name="Tabuľka59.C2" office:value-type="string">
            <text:p text:style-name="P32">importovanie dát z dumpu databázy systému YonBan</text:p>
          </table:table-cell>
          <table:table-cell table:style-name="Tabuľka59.C2" office:value-type="string">
            <text:p text:style-name="P27">15. 4. 08</text:p>
          </table:table-cell>
          <table:table-cell table:style-name="Tabuľka59.A2" office:value-type="string">
            <text:p text:style-name="P27">23. 4. 08</text:p>
          </table:table-cell>
          <table:table-cell table:style-name="Tabuľka59.C2" office:value-type="string">
            <text:p text:style-name="P27">-</text:p>
          </table:table-cell>
          <table:table-cell table:style-name="Tabuľka59.G2" office:value-type="string">
            <text:p text:style-name="P27">prebieha</text:p>
          </table:table-cell>
        </table:table-row>
        <table:table-row table:style-name="Tabuľka59.2">
          <table:table-cell table:style-name="Tabuľka59.A2" office:value-type="string">
            <text:p text:style-name="P25">20.3</text:p>
          </table:table-cell>
          <table:table-cell table:style-name="Tabuľka59.A2" office:value-type="string">
            <text:p text:style-name="P27">PF</text:p>
          </table:table-cell>
          <table:table-cell table:style-name="Tabuľka59.C2" office:value-type="string">
            <text:p text:style-name="P32">vytvoriť zmysluplné dopyty nad DB pre generovanie štatistík</text:p>
          </table:table-cell>
          <table:table-cell table:style-name="Tabuľka59.C2" office:value-type="string">
            <text:p text:style-name="P27">22. 4. 08</text:p>
          </table:table-cell>
          <table:table-cell table:style-name="Tabuľka59.A2" office:value-type="string">
            <text:p text:style-name="P27">29. 4. 08</text:p>
          </table:table-cell>
          <table:table-cell table:style-name="Tabuľka59.C2" office:value-type="string">
            <text:p text:style-name="P27">-</text:p>
          </table:table-cell>
          <table:table-cell table:style-name="Tabuľka59.G2" office:value-type="string">
            <text:p text:style-name="P27">prebieha</text:p>
          </table:table-cell>
        </table:table-row>
        <table:table-row table:style-name="Tabuľka59.2">
          <table:table-cell table:style-name="Tabuľka59.A2" office:value-type="string">
            <text:p text:style-name="P25">21.1</text:p>
          </table:table-cell>
          <table:table-cell table:style-name="Tabuľka59.A2" office:value-type="string">
            <text:p text:style-name="P27">JHE, PC</text:p>
          </table:table-cell>
          <table:table-cell table:style-name="Tabuľka59.C2" office:value-type="string">
            <text:p text:style-name="P32">elektronické odovzdanie produktu tímu č. 12</text:p>
          </table:table-cell>
          <table:table-cell table:style-name="Tabuľka59.C2" office:value-type="string">
            <text:p text:style-name="P27">29. 4. 08</text:p>
          </table:table-cell>
          <table:table-cell table:style-name="Tabuľka59.A2" office:value-type="string">
            <text:p text:style-name="P27">29. 4. 08</text:p>
          </table:table-cell>
          <table:table-cell table:style-name="Tabuľka59.C2" office:value-type="string">
            <text:p text:style-name="P27">1. 5. 08</text:p>
          </table:table-cell>
          <table:table-cell table:style-name="Tabuľka59.G2" office:value-type="string">
            <text:p text:style-name="P27">ukončené</text:p>
          </table:table-cell>
        </table:table-row>
        <table:table-row table:style-name="Tabuľka59.2">
          <table:table-cell table:style-name="Tabuľka59.A2" office:value-type="string">
            <text:p text:style-name="P25">21.2</text:p>
          </table:table-cell>
          <table:table-cell table:style-name="Tabuľka59.A2" office:value-type="string">
            <text:p text:style-name="P27">celý tím</text:p>
          </table:table-cell>
          <table:table-cell table:style-name="Tabuľka59.C2" office:value-type="string">
            <text:p text:style-name="P32">vypracovať správu o testovaní systému tímu č. 12</text:p>
          </table:table-cell>
          <table:table-cell table:style-name="Tabuľka59.C2" office:value-type="string">
            <text:p text:style-name="P27">29. 4. 08</text:p>
          </table:table-cell>
          <table:table-cell table:style-name="Tabuľka59.A2" office:value-type="string">
            <text:p text:style-name="P27">9. 5. 08</text:p>
          </table:table-cell>
          <table:table-cell table:style-name="Tabuľka59.C2" office:value-type="string">
            <text:p text:style-name="P27">-</text:p>
          </table:table-cell>
          <table:table-cell table:style-name="Tabuľka59.G2" office:value-type="string">
            <text:p text:style-name="P27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60" table:style-name="Tabuľka60">
        <table:table-column table:style-name="Tabuľka60.A"/>
        <table:table-column table:style-name="Tabuľka60.B"/>
        <table:table-column table:style-name="Tabuľka60.C"/>
        <table:table-column table:style-name="Tabuľka60.D"/>
        <table:table-column table:style-name="Tabuľka60.E"/>
        <table:table-row>
          <table:table-cell table:style-name="Tabuľka60.A1" office:value-type="string">
            <text:p text:style-name="P26">ID</text:p>
          </table:table-cell>
          <table:table-cell table:style-name="Tabuľka60.A1" office:value-type="string">
            <text:p text:style-name="P26">Člen tímu</text:p>
          </table:table-cell>
          <table:table-cell table:style-name="Tabuľka60.A1" office:value-type="string">
            <text:p text:style-name="P26">Úloha</text:p>
          </table:table-cell>
          <table:table-cell table:style-name="Tabuľka60.A1" office:value-type="string">
            <text:p text:style-name="P26">Začiatok</text:p>
          </table:table-cell>
          <table:table-cell table:style-name="Tabuľka60.E1" office:value-type="string">
            <text:p text:style-name="P26">Koniec</text:p>
          </table:table-cell>
        </table:table-row>
        <table:table-row>
          <table:table-cell table:style-name="Tabuľka60.A2" office:value-type="string">
            <text:p text:style-name="P25">22.1</text:p>
          </table:table-cell>
          <table:table-cell table:style-name="Tabuľka60.A2" office:value-type="string">
            <text:p text:style-name="P27">celý tím</text:p>
          </table:table-cell>
          <table:table-cell table:style-name="Tabuľka60.A2" office:value-type="string">
            <text:p text:style-name="P31">vypracovať formálne testy a dať vyplniť externým testerom systému</text:p>
          </table:table-cell>
          <table:table-cell table:style-name="Tabuľka60.A2" office:value-type="string">
            <text:p text:style-name="P25">6. 5. 08</text:p>
          </table:table-cell>
          <table:table-cell table:style-name="Tabuľka60.E2" office:value-type="string">
            <text:p text:style-name="P25">19. 5. 08</text:p>
          </table:table-cell>
        </table:table-row>
        <table:table-row>
          <table:table-cell table:style-name="Tabuľka60.A2" office:value-type="string">
            <text:p text:style-name="P25">22.2</text:p>
          </table:table-cell>
          <table:table-cell table:style-name="Tabuľka60.A2" office:value-type="string">
            <text:p text:style-name="P27">JG, JHE</text:p>
          </table:table-cell>
          <table:table-cell table:style-name="Tabuľka60.A2" office:value-type="string">
            <text:p text:style-name="P31">kontaktovať p. Gnipovú ohľadom poskytnutia doplňujúcich výstupov z AIS vo formáte XLS</text:p>
          </table:table-cell>
          <table:table-cell table:style-name="Tabuľka60.A2" office:value-type="string">
            <text:p text:style-name="P25">6. 5. 08</text:p>
          </table:table-cell>
          <table:table-cell table:style-name="Tabuľka60.E2" office:value-type="string">
            <text:p text:style-name="P25">6. 5. 08</text:p>
          </table:table-cell>
        </table:table-row>
        <table:table-row>
          <table:table-cell table:style-name="Tabuľka60.A2" office:value-type="string">
            <text:p text:style-name="P25">22.3</text:p>
          </table:table-cell>
          <table:table-cell table:style-name="Tabuľka60.A2" office:value-type="string">
            <text:p text:style-name="P27">JHE</text:p>
          </table:table-cell>
          <table:table-cell table:style-name="Tabuľka60.A2" office:value-type="string">
            <text:p text:style-name="P31">skontrolovať systém a doplniť chýbajúce preklady</text:p>
          </table:table-cell>
          <table:table-cell table:style-name="Tabuľka60.A2" office:value-type="string">
            <text:p text:style-name="P25">6. 5. 08</text:p>
          </table:table-cell>
          <table:table-cell table:style-name="Tabuľka60.E2" office:value-type="string">
            <text:p text:style-name="P25">13. 5. 08</text:p>
          </table:table-cell>
        </table:table-row>
        <table:table-row>
          <table:table-cell table:style-name="Tabuľka60.A2" office:value-type="string">
            <text:p text:style-name="P25">22.4</text:p>
          </table:table-cell>
          <table:table-cell table:style-name="Tabuľka60.A2" office:value-type="string">
            <text:p text:style-name="P27">PC, JHE</text:p>
          </table:table-cell>
          <table:table-cell table:style-name="Tabuľka60.A2" office:value-type="string">
            <text:p text:style-name="P31">doplniť technickú dokumentáciu o časť venovanú prekladovým reťazcom</text:p>
          </table:table-cell>
          <table:table-cell table:style-name="Tabuľka60.A2" office:value-type="string">
            <text:p text:style-name="P25">6. 5. 08</text:p>
          </table:table-cell>
          <table:table-cell table:style-name="Tabuľka60.E2" office:value-type="string">
            <text:p text:style-name="P25">13. 5. 08</text:p>
          </table:table-cell>
        </table:table-row>
      </table:table>
      <text:p text:style-name="P20"/>
      <text:p text:style-name="P36">Zápisnica zo stretnutia č. 23</text:p>
      <text:p text:style-name="P2"/>
      <text:p text:style-name="P3">Dátum stretnutia:<text:span text:style-name="T1"><text:tab/>13. 5. 2008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4">Miesto stretnutia:<text:tab/></text:span>Softvérové štúdio (D07b)</text:p>
      <text:p text:style-name="P6"/>
      <text:p text:style-name="P8"><text:span text:style-name="T4">Vypracoval:</text:span> Bc. Peter Cích<text:tab/><text:tab/><text:span text:style-name="T4">Vypracované dňa:</text:span> 15. 5. 2008</text:p>
      <text:p text:style-name="P4"/>
      <text:h text:style-name="Heading_20_1" text:outline-level="1">Zúčastnení</text:h>
      <text:p text:style-name="P9"/>
      <table:table table:name="Tabuľka61" table:style-name="Tabuľka61">
        <table:table-column table:style-name="Tabuľka61.A"/>
        <table:table-column table:style-name="Tabuľka61.B"/>
        <table:table-row>
          <table:table-cell table:style-name="Tabuľka61.A1" office:value-type="string">
            <text:p text:style-name="P24">Pedagóg:</text:p>
          </table:table-cell>
          <table:table-cell table:style-name="Tabuľka61.B1" office:value-type="string">
            <text:p text:style-name="P24">doc. Ing. Jana Minárová, PhD.</text:p>
          </table:table-cell>
        </table:table-row>
        <table:table-row>
          <table:table-cell table:style-name="Tabuľka61.A2" office:value-type="string">
            <text:p text:style-name="P24">Členovia tímu:</text:p>
          </table:table-cell>
          <table:table-cell table:style-name="Tabuľka61.B2" office:value-type="string">
            <text:p text:style-name="P24">Bc. Peter Cích (PC)</text:p>
            <text:p text:style-name="P24">Bc. Pavol Fábik (PF)</text:p>
            <text:p text:style-name="P24">Bc. Ján Garaj (JG)</text:p>
            <text:p text:style-name="P24">Bc. Jozef Hergott (JHE)</text:p>
            <text:p text:style-name="P24">Bc. Jozef Hopko (JHO)</text:p>
          </table:table-cell>
        </table:table-row>
        <table:table-row>
          <table:table-cell table:style-name="Tabuľka61.A2" office:value-type="string">
            <text:p text:style-name="P24">Hostia:</text:p>
          </table:table-cell>
          <table:table-cell table:style-name="Tabuľka61.B2" office:value-type="string">
            <text:p text:style-name="P24"/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Obhajoba projektu</text:p>
      <text:p text:style-name="P11"/>
      <text:h text:style-name="Heading_20_1" text:outline-level="1">Priebeh stretnutia</text:h>
      <text:p text:style-name="Text_20_body"/>
      <text:list text:style-name="L32">
        <text:list-item>
          <text:p text:style-name="P209">diskusia ohľadom odovzdávania výsledného produktu</text:p>
          <text:list>
            <text:list-item>
              <text:p text:style-name="P209">vzhľadom na to, že doc. Minárová nebude v termíne odovzdávania prítomná, odovzdáme dokumentáciu pani Hanulovej – 20. 5. 2008 (utorok), o 12:00</text:p>
            </text:list-item>
            <text:list-item>
              <text:p text:style-name="P209">konkurenčnému tímu odovzdáme všetko potrebné v elektronickej forme</text:p>
            </text:list-item>
            <text:list-item>
              <text:p text:style-name="P209">je potrebné vytvoriť protokoly o odovzdaní</text:p>
            </text:list-item>
            <text:list-item>
              <text:p text:style-name="P209">web stránka musí ku dňu odovzdania obsahovať všetky náležité informácie a odkazy na dokumentáciu, musí byť statická a obsahovať relatívne odkazy</text:p>
            </text:list-item>
          </text:list>
        </text:list-item>
      </text:list>
      <text:p text:style-name="P11"/>
      <text:list text:style-name="L32">
        <text:list-item text:start-value="1">
          <text:p text:style-name="P209">diskusia s doc. Minárovou ohľadom obhajoby projektu</text:p>
          <text:list>
            <text:list-item>
              <text:p text:style-name="P209">prešli sme si termíny a priebeh obhajoby</text:p>
            </text:list-item>
            <text:list-item>
              <text:p text:style-name="P209">s doc. Minárovou sme prebrali otázky ohľadom formy prezentácie, informačného letáku a propagačného plagátu</text:p>
            </text:list-item>
          </text:list>
        </text:list-item>
      </text:list>
      <text:h text:style-name="P35" text:outline-level="1">Stav plnenia úloh</text:h>
      <text:p text:style-name="P11"/>
      <text:p text:style-name="P11"/>
      <table:table table:name="Tabuľka62" table:style-name="Tabuľka62">
        <table:table-column table:style-name="Tabuľka62.A"/>
        <table:table-column table:style-name="Tabuľka62.B"/>
        <table:table-column table:style-name="Tabuľka62.C"/>
        <table:table-column table:style-name="Tabuľka62.D"/>
        <table:table-column table:style-name="Tabuľka62.E"/>
        <table:table-column table:style-name="Tabuľka62.F"/>
        <table:table-column table:style-name="Tabuľka62.G"/>
        <table:table-row>
          <table:table-cell table:style-name="Tabuľka62.A1" office:value-type="string">
            <text:p text:style-name="P26">ID</text:p>
          </table:table-cell>
          <table:table-cell table:style-name="Tabuľka62.A1" office:value-type="string">
            <text:p text:style-name="P26">Člen tímu</text:p>
          </table:table-cell>
          <table:table-cell table:style-name="Tabuľka62.A1" office:value-type="string">
            <text:p text:style-name="P26">Úloha</text:p>
          </table:table-cell>
          <table:table-cell table:style-name="Tabuľka62.A1" office:value-type="string">
            <text:p text:style-name="P26">Začiatok</text:p>
          </table:table-cell>
          <table:table-cell table:style-name="Tabuľka62.A1" office:value-type="string">
            <text:p text:style-name="P26">Koniec</text:p>
          </table:table-cell>
          <table:table-cell table:style-name="Tabuľka62.A1" office:value-type="string">
            <text:p text:style-name="P26">Reálne ukončenie</text:p>
          </table:table-cell>
          <table:table-cell table:style-name="Tabuľka62.G1" office:value-type="string">
            <text:p text:style-name="P26">Stav</text:p>
          </table:table-cell>
        </table:table-row>
        <table:table-row table:style-name="Tabuľka62.2">
          <table:table-cell table:style-name="Tabuľka62.A2" office:value-type="string">
            <text:p text:style-name="P25">19.3</text:p>
          </table:table-cell>
          <table:table-cell table:style-name="Tabuľka62.A2" office:value-type="string">
            <text:p text:style-name="P27">JG, JHO</text:p>
          </table:table-cell>
          <table:table-cell table:style-name="Tabuľka62.C2" office:value-type="string">
            <text:p text:style-name="P32">importovanie dát z dumpu databázy systému YonBan</text:p>
          </table:table-cell>
          <table:table-cell table:style-name="Tabuľka62.C2" office:value-type="string">
            <text:p text:style-name="P27">15. 4. 08</text:p>
          </table:table-cell>
          <table:table-cell table:style-name="Tabuľka62.A2" office:value-type="string">
            <text:p text:style-name="P27">23. 4. 08</text:p>
          </table:table-cell>
          <table:table-cell table:style-name="Tabuľka62.C2" office:value-type="string">
            <text:p text:style-name="P27">-</text:p>
          </table:table-cell>
          <table:table-cell table:style-name="Tabuľka62.G2" office:value-type="string">
            <text:p text:style-name="P27">prebieha</text:p>
          </table:table-cell>
        </table:table-row>
        <table:table-row table:style-name="Tabuľka62.2">
          <table:table-cell table:style-name="Tabuľka62.A2" office:value-type="string">
            <text:p text:style-name="P25">20.3</text:p>
          </table:table-cell>
          <table:table-cell table:style-name="Tabuľka62.A2" office:value-type="string">
            <text:p text:style-name="P27">PF</text:p>
          </table:table-cell>
          <table:table-cell table:style-name="Tabuľka62.C2" office:value-type="string">
            <text:p text:style-name="P32">vytvoriť zmysluplné dopyty nad DB pre generovanie štatistík</text:p>
          </table:table-cell>
          <table:table-cell table:style-name="Tabuľka62.C2" office:value-type="string">
            <text:p text:style-name="P27">22. 4. 08</text:p>
          </table:table-cell>
          <table:table-cell table:style-name="Tabuľka62.A2" office:value-type="string">
            <text:p text:style-name="P27">29. 4. 08</text:p>
          </table:table-cell>
          <table:table-cell table:style-name="Tabuľka62.C2" office:value-type="string">
            <text:p text:style-name="P27">-</text:p>
          </table:table-cell>
          <table:table-cell table:style-name="Tabuľka62.G2" office:value-type="string">
            <text:p text:style-name="P27">prebieha</text:p>
          </table:table-cell>
        </table:table-row>
        <table:table-row table:style-name="Tabuľka62.2">
          <table:table-cell table:style-name="Tabuľka62.A2" office:value-type="string">
            <text:p text:style-name="P25">21.2</text:p>
          </table:table-cell>
          <table:table-cell table:style-name="Tabuľka62.A2" office:value-type="string">
            <text:p text:style-name="P27">celý tím</text:p>
          </table:table-cell>
          <table:table-cell table:style-name="Tabuľka62.C2" office:value-type="string">
            <text:p text:style-name="P32">vypracovať správu o testovaní systému tímu č. 12</text:p>
          </table:table-cell>
          <table:table-cell table:style-name="Tabuľka62.C2" office:value-type="string">
            <text:p text:style-name="P27">29. 4. 08</text:p>
          </table:table-cell>
          <table:table-cell table:style-name="Tabuľka62.A2" office:value-type="string">
            <text:p text:style-name="P27">9. 5. 08</text:p>
          </table:table-cell>
          <table:table-cell table:style-name="Tabuľka62.C2" office:value-type="string">
            <text:p text:style-name="P27">-</text:p>
          </table:table-cell>
          <table:table-cell table:style-name="Tabuľka62.G2" office:value-type="string">
            <text:p text:style-name="P27">prebieha</text:p>
          </table:table-cell>
        </table:table-row>
        <table:table-row table:style-name="Tabuľka62.2">
          <table:table-cell table:style-name="Tabuľka62.A2" office:value-type="string">
            <text:p text:style-name="P25">22.1</text:p>
          </table:table-cell>
          <table:table-cell table:style-name="Tabuľka62.A2" office:value-type="string">
            <text:p text:style-name="P27">celý tím</text:p>
          </table:table-cell>
          <table:table-cell table:style-name="Tabuľka62.C2" office:value-type="string">
            <text:p text:style-name="P32">vypracovať formálne testy a dať vyplniť externým testerom systému</text:p>
          </table:table-cell>
          <table:table-cell table:style-name="Tabuľka62.C2" office:value-type="string">
            <text:p text:style-name="P27">6. 5. 08</text:p>
          </table:table-cell>
          <table:table-cell table:style-name="Tabuľka62.A2" office:value-type="string">
            <text:p text:style-name="P27">19. 5. 08</text:p>
          </table:table-cell>
          <table:table-cell table:style-name="Tabuľka62.C2" office:value-type="string">
            <text:p text:style-name="P27">-</text:p>
          </table:table-cell>
          <table:table-cell table:style-name="Tabuľka62.G2" office:value-type="string">
            <text:p text:style-name="P27">prebieha</text:p>
          </table:table-cell>
        </table:table-row>
        <table:table-row table:style-name="Tabuľka62.2">
          <table:table-cell table:style-name="Tabuľka62.A2" office:value-type="string">
            <text:p text:style-name="P25">22.2</text:p>
          </table:table-cell>
          <table:table-cell table:style-name="Tabuľka62.A2" office:value-type="string">
            <text:p text:style-name="P27">JG, JHE</text:p>
          </table:table-cell>
          <table:table-cell table:style-name="Tabuľka62.C2" office:value-type="string">
            <text:p text:style-name="P32">kontaktovať p. Gnipovú ohľadom poskytnutia doplňujúcich výstupov z AIS vo formáte XLS</text:p>
          </table:table-cell>
          <table:table-cell table:style-name="Tabuľka62.C2" office:value-type="string">
            <text:p text:style-name="P27">6. 5. 08</text:p>
          </table:table-cell>
          <table:table-cell table:style-name="Tabuľka62.A2" office:value-type="string">
            <text:p text:style-name="P27">6. 5. 08</text:p>
          </table:table-cell>
          <table:table-cell table:style-name="Tabuľka62.C2" office:value-type="string">
            <text:p text:style-name="P27">6. 5. 08</text:p>
          </table:table-cell>
          <table:table-cell table:style-name="Tabuľka62.G2" office:value-type="string">
            <text:p text:style-name="P27">ukončené</text:p>
          </table:table-cell>
        </table:table-row>
        <table:table-row table:style-name="Tabuľka62.2">
          <table:table-cell table:style-name="Tabuľka62.A2" office:value-type="string">
            <text:p text:style-name="P25">22.3</text:p>
          </table:table-cell>
          <table:table-cell table:style-name="Tabuľka62.A2" office:value-type="string">
            <text:p text:style-name="P27">JHE</text:p>
          </table:table-cell>
          <table:table-cell table:style-name="Tabuľka62.C2" office:value-type="string">
            <text:p text:style-name="P32">skontrolovať systém a doplniť chýbajúce preklady</text:p>
          </table:table-cell>
          <table:table-cell table:style-name="Tabuľka62.C2" office:value-type="string">
            <text:p text:style-name="P27">6. 5. 08</text:p>
          </table:table-cell>
          <table:table-cell table:style-name="Tabuľka62.A2" office:value-type="string">
            <text:p text:style-name="P27">13. 5. 08</text:p>
          </table:table-cell>
          <table:table-cell table:style-name="Tabuľka62.C2" office:value-type="string">
            <text:p text:style-name="P27">12. 5. 08</text:p>
          </table:table-cell>
          <table:table-cell table:style-name="Tabuľka62.G2" office:value-type="string">
            <text:p text:style-name="P27">ukončené</text:p>
          </table:table-cell>
        </table:table-row>
        <table:table-row table:style-name="Tabuľka62.2">
          <table:table-cell table:style-name="Tabuľka62.A2" office:value-type="string">
            <text:p text:style-name="P25">22.4</text:p>
          </table:table-cell>
          <table:table-cell table:style-name="Tabuľka62.A2" office:value-type="string">
            <text:p text:style-name="P27">PC, JHE</text:p>
          </table:table-cell>
          <table:table-cell table:style-name="Tabuľka62.C2" office:value-type="string">
            <text:p text:style-name="P32">doplniť technickú dokumentáciu o časť venovanú prekladovým reťazcom</text:p>
          </table:table-cell>
          <table:table-cell table:style-name="Tabuľka62.C2" office:value-type="string">
            <text:p text:style-name="P27">6. 5. 08</text:p>
          </table:table-cell>
          <table:table-cell table:style-name="Tabuľka62.A2" office:value-type="string">
            <text:p text:style-name="P27">13. 5. 08</text:p>
          </table:table-cell>
          <table:table-cell table:style-name="Tabuľka62.C2" office:value-type="string">
            <text:p text:style-name="P27">-</text:p>
          </table:table-cell>
          <table:table-cell table:style-name="Tabuľka62.G2" office:value-type="string">
            <text:p text:style-name="P27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63" table:style-name="Tabuľka63">
        <table:table-column table:style-name="Tabuľka63.A"/>
        <table:table-column table:style-name="Tabuľka63.B"/>
        <table:table-column table:style-name="Tabuľka63.C"/>
        <table:table-column table:style-name="Tabuľka63.D"/>
        <table:table-column table:style-name="Tabuľka63.E"/>
        <table:table-row>
          <table:table-cell table:style-name="Tabuľka63.A1" office:value-type="string">
            <text:p text:style-name="P26">ID</text:p>
          </table:table-cell>
          <table:table-cell table:style-name="Tabuľka63.A1" office:value-type="string">
            <text:p text:style-name="P26">Člen tímu</text:p>
          </table:table-cell>
          <table:table-cell table:style-name="Tabuľka63.A1" office:value-type="string">
            <text:p text:style-name="P26">Úloha</text:p>
          </table:table-cell>
          <table:table-cell table:style-name="Tabuľka63.A1" office:value-type="string">
            <text:p text:style-name="P26">Začiatok</text:p>
          </table:table-cell>
          <table:table-cell table:style-name="Tabuľka63.E1" office:value-type="string">
            <text:p text:style-name="P26">Koniec</text:p>
          </table:table-cell>
        </table:table-row>
        <table:table-row>
          <table:table-cell table:style-name="Tabuľka63.A2" office:value-type="string">
            <text:p text:style-name="P25">23.1</text:p>
          </table:table-cell>
          <table:table-cell table:style-name="Tabuľka63.A2" office:value-type="string">
            <text:p text:style-name="P27">PC, JHE</text:p>
          </table:table-cell>
          <table:table-cell table:style-name="Tabuľka63.A2" office:value-type="string">
            <text:p text:style-name="P31">dokončiť všetku potrebnú dokumentáciu a aktualizovať web</text:p>
          </table:table-cell>
          <table:table-cell table:style-name="Tabuľka63.A2" office:value-type="string">
            <text:p text:style-name="P25">13. 5. 08</text:p>
          </table:table-cell>
          <table:table-cell table:style-name="Tabuľka63.E2" office:value-type="string">
            <text:p text:style-name="P25">19. 5. 08</text:p>
          </table:table-cell>
        </table:table-row>
        <table:table-row>
          <table:table-cell table:style-name="Tabuľka63.A2" office:value-type="string">
            <text:p text:style-name="P25">23.2</text:p>
          </table:table-cell>
          <table:table-cell table:style-name="Tabuľka63.A2" office:value-type="string">
            <text:p text:style-name="P27">PC</text:p>
          </table:table-cell>
          <table:table-cell table:style-name="Tabuľka63.A2" office:value-type="string">
            <text:p text:style-name="P31">vytvoriť odovzdávacie protokoly</text:p>
          </table:table-cell>
          <table:table-cell table:style-name="Tabuľka63.A2" office:value-type="string">
            <text:p text:style-name="P25">13. 5. 08</text:p>
          </table:table-cell>
          <table:table-cell table:style-name="Tabuľka63.E2" office:value-type="string">
            <text:p text:style-name="P25">19. 5. 08</text:p>
          </table:table-cell>
        </table:table-row>
        <table:table-row>
          <table:table-cell table:style-name="Tabuľka63.A2" office:value-type="string">
            <text:p text:style-name="P25">23.3</text:p>
          </table:table-cell>
          <table:table-cell table:style-name="Tabuľka63.A2" office:value-type="string">
            <text:p text:style-name="P27">JG, JHO, PF</text:p>
          </table:table-cell>
          <table:table-cell table:style-name="Tabuľka63.A2" office:value-type="string">
            <text:p text:style-name="P31">ukončiť všetky implementačné práce na systéme</text:p>
          </table:table-cell>
          <table:table-cell table:style-name="Tabuľka63.A2" office:value-type="string">
            <text:p text:style-name="P25">13. 5. 08</text:p>
          </table:table-cell>
          <table:table-cell table:style-name="Tabuľka63.E2" office:value-type="string">
            <text:p text:style-name="P25">19. 5. 08</text:p>
          </table:table-cell>
        </table:table-row>
        <table:table-row>
          <table:table-cell table:style-name="Tabuľka63.A2" office:value-type="string">
            <text:p text:style-name="P25">23.4</text:p>
          </table:table-cell>
          <table:table-cell table:style-name="Tabuľka63.A2" office:value-type="string">
            <text:p text:style-name="P27">PF</text:p>
          </table:table-cell>
          <table:table-cell table:style-name="Tabuľka63.A2" office:value-type="string">
            <text:p text:style-name="P31">vytvoriť plagát a propagačné letáky na obhajobu</text:p>
          </table:table-cell>
          <table:table-cell table:style-name="Tabuľka63.A2" office:value-type="string">
            <text:p text:style-name="P25">13. 5. 08</text:p>
          </table:table-cell>
          <table:table-cell table:style-name="Tabuľka63.E2" office:value-type="string">
            <text:p text:style-name="P25">12. 6. 08</text:p>
          </table:table-cell>
        </table:table-row>
        <table:table-row>
          <table:table-cell table:style-name="Tabuľka63.A2" office:value-type="string">
            <text:p text:style-name="P25">23.5</text:p>
          </table:table-cell>
          <table:table-cell table:style-name="Tabuľka63.A2" office:value-type="string">
            <text:p text:style-name="P27">celý tím</text:p>
          </table:table-cell>
          <table:table-cell table:style-name="Tabuľka63.A2" office:value-type="string">
            <text:p text:style-name="P31">vytvoriť prezentáciu na obhajobu</text:p>
          </table:table-cell>
          <table:table-cell table:style-name="Tabuľka63.A2" office:value-type="string">
            <text:p text:style-name="P25">13. 5. 08</text:p>
          </table:table-cell>
          <table:table-cell table:style-name="Tabuľka63.E2" office:value-type="string">
            <text:p text:style-name="P25">12. 6. 08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 style:master-page-name="">
      <style:paragraph-properties fo:text-align="end" style:justify-single-word="false" style:page-number="auto" fo:padding="0cm" fo:border-left="none" fo:border-right="none" fo:border-top="0.035cm solid #0066cc" fo:border-bottom="none" style:shadow="non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48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C-<text:page-number text:select-page="current" text:page-adjust="-1">39</text:page-number></text:p>
      </style:footer>
    </style:master-page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Peto</dc:creator>
    <dc:date>2008-05-19T21:15:07</dc:date>
    <meta:editing-cycles>6</meta:editing-cycles>
    <meta:editing-duration>PT36M15S</meta:editing-duration>
    <meta:user-defined meta:name="Info 1"/>
    <meta:user-defined meta:name="Info 2"/>
    <meta:user-defined meta:name="Info 3"/>
    <meta:user-defined meta:name="Info 4"/>
    <meta:document-statistic meta:table-count="67" meta:image-count="1" meta:object-count="0" meta:page-count="50" meta:paragraph-count="2435" meta:word-count="7417" meta:character-count="43066"/>
  </office:meta>
</office:document-meta>
</file>